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middle" style:repeat-content="false"/>
      <style:paragraph-properties fo:text-align="center" style:writing-mode="lr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>
            <draw:frame draw:z-index="1" draw:id="id0" draw:style-name="a0" draw:name="Chart 2" svg:x="0.30208in" svg:y="0.19271in" svg:width="15.0625in" svg:height="8.067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ue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formula="msoxl:=20*EXP(0.0000480873219367127*B2)" table:style-name="ce2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0.097372659621165" table:formula="msoxl:=20*EXP(0.0000480873219367127*B3)" table:style-name="ce2">
            <text:p>20</text:p>
          </table:table-cell>
          <table:table-cell office:value-type="float" office:value="101" table:style-name="ce1">
            <text:p>101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0.195219390984413" table:formula="msoxl:=20*EXP(0.0000480873219367127*B4)" table:style-name="ce2">
            <text:p>20</text:p>
          </table:table-cell>
          <table:table-cell office:value-type="float" office:value="202" table:style-name="ce1">
            <text:p>202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0.293542502171068" table:formula="msoxl:=20*EXP(0.0000480873219367127*B5)" table:style-name="ce2">
            <text:p>20</text:p>
          </table:table-cell>
          <table:table-cell office:value-type="float" office:value="303" table:style-name="ce1">
            <text:p>303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>
            <draw:frame draw:z-index="1" draw:id="id1" draw:style-name="a1" draw:name="Chart 1" svg:x="0.32292in" svg:y="0.00521in" svg:width="9.90625in" svg:height="4.6718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20.391363722850802" table:formula="msoxl:=20*EXP(0.0000480873219367127*B6)" table:style-name="ce2">
            <text:p>20</text:p>
          </table:table-cell>
          <table:table-cell office:value-type="float" office:value="403" table:style-name="ce1">
            <text:p>403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84" table:style-name="ce1">
            <text:p>10084</text:p>
          </table:table-cell>
          <table:table-cell office:value-type="float" office:value="33" table:style-name="ce1">
            <text:p>33</text:p>
          </table:table-cell>
          <table:table-cell table:number-columns-repeated="16376"/>
        </table:table-row>
        <table:table-row table:style-name="ro1">
          <table:table-cell office:value-type="float" office:value="20.491627152580577" table:formula="msoxl:=20*EXP(0.0000480873219367127*B7)" table:style-name="ce2">
            <text:p>20</text:p>
          </table:table-cell>
          <table:table-cell office:value-type="float" office:value="505" table:style-name="ce1">
            <text:p>505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071" table:style-name="ce1">
            <text:p>20071</text:p>
          </table:table-cell>
          <table:table-cell office:value-type="float" office:value="54" table:style-name="ce1">
            <text:p>54</text:p>
          </table:table-cell>
          <table:table-cell table:number-columns-repeated="16376"/>
        </table:table-row>
        <table:table-row table:style-name="ro1">
          <table:table-cell office:value-type="float" office:value="20.590403203216635" table:formula="msoxl:=20*EXP(0.0000480873219367127*B8)" table:style-name="ce2">
            <text:p>21</text:p>
          </table:table-cell>
          <table:table-cell office:value-type="float" office:value="605" table:style-name="ce1">
            <text:p>605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062" table:style-name="ce1">
            <text:p>30062</text:p>
          </table:table-cell>
          <table:table-cell office:value-type="float" office:value="85" table:style-name="ce1">
            <text:p>85</text:p>
          </table:table-cell>
          <table:table-cell table:number-columns-repeated="16376"/>
        </table:table-row>
        <table:table-row table:style-name="ro1">
          <table:table-cell office:value-type="float" office:value="20.689655385304164" table:formula="msoxl:=20*EXP(0.0000480873219367127*B9)" table:style-name="ce2">
            <text:p>21</text:p>
          </table:table-cell>
          <table:table-cell office:value-type="float" office:value="705" table:style-name="ce1">
            <text:p>705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0054" table:style-name="ce1">
            <text:p>40054</text:p>
          </table:table-cell>
          <table:table-cell office:value-type="float" office:value="143" table:style-name="ce1">
            <text:p>143</text:p>
          </table:table-cell>
          <table:table-cell table:number-columns-repeated="16376"/>
        </table:table-row>
        <table:table-row table:style-name="ro1">
          <table:table-cell office:value-type="float" office:value="20.791385501889405" table:formula="msoxl:=20*EXP(0.0000480873219367127*B10)" table:style-name="ce2">
            <text:p>21</text:p>
          </table:table-cell>
          <table:table-cell office:value-type="float" office:value="807" table:style-name="ce1">
            <text:p>807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045" table:style-name="ce1">
            <text:p>50045</text:p>
          </table:table-cell>
          <table:table-cell office:value-type="float" office:value="224" table:style-name="ce1">
            <text:p>224</text:p>
          </table:table-cell>
          <table:table-cell table:number-columns-repeated="16376"/>
        </table:table-row>
        <table:table-row table:style-name="ro1">
          <table:table-cell office:value-type="float" office:value="20.891606481503988" table:formula="msoxl:=20*EXP(0.0000480873219367127*B11)" table:style-name="ce2">
            <text:p>21</text:p>
          </table:table-cell>
          <table:table-cell office:value-type="float" office:value="907" table:style-name="ce1">
            <text:p>907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039" table:style-name="ce1">
            <text:p>60039</text:p>
          </table:table-cell>
          <table:table-cell office:value-type="float" office:value="359" table:style-name="ce1">
            <text:p>359</text:p>
          </table:table-cell>
          <table:table-cell table:number-columns-repeated="16376"/>
        </table:table-row>
        <table:table-row table:style-name="ro1">
          <table:table-cell office:value-type="float" office:value="20.993320045847128" table:formula="msoxl:=20*EXP(0.0000480873219367127*B12)" table:style-name="ce2">
            <text:p>21</text:p>
          </table:table-cell>
          <table:table-cell office:value-type="float" office:value="1008" table:style-name="ce1">
            <text:p>1008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038" table:style-name="ce1">
            <text:p>70038</text:p>
          </table:table-cell>
          <table:table-cell office:value-type="float" office:value="580" table:style-name="ce1">
            <text:p>580</text:p>
          </table:table-cell>
          <table:table-cell table:number-columns-repeated="16376"/>
        </table:table-row>
        <table:table-row table:style-name="ro1">
          <table:table-cell office:value-type="float" office:value="21.095528816204251" table:formula="msoxl:=20*EXP(0.0000480873219367127*B13)" table:style-name="ce2">
            <text:p>21</text:p>
          </table:table-cell>
          <table:table-cell office:value-type="float" office:value="1109" table:style-name="ce1">
            <text:p>1109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0035" table:style-name="ce1">
            <text:p>80035</text:p>
          </table:table-cell>
          <table:table-cell office:value-type="float" office:value="972" table:style-name="ce1">
            <text:p>972</text:p>
          </table:table-cell>
          <table:table-cell table:number-columns-repeated="16376"/>
        </table:table-row>
        <table:table-row table:style-name="ro1">
          <table:table-cell office:value-type="float" office:value="21.198235203551686" table:formula="msoxl:=20*EXP(0.0000480873219367127*B14)" table:style-name="ce2">
            <text:p>21</text:p>
          </table:table-cell>
          <table:table-cell office:value-type="float" office:value="1210" table:style-name="ce1">
            <text:p>1210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0030" table:style-name="ce1">
            <text:p>90030</text:p>
          </table:table-cell>
          <table:table-cell office:value-type="float" office:value="1509" table:style-name="ce1">
            <text:p>1509</text:p>
          </table:table-cell>
          <table:table-cell table:number-columns-repeated="16376"/>
        </table:table-row>
        <table:table-row table:style-name="ro1">
          <table:table-cell office:value-type="float" office:value="21.301441630603929" table:formula="msoxl:=20*EXP(0.0000480873219367127*B15)" table:style-name="ce2">
            <text:p>21</text:p>
          </table:table-cell>
          <table:table-cell office:value-type="float" office:value="1311" table:style-name="ce1">
            <text:p>1311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027" table:style-name="ce1">
            <text:p>100027</text:p>
          </table:table-cell>
          <table:table-cell office:value-type="float" office:value="2473" table:style-name="ce1">
            <text:p>2473</text:p>
          </table:table-cell>
          <table:table-cell table:number-columns-repeated="16376"/>
        </table:table-row>
        <table:table-row table:style-name="ro1">
          <table:table-cell office:value-type="float" office:value="21.405150531870774" table:formula="msoxl:=20*EXP(0.0000480873219367127*B16)" table:style-name="ce2">
            <text:p>21</text:p>
          </table:table-cell>
          <table:table-cell office:value-type="float" office:value="1412" table:style-name="ce1">
            <text:p>1412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0028" table:style-name="ce1">
            <text:p>110028</text:p>
          </table:table-cell>
          <table:table-cell office:value-type="float" office:value="3946" table:style-name="ce1">
            <text:p>3946</text:p>
          </table:table-cell>
          <table:table-cell table:number-columns-repeated="16376"/>
        </table:table-row>
        <table:table-row table:style-name="ro1">
          <table:table-cell office:value-type="float" office:value="21.508330050855054" table:formula="msoxl:=20*EXP(0.0000480873219367127*B17)" table:style-name="ce2">
            <text:p>22</text:p>
          </table:table-cell>
          <table:table-cell office:value-type="float" office:value="1512" table:style-name="ce1">
            <text:p>1512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22" table:style-name="ce1">
            <text:p>120022</text:p>
          </table:table-cell>
          <table:table-cell office:value-type="float" office:value="6367" table:style-name="ce1">
            <text:p>6367</text:p>
          </table:table-cell>
          <table:table-cell table:number-columns-repeated="16376"/>
        </table:table-row>
        <table:table-row table:style-name="ro1">
          <table:table-cell office:value-type="float" office:value="21.613046215908128" table:formula="msoxl:=20*EXP(0.0000480873219367127*B18)" table:style-name="ce2">
            <text:p>22</text:p>
          </table:table-cell>
          <table:table-cell office:value-type="float" office:value="1613" table:style-name="ce1">
            <text:p>1613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0013" table:style-name="ce1">
            <text:p>130013</text:p>
          </table:table-cell>
          <table:table-cell office:value-type="float" office:value="10274" table:style-name="ce1">
            <text:p>10274</text:p>
          </table:table-cell>
          <table:table-cell table:number-columns-repeated="16376"/>
        </table:table-row>
        <table:table-row table:style-name="ro1">
          <table:table-cell office:value-type="float" office:value="21.718272205536039" table:formula="msoxl:=20*EXP(0.0000480873219367127*B19)" table:style-name="ce2">
            <text:p>22</text:p>
          </table:table-cell>
          <table:table-cell office:value-type="float" office:value="1714" table:style-name="ce1">
            <text:p>1714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0004" table:style-name="ce1">
            <text:p>140004</text:p>
          </table:table-cell>
          <table:table-cell office:value-type="float" office:value="16683" table:style-name="ce1">
            <text:p>16683</text:p>
          </table:table-cell>
          <table:table-cell table:number-columns-repeated="16376"/>
        </table:table-row>
        <table:table-row table:style-name="ro1">
          <table:table-cell office:value-type="float" office:value="21.822961068900966" table:formula="msoxl:=20*EXP(0.0000480873219367127*B20)" table:style-name="ce2">
            <text:p>22</text:p>
          </table:table-cell>
          <table:table-cell office:value-type="float" office:value="1814" table:style-name="ce1">
            <text:p>1814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3939" table:style-name="ce1">
            <text:p>143939</text:p>
          </table:table-cell>
          <table:table-cell office:value-type="float" office:value="20000" table:style-name="ce1">
            <text:p>20000</text:p>
          </table:table-cell>
          <table:table-cell table:number-columns-repeated="16376"/>
        </table:table-row>
        <table:table-row table:style-name="ro1">
          <table:table-cell office:value-type="float" office:value="21.93026359919596" table:formula="msoxl:=20*EXP(0.0000480873219367127*B21)" table:style-name="ce2">
            <text:p>22</text:p>
          </table:table-cell>
          <table:table-cell office:value-type="float" office:value="1916" table:style-name="ce1">
            <text:p>1916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035974327368343" table:formula="msoxl:=20*EXP(0.0000480873219367127*B22)" table:style-name="ce2">
            <text:p>22</text:p>
          </table:table-cell>
          <table:table-cell office:value-type="float" office:value="2016" table:style-name="ce1">
            <text:p>2016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14325939874832" table:formula="msoxl:=20*EXP(0.0000480873219367127*B23)" table:style-name="ce2">
            <text:p>22</text:p>
          </table:table-cell>
          <table:table-cell office:value-type="float" office:value="2117" table:style-name="ce1">
            <text:p>2117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251066801765194" table:formula="msoxl:=20*EXP(0.0000480873219367127*B24)" table:style-name="ce2">
            <text:p>22</text:p>
          </table:table-cell>
          <table:table-cell office:value-type="float" office:value="2218" table:style-name="ce1">
            <text:p>2218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359399079459997" table:formula="msoxl:=20*EXP(0.0000480873219367127*B25)" table:style-name="ce2">
            <text:p>22</text:p>
          </table:table-cell>
          <table:table-cell office:value-type="float" office:value="2319" table:style-name="ce1">
            <text:p>2319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4682587872549" table:formula="msoxl:=20*EXP(0.0000480873219367127*B26)" table:style-name="ce2">
            <text:p>22</text:p>
          </table:table-cell>
          <table:table-cell office:value-type="float" office:value="2420" table:style-name="ce1">
            <text:p>2420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577648493013484" table:formula="msoxl:=20*EXP(0.0000480873219367127*B27)" table:style-name="ce2">
            <text:p>23</text:p>
          </table:table-cell>
          <table:table-cell office:value-type="float" office:value="2521" table:style-name="ce1">
            <text:p>2521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686479818812227" table:formula="msoxl:=20*EXP(0.0000480873219367127*B28)" table:style-name="ce2">
            <text:p>23</text:p>
          </table:table-cell>
          <table:table-cell office:value-type="float" office:value="2621" table:style-name="ce1">
            <text:p>2621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796931962682212" table:formula="msoxl:=20*EXP(0.0000480873219367127*B29)" table:style-name="ce2">
            <text:p>23</text:p>
          </table:table-cell>
          <table:table-cell office:value-type="float" office:value="2722" table:style-name="ce1">
            <text:p>2722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.907921857502664" table:formula="msoxl:=20*EXP(0.0000480873219367127*B30)" table:style-name="ce2">
            <text:p>23</text:p>
          </table:table-cell>
          <table:table-cell office:value-type="float" office:value="2823" table:style-name="ce1">
            <text:p>2823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3.018345204195192" table:formula="msoxl:=20*EXP(0.0000480873219367127*B31)" table:style-name="ce2">
            <text:p>23</text:p>
          </table:table-cell>
          <table:table-cell office:value-type="float" office:value="2923" table:style-name="ce1">
            <text:p>292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3.131525385189676" table:formula="msoxl:=20*EXP(0.0000480873219367127*B32)" table:style-name="ce2">
            <text:p>23</text:p>
          </table:table-cell>
          <table:table-cell office:value-type="float" office:value="3025" table:style-name="ce1">
            <text:p>3025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3.243026570806794" table:formula="msoxl:=20*EXP(0.0000480873219367127*B33)" table:style-name="ce2">
            <text:p>23</text:p>
          </table:table-cell>
          <table:table-cell office:value-type="float" office:value="3125" table:style-name="ce1">
            <text:p>3125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.356188336549039" table:formula="msoxl:=20*EXP(0.0000480873219367127*B34)" table:style-name="ce2">
            <text:p>23</text:p>
          </table:table-cell>
          <table:table-cell office:value-type="float" office:value="3226" table:style-name="ce1">
            <text:p>3226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.469901045396171" table:formula="msoxl:=20*EXP(0.0000480873219367127*B35)" table:style-name="ce2">
            <text:p>23</text:p>
          </table:table-cell>
          <table:table-cell office:value-type="float" office:value="3327" table:style-name="ce1">
            <text:p>3327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.584167379687958" table:formula="msoxl:=20*EXP(0.0000480873219367127*B36)" table:style-name="ce2">
            <text:p>24</text:p>
          </table:table-cell>
          <table:table-cell office:value-type="float" office:value="3428" table:style-name="ce1">
            <text:p>3428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.698990034823506" table:formula="msoxl:=20*EXP(0.0000480873219367127*B37)" table:style-name="ce2">
            <text:p>24</text:p>
          </table:table-cell>
          <table:table-cell office:value-type="float" office:value="3529" table:style-name="ce1">
            <text:p>3529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.814371719324821" table:formula="msoxl:=20*EXP(0.0000480873219367127*B38)" table:style-name="ce2">
            <text:p>24</text:p>
          </table:table-cell>
          <table:table-cell office:value-type="float" office:value="3630" table:style-name="ce1">
            <text:p>3630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.929164437799475" table:formula="msoxl:=20*EXP(0.0000480873219367127*B39)" table:style-name="ce2">
            <text:p>24</text:p>
          </table:table-cell>
          <table:table-cell office:value-type="float" office:value="3730" table:style-name="ce1">
            <text:p>3730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046823076510972" table:formula="msoxl:=20*EXP(0.0000480873219367127*B40)" table:style-name="ce2">
            <text:p>24</text:p>
          </table:table-cell>
          <table:table-cell office:value-type="float" office:value="3832" table:style-name="ce1">
            <text:p>3832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162736283215132" table:formula="msoxl:=20*EXP(0.0000480873219367127*B41)" table:style-name="ce2">
            <text:p>24</text:p>
          </table:table-cell>
          <table:table-cell office:value-type="float" office:value="3932" table:style-name="ce1">
            <text:p>39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279208227821833" table:formula="msoxl:=20*EXP(0.0000480873219367127*B42)" table:style-name="ce2">
            <text:p>24</text:p>
          </table:table-cell>
          <table:table-cell office:value-type="float" office:value="4032" table:style-name="ce1">
            <text:p>4032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398588016301446" table:formula="msoxl:=20*EXP(0.0000480873219367127*B43)" table:style-name="ce2">
            <text:p>24</text:p>
          </table:table-cell>
          <table:table-cell office:value-type="float" office:value="4134" table:style-name="ce1">
            <text:p>4134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516196840012793" table:formula="msoxl:=20*EXP(0.0000480873219367127*B44)" table:style-name="ce2">
            <text:p>25</text:p>
          </table:table-cell>
          <table:table-cell office:value-type="float" office:value="4234" table:style-name="ce1">
            <text:p>4234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635557204518193" table:formula="msoxl:=20*EXP(0.0000480873219367127*B45)" table:style-name="ce2">
            <text:p>25</text:p>
          </table:table-cell>
          <table:table-cell office:value-type="float" office:value="4335" table:style-name="ce1">
            <text:p>4335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755498690830859" table:formula="msoxl:=20*EXP(0.0000480873219367127*B46)" table:style-name="ce2">
            <text:p>25</text:p>
          </table:table-cell>
          <table:table-cell office:value-type="float" office:value="4436" table:style-name="ce1">
            <text:p>4436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876024128219584" table:formula="msoxl:=20*EXP(0.0000480873219367127*B47)" table:style-name="ce2">
            <text:p>25</text:p>
          </table:table-cell>
          <table:table-cell office:value-type="float" office:value="4537" table:style-name="ce1">
            <text:p>4537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.997136359727833" table:formula="msoxl:=20*EXP(0.0000480873219367127*B48)" table:style-name="ce2">
            <text:p>25</text:p>
          </table:table-cell>
          <table:table-cell office:value-type="float" office:value="4638" table:style-name="ce1">
            <text:p>4638</text:p>
          </table:table-cell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118838242240813" table:formula="msoxl:=20*EXP(0.0000480873219367127*B49)" table:style-name="ce2">
            <text:p>25</text:p>
          </table:table-cell>
          <table:table-cell office:value-type="float" office:value="4739" table:style-name="ce1">
            <text:p>4739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239918897264442" table:formula="msoxl:=20*EXP(0.0000480873219367127*B50)" table:style-name="ce2">
            <text:p>25</text:p>
          </table:table-cell>
          <table:table-cell office:value-type="float" office:value="4839" table:style-name="ce1">
            <text:p>4839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364022457435127" table:formula="msoxl:=20*EXP(0.0000480873219367127*B51)" table:style-name="ce2">
            <text:p>25</text:p>
          </table:table-cell>
          <table:table-cell office:value-type="float" office:value="4941" table:style-name="ce1">
            <text:p>4941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486284977045443" table:formula="msoxl:=20*EXP(0.0000480873219367127*B52)" table:style-name="ce2">
            <text:p>25</text:p>
          </table:table-cell>
          <table:table-cell office:value-type="float" office:value="5041" table:style-name="ce1">
            <text:p>5041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610368344649331" table:formula="msoxl:=20*EXP(0.0000480873219367127*B53)" table:style-name="ce2">
            <text:p>26</text:p>
          </table:table-cell>
          <table:table-cell office:value-type="float" office:value="5142" table:style-name="ce1">
            <text:p>5142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735055828629143" table:formula="msoxl:=20*EXP(0.0000480873219367127*B54)" table:style-name="ce2">
            <text:p>26</text:p>
          </table:table-cell>
          <table:table-cell office:value-type="float" office:value="5243" table:style-name="ce1">
            <text:p>5243</text:p>
          </table:table-cell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860350370205786" table:formula="msoxl:=20*EXP(0.0000480873219367127*B55)" table:style-name="ce2">
            <text:p>26</text:p>
          </table:table-cell>
          <table:table-cell office:value-type="float" office:value="5344" table:style-name="ce1">
            <text:p>5344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.98500534555809" table:formula="msoxl:=20*EXP(0.0000480873219367127*B56)" table:style-name="ce2">
            <text:p>26</text:p>
          </table:table-cell>
          <table:table-cell office:value-type="float" office:value="5444" table:style-name="ce1">
            <text:p>5444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111516799596444" table:formula="msoxl:=20*EXP(0.0000480873219367127*B57)" table:style-name="ce2">
            <text:p>26</text:p>
          </table:table-cell>
          <table:table-cell office:value-type="float" office:value="5545" table:style-name="ce1">
            <text:p>5545</text:p>
          </table:table-cell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238644191472421" table:formula="msoxl:=20*EXP(0.0000480873219367127*B58)" table:style-name="ce2">
            <text:p>26</text:p>
          </table:table-cell>
          <table:table-cell office:value-type="float" office:value="5646" table:style-name="ce1">
            <text:p>5646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366390519961271" table:formula="msoxl:=20*EXP(0.0000480873219367127*B59)" table:style-name="ce2">
            <text:p>26</text:p>
          </table:table-cell>
          <table:table-cell office:value-type="float" office:value="5747" table:style-name="ce1">
            <text:p>5747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49475879843822" table:formula="msoxl:=20*EXP(0.0000480873219367127*B60)" table:style-name="ce2">
            <text:p>26</text:p>
          </table:table-cell>
          <table:table-cell office:value-type="float" office:value="5848" table:style-name="ce1">
            <text:p>5848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62247182079501" table:formula="msoxl:=20*EXP(0.0000480873219367127*B61)" table:style-name="ce2">
            <text:p>27</text:p>
          </table:table-cell>
          <table:table-cell office:value-type="float" office:value="5948" table:style-name="ce1">
            <text:p>5948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753373332283722" table:formula="msoxl:=20*EXP(0.0000480873219367127*B62)" table:style-name="ce2">
            <text:p>27</text:p>
          </table:table-cell>
          <table:table-cell office:value-type="float" office:value="6050" table:style-name="ce1">
            <text:p>6050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.882332957562781" table:formula="msoxl:=20*EXP(0.0000480873219367127*B63)" table:style-name="ce2">
            <text:p>27</text:p>
          </table:table-cell>
          <table:table-cell office:value-type="float" office:value="6150" table:style-name="ce1">
            <text:p>6150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013213170407759" table:formula="msoxl:=20*EXP(0.0000480873219367127*B64)" table:style-name="ce2">
            <text:p>27</text:p>
          </table:table-cell>
          <table:table-cell office:value-type="float" office:value="6251" table:style-name="ce1">
            <text:p>625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144730590973563" table:formula="msoxl:=20*EXP(0.0000480873219367127*B65)" table:style-name="ce2">
            <text:p>27</text:p>
          </table:table-cell>
          <table:table-cell office:value-type="float" office:value="6352" table:style-name="ce1">
            <text:p>6352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276888321590715" table:formula="msoxl:=20*EXP(0.0000480873219367127*B66)" table:style-name="ce2">
            <text:p>27</text:p>
          </table:table-cell>
          <table:table-cell office:value-type="float" office:value="6453" table:style-name="ce1">
            <text:p>6453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408371452822106" table:formula="msoxl:=20*EXP(0.0000480873219367127*B67)" table:style-name="ce2">
            <text:p>27</text:p>
          </table:table-cell>
          <table:table-cell office:value-type="float" office:value="6553" table:style-name="ce1">
            <text:p>6553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543137197895259" table:formula="msoxl:=20*EXP(0.0000480873219367127*B68)" table:style-name="ce2">
            <text:p>28</text:p>
          </table:table-cell>
          <table:table-cell office:value-type="float" office:value="6655" table:style-name="ce1">
            <text:p>6655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675903731966834" table:formula="msoxl:=20*EXP(0.0000480873219367127*B69)" table:style-name="ce2">
            <text:p>28</text:p>
          </table:table-cell>
          <table:table-cell office:value-type="float" office:value="6755" table:style-name="ce1">
            <text:p>6755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811984921373924" table:formula="msoxl:=20*EXP(0.0000480873219367127*B70)" table:style-name="ce2">
            <text:p>28</text:p>
          </table:table-cell>
          <table:table-cell office:value-type="float" office:value="6857" table:style-name="ce1">
            <text:p>6857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.946047385541725" table:formula="msoxl:=20*EXP(0.0000480873219367127*B71)" table:style-name="ce2">
            <text:p>28</text:p>
          </table:table-cell>
          <table:table-cell office:value-type="float" office:value="6957" table:style-name="ce1">
            <text:p>6957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082106433533195" table:formula="msoxl:=20*EXP(0.0000480873219367127*B72)" table:style-name="ce2">
            <text:p>28</text:p>
          </table:table-cell>
          <table:table-cell office:value-type="float" office:value="7058" table:style-name="ce1">
            <text:p>7058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218827903093079" table:formula="msoxl:=20*EXP(0.0000480873219367127*B73)" table:style-name="ce2">
            <text:p>28</text:p>
          </table:table-cell>
          <table:table-cell office:value-type="float" office:value="7159" table:style-name="ce1">
            <text:p>7159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356215019308884" table:formula="msoxl:=20*EXP(0.0000480873219367127*B74)" table:style-name="ce2">
            <text:p>28</text:p>
          </table:table-cell>
          <table:table-cell office:value-type="float" office:value="7260" table:style-name="ce1">
            <text:p>7260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492900842730254" table:formula="msoxl:=20*EXP(0.0000480873219367127*B75)" table:style-name="ce2">
            <text:p>28</text:p>
          </table:table-cell>
          <table:table-cell office:value-type="float" office:value="7360" table:style-name="ce1">
            <text:p>7360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632999170643515" table:formula="msoxl:=20*EXP(0.0000480873219367127*B76)" table:style-name="ce2">
            <text:p>29</text:p>
          </table:table-cell>
          <table:table-cell office:value-type="float" office:value="7462" table:style-name="ce1">
            <text:p>7462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771019180225107" table:formula="msoxl:=20*EXP(0.0000480873219367127*B77)" table:style-name="ce2">
            <text:p>29</text:p>
          </table:table-cell>
          <table:table-cell office:value-type="float" office:value="7562" table:style-name="ce1">
            <text:p>7562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.91109471310461" table:formula="msoxl:=20*EXP(0.0000480873219367127*B78)" table:style-name="ce2">
            <text:p>29</text:p>
          </table:table-cell>
          <table:table-cell office:value-type="float" office:value="7663" table:style-name="ce1">
            <text:p>7663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051852222343332" table:formula="msoxl:=20*EXP(0.0000480873219367127*B79)" table:style-name="ce2">
            <text:p>29</text:p>
          </table:table-cell>
          <table:table-cell office:value-type="float" office:value="7764" table:style-name="ce1">
            <text:p>7764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193295028233862" table:formula="msoxl:=20*EXP(0.0000480873219367127*B80)" table:style-name="ce2">
            <text:p>29</text:p>
          </table:table-cell>
          <table:table-cell office:value-type="float" office:value="7865" table:style-name="ce1">
            <text:p>7865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335426467234083" table:formula="msoxl:=20*EXP(0.0000480873219367127*B81)" table:style-name="ce2">
            <text:p>29</text:p>
          </table:table-cell>
          <table:table-cell office:value-type="float" office:value="7966" table:style-name="ce1">
            <text:p>7966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47824989204587" table:formula="msoxl:=20*EXP(0.0000480873219367127*B82)" table:style-name="ce2">
            <text:p>29</text:p>
          </table:table-cell>
          <table:table-cell office:value-type="float" office:value="8067" table:style-name="ce1">
            <text:p>8067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620344274415711" table:formula="msoxl:=20*EXP(0.0000480873219367127*B83)" table:style-name="ce2">
            <text:p>30</text:p>
          </table:table-cell>
          <table:table-cell office:value-type="float" office:value="8167" table:style-name="ce1">
            <text:p>8167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765986191606451" table:formula="msoxl:=20*EXP(0.0000480873219367127*B84)" table:style-name="ce2">
            <text:p>30</text:p>
          </table:table-cell>
          <table:table-cell office:value-type="float" office:value="8269" table:style-name="ce1">
            <text:p>8269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.909467552915714" table:formula="msoxl:=20*EXP(0.0000480873219367127*B85)" table:style-name="ce2">
            <text:p>30</text:p>
          </table:table-cell>
          <table:table-cell office:value-type="float" office:value="8369" table:style-name="ce1">
            <text:p>8369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055085773089733" table:formula="msoxl:=20*EXP(0.0000480873219367127*B86)" table:style-name="ce2">
            <text:p>30</text:p>
          </table:table-cell>
          <table:table-cell office:value-type="float" office:value="8470" table:style-name="ce1">
            <text:p>8470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201412954933133" table:formula="msoxl:=20*EXP(0.0000480873219367127*B87)" table:style-name="ce2">
            <text:p>30</text:p>
          </table:table-cell>
          <table:table-cell office:value-type="float" office:value="8571" table:style-name="ce1">
            <text:p>8571</text:p>
          </table:table-cell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348452550120083" table:formula="msoxl:=20*EXP(0.0000480873219367127*B88)" table:style-name="ce2">
            <text:p>30</text:p>
          </table:table-cell>
          <table:table-cell office:value-type="float" office:value="8672" table:style-name="ce1">
            <text:p>8672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494741581415433" table:formula="msoxl:=20*EXP(0.0000480873219367127*B89)" table:style-name="ce2">
            <text:p>30</text:p>
          </table:table-cell>
          <table:table-cell office:value-type="float" office:value="8772" table:style-name="ce1">
            <text:p>8772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644682871327774" table:formula="msoxl:=20*EXP(0.0000480873219367127*B90)" table:style-name="ce2">
            <text:p>31</text:p>
          </table:table-cell>
          <table:table-cell office:value-type="float" office:value="8874" table:style-name="ce1">
            <text:p>8874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792399825402988" table:formula="msoxl:=20*EXP(0.0000480873219367127*B91)" table:style-name="ce2">
            <text:p>31</text:p>
          </table:table-cell>
          <table:table-cell office:value-type="float" office:value="8974" table:style-name="ce1">
            <text:p>8974</text:p>
          </table:table-cell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.943804687680331" table:formula="msoxl:=20*EXP(0.0000480873219367127*B92)" table:style-name="ce2">
            <text:p>31</text:p>
          </table:table-cell>
          <table:table-cell office:value-type="float" office:value="9076" table:style-name="ce1">
            <text:p>9076</text:p>
          </table:table-cell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.092963502446175" table:formula="msoxl:=20*EXP(0.0000480873219367127*B93)" table:style-name="ce2">
            <text:p>31</text:p>
          </table:table-cell>
          <table:table-cell office:value-type="float" office:value="9176" table:style-name="ce1">
            <text:p>9176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.244343730033023" table:formula="msoxl:=20*EXP(0.0000480873219367127*B94)" table:style-name="ce2">
            <text:p>31</text:p>
          </table:table-cell>
          <table:table-cell office:value-type="float" office:value="9277" table:style-name="ce1">
            <text:p>9277</text:p>
          </table:table-cell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.396460972388581" table:formula="msoxl:=20*EXP(0.0000480873219367127*B95)" table:style-name="ce2">
            <text:p>31</text:p>
          </table:table-cell>
          <table:table-cell office:value-type="float" office:value="9378" table:style-name="ce1">
            <text:p>9378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.549318817767261" table:formula="msoxl:=20*EXP(0.0000480873219367127*B96)" table:style-name="ce2">
            <text:p>32</text:p>
          </table:table-cell>
          <table:table-cell office:value-type="float" office:value="9479" table:style-name="ce1">
            <text:p>9479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.701396399985246" table:formula="msoxl:=20*EXP(0.0000480873219367127*B97)" table:style-name="ce2">
            <text:p>32</text:p>
          </table:table-cell>
          <table:table-cell office:value-type="float" office:value="9579" table:style-name="ce1">
            <text:p>9579</text:p>
          </table:table-cell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.857270758046145" table:formula="msoxl:=20*EXP(0.0000480873219367127*B98)" table:style-name="ce2">
            <text:p>32</text:p>
          </table:table-cell>
          <table:table-cell office:value-type="float" office:value="9681" table:style-name="ce1">
            <text:p>9681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012372117145269" table:formula="msoxl:=20*EXP(0.0000480873219367127*B99)" table:style-name="ce2">
            <text:p>32</text:p>
          </table:table-cell>
          <table:table-cell office:value-type="float" office:value="9782" table:style-name="ce1">
            <text:p>9782</text:p>
          </table:table-cell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166681761063671" table:formula="msoxl:=20*EXP(0.0000480873219367127*B100)" table:style-name="ce2">
            <text:p>32</text:p>
          </table:table-cell>
          <table:table-cell office:value-type="float" office:value="9882" table:style-name="ce1">
            <text:p>9882</text:p>
          </table:table-cell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324843906579048" table:formula="msoxl:=20*EXP(0.0000480873219367127*B101)" table:style-name="ce2">
            <text:p>32</text:p>
          </table:table-cell>
          <table:table-cell office:value-type="float" office:value="9984" table:style-name="ce1">
            <text:p>9984</text:p>
          </table:table-cell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480659762232889" table:formula="msoxl:=20*EXP(0.0000480873219367127*B102)" table:style-name="ce2">
            <text:p>32</text:p>
          </table:table-cell>
          <table:table-cell office:value-type="float" office:value="10084" table:style-name="ce1">
            <text:p>10084</text:p>
          </table:table-cell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640365723634481" table:formula="msoxl:=20*EXP(0.0000480873219367127*B103)" table:style-name="ce2">
            <text:p>33</text:p>
          </table:table-cell>
          <table:table-cell office:value-type="float" office:value="10186" table:style-name="ce1">
            <text:p>10186</text:p>
          </table:table-cell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797702493110641" table:formula="msoxl:=20*EXP(0.0000480873219367127*B104)" table:style-name="ce2">
            <text:p>33</text:p>
          </table:table-cell>
          <table:table-cell office:value-type="float" office:value="10286" table:style-name="ce1">
            <text:p>10286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.957382469171542" table:formula="msoxl:=20*EXP(0.0000480873219367127*B105)" table:style-name="ce2">
            <text:p>33</text:p>
          </table:table-cell>
          <table:table-cell office:value-type="float" office:value="10387" table:style-name="ce1">
            <text:p>10387</text:p>
          </table:table-cell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.117839868430295" table:formula="msoxl:=20*EXP(0.0000480873219367127*B106)" table:style-name="ce2">
            <text:p>33</text:p>
          </table:table-cell>
          <table:table-cell office:value-type="float" office:value="10488" table:style-name="ce1">
            <text:p>10488</text:p>
          </table:table-cell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.279078475875146" table:formula="msoxl:=20*EXP(0.0000480873219367127*B107)" table:style-name="ce2">
            <text:p>33</text:p>
          </table:table-cell>
          <table:table-cell office:value-type="float" office:value="10589" table:style-name="ce1">
            <text:p>1058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.439494040543487" table:formula="msoxl:=20*EXP(0.0000480873219367127*B108)" table:style-name="ce2">
            <text:p>33</text:p>
          </table:table-cell>
          <table:table-cell office:value-type="float" office:value="10689" table:style-name="ce1">
            <text:p>10689</text:p>
          </table:table-cell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.603914547504289" table:formula="msoxl:=20*EXP(0.0000480873219367127*B109)" table:style-name="ce2">
            <text:p>34</text:p>
          </table:table-cell>
          <table:table-cell office:value-type="float" office:value="10791" table:style-name="ce1">
            <text:p>10791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.765895923614572" table:formula="msoxl:=20*EXP(0.0000480873219367127*B110)" table:style-name="ce2">
            <text:p>34</text:p>
          </table:table-cell>
          <table:table-cell office:value-type="float" office:value="10891" table:style-name="ce1">
            <text:p>10891</text:p>
          </table:table-cell>
          <table:table-cell office:value-type="float" office:value="142" table:style-name="ce1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.930289678143268" table:formula="msoxl:=20*EXP(0.0000480873219367127*B111)" table:style-name="ce2">
            <text:p>34</text:p>
          </table:table-cell>
          <table:table-cell office:value-type="float" office:value="10992" table:style-name="ce1">
            <text:p>10992</text:p>
          </table:table-cell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.095483805527131" table:formula="msoxl:=20*EXP(0.0000480873219367127*B112)" table:style-name="ce2">
            <text:p>34</text:p>
          </table:table-cell>
          <table:table-cell office:value-type="float" office:value="11093" table:style-name="ce1">
            <text:p>11093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.261482202487862" table:formula="msoxl:=20*EXP(0.0000480873219367127*B113)" table:style-name="ce2">
            <text:p>34</text:p>
          </table:table-cell>
          <table:table-cell office:value-type="float" office:value="11194" table:style-name="ce1">
            <text:p>11194</text:p>
          </table:table-cell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.428288784718831" table:formula="msoxl:=20*EXP(0.0000480873219367127*B114)" table:style-name="ce2">
            <text:p>34</text:p>
          </table:table-cell>
          <table:table-cell office:value-type="float" office:value="11295" table:style-name="ce1">
            <text:p>11295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.595907486977509" table:formula="msoxl:=20*EXP(0.0000480873219367127*B115)" table:style-name="ce2">
            <text:p>35</text:p>
          </table:table-cell>
          <table:table-cell office:value-type="float" office:value="11396" table:style-name="ce1">
            <text:p>11396</text:p>
          </table:table-cell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.762670579253651" table:formula="msoxl:=20*EXP(0.0000480873219367127*B116)" table:style-name="ce2">
            <text:p>35</text:p>
          </table:table-cell>
          <table:table-cell office:value-type="float" office:value="11496" table:style-name="ce1">
            <text:p>11496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.933597086485562" table:formula="msoxl:=20*EXP(0.0000480873219367127*B117)" table:style-name="ce2">
            <text:p>35</text:p>
          </table:table-cell>
          <table:table-cell office:value-type="float" office:value="11598" table:style-name="ce1">
            <text:p>11598</text:p>
          </table:table-cell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.101987948227332" table:formula="msoxl:=20*EXP(0.0000480873219367127*B118)" table:style-name="ce2">
            <text:p>35</text:p>
          </table:table-cell>
          <table:table-cell office:value-type="float" office:value="11698" table:style-name="ce1">
            <text:p>11698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.272886644452782" table:formula="msoxl:=20*EXP(0.0000480873219367127*B119)" table:style-name="ce2">
            <text:p>35</text:p>
          </table:table-cell>
          <table:table-cell office:value-type="float" office:value="11799" table:style-name="ce1">
            <text:p>11799</text:p>
          </table:table-cell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.444617383707097" table:formula="msoxl:=20*EXP(0.0000480873219367127*B120)" table:style-name="ce2">
            <text:p>35</text:p>
          </table:table-cell>
          <table:table-cell office:value-type="float" office:value="11900" table:style-name="ce1">
            <text:p>11900</text:p>
          </table:table-cell>
          <table:table-cell office:value-type="float" office:value="142" table:style-name="ce1">
            <text:p>14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.617184216902402" table:formula="msoxl:=20*EXP(0.0000480873219367127*B121)" table:style-name="ce2">
            <text:p>36</text:p>
          </table:table-cell>
          <table:table-cell office:value-type="float" office:value="12001" table:style-name="ce1">
            <text:p>12001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.788870182371447" table:formula="msoxl:=20*EXP(0.0000480873219367127*B122)" table:style-name="ce2">
            <text:p>36</text:p>
          </table:table-cell>
          <table:table-cell office:value-type="float" office:value="12101" table:style-name="ce1">
            <text:p>12101</text:p>
          </table:table-cell>
          <table:table-cell office:value-type="float" office:value="132" table:style-name="ce1">
            <text:p>13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.964842467472572" table:formula="msoxl:=20*EXP(0.0000480873219367127*B123)" table:style-name="ce2">
            <text:p>36</text:p>
          </table:table-cell>
          <table:table-cell office:value-type="float" office:value="12203" table:style-name="ce1">
            <text:p>12203</text:p>
          </table:table-cell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.13820425442259" table:formula="msoxl:=20*EXP(0.0000480873219367127*B124)" table:style-name="ce2">
            <text:p>36</text:p>
          </table:table-cell>
          <table:table-cell office:value-type="float" office:value="12303" table:style-name="ce1">
            <text:p>12303</text:p>
          </table:table-cell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.315894199640098" table:formula="msoxl:=20*EXP(0.0000480873219367127*B125)" table:style-name="ce2">
            <text:p>36</text:p>
          </table:table-cell>
          <table:table-cell office:value-type="float" office:value="12405" table:style-name="ce1">
            <text:p>12405</text:p>
          </table:table-cell>
          <table:table-cell office:value-type="float" office:value="135" table:style-name="ce1">
            <text:p>13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.490948165713526" table:formula="msoxl:=20*EXP(0.0000480873219367127*B126)" table:style-name="ce2">
            <text:p>36</text:p>
          </table:table-cell>
          <table:table-cell office:value-type="float" office:value="12505" table:style-name="ce1">
            <text:p>12505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.668609199463205" table:formula="msoxl:=20*EXP(0.0000480873219367127*B127)" table:style-name="ce2">
            <text:p>37</text:p>
          </table:table-cell>
          <table:table-cell office:value-type="float" office:value="12606" table:style-name="ce1">
            <text:p>12606</text:p>
          </table:table-cell>
          <table:table-cell office:value-type="float" office:value="122" table:style-name="ce1">
            <text:p>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.847135199581246" table:formula="msoxl:=20*EXP(0.0000480873219367127*B128)" table:style-name="ce2">
            <text:p>37</text:p>
          </table:table-cell>
          <table:table-cell office:value-type="float" office:value="12707" table:style-name="ce1">
            <text:p>12707</text:p>
          </table:table-cell>
          <table:table-cell office:value-type="float" office:value="132" table:style-name="ce1">
            <text:p>13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.026530377271442" table:formula="msoxl:=20*EXP(0.0000480873219367127*B129)" table:style-name="ce2">
            <text:p>37</text:p>
          </table:table-cell>
          <table:table-cell office:value-type="float" office:value="12808" table:style-name="ce1">
            <text:p>12808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.205009831937986" table:formula="msoxl:=20*EXP(0.0000480873219367127*B130)" table:style-name="ce2">
            <text:p>37</text:p>
          </table:table-cell>
          <table:table-cell office:value-type="float" office:value="12908" table:style-name="ce1">
            <text:p>12908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.387945212797284" table:formula="msoxl:=20*EXP(0.0000480873219367127*B131)" table:style-name="ce2">
            <text:p>37</text:p>
          </table:table-cell>
          <table:table-cell office:value-type="float" office:value="13010" table:style-name="ce1">
            <text:p>13010</text:p>
          </table:table-cell>
          <table:table-cell office:value-type="float" office:value="122" table:style-name="ce1">
            <text:p>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.568166799985995" table:formula="msoxl:=20*EXP(0.0000480873219367127*B132)" table:style-name="ce2">
            <text:p>38</text:p>
          </table:table-cell>
          <table:table-cell office:value-type="float" office:value="13110" table:style-name="ce1">
            <text:p>13110</text:p>
          </table:table-cell>
          <table:table-cell office:value-type="float" office:value="131" table:style-name="ce1">
            <text:p>13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.751072415906307" table:formula="msoxl:=20*EXP(0.0000480873219367127*B133)" table:style-name="ce2">
            <text:p>38</text:p>
          </table:table-cell>
          <table:table-cell office:value-type="float" office:value="13211" table:style-name="ce1">
            <text:p>13211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.934868532140705" table:formula="msoxl:=20*EXP(0.0000480873219367127*B134)" table:style-name="ce2">
            <text:p>38</text:p>
          </table:table-cell>
          <table:table-cell office:value-type="float" office:value="13312" table:style-name="ce1">
            <text:p>13312</text:p>
          </table:table-cell>
          <table:table-cell office:value-type="float" office:value="145" table:style-name="ce1">
            <text:p>14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.119559484208388" table:formula="msoxl:=20*EXP(0.0000480873219367127*B135)" table:style-name="ce2">
            <text:p>38</text:p>
          </table:table-cell>
          <table:table-cell office:value-type="float" office:value="13413" table:style-name="ce1">
            <text:p>13413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.305149628736622" table:formula="msoxl:=20*EXP(0.0000480873219367127*B136)" table:style-name="ce2">
            <text:p>38</text:p>
          </table:table-cell>
          <table:table-cell office:value-type="float" office:value="13514" table:style-name="ce1">
            <text:p>13514</text:p>
          </table:table-cell>
          <table:table-cell office:value-type="float" office:value="118" table:style-name="ce1">
            <text:p>1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.49164334356346" table:formula="msoxl:=20*EXP(0.0000480873219367127*B137)" table:style-name="ce2">
            <text:p>38</text:p>
          </table:table-cell>
          <table:table-cell office:value-type="float" office:value="13615" table:style-name="ce1">
            <text:p>13615</text:p>
          </table:table-cell>
          <table:table-cell office:value-type="float" office:value="122" table:style-name="ce1">
            <text:p>1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.677185100870418" table:formula="msoxl:=20*EXP(0.0000480873219367127*B138)" table:style-name="ce2">
            <text:p>39</text:p>
          </table:table-cell>
          <table:table-cell office:value-type="float" office:value="13715" table:style-name="ce1">
            <text:p>13715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.867359102139446" table:formula="msoxl:=20*EXP(0.0000480873219367127*B139)" table:style-name="ce2">
            <text:p>39</text:p>
          </table:table-cell>
          <table:table-cell office:value-type="float" office:value="13817" table:style-name="ce1">
            <text:p>13817</text:p>
          </table:table-cell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.054711926889581" table:formula="msoxl:=20*EXP(0.0000480873219367127*B140)" table:style-name="ce2">
            <text:p>39</text:p>
          </table:table-cell>
          <table:table-cell office:value-type="float" office:value="13917" table:style-name="ce1">
            <text:p>13917</text:p>
          </table:table-cell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.244854985442572" table:formula="msoxl:=20*EXP(0.0000480873219367127*B141)" table:style-name="ce2">
            <text:p>39</text:p>
          </table:table-cell>
          <table:table-cell office:value-type="float" office:value="14018" table:style-name="ce1">
            <text:p>14018</text:p>
          </table:table-cell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.435923780761541" table:formula="msoxl:=20*EXP(0.0000480873219367127*B142)" table:style-name="ce2">
            <text:p>39</text:p>
          </table:table-cell>
          <table:table-cell office:value-type="float" office:value="14119" table:style-name="ce1">
            <text:p>14119</text:p>
          </table:table-cell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.627922819919057" table:formula="msoxl:=20*EXP(0.0000480873219367127*B143)" table:style-name="ce2">
            <text:p>40</text:p>
          </table:table-cell>
          <table:table-cell office:value-type="float" office:value="14220" table:style-name="ce1">
            <text:p>14220</text:p>
          </table:table-cell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.818941799618237" table:formula="msoxl:=20*EXP(0.0000480873219367127*B144)" table:style-name="ce2">
            <text:p>40</text:p>
          </table:table-cell>
          <table:table-cell office:value-type="float" office:value="14320" table:style-name="ce1">
            <text:p>14320</text:p>
          </table:table-cell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.014729767863159" table:formula="msoxl:=20*EXP(0.0000480873219367127*B145)" table:style-name="ce2">
            <text:p>40</text:p>
          </table:table-cell>
          <table:table-cell office:value-type="float" office:value="14422" table:style-name="ce1">
            <text:p>14422</text:p>
          </table:table-cell>
          <table:table-cell office:value-type="float" office:value="131" table:style-name="ce1">
            <text:p>1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.207613278006505" table:formula="msoxl:=20*EXP(0.0000480873219367127*B146)" table:style-name="ce2">
            <text:p>40</text:p>
          </table:table-cell>
          <table:table-cell office:value-type="float" office:value="14522" table:style-name="ce1">
            <text:p>14522</text:p>
          </table:table-cell>
          <table:table-cell office:value-type="float" office:value="129" table:style-name="ce1">
            <text:p>1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.405312326647561" table:formula="msoxl:=20*EXP(0.0000480873219367127*B147)" table:style-name="ce2">
            <text:p>40</text:p>
          </table:table-cell>
          <table:table-cell office:value-type="float" office:value="14624" table:style-name="ce1">
            <text:p>14624</text:p>
          </table:table-cell>
          <table:table-cell office:value-type="float" office:value="127" table:style-name="ce1">
            <text:p>12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.602030962851046" table:formula="msoxl:=20*EXP(0.0000480873219367127*B148)" table:style-name="ce2">
            <text:p>41</text:p>
          </table:table-cell>
          <table:table-cell office:value-type="float" office:value="14725" table:style-name="ce1">
            <text:p>14725</text:p>
          </table:table-cell>
          <table:table-cell office:value-type="float" office:value="124" table:style-name="ce1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.797745448404143" table:formula="msoxl:=20*EXP(0.0000480873219367127*B149)" table:style-name="ce2">
            <text:p>41</text:p>
          </table:table-cell>
          <table:table-cell office:value-type="float" office:value="14825" table:style-name="ce1">
            <text:p>14825</text:p>
          </table:table-cell>
          <table:table-cell office:value-type="float" office:value="120" table:style-name="ce1">
            <text:p>1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.998346150715946" table:formula="msoxl:=20*EXP(0.0000480873219367127*B150)" table:style-name="ce2">
            <text:p>41</text:p>
          </table:table-cell>
          <table:table-cell office:value-type="float" office:value="14927" table:style-name="ce1">
            <text:p>14927</text:p>
          </table:table-cell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.195970999402867" table:formula="msoxl:=20*EXP(0.0000480873219367127*B151)" table:style-name="ce2">
            <text:p>41</text:p>
          </table:table-cell>
          <table:table-cell office:value-type="float" office:value="15027" table:style-name="ce1">
            <text:p>15027</text:p>
          </table:table-cell>
          <table:table-cell office:value-type="float" office:value="143" table:style-name="ce1">
            <text:p>14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.396539062497283" table:formula="msoxl:=20*EXP(0.0000480873219367127*B152)" table:style-name="ce2">
            <text:p>41</text:p>
          </table:table-cell>
          <table:table-cell office:value-type="float" office:value="15128" table:style-name="ce1">
            <text:p>15128</text:p>
          </table:table-cell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.598083617878629" table:formula="msoxl:=20*EXP(0.0000480873219367127*B153)" table:style-name="ce2">
            <text:p>42</text:p>
          </table:table-cell>
          <table:table-cell office:value-type="float" office:value="15229" table:style-name="ce1">
            <text:p>15229</text:p>
          </table:table-cell>
          <table:table-cell office:value-type="float" office:value="131" table:style-name="ce1">
            <text:p>13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.800609419729454" table:formula="msoxl:=20*EXP(0.0000480873219367127*B154)" table:style-name="ce2">
            <text:p>42</text:p>
          </table:table-cell>
          <table:table-cell office:value-type="float" office:value="15330" table:style-name="ce1">
            <text:p>15330</text:p>
          </table:table-cell>
          <table:table-cell office:value-type="float" office:value="124" table:style-name="ce1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.002101428241865" table:formula="msoxl:=20*EXP(0.0000480873219367127*B155)" table:style-name="ce2">
            <text:p>42</text:p>
          </table:table-cell>
          <table:table-cell office:value-type="float" office:value="15430" table:style-name="ce1">
            <text:p>15430</text:p>
          </table:table-cell>
          <table:table-cell office:value-type="float" office:value="117" table:style-name="ce1">
            <text:p>1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.208623895414298" table:formula="msoxl:=20*EXP(0.0000480873219367127*B156)" table:style-name="ce2">
            <text:p>42</text:p>
          </table:table-cell>
          <table:table-cell office:value-type="float" office:value="15532" table:style-name="ce1">
            <text:p>15532</text:p>
          </table:table-cell>
          <table:table-cell office:value-type="float" office:value="142" table:style-name="ce1">
            <text:p>14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.412082661286227" table:formula="msoxl:=20*EXP(0.0000480873219367127*B157)" table:style-name="ce2">
            <text:p>42</text:p>
          </table:table-cell>
          <table:table-cell office:value-type="float" office:value="15632" table:style-name="ce1">
            <text:p>15632</text:p>
          </table:table-cell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.620620987971947" table:formula="msoxl:=20*EXP(0.0000480873219367127*B158)" table:style-name="ce2">
            <text:p>43</text:p>
          </table:table-cell>
          <table:table-cell office:value-type="float" office:value="15734" table:style-name="ce1">
            <text:p>15734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.826065708662071" table:formula="msoxl:=20*EXP(0.0000480873219367127*B159)" table:style-name="ce2">
            <text:p>43</text:p>
          </table:table-cell>
          <table:table-cell office:value-type="float" office:value="15834" table:style-name="ce1">
            <text:p>15834</text:p>
          </table:table-cell>
          <table:table-cell office:value-type="float" office:value="145" table:style-name="ce1">
            <text:p>14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.034570104620229" table:formula="msoxl:=20*EXP(0.0000480873219367127*B160)" table:style-name="ce2">
            <text:p>43</text:p>
          </table:table-cell>
          <table:table-cell office:value-type="float" office:value="15935" table:style-name="ce1">
            <text:p>15935</text:p>
          </table:table-cell>
          <table:table-cell office:value-type="float" office:value="134" table:style-name="ce1">
            <text:p>13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.244089631957252" table:formula="msoxl:=20*EXP(0.0000480873219367127*B161)" table:style-name="ce2">
            <text:p>43</text:p>
          </table:table-cell>
          <table:table-cell office:value-type="float" office:value="16036" table:style-name="ce1">
            <text:p>16036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.454629232975236" table:formula="msoxl:=20*EXP(0.0000480873219367127*B162)" table:style-name="ce2">
            <text:p>43</text:p>
          </table:table-cell>
          <table:table-cell office:value-type="float" office:value="16137" table:style-name="ce1">
            <text:p>16137</text:p>
          </table:table-cell>
          <table:table-cell office:value-type="float" office:value="142" table:style-name="ce1">
            <text:p>14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.664094134201818" table:formula="msoxl:=20*EXP(0.0000480873219367127*B163)" table:style-name="ce2">
            <text:p>44</text:p>
          </table:table-cell>
          <table:table-cell office:value-type="float" office:value="16237" table:style-name="ce1">
            <text:p>16237</text:p>
          </table:table-cell>
          <table:table-cell office:value-type="float" office:value="129" table:style-name="ce1">
            <text:p>12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.878788545690981" table:formula="msoxl:=20*EXP(0.0000480873219367127*B164)" table:style-name="ce2">
            <text:p>44</text:p>
          </table:table-cell>
          <table:table-cell office:value-type="float" office:value="16339" table:style-name="ce1">
            <text:p>16339</text:p>
          </table:table-cell>
          <table:table-cell office:value-type="float" office:value="143" table:style-name="ce1">
            <text:p>1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.090298027440078" table:formula="msoxl:=20*EXP(0.0000480873219367127*B165)" table:style-name="ce2">
            <text:p>44</text:p>
          </table:table-cell>
          <table:table-cell office:value-type="float" office:value="16439" table:style-name="ce1">
            <text:p>16439</text:p>
          </table:table-cell>
          <table:table-cell office:value-type="float" office:value="132" table:style-name="ce1">
            <text:p>13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.307088064542164" table:formula="msoxl:=20*EXP(0.0000480873219367127*B166)" table:style-name="ce2">
            <text:p>44</text:p>
          </table:table-cell>
          <table:table-cell office:value-type="float" office:value="16541" table:style-name="ce1">
            <text:p>16541</text:p>
          </table:table-cell>
          <table:table-cell office:value-type="float" office:value="119" table:style-name="ce1">
            <text:p>11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.520662083901982" table:formula="msoxl:=20*EXP(0.0000480873219367127*B167)" table:style-name="ce2">
            <text:p>45</text:p>
          </table:table-cell>
          <table:table-cell office:value-type="float" office:value="16641" table:style-name="ce1">
            <text:p>16641</text:p>
          </table:table-cell>
          <table:table-cell office:value-type="float" office:value="135" table:style-name="ce1">
            <text:p>13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.737416847662217" table:formula="msoxl:=20*EXP(0.0000480873219367127*B168)" table:style-name="ce2">
            <text:p>45</text:p>
          </table:table-cell>
          <table:table-cell office:value-type="float" office:value="16742" table:style-name="ce1">
            <text:p>16742</text:p>
          </table:table-cell>
          <table:table-cell office:value-type="float" office:value="120" table:style-name="ce1">
            <text:p>12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.955226910814091" table:formula="msoxl:=20*EXP(0.0000480873219367127*B169)" table:style-name="ce2">
            <text:p>45</text:p>
          </table:table-cell>
          <table:table-cell office:value-type="float" office:value="16843" table:style-name="ce1">
            <text:p>16843</text:p>
          </table:table-cell>
          <table:table-cell office:value-type="float" office:value="133" table:style-name="ce1">
            <text:p>13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.174097411223038" table:formula="msoxl:=20*EXP(0.0000480873219367127*B170)" table:style-name="ce2">
            <text:p>45</text:p>
          </table:table-cell>
          <table:table-cell office:value-type="float" office:value="16944" table:style-name="ce1">
            <text:p>16944</text:p>
          </table:table-cell>
          <table:table-cell office:value-type="float" office:value="145" table:style-name="ce1">
            <text:p>14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.391850686748896" table:formula="msoxl:=20*EXP(0.0000480873219367127*B171)" table:style-name="ce2">
            <text:p>45</text:p>
          </table:table-cell>
          <table:table-cell office:value-type="float" office:value="17044" table:style-name="ce1">
            <text:p>17044</text:p>
          </table:table-cell>
          <table:table-cell office:value-type="float" office:value="128" table:style-name="ce1">
            <text:p>12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.615040400467521" table:formula="msoxl:=20*EXP(0.0000480873219367127*B172)" table:style-name="ce2">
            <text:p>46</text:p>
          </table:table-cell>
          <table:table-cell office:value-type="float" office:value="17146" table:style-name="ce1">
            <text:p>17146</text:p>
          </table:table-cell>
          <table:table-cell office:value-type="float" office:value="141" table:style-name="ce1">
            <text:p>14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.834919159085032" table:formula="msoxl:=20*EXP(0.0000480873219367127*B173)" table:style-name="ce2">
            <text:p>46</text:p>
          </table:table-cell>
          <table:table-cell office:value-type="float" office:value="17246" table:style-name="ce1">
            <text:p>17246</text:p>
          </table:table-cell>
          <table:table-cell office:value-type="float" office:value="122" table:style-name="ce1">
            <text:p>12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.058072558187092" table:formula="msoxl:=20*EXP(0.0000480873219367127*B174)" table:style-name="ce2">
            <text:p>46</text:p>
          </table:table-cell>
          <table:table-cell office:value-type="float" office:value="17347" table:style-name="ce1">
            <text:p>17347</text:p>
          </table:table-cell>
          <table:table-cell office:value-type="float" office:value="133" table:style-name="ce1">
            <text:p>13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.282312409287847" table:formula="msoxl:=20*EXP(0.0000480873219367127*B175)" table:style-name="ce2">
            <text:p>46</text:p>
          </table:table-cell>
          <table:table-cell office:value-type="float" office:value="17448" table:style-name="ce1">
            <text:p>17448</text:p>
          </table:table-cell>
          <table:table-cell office:value-type="float" office:value="143" table:style-name="ce1">
            <text:p>1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.507644001923353" table:formula="msoxl:=20*EXP(0.0000480873219367127*B176)" table:style-name="ce2">
            <text:p>47</text:p>
          </table:table-cell>
          <table:table-cell office:value-type="float" office:value="17549" table:style-name="ce1">
            <text:p>17549</text:p>
          </table:table-cell>
          <table:table-cell office:value-type="float" office:value="122" table:style-name="ce1">
            <text:p>12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.734072651382441" table:formula="msoxl:=20*EXP(0.0000480873219367127*B177)" table:style-name="ce2">
            <text:p>47</text:p>
          </table:table-cell>
          <table:table-cell office:value-type="float" office:value="17650" table:style-name="ce1">
            <text:p>17650</text:p>
          </table:table-cell>
          <table:table-cell office:value-type="float" office:value="130" table:style-name="ce1">
            <text:p>13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.961603698832121" table:formula="msoxl:=20*EXP(0.0000480873219367127*B178)" table:style-name="ce2">
            <text:p>47</text:p>
          </table:table-cell>
          <table:table-cell office:value-type="float" office:value="17751" table:style-name="ce1">
            <text:p>17751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.187973313619985" table:formula="msoxl:=20*EXP(0.0000480873219367127*B179)" table:style-name="ce2">
            <text:p>47</text:p>
          </table:table-cell>
          <table:table-cell office:value-type="float" office:value="17851" table:style-name="ce1">
            <text:p>17851</text:p>
          </table:table-cell>
          <table:table-cell office:value-type="float" office:value="146" table:style-name="ce1">
            <text:p>14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.419994482519002" table:formula="msoxl:=20*EXP(0.0000480873219367127*B180)" table:style-name="ce2">
            <text:p>47</text:p>
          </table:table-cell>
          <table:table-cell office:value-type="float" office:value="17953" table:style-name="ce1">
            <text:p>17953</text:p>
          </table:table-cell>
          <table:table-cell office:value-type="float" office:value="123" table:style-name="ce1">
            <text:p>12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.648573684223678" table:formula="msoxl:=20*EXP(0.0000480873219367127*B181)" table:style-name="ce2">
            <text:p>48</text:p>
          </table:table-cell>
          <table:table-cell office:value-type="float" office:value="18053" table:style-name="ce1">
            <text:p>18053</text:p>
          </table:table-cell>
          <table:table-cell office:value-type="float" office:value="128" table:style-name="ce1">
            <text:p>12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.88055710156307" table:formula="msoxl:=20*EXP(0.0000480873219367127*B182)" table:style-name="ce2">
            <text:p>48</text:p>
          </table:table-cell>
          <table:table-cell office:value-type="float" office:value="18154" table:style-name="ce1">
            <text:p>18154</text:p>
          </table:table-cell>
          <table:table-cell office:value-type="float" office:value="133" table:style-name="ce1">
            <text:p>13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.113669961019177" table:formula="msoxl:=20*EXP(0.0000480873219367127*B183)" table:style-name="ce2">
            <text:p>48</text:p>
          </table:table-cell>
          <table:table-cell office:value-type="float" office:value="18255" table:style-name="ce1">
            <text:p>18255</text:p>
          </table:table-cell>
          <table:table-cell office:value-type="float" office:value="138" table:style-name="ce1">
            <text:p>13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.347917761431148" table:formula="msoxl:=20*EXP(0.0000480873219367127*B184)" table:style-name="ce2">
            <text:p>48</text:p>
          </table:table-cell>
          <table:table-cell office:value-type="float" office:value="18356" table:style-name="ce1">
            <text:p>18356</text:p>
          </table:table-cell>
          <table:table-cell office:value-type="float" office:value="141" table:style-name="ce1">
            <text:p>14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.580969843503098" table:formula="msoxl:=20*EXP(0.0000480873219367127*B185)" table:style-name="ce2">
            <text:p>49</text:p>
          </table:table-cell>
          <table:table-cell office:value-type="float" office:value="18456" table:style-name="ce1">
            <text:p>18456</text:p>
          </table:table-cell>
          <table:table-cell office:value-type="float" office:value="146" table:style-name="ce1">
            <text:p>14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.819840314468706" table:formula="msoxl:=20*EXP(0.0000480873219367127*B186)" table:style-name="ce2">
            <text:p>49</text:p>
          </table:table-cell>
          <table:table-cell office:value-type="float" office:value="18558" table:style-name="ce1">
            <text:p>18558</text:p>
          </table:table-cell>
          <table:table-cell office:value-type="float" office:value="147" table:style-name="ce1">
            <text:p>14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.057526199153727" table:formula="msoxl:=20*EXP(0.0000480873219367127*B187)" table:style-name="ce2">
            <text:p>49</text:p>
          </table:table-cell>
          <table:table-cell office:value-type="float" office:value="18659" table:style-name="ce1">
            <text:p>18659</text:p>
          </table:table-cell>
          <table:table-cell office:value-type="float" office:value="141" table:style-name="ce1">
            <text:p>14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.296369289176063" table:formula="msoxl:=20*EXP(0.0000480873219367127*B188)" table:style-name="ce2">
            <text:p>49</text:p>
          </table:table-cell>
          <table:table-cell office:value-type="float" office:value="18760" table:style-name="ce1">
            <text:p>18760</text:p>
          </table:table-cell>
          <table:table-cell office:value-type="float" office:value="133" table:style-name="ce1">
            <text:p>13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.536375218543768" table:formula="msoxl:=20*EXP(0.0000480873219367127*B189)" table:style-name="ce2">
            <text:p>50</text:p>
          </table:table-cell>
          <table:table-cell office:value-type="float" office:value="18861" table:style-name="ce1">
            <text:p>18861</text:p>
          </table:table-cell>
          <table:table-cell office:value-type="float" office:value="134" table:style-name="ce1">
            <text:p>13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.775156037191309" table:formula="msoxl:=20*EXP(0.0000480873219367127*B190)" table:style-name="ce2">
            <text:p>50</text:p>
          </table:table-cell>
          <table:table-cell office:value-type="float" office:value="18961" table:style-name="ce1">
            <text:p>18961</text:p>
          </table:table-cell>
          <table:table-cell office:value-type="float" office:value="141" table:style-name="ce1">
            <text:p>14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.019898268630747" table:formula="msoxl:=20*EXP(0.0000480873219367127*B191)" table:style-name="ce2">
            <text:p>50</text:p>
          </table:table-cell>
          <table:table-cell office:value-type="float" office:value="19063" table:style-name="ce1">
            <text:p>19063</text:p>
          </table:table-cell>
          <table:table-cell office:value-type="float" office:value="147" table:style-name="ce1">
            <text:p>14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.261009819578049" table:formula="msoxl:=20*EXP(0.0000480873219367127*B192)" table:style-name="ce2">
            <text:p>50</text:p>
          </table:table-cell>
          <table:table-cell office:value-type="float" office:value="19163" table:style-name="ce1">
            <text:p>19163</text:p>
          </table:table-cell>
          <table:table-cell office:value-type="float" office:value="145" table:style-name="ce1">
            <text:p>14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.505712229646946" table:formula="msoxl:=20*EXP(0.0000480873219367127*B193)" table:style-name="ce2">
            <text:p>51</text:p>
          </table:table-cell>
          <table:table-cell office:value-type="float" office:value="19264" table:style-name="ce1">
            <text:p>19264</text:p>
          </table:table-cell>
          <table:table-cell office:value-type="float" office:value="142" table:style-name="ce1">
            <text:p>14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.751606005940033" table:formula="msoxl:=20*EXP(0.0000480873219367127*B194)" table:style-name="ce2">
            <text:p>51</text:p>
          </table:table-cell>
          <table:table-cell office:value-type="float" office:value="19365" table:style-name="ce1">
            <text:p>19365</text:p>
          </table:table-cell>
          <table:table-cell office:value-type="float" office:value="138" table:style-name="ce1">
            <text:p>13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.998696948782225" table:formula="msoxl:=20*EXP(0.0000480873219367127*B195)" table:style-name="ce2">
            <text:p>51</text:p>
          </table:table-cell>
          <table:table-cell office:value-type="float" office:value="19466" table:style-name="ce1">
            <text:p>19466</text:p>
          </table:table-cell>
          <table:table-cell office:value-type="float" office:value="135" table:style-name="ce1">
            <text:p>13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.246990886738068" table:formula="msoxl:=20*EXP(0.0000480873219367127*B196)" table:style-name="ce2">
            <text:p>51</text:p>
          </table:table-cell>
          <table:table-cell office:value-type="float" office:value="19567" table:style-name="ce1">
            <text:p>19567</text:p>
          </table:table-cell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.496493676749239" table:formula="msoxl:=20*EXP(0.0000480873219367127*B197)" table:style-name="ce2">
            <text:p>51</text:p>
          </table:table-cell>
          <table:table-cell office:value-type="float" office:value="19668" table:style-name="ce1">
            <text:p>19668</text:p>
          </table:table-cell>
          <table:table-cell office:value-type="float" office:value="125" table:style-name="ce1">
            <text:p>12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.747211204272709" table:formula="msoxl:=20*EXP(0.0000480873219367127*B198)" table:style-name="ce2">
            <text:p>52</text:p>
          </table:table-cell>
          <table:table-cell office:value-type="float" office:value="19769" table:style-name="ce1">
            <text:p>19769</text:p>
          </table:table-cell>
          <table:table-cell office:value-type="float" office:value="147" table:style-name="ce1">
            <text:p>14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.999149383419621" table:formula="msoxl:=20*EXP(0.0000480873219367127*B199)" table:style-name="ce2">
            <text:p>52</text:p>
          </table:table-cell>
          <table:table-cell office:value-type="float" office:value="19870" table:style-name="ce1">
            <text:p>19870</text:p>
          </table:table-cell>
          <table:table-cell office:value-type="float" office:value="140" table:style-name="ce1">
            <text:p>14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.252314157094716" table:formula="msoxl:=20*EXP(0.0000480873219367127*B200)" table:style-name="ce2">
            <text:p>52</text:p>
          </table:table-cell>
          <table:table-cell office:value-type="float" office:value="19971" table:style-name="ce1">
            <text:p>19971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.504186650703993" table:formula="msoxl:=20*EXP(0.0000480873219367127*B201)" table:style-name="ce2">
            <text:p>53</text:p>
          </table:table-cell>
          <table:table-cell office:value-type="float" office:value="20071" table:style-name="ce1">
            <text:p>20071</text:p>
          </table:table-cell>
          <table:table-cell office:value-type="float" office:value="125" table:style-name="ce1">
            <text:p>12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.762347404458424" table:formula="msoxl:=20*EXP(0.0000480873219367127*B202)" table:style-name="ce2">
            <text:p>53</text:p>
          </table:table-cell>
          <table:table-cell office:value-type="float" office:value="20173" table:style-name="ce1">
            <text:p>20173</text:p>
          </table:table-cell>
          <table:table-cell office:value-type="float" office:value="143" table:style-name="ce1">
            <text:p>14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.016678417808116" table:formula="msoxl:=20*EXP(0.0000480873219367127*B203)" table:style-name="ce2">
            <text:p>53</text:p>
          </table:table-cell>
          <table:table-cell office:value-type="float" office:value="20273" table:style-name="ce1">
            <text:p>20273</text:p>
          </table:table-cell>
          <table:table-cell office:value-type="float" office:value="133" table:style-name="ce1">
            <text:p>13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.274797166899219" table:formula="msoxl:=20*EXP(0.0000480873219367127*B204)" table:style-name="ce2">
            <text:p>53</text:p>
          </table:table-cell>
          <table:table-cell office:value-type="float" office:value="20374" table:style-name="ce1">
            <text:p>20374</text:p>
          </table:table-cell>
          <table:table-cell office:value-type="float" office:value="125" table:style-name="ce1">
            <text:p>12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.536746978334619" table:formula="msoxl:=20*EXP(0.0000480873219367127*B205)" table:style-name="ce2">
            <text:p>54</text:p>
          </table:table-cell>
          <table:table-cell office:value-type="float" office:value="20476" table:style-name="ce1">
            <text:p>20476</text:p>
          </table:table-cell>
          <table:table-cell office:value-type="float" office:value="140" table:style-name="ce1">
            <text:p>14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.794810839786237" table:formula="msoxl:=20*EXP(0.0000480873219367127*B206)" table:style-name="ce2">
            <text:p>54</text:p>
          </table:table-cell>
          <table:table-cell office:value-type="float" office:value="20576" table:style-name="ce1">
            <text:p>20576</text:p>
          </table:table-cell>
          <table:table-cell office:value-type="float" office:value="129" table:style-name="ce1">
            <text:p>129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.056718030050604" table:formula="msoxl:=20*EXP(0.0000480873219367127*B207)" table:style-name="ce2">
            <text:p>54</text:p>
          </table:table-cell>
          <table:table-cell office:value-type="float" office:value="20677" table:style-name="ce1">
            <text:p>20677</text:p>
          </table:table-cell>
          <table:table-cell office:value-type="float" office:value="144" table:style-name="ce1">
            <text:p>14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.319900350299477" table:formula="msoxl:=20*EXP(0.0000480873219367127*B208)" table:style-name="ce2">
            <text:p>54</text:p>
          </table:table-cell>
          <table:table-cell office:value-type="float" office:value="20778" table:style-name="ce1">
            <text:p>20778</text:p>
          </table:table-cell>
          <table:table-cell office:value-type="float" office:value="130" table:style-name="ce1">
            <text:p>13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.584364008672736" table:formula="msoxl:=20*EXP(0.0000480873219367127*B209)" table:style-name="ce2">
            <text:p>55</text:p>
          </table:table-cell>
          <table:table-cell office:value-type="float" office:value="20879" table:style-name="ce1">
            <text:p>20879</text:p>
          </table:table-cell>
          <table:table-cell office:value-type="float" office:value="144" table:style-name="ce1">
            <text:p>14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.850115243535456" table:formula="msoxl:=20*EXP(0.0000480873219367127*B210)" table:style-name="ce2">
            <text:p>55</text:p>
          </table:table-cell>
          <table:table-cell office:value-type="float" office:value="20980" table:style-name="ce1">
            <text:p>20980</text:p>
          </table:table-cell>
          <table:table-cell office:value-type="float" office:value="130" table:style-name="ce1">
            <text:p>13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.117160323624972" table:formula="msoxl:=20*EXP(0.0000480873219367127*B211)" table:style-name="ce2">
            <text:p>55</text:p>
          </table:table-cell>
          <table:table-cell office:value-type="float" office:value="21081" table:style-name="ce1">
            <text:p>21081</text:p>
          </table:table-cell>
          <table:table-cell office:value-type="float" office:value="141" table:style-name="ce1">
            <text:p>14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.382842271598356" table:formula="msoxl:=20*EXP(0.0000480873219367127*B212)" table:style-name="ce2">
            <text:p>55</text:p>
          </table:table-cell>
          <table:table-cell office:value-type="float" office:value="21181" table:style-name="ce1">
            <text:p>21181</text:p>
          </table:table-cell>
          <table:table-cell office:value-type="float" office:value="126" table:style-name="ce1">
            <text:p>12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.655157247183396" table:formula="msoxl:=20*EXP(0.0000480873219367127*B213)" table:style-name="ce2">
            <text:p>56</text:p>
          </table:table-cell>
          <table:table-cell office:value-type="float" office:value="21283" table:style-name="ce1">
            <text:p>21283</text:p>
          </table:table-cell>
          <table:table-cell office:value-type="float" office:value="135" table:style-name="ce1">
            <text:p>13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.926121781323026" table:formula="msoxl:=20*EXP(0.0000480873219367127*B214)" table:style-name="ce2">
            <text:p>56</text:p>
          </table:table-cell>
          <table:table-cell office:value-type="float" office:value="21384" table:style-name="ce1">
            <text:p>21384</text:p>
          </table:table-cell>
          <table:table-cell office:value-type="float" office:value="145" table:style-name="ce1">
            <text:p>14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.195703176485885" table:formula="msoxl:=20*EXP(0.0000480873219367127*B215)" table:style-name="ce2">
            <text:p>56</text:p>
          </table:table-cell>
          <table:table-cell office:value-type="float" office:value="21484" table:style-name="ce1">
            <text:p>21484</text:p>
          </table:table-cell>
          <table:table-cell office:value-type="float" office:value="128" table:style-name="ce1">
            <text:p>12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.472014953036521" table:formula="msoxl:=20*EXP(0.0000480873219367127*B216)" table:style-name="ce2">
            <text:p>56</text:p>
          </table:table-cell>
          <table:table-cell office:value-type="float" office:value="21586" table:style-name="ce1">
            <text:p>21586</text:p>
          </table:table-cell>
          <table:table-cell office:value-type="float" office:value="136" table:style-name="ce1">
            <text:p>13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.744227723988622" table:formula="msoxl:=20*EXP(0.0000480873219367127*B217)" table:style-name="ce2">
            <text:p>57</text:p>
          </table:table-cell>
          <table:table-cell office:value-type="float" office:value="21686" table:style-name="ce1">
            <text:p>21686</text:p>
          </table:table-cell>
          <table:table-cell office:value-type="float" office:value="143" table:style-name="ce1">
            <text:p>14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.020494542570319" table:formula="msoxl:=20*EXP(0.0000480873219367127*B218)" table:style-name="ce2">
            <text:p>57</text:p>
          </table:table-cell>
          <table:table-cell office:value-type="float" office:value="21787" table:style-name="ce1">
            <text:p>21787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.298106402896508" table:formula="msoxl:=20*EXP(0.0000480873219367127*B219)" table:style-name="ce2">
            <text:p>57</text:p>
          </table:table-cell>
          <table:table-cell office:value-type="float" office:value="21888" table:style-name="ce1">
            <text:p>21888</text:p>
          </table:table-cell>
          <table:table-cell office:value-type="float" office:value="130" table:style-name="ce1">
            <text:p>13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.577069853481845" table:formula="msoxl:=20*EXP(0.0000480873219367127*B220)" table:style-name="ce2">
            <text:p>58</text:p>
          </table:table-cell>
          <table:table-cell office:value-type="float" office:value="21989" table:style-name="ce1">
            <text:p>21989</text:p>
          </table:table-cell>
          <table:table-cell office:value-type="float" office:value="134" table:style-name="ce1">
            <text:p>13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.857391474723201" table:formula="msoxl:=20*EXP(0.0000480873219367127*B221)" table:style-name="ce2">
            <text:p>58</text:p>
          </table:table-cell>
          <table:table-cell office:value-type="float" office:value="22090" table:style-name="ce1">
            <text:p>22090</text:p>
          </table:table-cell>
          <table:table-cell office:value-type="float" office:value="138" table:style-name="ce1">
            <text:p>13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.139077879055037" table:formula="msoxl:=20*EXP(0.0000480873219367127*B222)" table:style-name="ce2">
            <text:p>58</text:p>
          </table:table-cell>
          <table:table-cell office:value-type="float" office:value="22191" table:style-name="ce1">
            <text:p>22191</text:p>
          </table:table-cell>
          <table:table-cell office:value-type="float" office:value="142" table:style-name="ce1">
            <text:p>14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.419326414603454" table:formula="msoxl:=20*EXP(0.0000480873219367127*B223)" table:style-name="ce2">
            <text:p>58</text:p>
          </table:table-cell>
          <table:table-cell office:value-type="float" office:value="22291" table:style-name="ce1">
            <text:p>22291</text:p>
          </table:table-cell>
          <table:table-cell office:value-type="float" office:value="146" table:style-name="ce1">
            <text:p>14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.706571647852272" table:formula="msoxl:=20*EXP(0.0000480873219367127*B224)" table:style-name="ce2">
            <text:p>59</text:p>
          </table:table-cell>
          <table:table-cell office:value-type="float" office:value="22393" table:style-name="ce1">
            <text:p>22393</text:p>
          </table:table-cell>
          <table:table-cell office:value-type="float" office:value="147" table:style-name="ce1">
            <text:p>14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.99239239878186" table:formula="msoxl:=20*EXP(0.0000480873219367127*B225)" table:style-name="ce2">
            <text:p>59</text:p>
          </table:table-cell>
          <table:table-cell office:value-type="float" office:value="22494" table:style-name="ce1">
            <text:p>22494</text:p>
          </table:table-cell>
          <table:table-cell office:value-type="float" office:value="148" table:style-name="ce1">
            <text:p>14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.276754177148014" table:formula="msoxl:=20*EXP(0.0000480873219367127*B226)" table:style-name="ce2">
            <text:p>59</text:p>
          </table:table-cell>
          <table:table-cell office:value-type="float" office:value="22594" table:style-name="ce1">
            <text:p>22594</text:p>
          </table:table-cell>
          <table:table-cell office:value-type="float" office:value="147" table:style-name="ce1">
            <text:p>14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.568215344622047" table:formula="msoxl:=20*EXP(0.0000480873219367127*B227)" table:style-name="ce2">
            <text:p>60</text:p>
          </table:table-cell>
          <table:table-cell office:value-type="float" office:value="22696" table:style-name="ce1">
            <text:p>22696</text:p>
          </table:table-cell>
          <table:table-cell office:value-type="float" office:value="150" table:style-name="ce1">
            <text:p>15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.855352769647808" table:formula="msoxl:=20*EXP(0.0000480873219367127*B228)" table:style-name="ce2">
            <text:p>60</text:p>
          </table:table-cell>
          <table:table-cell office:value-type="float" office:value="22796" table:style-name="ce1">
            <text:p>22796</text:p>
          </table:table-cell>
          <table:table-cell office:value-type="float" office:value="147" table:style-name="ce1">
            <text:p>14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.149658880702326" table:formula="msoxl:=20*EXP(0.0000480873219367127*B229)" table:style-name="ce2">
            <text:p>60</text:p>
          </table:table-cell>
          <table:table-cell office:value-type="float" office:value="22898" table:style-name="ce1">
            <text:p>22898</text:p>
          </table:table-cell>
          <table:table-cell office:value-type="float" office:value="147" table:style-name="ce1">
            <text:p>14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.43959904539021" table:formula="msoxl:=20*EXP(0.0000480873219367127*B230)" table:style-name="ce2">
            <text:p>60</text:p>
          </table:table-cell>
          <table:table-cell office:value-type="float" office:value="22998" table:style-name="ce1">
            <text:p>22998</text:p>
          </table:table-cell>
          <table:table-cell office:value-type="float" office:value="144" table:style-name="ce1">
            <text:p>14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.733857270664515" table:formula="msoxl:=20*EXP(0.0000480873219367127*B231)" table:style-name="ce2">
            <text:p>61</text:p>
          </table:table-cell>
          <table:table-cell office:value-type="float" office:value="23099" table:style-name="ce1">
            <text:p>23099</text:p>
          </table:table-cell>
          <table:table-cell office:value-type="float" office:value="140" table:style-name="ce1">
            <text:p>14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.029548131239359" table:formula="msoxl:=20*EXP(0.0000480873219367127*B232)" table:style-name="ce2">
            <text:p>61</text:p>
          </table:table-cell>
          <table:table-cell office:value-type="float" office:value="23200" table:style-name="ce1">
            <text:p>23200</text:p>
          </table:table-cell>
          <table:table-cell office:value-type="float" office:value="137" table:style-name="ce1">
            <text:p>13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.326678602090198" table:formula="msoxl:=20*EXP(0.0000480873219367127*B233)" table:style-name="ce2">
            <text:p>61</text:p>
          </table:table-cell>
          <table:table-cell office:value-type="float" office:value="23301" table:style-name="ce1">
            <text:p>23301</text:p>
          </table:table-cell>
          <table:table-cell office:value-type="float" office:value="133" table:style-name="ce1">
            <text:p>13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.625255692151093" table:formula="msoxl:=20*EXP(0.0000480873219367127*B234)" table:style-name="ce2">
            <text:p>62</text:p>
          </table:table-cell>
          <table:table-cell office:value-type="float" office:value="23402" table:style-name="ce1">
            <text:p>23402</text:p>
          </table:table-cell>
          <table:table-cell office:value-type="float" office:value="128" table:style-name="ce1">
            <text:p>12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.925286444480051" table:formula="msoxl:=20*EXP(0.0000480873219367127*B235)" table:style-name="ce2">
            <text:p>62</text:p>
          </table:table-cell>
          <table:table-cell office:value-type="float" office:value="23503" table:style-name="ce1">
            <text:p>23503</text:p>
          </table:table-cell>
          <table:table-cell office:value-type="float" office:value="146" table:style-name="ce1">
            <text:p>14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.226777936425123" table:formula="msoxl:=20*EXP(0.0000480873219367127*B236)" table:style-name="ce2">
            <text:p>62</text:p>
          </table:table-cell>
          <table:table-cell office:value-type="float" office:value="23604" table:style-name="ce1">
            <text:p>23604</text:p>
          </table:table-cell>
          <table:table-cell office:value-type="float" office:value="139" table:style-name="ce1">
            <text:p>13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.526730464479627" table:formula="msoxl:=20*EXP(0.0000480873219367127*B237)" table:style-name="ce2">
            <text:p>63</text:p>
          </table:table-cell>
          <table:table-cell office:value-type="float" office:value="23704" table:style-name="ce1">
            <text:p>23704</text:p>
          </table:table-cell>
          <table:table-cell office:value-type="float" office:value="132" table:style-name="ce1">
            <text:p>13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.834171621008686" table:formula="msoxl:=20*EXP(0.0000480873219367127*B238)" table:style-name="ce2">
            <text:p>63</text:p>
          </table:table-cell>
          <table:table-cell office:value-type="float" office:value="23806" table:style-name="ce1">
            <text:p>23806</text:p>
          </table:table-cell>
          <table:table-cell office:value-type="float" office:value="148" table:style-name="ce1">
            <text:p>14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.137051976555739" table:formula="msoxl:=20*EXP(0.0000480873219367127*B239)" table:style-name="ce2">
            <text:p>63</text:p>
          </table:table-cell>
          <table:table-cell office:value-type="float" office:value="23906" table:style-name="ce1">
            <text:p>23906</text:p>
          </table:table-cell>
          <table:table-cell office:value-type="float" office:value="139" table:style-name="ce1">
            <text:p>13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.447494056851859" table:formula="msoxl:=20*EXP(0.0000480873219367127*B240)" table:style-name="ce2">
            <text:p>63</text:p>
          </table:table-cell>
          <table:table-cell office:value-type="float" office:value="24008" table:style-name="ce1">
            <text:p>24008</text:p>
          </table:table-cell>
          <table:table-cell office:value-type="float" office:value="130" table:style-name="ce1">
            <text:p>13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.753330818326475" table:formula="msoxl:=20*EXP(0.0000480873219367127*B241)" table:style-name="ce2">
            <text:p>64</text:p>
          </table:table-cell>
          <table:table-cell office:value-type="float" office:value="24108" table:style-name="ce1">
            <text:p>24108</text:p>
          </table:table-cell>
          <table:table-cell office:value-type="float" office:value="142" table:style-name="ce1">
            <text:p>14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.063722387400887" table:formula="msoxl:=20*EXP(0.0000480873219367127*B242)" table:style-name="ce2">
            <text:p>64</text:p>
          </table:table-cell>
          <table:table-cell office:value-type="float" office:value="24209" table:style-name="ce1">
            <text:p>24209</text:p>
          </table:table-cell>
          <table:table-cell office:value-type="float" office:value="133" table:style-name="ce1">
            <text:p>13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.378720864948477" table:formula="msoxl:=20*EXP(0.0000480873219367127*B243)" table:style-name="ce2">
            <text:p>64</text:p>
          </table:table-cell>
          <table:table-cell office:value-type="float" office:value="24311" table:style-name="ce1">
            <text:p>24311</text:p>
          </table:table-cell>
          <table:table-cell office:value-type="float" office:value="143" table:style-name="ce1">
            <text:p>14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.68904643083404" table:formula="msoxl:=20*EXP(0.0000480873219367127*B244)" table:style-name="ce2">
            <text:p>65</text:p>
          </table:table-cell>
          <table:table-cell office:value-type="float" office:value="24411" table:style-name="ce1">
            <text:p>24411</text:p>
          </table:table-cell>
          <table:table-cell office:value-type="float" office:value="132" table:style-name="ce1">
            <text:p>132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.003993655800414" table:formula="msoxl:=20*EXP(0.0000480873219367127*B245)" table:style-name="ce2">
            <text:p>65</text:p>
          </table:table-cell>
          <table:table-cell office:value-type="float" office:value="24512" table:style-name="ce1">
            <text:p>24512</text:p>
          </table:table-cell>
          <table:table-cell office:value-type="float" office:value="143" table:style-name="ce1">
            <text:p>143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.320474243213539" table:formula="msoxl:=20*EXP(0.0000480873219367127*B246)" table:style-name="ce2">
            <text:p>65</text:p>
          </table:table-cell>
          <table:table-cell office:value-type="float" office:value="24613" table:style-name="ce1">
            <text:p>24613</text:p>
          </table:table-cell>
          <table:table-cell office:value-type="float" office:value="129" table:style-name="ce1">
            <text:p>12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.638495658452428" table:formula="msoxl:=20*EXP(0.0000480873219367127*B247)" table:style-name="ce2">
            <text:p>66</text:p>
          </table:table-cell>
          <table:table-cell office:value-type="float" office:value="24714" table:style-name="ce1">
            <text:p>24714</text:p>
          </table:table-cell>
          <table:table-cell office:value-type="float" office:value="138" table:style-name="ce1">
            <text:p>138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.954893732776014" table:formula="msoxl:=20*EXP(0.0000480873219367127*B248)" table:style-name="ce2">
            <text:p>66</text:p>
          </table:table-cell>
          <table:table-cell office:value-type="float" office:value="24814" table:style-name="ce1">
            <text:p>24814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.279191015831231" table:formula="msoxl:=20*EXP(0.0000480873219367127*B249)" table:style-name="ce2">
            <text:p>66</text:p>
          </table:table-cell>
          <table:table-cell office:value-type="float" office:value="24916" table:style-name="ce1">
            <text:p>24916</text:p>
          </table:table-cell>
          <table:table-cell office:value-type="float" office:value="131" table:style-name="ce1">
            <text:p>13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.598677442123744" table:formula="msoxl:=20*EXP(0.0000480873219367127*B250)" table:style-name="ce2">
            <text:p>67</text:p>
          </table:table-cell>
          <table:table-cell office:value-type="float" office:value="25016" table:style-name="ce1">
            <text:p>25016</text:p>
          </table:table-cell>
          <table:table-cell office:value-type="float" office:value="137" table:style-name="ce1">
            <text:p>13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.926140181083738" table:formula="msoxl:=20*EXP(0.0000480873219367127*B251)" table:style-name="ce2">
            <text:p>67</text:p>
          </table:table-cell>
          <table:table-cell office:value-type="float" office:value="25118" table:style-name="ce1">
            <text:p>25118</text:p>
          </table:table-cell>
          <table:table-cell office:value-type="float" office:value="143" table:style-name="ce1">
            <text:p>14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.251978994464295" table:formula="msoxl:=20*EXP(0.0000480873219367127*B252)" table:style-name="ce2">
            <text:p>67</text:p>
          </table:table-cell>
          <table:table-cell office:value-type="float" office:value="25219" table:style-name="ce1">
            <text:p>25219</text:p>
          </table:table-cell>
          <table:table-cell office:value-type="float" office:value="148" table:style-name="ce1">
            <text:p>14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.576154563006" table:formula="msoxl:=20*EXP(0.0000480873219367127*B253)" table:style-name="ce2">
            <text:p>68</text:p>
          </table:table-cell>
          <table:table-cell office:value-type="float" office:value="25319" table:style-name="ce1">
            <text:p>25319</text:p>
          </table:table-cell>
          <table:table-cell office:value-type="float" office:value="130" table:style-name="ce1">
            <text:p>13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.908423513554098" table:formula="msoxl:=20*EXP(0.0000480873219367127*B254)" table:style-name="ce2">
            <text:p>68</text:p>
          </table:table-cell>
          <table:table-cell office:value-type="float" office:value="25421" table:style-name="ce1">
            <text:p>25421</text:p>
          </table:table-cell>
          <table:table-cell office:value-type="float" office:value="132" table:style-name="ce1">
            <text:p>13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.235763349948911" table:formula="msoxl:=20*EXP(0.0000480873219367127*B255)" table:style-name="ce2">
            <text:p>68</text:p>
          </table:table-cell>
          <table:table-cell office:value-type="float" office:value="25521" table:style-name="ce1">
            <text:p>25521</text:p>
          </table:table-cell>
          <table:table-cell office:value-type="float" office:value="135" table:style-name="ce1">
            <text:p>13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.567978237882159" table:formula="msoxl:=20*EXP(0.0000480873219367127*B256)" table:style-name="ce2">
            <text:p>69</text:p>
          </table:table-cell>
          <table:table-cell office:value-type="float" office:value="25622" table:style-name="ce1">
            <text:p>25622</text:p>
          </table:table-cell>
          <table:table-cell office:value-type="float" office:value="138" table:style-name="ce1">
            <text:p>13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.901810558175612" table:formula="msoxl:=20*EXP(0.0000480873219367127*B257)" table:style-name="ce2">
            <text:p>69</text:p>
          </table:table-cell>
          <table:table-cell office:value-type="float" office:value="25723" table:style-name="ce1">
            <text:p>25723</text:p>
          </table:table-cell>
          <table:table-cell office:value-type="float" office:value="138" table:style-name="ce1">
            <text:p>13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.237268185513756" table:formula="msoxl:=20*EXP(0.0000480873219367127*B258)" table:style-name="ce2">
            <text:p>69</text:p>
          </table:table-cell>
          <table:table-cell office:value-type="float" office:value="25824" table:style-name="ce1">
            <text:p>25824</text:p>
          </table:table-cell>
          <table:table-cell office:value-type="float" office:value="140" table:style-name="ce1">
            <text:p>14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.571013468759034" table:formula="msoxl:=20*EXP(0.0000480873219367127*B259)" table:style-name="ce2">
            <text:p>70</text:p>
          </table:table-cell>
          <table:table-cell office:value-type="float" office:value="25924" table:style-name="ce1">
            <text:p>25924</text:p>
          </table:table-cell>
          <table:table-cell office:value-type="float" office:value="139" table:style-name="ce1">
            <text:p>13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.913091051943809" table:formula="msoxl:=20*EXP(0.0000480873219367127*B260)" table:style-name="ce2">
            <text:p>70</text:p>
          </table:table-cell>
          <table:table-cell office:value-type="float" office:value="26026" table:style-name="ce1">
            <text:p>26026</text:p>
          </table:table-cell>
          <table:table-cell office:value-type="float" office:value="138" table:style-name="ce1">
            <text:p>13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.253472232847031" table:formula="msoxl:=20*EXP(0.0000480873219367127*B261)" table:style-name="ce2">
            <text:p>70</text:p>
          </table:table-cell>
          <table:table-cell office:value-type="float" office:value="26127" table:style-name="ce1">
            <text:p>26127</text:p>
          </table:table-cell>
          <table:table-cell office:value-type="float" office:value="136" table:style-name="ce1">
            <text:p>13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.595510604793702" table:formula="msoxl:=20*EXP(0.0000480873219367127*B262)" table:style-name="ce2">
            <text:p>71</text:p>
          </table:table-cell>
          <table:table-cell office:value-type="float" office:value="26228" table:style-name="ce1">
            <text:p>2622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.939214236038865" table:formula="msoxl:=20*EXP(0.0000480873219367127*B263)" table:style-name="ce2">
            <text:p>71</text:p>
          </table:table-cell>
          <table:table-cell office:value-type="float" office:value="26329" table:style-name="ce1">
            <text:p>26329</text:p>
          </table:table-cell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.28116343144859" table:formula="msoxl:=20*EXP(0.0000480873219367127*B264)" table:style-name="ce2">
            <text:p>71</text:p>
          </table:table-cell>
          <table:table-cell office:value-type="float" office:value="26429" table:style-name="ce1">
            <text:p>26429</text:p>
          </table:table-cell>
          <table:table-cell office:value-type="float" office:value="148" table:style-name="ce1">
            <text:p>14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.631649746042484" table:formula="msoxl:=20*EXP(0.0000480873219367127*B265)" table:style-name="ce2">
            <text:p>72</text:p>
          </table:table-cell>
          <table:table-cell office:value-type="float" office:value="26531" table:style-name="ce1">
            <text:p>26531</text:p>
          </table:table-cell>
          <table:table-cell office:value-type="float" office:value="143" table:style-name="ce1">
            <text:p>14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.976936697135983" table:formula="msoxl:=20*EXP(0.0000480873219367127*B266)" table:style-name="ce2">
            <text:p>72</text:p>
          </table:table-cell>
          <table:table-cell office:value-type="float" office:value="26631" table:style-name="ce1">
            <text:p>26631</text:p>
          </table:table-cell>
          <table:table-cell office:value-type="float" office:value="138" table:style-name="ce1">
            <text:p>13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.327365985015192" table:formula="msoxl:=20*EXP(0.0000480873219367127*B267)" table:style-name="ce2">
            <text:p>72</text:p>
          </table:table-cell>
          <table:table-cell office:value-type="float" office:value="26732" table:style-name="ce1">
            <text:p>26732</text:p>
          </table:table-cell>
          <table:table-cell office:value-type="float" office:value="132" table:style-name="ce1">
            <text:p>13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.679501384482904" table:formula="msoxl:=20*EXP(0.0000480873219367127*B268)" table:style-name="ce2">
            <text:p>73</text:p>
          </table:table-cell>
          <table:table-cell office:value-type="float" office:value="26833" table:style-name="ce1">
            <text:p>26833</text:p>
          </table:table-cell>
          <table:table-cell office:value-type="float" office:value="147" table:style-name="ce1">
            <text:p>147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.033351201970277" table:formula="msoxl:=20*EXP(0.0000480873219367127*B269)" table:style-name="ce2">
            <text:p>73</text:p>
          </table:table-cell>
          <table:table-cell office:value-type="float" office:value="26934" table:style-name="ce1">
            <text:p>26934</text:p>
          </table:table-cell>
          <table:table-cell office:value-type="float" office:value="138" table:style-name="ce1">
            <text:p>13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.388923784349402" table:formula="msoxl:=20*EXP(0.0000480873219367127*B270)" table:style-name="ce2">
            <text:p>73</text:p>
          </table:table-cell>
          <table:table-cell office:value-type="float" office:value="27035" table:style-name="ce1">
            <text:p>27035</text:p>
          </table:table-cell>
          <table:table-cell office:value-type="float" office:value="132" table:style-name="ce1">
            <text:p>13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.746227519130258" table:formula="msoxl:=20*EXP(0.0000480873219367127*B271)" table:style-name="ce2">
            <text:p>74</text:p>
          </table:table-cell>
          <table:table-cell office:value-type="float" office:value="27136" table:style-name="ce1">
            <text:p>27136</text:p>
          </table:table-cell>
          <table:table-cell office:value-type="float" office:value="142" table:style-name="ce1">
            <text:p>14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.105270834658526" table:formula="msoxl:=20*EXP(0.0000480873219367127*B272)" table:style-name="ce2">
            <text:p>74</text:p>
          </table:table-cell>
          <table:table-cell office:value-type="float" office:value="27237" table:style-name="ce1">
            <text:p>27237</text:p>
          </table:table-cell>
          <table:table-cell office:value-type="float" office:value="133" table:style-name="ce1">
            <text:p>133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.466062200314383" table:formula="msoxl:=20*EXP(0.0000480873219367127*B273)" table:style-name="ce2">
            <text:p>74</text:p>
          </table:table-cell>
          <table:table-cell office:value-type="float" office:value="27338" table:style-name="ce1">
            <text:p>27338</text:p>
          </table:table-cell>
          <table:table-cell office:value-type="float" office:value="143" table:style-name="ce1">
            <text:p>14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.828610126712363" table:formula="msoxl:=20*EXP(0.0000480873219367127*B274)" table:style-name="ce2">
            <text:p>75</text:p>
          </table:table-cell>
          <table:table-cell office:value-type="float" office:value="27439" table:style-name="ce1">
            <text:p>27439</text:p>
          </table:table-cell>
          <table:table-cell office:value-type="float" office:value="132" table:style-name="ce1">
            <text:p>132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.189307426534697" table:formula="msoxl:=20*EXP(0.0000480873219367127*B275)" table:style-name="ce2">
            <text:p>75</text:p>
          </table:table-cell>
          <table:table-cell office:value-type="float" office:value="27539" table:style-name="ce1">
            <text:p>27539</text:p>
          </table:table-cell>
          <table:table-cell office:value-type="float" office:value="140" table:style-name="ce1">
            <text:p>14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.559009911569717" table:formula="msoxl:=20*EXP(0.0000480873219367127*B276)" table:style-name="ce2">
            <text:p>76</text:p>
          </table:table-cell>
          <table:table-cell office:value-type="float" office:value="27641" table:style-name="ce1">
            <text:p>27641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.923227966752108" table:formula="msoxl:=20*EXP(0.0000480873219367127*B277)" table:style-name="ce2">
            <text:p>76</text:p>
          </table:table-cell>
          <table:table-cell office:value-type="float" office:value="27741" table:style-name="ce1">
            <text:p>27741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.292870298459434" table:formula="msoxl:=20*EXP(0.0000480873219367127*B278)" table:style-name="ce2">
            <text:p>76</text:p>
          </table:table-cell>
          <table:table-cell office:value-type="float" office:value="27842" table:style-name="ce1">
            <text:p>27842</text:p>
          </table:table-cell>
          <table:table-cell office:value-type="float" office:value="141" table:style-name="ce1">
            <text:p>14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.667998953120261" table:formula="msoxl:=20*EXP(0.0000480873219367127*B279)" table:style-name="ce2">
            <text:p>77</text:p>
          </table:table-cell>
          <table:table-cell office:value-type="float" office:value="27944" table:style-name="ce1">
            <text:p>27944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.037562682265346" table:formula="msoxl:=20*EXP(0.0000480873219367127*B280)" table:style-name="ce2">
            <text:p>77</text:p>
          </table:table-cell>
          <table:table-cell office:value-type="float" office:value="28044" table:style-name="ce1">
            <text:p>28044</text:p>
          </table:table-cell>
          <table:table-cell office:value-type="float" office:value="132" table:style-name="ce1">
            <text:p>13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.416352956301353" table:formula="msoxl:=20*EXP(0.0000480873219367127*B281)" table:style-name="ce2">
            <text:p>77</text:p>
          </table:table-cell>
          <table:table-cell office:value-type="float" office:value="28146" table:style-name="ce1">
            <text:p>28146</text:p>
          </table:table-cell>
          <table:table-cell office:value-type="float" office:value="136" table:style-name="ce1">
            <text:p>13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.789523985753121" table:formula="msoxl:=20*EXP(0.0000480873219367127*B282)" table:style-name="ce2">
            <text:p>78</text:p>
          </table:table-cell>
          <table:table-cell office:value-type="float" office:value="28246" table:style-name="ce1">
            <text:p>28246</text:p>
          </table:table-cell>
          <table:table-cell office:value-type="float" office:value="139" table:style-name="ce1">
            <text:p>139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.168252627810986" table:formula="msoxl:=20*EXP(0.0000480873219367127*B283)" table:style-name="ce2">
            <text:p>78</text:p>
          </table:table-cell>
          <table:table-cell office:value-type="float" office:value="28347" table:style-name="ce1">
            <text:p>28347</text:p>
          </table:table-cell>
          <table:table-cell office:value-type="float" office:value="141" table:style-name="ce1">
            <text:p>14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.548825160626436" table:formula="msoxl:=20*EXP(0.0000480873219367127*B284)" table:style-name="ce2">
            <text:p>79</text:p>
          </table:table-cell>
          <table:table-cell office:value-type="float" office:value="28448" table:style-name="ce1">
            <text:p>28448</text:p>
          </table:table-cell>
          <table:table-cell office:value-type="float" office:value="142" table:style-name="ce1">
            <text:p>14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.931250561426822" table:formula="msoxl:=20*EXP(0.0000480873219367127*B285)" table:style-name="ce2">
            <text:p>79</text:p>
          </table:table-cell>
          <table:table-cell office:value-type="float" office:value="28549" table:style-name="ce1">
            <text:p>28549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.311723871045928" table:formula="msoxl:=20*EXP(0.0000480873219367127*B286)" table:style-name="ce2">
            <text:p>79</text:p>
          </table:table-cell>
          <table:table-cell office:value-type="float" office:value="28649" table:style-name="ce1">
            <text:p>28649</text:p>
          </table:table-cell>
          <table:table-cell office:value-type="float" office:value="144" table:style-name="ce1">
            <text:p>14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.701696094638834" table:formula="msoxl:=20*EXP(0.0000480873219367127*B287)" table:style-name="ce2">
            <text:p>80</text:p>
          </table:table-cell>
          <table:table-cell office:value-type="float" office:value="28751" table:style-name="ce1">
            <text:p>28751</text:p>
          </table:table-cell>
          <table:table-cell office:value-type="float" office:value="143" table:style-name="ce1">
            <text:p>14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.085883192647401" table:formula="msoxl:=20*EXP(0.0000480873219367127*B288)" table:style-name="ce2">
            <text:p>80</text:p>
          </table:table-cell>
          <table:table-cell office:value-type="float" office:value="28851" table:style-name="ce1">
            <text:p>28851</text:p>
          </table:table-cell>
          <table:table-cell office:value-type="float" office:value="141" table:style-name="ce1">
            <text:p>14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.475791964876308" table:formula="msoxl:=20*EXP(0.0000480873219367127*B289)" table:style-name="ce2">
            <text:p>80</text:p>
          </table:table-cell>
          <table:table-cell office:value-type="float" office:value="28952" table:style-name="ce1">
            <text:p>28952</text:p>
          </table:table-cell>
          <table:table-cell office:value-type="float" office:value="140" table:style-name="ce1">
            <text:p>14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.871487859583766" table:formula="msoxl:=20*EXP(0.0000480873219367127*B290)" table:style-name="ce2">
            <text:p>81</text:p>
          </table:table-cell>
          <table:table-cell office:value-type="float" office:value="29054" table:style-name="ce1">
            <text:p>29054</text:p>
          </table:table-cell>
          <table:table-cell office:value-type="float" office:value="138" table:style-name="ce1">
            <text:p>13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.261313719694897" table:formula="msoxl:=20*EXP(0.0000480873219367127*B291)" table:style-name="ce2">
            <text:p>81</text:p>
          </table:table-cell>
          <table:table-cell office:value-type="float" office:value="29154" table:style-name="ce1">
            <text:p>29154</text:p>
          </table:table-cell>
          <table:table-cell office:value-type="float" office:value="134" table:style-name="ce1">
            <text:p>13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.660871989981331" table:formula="msoxl:=20*EXP(0.0000480873219367127*B292)" table:style-name="ce2">
            <text:p>82</text:p>
          </table:table-cell>
          <table:table-cell office:value-type="float" office:value="29256" table:style-name="ce1">
            <text:p>29256</text:p>
          </table:table-cell>
          <table:table-cell office:value-type="float" office:value="148" table:style-name="ce1">
            <text:p>14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.054502928442503" table:formula="msoxl:=20*EXP(0.0000480873219367127*B293)" table:style-name="ce2">
            <text:p>82</text:p>
          </table:table-cell>
          <table:table-cell office:value-type="float" office:value="29356" table:style-name="ce1">
            <text:p>29356</text:p>
          </table:table-cell>
          <table:table-cell office:value-type="float" office:value="142" table:style-name="ce1">
            <text:p>14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.45399618764425" table:formula="msoxl:=20*EXP(0.0000480873219367127*B294)" table:style-name="ce2">
            <text:p>82</text:p>
          </table:table-cell>
          <table:table-cell office:value-type="float" office:value="29457" table:style-name="ce1">
            <text:p>29457</text:p>
          </table:table-cell>
          <table:table-cell office:value-type="float" office:value="137" table:style-name="ce1">
            <text:p>137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.855434432903493" table:formula="msoxl:=20*EXP(0.0000480873219367127*B295)" table:style-name="ce2">
            <text:p>83</text:p>
          </table:table-cell>
          <table:table-cell office:value-type="float" office:value="29558" table:style-name="ce1">
            <text:p>29558</text:p>
          </table:table-cell>
          <table:table-cell office:value-type="float" office:value="148" table:style-name="ce1">
            <text:p>14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.258827133643422" table:formula="msoxl:=20*EXP(0.0000480873219367127*B296)" table:style-name="ce2">
            <text:p>83</text:p>
          </table:table-cell>
          <table:table-cell office:value-type="float" office:value="29659" table:style-name="ce1">
            <text:p>29659</text:p>
          </table:table-cell>
          <table:table-cell office:value-type="float" office:value="142" table:style-name="ce1">
            <text:p>14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.664183805390479" table:formula="msoxl:=20*EXP(0.0000480873219367127*B297)" table:style-name="ce2">
            <text:p>84</text:p>
          </table:table-cell>
          <table:table-cell office:value-type="float" office:value="29760" table:style-name="ce1">
            <text:p>29760</text:p>
          </table:table-cell>
          <table:table-cell office:value-type="float" office:value="135" table:style-name="ce1">
            <text:p>135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.071514009998737" table:formula="msoxl:=20*EXP(0.0000480873219367127*B298)" table:style-name="ce2">
            <text:p>84</text:p>
          </table:table-cell>
          <table:table-cell office:value-type="float" office:value="29861" table:style-name="ce1">
            <text:p>29861</text:p>
          </table:table-cell>
          <table:table-cell office:value-type="float" office:value="143" table:style-name="ce1">
            <text:p>14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.48082735587532" table:formula="msoxl:=20*EXP(0.0000480873219367127*B299)" table:style-name="ce2">
            <text:p>84</text:p>
          </table:table-cell>
          <table:table-cell office:value-type="float" office:value="29962" table:style-name="ce1">
            <text:p>29962</text:p>
          </table:table-cell>
          <table:table-cell office:value-type="float" office:value="134" table:style-name="ce1">
            <text:p>13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.888051361004116" table:formula="msoxl:=20*EXP(0.0000480873219367127*B300)" table:style-name="ce2">
            <text:p>85</text:p>
          </table:table-cell>
          <table:table-cell office:value-type="float" office:value="30062" table:style-name="ce1">
            <text:p>30062</text:p>
          </table:table-cell>
          <table:table-cell office:value-type="float" office:value="143" table:style-name="ce1">
            <text:p>14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.305442139188997" table:formula="msoxl:=20*EXP(0.0000480873219367127*B301)" table:style-name="ce2">
            <text:p>85</text:p>
          </table:table-cell>
          <table:table-cell office:value-type="float" office:value="30164" table:style-name="ce1">
            <text:p>30164</text:p>
          </table:table-cell>
          <table:table-cell office:value-type="float" office:value="142" table:style-name="ce1">
            <text:p>14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.716641045431572" table:formula="msoxl:=20*EXP(0.0000480873219367127*B302)" table:style-name="ce2">
            <text:p>86</text:p>
          </table:table-cell>
          <table:table-cell office:value-type="float" office:value="30264" table:style-name="ce1">
            <text:p>30264</text:p>
          </table:table-cell>
          <table:table-cell office:value-type="float" office:value="138" table:style-name="ce1">
            <text:p>13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.138105962292443" table:formula="msoxl:=20*EXP(0.0000480873219367127*B303)" table:style-name="ce2">
            <text:p>86</text:p>
          </table:table-cell>
          <table:table-cell office:value-type="float" office:value="30366" table:style-name="ce1">
            <text:p>30366</text:p>
          </table:table-cell>
          <table:table-cell office:value-type="float" office:value="144" table:style-name="ce1">
            <text:p>14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.553318568537506" table:formula="msoxl:=20*EXP(0.0000480873219367127*B304)" table:style-name="ce2">
            <text:p>87</text:p>
          </table:table-cell>
          <table:table-cell office:value-type="float" office:value="30466" table:style-name="ce1">
            <text:p>30466</text:p>
          </table:table-cell>
          <table:table-cell office:value-type="float" office:value="148" table:style-name="ce1">
            <text:p>14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.974714909940332" table:formula="msoxl:=20*EXP(0.0000480873219367127*B305)" table:style-name="ce2">
            <text:p>87</text:p>
          </table:table-cell>
          <table:table-cell office:value-type="float" office:value="30567" table:style-name="ce1">
            <text:p>30567</text:p>
          </table:table-cell>
          <table:table-cell office:value-type="float" office:value="136" table:style-name="ce1">
            <text:p>136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.40236572011483" table:formula="msoxl:=20*EXP(0.0000480873219367127*B306)" table:style-name="ce2">
            <text:p>87</text:p>
          </table:table-cell>
          <table:table-cell office:value-type="float" office:value="30669" table:style-name="ce1">
            <text:p>30669</text:p>
          </table:table-cell>
          <table:table-cell office:value-type="float" office:value="138" table:style-name="ce1">
            <text:p>13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.823672453728406" table:formula="msoxl:=20*EXP(0.0000480873219367127*B307)" table:style-name="ce2">
            <text:p>88</text:p>
          </table:table-cell>
          <table:table-cell office:value-type="float" office:value="30769" table:style-name="ce1">
            <text:p>30769</text:p>
          </table:table-cell>
          <table:table-cell office:value-type="float" office:value="141" table:style-name="ce1">
            <text:p>14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.251253681954282" table:formula="msoxl:=20*EXP(0.0000480873219367127*B308)" table:style-name="ce2">
            <text:p>88</text:p>
          </table:table-cell>
          <table:table-cell office:value-type="float" office:value="30870" table:style-name="ce1">
            <text:p>30870</text:p>
          </table:table-cell>
          <table:table-cell office:value-type="float" office:value="143" table:style-name="ce1">
            <text:p>143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.680916646249983" table:formula="msoxl:=20*EXP(0.0000480873219367127*B309)" table:style-name="ce2">
            <text:p>89</text:p>
          </table:table-cell>
          <table:table-cell office:value-type="float" office:value="30971" table:style-name="ce1">
            <text:p>30971</text:p>
          </table:table-cell>
          <table:table-cell office:value-type="float" office:value="145" table:style-name="ce1">
            <text:p>14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.112671481824393" table:formula="msoxl:=20*EXP(0.0000480873219367127*B310)" table:style-name="ce2">
            <text:p>89</text:p>
          </table:table-cell>
          <table:table-cell office:value-type="float" office:value="31072" table:style-name="ce1">
            <text:p>31072</text:p>
          </table:table-cell>
          <table:table-cell office:value-type="float" office:value="145" table:style-name="ce1">
            <text:p>14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.542222424024445" table:formula="msoxl:=20*EXP(0.0000480873219367127*B311)" table:style-name="ce2">
            <text:p>90</text:p>
          </table:table-cell>
          <table:table-cell office:value-type="float" office:value="31172" table:style-name="ce1">
            <text:p>31172</text:p>
          </table:table-cell>
          <table:table-cell office:value-type="float" office:value="145" table:style-name="ce1">
            <text:p>145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.982497554608202" table:formula="msoxl:=20*EXP(0.0000480873219367127*B312)" table:style-name="ce2">
            <text:p>90</text:p>
          </table:table-cell>
          <table:table-cell office:value-type="float" office:value="31274" table:style-name="ce1">
            <text:p>31274</text:p>
          </table:table-cell>
          <table:table-cell office:value-type="float" office:value="144" table:style-name="ce1">
            <text:p>14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.41624133047489" table:formula="msoxl:=20*EXP(0.0000480873219367127*B313)" table:style-name="ce2">
            <text:p>90</text:p>
          </table:table-cell>
          <table:table-cell office:value-type="float" office:value="31374" table:style-name="ce1">
            <text:p>31374</text:p>
          </table:table-cell>
          <table:table-cell office:value-type="float" office:value="142" table:style-name="ce1">
            <text:p>142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.860813973201573" table:formula="msoxl:=20*EXP(0.0000480873219367127*B314)" table:style-name="ce2">
            <text:p>91</text:p>
          </table:table-cell>
          <table:table-cell office:value-type="float" office:value="31476" table:style-name="ce1">
            <text:p>31476</text:p>
          </table:table-cell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.303181928797287" table:formula="msoxl:=20*EXP(0.0000480873219367127*B315)" table:style-name="ce2">
            <text:p>91</text:p>
          </table:table-cell>
          <table:table-cell office:value-type="float" office:value="31577" table:style-name="ce1">
            <text:p>31577</text:p>
          </table:table-cell>
          <table:table-cell office:value-type="float" office:value="136" table:style-name="ce1">
            <text:p>13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.743291816327428" table:formula="msoxl:=20*EXP(0.0000480873219367127*B316)" table:style-name="ce2">
            <text:p>92</text:p>
          </table:table-cell>
          <table:table-cell office:value-type="float" office:value="31677" table:style-name="ce1">
            <text:p>31677</text:p>
          </table:table-cell>
          <table:table-cell office:value-type="float" office:value="148" table:style-name="ce1">
            <text:p>14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.194389507351232" table:formula="msoxl:=20*EXP(0.0000480873219367127*B317)" table:style-name="ce2">
            <text:p>92</text:p>
          </table:table-cell>
          <table:table-cell office:value-type="float" office:value="31779" table:style-name="ce1">
            <text:p>31779</text:p>
          </table:table-cell>
          <table:table-cell office:value-type="float" office:value="144" table:style-name="ce1">
            <text:p>144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.638795294091878" table:formula="msoxl:=20*EXP(0.0000480873219367127*B318)" table:style-name="ce2">
            <text:p>93</text:p>
          </table:table-cell>
          <table:table-cell office:value-type="float" office:value="31879" table:style-name="ce1">
            <text:p>31879</text:p>
          </table:table-cell>
          <table:table-cell office:value-type="float" office:value="138" table:style-name="ce1">
            <text:p>138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.089819588186202" table:formula="msoxl:=20*EXP(0.0000480873219367127*B319)" table:style-name="ce2">
            <text:p>93</text:p>
          </table:table-cell>
          <table:table-cell office:value-type="float" office:value="31980" table:style-name="ce1">
            <text:p>31980</text:p>
          </table:table-cell>
          <table:table-cell office:value-type="float" office:value="148" table:style-name="ce1">
            <text:p>14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.543039754033984" table:formula="msoxl:=20*EXP(0.0000480873219367127*B320)" table:style-name="ce2">
            <text:p>94</text:p>
          </table:table-cell>
          <table:table-cell office:value-type="float" office:value="32081" table:style-name="ce1">
            <text:p>32081</text:p>
          </table:table-cell>
          <table:table-cell office:value-type="float" office:value="142" table:style-name="ce1">
            <text:p>14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.998466482528912" table:formula="msoxl:=20*EXP(0.0000480873219367127*B321)" table:style-name="ce2">
            <text:p>94</text:p>
          </table:table-cell>
          <table:table-cell office:value-type="float" office:value="32182" table:style-name="ce1">
            <text:p>32182</text:p>
          </table:table-cell>
          <table:table-cell office:value-type="float" office:value="135" table:style-name="ce1">
            <text:p>135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.451568484427341" table:formula="msoxl:=20*EXP(0.0000480873219367127*B322)" table:style-name="ce2">
            <text:p>94</text:p>
          </table:table-cell>
          <table:table-cell office:value-type="float" office:value="32282" table:style-name="ce1">
            <text:p>32282</text:p>
          </table:table-cell>
          <table:table-cell office:value-type="float" office:value="142" table:style-name="ce1">
            <text:p>142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.915982651538343" table:formula="msoxl:=20*EXP(0.0000480873219367127*B323)" table:style-name="ce2">
            <text:p>95</text:p>
          </table:table-cell>
          <table:table-cell office:value-type="float" office:value="32384" table:style-name="ce1">
            <text:p>32384</text:p>
          </table:table-cell>
          <table:table-cell office:value-type="float" office:value="147" table:style-name="ce1">
            <text:p>147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.378093735105182" table:formula="msoxl:=20*EXP(0.0000480873219367127*B324)" table:style-name="ce2">
            <text:p>95</text:p>
          </table:table-cell>
          <table:table-cell office:value-type="float" office:value="32485" table:style-name="ce1">
            <text:p>32485</text:p>
          </table:table-cell>
          <table:table-cell office:value-type="float" office:value="139" table:style-name="ce1">
            <text:p>139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.842454667934362" table:formula="msoxl:=20*EXP(0.0000480873219367127*B325)" table:style-name="ce2">
            <text:p>96</text:p>
          </table:table-cell>
          <table:table-cell office:value-type="float" office:value="32586" table:style-name="ce1">
            <text:p>32586</text:p>
          </table:table-cell>
          <table:table-cell office:value-type="float" office:value="145" table:style-name="ce1">
            <text:p>145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.309076403716261" table:formula="msoxl:=20*EXP(0.0000480873219367127*B326)" table:style-name="ce2">
            <text:p>96</text:p>
          </table:table-cell>
          <table:table-cell office:value-type="float" office:value="32687" table:style-name="ce1">
            <text:p>32687</text:p>
          </table:table-cell>
          <table:table-cell office:value-type="float" office:value="141" table:style-name="ce1">
            <text:p>141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.77331626796574" table:formula="msoxl:=20*EXP(0.0000480873219367127*B327)" table:style-name="ce2">
            <text:p>97</text:p>
          </table:table-cell>
          <table:table-cell office:value-type="float" office:value="32787" table:style-name="ce1">
            <text:p>32787</text:p>
          </table:table-cell>
          <table:table-cell office:value-type="float" office:value="137" table:style-name="ce1">
            <text:p>137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.249146365806496" table:formula="msoxl:=20*EXP(0.0000480873219367127*B328)" table:style-name="ce2">
            <text:p>97</text:p>
          </table:table-cell>
          <table:table-cell office:value-type="float" office:value="32889" table:style-name="ce1">
            <text:p>32889</text:p>
          </table:table-cell>
          <table:table-cell office:value-type="float" office:value="141" table:style-name="ce1">
            <text:p>141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.71791766123448" table:formula="msoxl:=20*EXP(0.0000480873219367127*B329)" table:style-name="ce2">
            <text:p>98</text:p>
          </table:table-cell>
          <table:table-cell office:value-type="float" office:value="32989" table:style-name="ce1">
            <text:p>32989</text:p>
          </table:table-cell>
          <table:table-cell office:value-type="float" office:value="144" table:style-name="ce1">
            <text:p>144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.193670338000288" table:formula="msoxl:=20*EXP(0.0000480873219367127*B330)" table:style-name="ce2">
            <text:p>98</text:p>
          </table:table-cell>
          <table:table-cell office:value-type="float" office:value="33090" table:style-name="ce1">
            <text:p>33090</text:p>
          </table:table-cell>
          <table:table-cell office:value-type="float" office:value="145" table:style-name="ce1">
            <text:p>145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.671739279939047" table:formula="msoxl:=20*EXP(0.0000480873219367127*B331)" table:style-name="ce2">
            <text:p>99</text:p>
          </table:table-cell>
          <table:table-cell office:value-type="float" office:value="33191" table:style-name="ce1">
            <text:p>33191</text:p>
          </table:table-cell>
          <table:table-cell office:value-type="float" office:value="146" table:style-name="ce1">
            <text:p>14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.152135764095718" table:formula="msoxl:=20*EXP(0.0000480873219367127*B332)" table:style-name="ce2">
            <text:p>99</text:p>
          </table:table-cell>
          <table:table-cell office:value-type="float" office:value="33292" table:style-name="ce1">
            <text:p>33292</text:p>
          </table:table-cell>
          <table:table-cell office:value-type="float" office:value="146" table:style-name="ce1">
            <text:p>146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.630080063490908" table:formula="msoxl:=20*EXP(0.0000480873219367127*B333)" table:style-name="ce2">
            <text:p>100</text:p>
          </table:table-cell>
          <table:table-cell office:value-type="float" office:value="33392" table:style-name="ce1">
            <text:p>33392</text:p>
          </table:table-cell>
          <table:table-cell office:value-type="float" office:value="146" table:style-name="ce1">
            <text:p>146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.11995674202927" table:formula="msoxl:=20*EXP(0.0000480873219367127*B334)" table:style-name="ce2">
            <text:p>100</text:p>
          </table:table-cell>
          <table:table-cell office:value-type="float" office:value="33494" table:style-name="ce1">
            <text:p>33494</text:p>
          </table:table-cell>
          <table:table-cell office:value-type="float" office:value="144" table:style-name="ce1">
            <text:p>144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.60740406548562" table:formula="msoxl:=20*EXP(0.0000480873219367127*B335)" table:style-name="ce2">
            <text:p>101</text:p>
          </table:table-cell>
          <table:table-cell office:value-type="float" office:value="33595" table:style-name="ce1">
            <text:p>33595</text:p>
          </table:table-cell>
          <table:table-cell office:value-type="float" office:value="142" table:style-name="ce1">
            <text:p>14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.09722459105753" table:formula="msoxl:=20*EXP(0.0000480873219367127*B336)" table:style-name="ce2">
            <text:p>101</text:p>
          </table:table-cell>
          <table:table-cell office:value-type="float" office:value="33696" table:style-name="ce1">
            <text:p>33696</text:p>
          </table:table-cell>
          <table:table-cell office:value-type="float" office:value="140" table:style-name="ce1">
            <text:p>14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.58942987299498" table:formula="msoxl:=20*EXP(0.0000480873219367127*B337)" table:style-name="ce2">
            <text:p>102</text:p>
          </table:table-cell>
          <table:table-cell office:value-type="float" office:value="33797" table:style-name="ce1">
            <text:p>33797</text:p>
          </table:table-cell>
          <table:table-cell office:value-type="float" office:value="136" table:style-name="ce1">
            <text:p>136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.07912269214034" table:formula="msoxl:=20*EXP(0.0000480873219367127*B338)" table:style-name="ce2">
            <text:p>102</text:p>
          </table:table-cell>
          <table:table-cell office:value-type="float" office:value="33897" table:style-name="ce1">
            <text:p>33897</text:p>
          </table:table-cell>
          <table:table-cell office:value-type="float" office:value="147" table:style-name="ce1">
            <text:p>14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.58104120450797" table:formula="msoxl:=20*EXP(0.0000480873219367127*B339)" table:style-name="ce2">
            <text:p>103</text:p>
          </table:table-cell>
          <table:table-cell office:value-type="float" office:value="33999" table:style-name="ce1">
            <text:p>33999</text:p>
          </table:table-cell>
          <table:table-cell office:value-type="float" office:value="142" table:style-name="ce1">
            <text:p>142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.07551390034951" table:formula="msoxl:=20*EXP(0.0000480873219367127*B340)" table:style-name="ce2">
            <text:p>103</text:p>
          </table:table-cell>
          <table:table-cell office:value-type="float" office:value="34099" table:style-name="ce1">
            <text:p>34099</text:p>
          </table:table-cell>
          <table:table-cell office:value-type="float" office:value="137" table:style-name="ce1">
            <text:p>13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.57735074686428" table:formula="msoxl:=20*EXP(0.0000480873219367127*B341)" table:style-name="ce2">
            <text:p>104</text:p>
          </table:table-cell>
          <table:table-cell office:value-type="float" office:value="34200" table:style-name="ce1">
            <text:p>34200</text:p>
          </table:table-cell>
          <table:table-cell office:value-type="float" office:value="144" table:style-name="ce1">
            <text:p>144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.08663598003223" table:formula="msoxl:=20*EXP(0.0000480873219367127*B342)" table:style-name="ce2">
            <text:p>104</text:p>
          </table:table-cell>
          <table:table-cell office:value-type="float" office:value="34302" table:style-name="ce1">
            <text:p>34302</text:p>
          </table:table-cell>
          <table:table-cell office:value-type="float" office:value="138" table:style-name="ce1">
            <text:p>138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.58836611349335" table:formula="msoxl:=20*EXP(0.0000480873219367127*B343)" table:style-name="ce2">
            <text:p>105</text:p>
          </table:table-cell>
          <table:table-cell office:value-type="float" office:value="34402" table:style-name="ce1">
            <text:p>34402</text:p>
          </table:table-cell>
          <table:table-cell office:value-type="float" office:value="145" table:style-name="ce1">
            <text:p>145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.10262246431415" table:formula="msoxl:=20*EXP(0.0000480873219367127*B344)" table:style-name="ce2">
            <text:p>105</text:p>
          </table:table-cell>
          <table:table-cell office:value-type="float" office:value="34504" table:style-name="ce1">
            <text:p>34504</text:p>
          </table:table-cell>
          <table:table-cell office:value-type="float" office:value="136" table:style-name="ce1">
            <text:p>136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.60924997032993" table:formula="msoxl:=20*EXP(0.0000480873219367127*B345)" table:style-name="ce2">
            <text:p>106</text:p>
          </table:table-cell>
          <table:table-cell office:value-type="float" office:value="34604" table:style-name="ce1">
            <text:p>34604</text:p>
          </table:table-cell>
          <table:table-cell office:value-type="float" office:value="141" table:style-name="ce1">
            <text:p>141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6.1234226478403" table:formula="msoxl:=20*EXP(0.0000480873219367127*B346)" table:style-name="ce2">
            <text:p>106</text:p>
          </table:table-cell>
          <table:table-cell office:value-type="float" office:value="34705" table:style-name="ce1">
            <text:p>34705</text:p>
          </table:table-cell>
          <table:table-cell office:value-type="float" office:value="146" table:style-name="ce1">
            <text:p>146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6.64009864340636" table:formula="msoxl:=20*EXP(0.0000480873219367127*B347)" table:style-name="ce2">
            <text:p>107</text:p>
          </table:table-cell>
          <table:table-cell office:value-type="float" office:value="34806" table:style-name="ce1">
            <text:p>34806</text:p>
          </table:table-cell>
          <table:table-cell office:value-type="float" office:value="135" table:style-name="ce1">
            <text:p>13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7.15929014476495" table:formula="msoxl:=20*EXP(0.0000480873219367127*B348)" table:style-name="ce2">
            <text:p>107</text:p>
          </table:table-cell>
          <table:table-cell office:value-type="float" office:value="34907" table:style-name="ce1">
            <text:p>34907</text:p>
          </table:table-cell>
          <table:table-cell office:value-type="float" office:value="138" table:style-name="ce1">
            <text:p>138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7.67583143212337" table:formula="msoxl:=20*EXP(0.0000480873219367127*B349)" table:style-name="ce2">
            <text:p>108</text:p>
          </table:table-cell>
          <table:table-cell office:value-type="float" office:value="35007" table:style-name="ce1">
            <text:p>35007</text:p>
          </table:table-cell>
          <table:table-cell office:value-type="float" office:value="141" table:style-name="ce1">
            <text:p>141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8.20526871278412" table:formula="msoxl:=20*EXP(0.0000480873219367127*B350)" table:style-name="ce2">
            <text:p>108</text:p>
          </table:table-cell>
          <table:table-cell office:value-type="float" office:value="35109" table:style-name="ce1">
            <text:p>35109</text:p>
          </table:table-cell>
          <table:table-cell office:value-type="float" office:value="142" table:style-name="ce1">
            <text:p>14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8.73208045276344" table:formula="msoxl:=20*EXP(0.0000480873219367127*B351)" table:style-name="ce2">
            <text:p>109</text:p>
          </table:table-cell>
          <table:table-cell office:value-type="float" office:value="35210" table:style-name="ce1">
            <text:p>35210</text:p>
          </table:table-cell>
          <table:table-cell office:value-type="float" office:value="142" table:style-name="ce1">
            <text:p>142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9.25620308122018" table:formula="msoxl:=20*EXP(0.0000480873219367127*B352)" table:style-name="ce2">
            <text:p>109</text:p>
          </table:table-cell>
          <table:table-cell office:value-type="float" office:value="35310" table:style-name="ce1">
            <text:p>35310</text:p>
          </table:table-cell>
          <table:table-cell office:value-type="float" office:value="142" table:style-name="ce1">
            <text:p>14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9.79341097908629" table:formula="msoxl:=20*EXP(0.0000480873219367127*B353)" table:style-name="ce2">
            <text:p>110</text:p>
          </table:table-cell>
          <table:table-cell office:value-type="float" office:value="35412" table:style-name="ce1">
            <text:p>35412</text:p>
          </table:table-cell>
          <table:table-cell office:value-type="float" office:value="142" table:style-name="ce1">
            <text:p>14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0.32264955255945" table:formula="msoxl:=20*EXP(0.0000480873219367127*B354)" table:style-name="ce2">
            <text:p>110</text:p>
          </table:table-cell>
          <table:table-cell office:value-type="float" office:value="35512" table:style-name="ce1">
            <text:p>35512</text:p>
          </table:table-cell>
          <table:table-cell office:value-type="float" office:value="140" table:style-name="ce1">
            <text:p>14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0.86510112035823" table:formula="msoxl:=20*EXP(0.0000480873219367127*B355)" table:style-name="ce2">
            <text:p>111</text:p>
          </table:table-cell>
          <table:table-cell office:value-type="float" office:value="35614" table:style-name="ce1">
            <text:p>35614</text:p>
          </table:table-cell>
          <table:table-cell office:value-type="float" office:value="138" table:style-name="ce1">
            <text:p>138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1.39950557543132" table:formula="msoxl:=20*EXP(0.0000480873219367127*B356)" table:style-name="ce2">
            <text:p>111</text:p>
          </table:table-cell>
          <table:table-cell office:value-type="float" office:value="35714" table:style-name="ce1">
            <text:p>35714</text:p>
          </table:table-cell>
          <table:table-cell office:value-type="float" office:value="140" table:style-name="ce1">
            <text:p>14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1.94186888234945" table:formula="msoxl:=20*EXP(0.0000480873219367127*B357)" table:style-name="ce2">
            <text:p>112</text:p>
          </table:table-cell>
          <table:table-cell office:value-type="float" office:value="35815" table:style-name="ce1">
            <text:p>35815</text:p>
          </table:table-cell>
          <table:table-cell office:value-type="float" office:value="146" table:style-name="ce1">
            <text:p>14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2.48687275715135" table:formula="msoxl:=20*EXP(0.0000480873219367127*B358)" table:style-name="ce2">
            <text:p>112</text:p>
          </table:table-cell>
          <table:table-cell office:value-type="float" office:value="35916" table:style-name="ce1">
            <text:p>35916</text:p>
          </table:table-cell>
          <table:table-cell office:value-type="float" office:value="141" table:style-name="ce1">
            <text:p>14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3.03453005579293" table:formula="msoxl:=20*EXP(0.0000480873219367127*B359)" table:style-name="ce2">
            <text:p>113</text:p>
          </table:table-cell>
          <table:table-cell office:value-type="float" office:value="36017" table:style-name="ce1">
            <text:p>36017</text:p>
          </table:table-cell>
          <table:table-cell office:value-type="float" office:value="136" table:style-name="ce1">
            <text:p>136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3.58485369682099" table:formula="msoxl:=20*EXP(0.0000480873219367127*B360)" table:style-name="ce2">
            <text:p>114</text:p>
          </table:table-cell>
          <table:table-cell office:value-type="float" office:value="36118" table:style-name="ce1">
            <text:p>36118</text:p>
          </table:table-cell>
          <table:table-cell office:value-type="float" office:value="143" table:style-name="ce1">
            <text:p>143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4.137856661678" table:formula="msoxl:=20*EXP(0.0000480873219367127*B361)" table:style-name="ce2">
            <text:p>114</text:p>
          </table:table-cell>
          <table:table-cell office:value-type="float" office:value="36219" table:style-name="ce1">
            <text:p>36219</text:p>
          </table:table-cell>
          <table:table-cell office:value-type="float" office:value="137" table:style-name="ce1">
            <text:p>137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4.69355199500832" table:formula="msoxl:=20*EXP(0.0000480873219367127*B362)" table:style-name="ce2">
            <text:p>115</text:p>
          </table:table-cell>
          <table:table-cell office:value-type="float" office:value="36320" table:style-name="ce1">
            <text:p>36320</text:p>
          </table:table-cell>
          <table:table-cell office:value-type="float" office:value="143" table:style-name="ce1">
            <text:p>143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5.24641078045923" table:formula="msoxl:=20*EXP(0.0000480873219367127*B363)" table:style-name="ce2">
            <text:p>115</text:p>
          </table:table-cell>
          <table:table-cell office:value-type="float" office:value="36420" table:style-name="ce1">
            <text:p>36420</text:p>
          </table:table-cell>
          <table:table-cell office:value-type="float" office:value="148" table:style-name="ce1">
            <text:p>148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5.81307226352358" table:formula="msoxl:=20*EXP(0.0000480873219367127*B364)" table:style-name="ce2">
            <text:p>116</text:p>
          </table:table-cell>
          <table:table-cell office:value-type="float" office:value="36522" table:style-name="ce1">
            <text:p>36522</text:p>
          </table:table-cell>
          <table:table-cell office:value-type="float" office:value="139" table:style-name="ce1">
            <text:p>139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6.37132748674426" table:formula="msoxl:=20*EXP(0.0000480873219367127*B365)" table:style-name="ce2">
            <text:p>116</text:p>
          </table:table-cell>
          <table:table-cell office:value-type="float" office:value="36622" table:style-name="ce1">
            <text:p>36622</text:p>
          </table:table-cell>
          <table:table-cell office:value-type="float" office:value="143" table:style-name="ce1">
            <text:p>143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6.94352013528955" table:formula="msoxl:=20*EXP(0.0000480873219367127*B366)" table:style-name="ce2">
            <text:p>117</text:p>
          </table:table-cell>
          <table:table-cell office:value-type="float" office:value="36724" table:style-name="ce1">
            <text:p>36724</text:p>
          </table:table-cell>
          <table:table-cell office:value-type="float" office:value="145" table:style-name="ce1">
            <text:p>145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7.50722447074477" table:formula="msoxl:=20*EXP(0.0000480873219367127*B367)" table:style-name="ce2">
            <text:p>118</text:p>
          </table:table-cell>
          <table:table-cell office:value-type="float" office:value="36824" table:style-name="ce1">
            <text:p>36824</text:p>
          </table:table-cell>
          <table:table-cell office:value-type="float" office:value="147" table:style-name="ce1">
            <text:p>147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8.07932401931565" table:formula="msoxl:=20*EXP(0.0000480873219367127*B368)" table:style-name="ce2">
            <text:p>118</text:p>
          </table:table-cell>
          <table:table-cell office:value-type="float" office:value="36925" table:style-name="ce1">
            <text:p>36925</text:p>
          </table:table-cell>
          <table:table-cell office:value-type="float" office:value="136" table:style-name="ce1">
            <text:p>136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8.65991481094983" table:formula="msoxl:=20*EXP(0.0000480873219367127*B369)" table:style-name="ce2">
            <text:p>119</text:p>
          </table:table-cell>
          <table:table-cell office:value-type="float" office:value="37027" table:style-name="ce1">
            <text:p>37027</text:p>
          </table:table-cell>
          <table:table-cell office:value-type="float" office:value="137" table:style-name="ce1">
            <text:p>137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9.23189270546077" table:formula="msoxl:=20*EXP(0.0000480873219367127*B370)" table:style-name="ce2">
            <text:p>119</text:p>
          </table:table-cell>
          <table:table-cell office:value-type="float" office:value="37127" table:style-name="ce1">
            <text:p>37127</text:p>
          </table:table-cell>
          <table:table-cell office:value-type="float" office:value="138" table:style-name="ce1">
            <text:p>138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9.81238903068058" table:formula="msoxl:=20*EXP(0.0000480873219367127*B371)" table:style-name="ce2">
            <text:p>120</text:p>
          </table:table-cell>
          <table:table-cell office:value-type="float" office:value="37228" table:style-name="ce1">
            <text:p>37228</text:p>
          </table:table-cell>
          <table:table-cell office:value-type="float" office:value="136" table:style-name="ce1">
            <text:p>13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0.39571157945473" table:formula="msoxl:=20*EXP(0.0000480873219367127*B372)" table:style-name="ce2">
            <text:p>120</text:p>
          </table:table-cell>
          <table:table-cell office:value-type="float" office:value="37329" table:style-name="ce1">
            <text:p>37329</text:p>
          </table:table-cell>
          <table:table-cell office:value-type="float" office:value="147" table:style-name="ce1">
            <text:p>147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0.98187411162843" table:formula="msoxl:=20*EXP(0.0000480873219367127*B373)" table:style-name="ce2">
            <text:p>121</text:p>
          </table:table-cell>
          <table:table-cell office:value-type="float" office:value="37430" table:style-name="ce1">
            <text:p>37430</text:p>
          </table:table-cell>
          <table:table-cell office:value-type="float" office:value="145" table:style-name="ce1">
            <text:p>14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1.56504457604856" table:formula="msoxl:=20*EXP(0.0000480873219367127*B374)" table:style-name="ce2">
            <text:p>122</text:p>
          </table:table-cell>
          <table:table-cell office:value-type="float" office:value="37530" table:style-name="ce1">
            <text:p>37530</text:p>
          </table:table-cell>
          <table:table-cell office:value-type="float" office:value="142" table:style-name="ce1">
            <text:p>142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2.16277450083967" table:formula="msoxl:=20*EXP(0.0000480873219367127*B375)" table:style-name="ce2">
            <text:p>122</text:p>
          </table:table-cell>
          <table:table-cell office:value-type="float" office:value="37632" table:style-name="ce1">
            <text:p>37632</text:p>
          </table:table-cell>
          <table:table-cell office:value-type="float" office:value="139" table:style-name="ce1">
            <text:p>139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2.75163727440506" table:formula="msoxl:=20*EXP(0.0000480873219367127*B376)" table:style-name="ce2">
            <text:p>123</text:p>
          </table:table-cell>
          <table:table-cell office:value-type="float" office:value="37732" table:style-name="ce1">
            <text:p>37732</text:p>
          </table:table-cell>
          <table:table-cell office:value-type="float" office:value="146" table:style-name="ce1">
            <text:p>146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3.3552016227907" table:formula="msoxl:=20*EXP(0.0000480873219367127*B377)" table:style-name="ce2">
            <text:p>123</text:p>
          </table:table-cell>
          <table:table-cell office:value-type="float" office:value="37834" table:style-name="ce1">
            <text:p>37834</text:p>
          </table:table-cell>
          <table:table-cell office:value-type="float" office:value="141" table:style-name="ce1">
            <text:p>14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3.95577282579652" table:formula="msoxl:=20*EXP(0.0000480873219367127*B378)" table:style-name="ce2">
            <text:p>124</text:p>
          </table:table-cell>
          <table:table-cell office:value-type="float" office:value="37935" table:style-name="ce1">
            <text:p>37935</text:p>
          </table:table-cell>
          <table:table-cell office:value-type="float" office:value="146" table:style-name="ce1">
            <text:p>146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4.55327841196124" table:formula="msoxl:=20*EXP(0.0000480873219367127*B379)" table:style-name="ce2">
            <text:p>125</text:p>
          </table:table-cell>
          <table:table-cell office:value-type="float" office:value="38035" table:style-name="ce1">
            <text:p>38035</text:p>
          </table:table-cell>
          <table:table-cell office:value-type="float" office:value="141" table:style-name="ce1">
            <text:p>141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5.16570134979926" table:formula="msoxl:=20*EXP(0.0000480873219367127*B380)" table:style-name="ce2">
            <text:p>125</text:p>
          </table:table-cell>
          <table:table-cell office:value-type="float" office:value="38137" table:style-name="ce1">
            <text:p>38137</text:p>
          </table:table-cell>
          <table:table-cell office:value-type="float" office:value="146" table:style-name="ce1">
            <text:p>146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5.76903916979603" table:formula="msoxl:=20*EXP(0.0000480873219367127*B381)" table:style-name="ce2">
            <text:p>126</text:p>
          </table:table-cell>
          <table:table-cell office:value-type="float" office:value="38237" table:style-name="ce1">
            <text:p>38237</text:p>
          </table:table-cell>
          <table:table-cell office:value-type="float" office:value="138" table:style-name="ce1">
            <text:p>138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6.38136246189411" table:formula="msoxl:=20*EXP(0.0000480873219367127*B382)" table:style-name="ce2">
            <text:p>126</text:p>
          </table:table-cell>
          <table:table-cell office:value-type="float" office:value="38338" table:style-name="ce1">
            <text:p>38338</text:p>
          </table:table-cell>
          <table:table-cell office:value-type="float" office:value="141" table:style-name="ce1">
            <text:p>141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6.99666693136717" table:formula="msoxl:=20*EXP(0.0000480873219367127*B383)" table:style-name="ce2">
            <text:p>127</text:p>
          </table:table-cell>
          <table:table-cell office:value-type="float" office:value="38439" table:style-name="ce1">
            <text:p>38439</text:p>
          </table:table-cell>
          <table:table-cell office:value-type="float" office:value="144" table:style-name="ce1">
            <text:p>14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7.61496709247369" table:formula="msoxl:=20*EXP(0.0000480873219367127*B384)" table:style-name="ce2">
            <text:p>128</text:p>
          </table:table-cell>
          <table:table-cell office:value-type="float" office:value="38540" table:style-name="ce1">
            <text:p>38540</text:p>
          </table:table-cell>
          <table:table-cell office:value-type="float" office:value="146" table:style-name="ce1">
            <text:p>146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8.230111139239" table:formula="msoxl:=20*EXP(0.0000480873219367127*B385)" table:style-name="ce2">
            <text:p>128</text:p>
          </table:table-cell>
          <table:table-cell office:value-type="float" office:value="38640" table:style-name="ce1">
            <text:p>38640</text:p>
          </table:table-cell>
          <table:table-cell office:value-type="float" office:value="147" table:style-name="ce1">
            <text:p>14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8.86061290028812" table:formula="msoxl:=20*EXP(0.0000480873219367127*B386)" table:style-name="ce2">
            <text:p>129</text:p>
          </table:table-cell>
          <table:table-cell office:value-type="float" office:value="38742" table:style-name="ce1">
            <text:p>38742</text:p>
          </table:table-cell>
          <table:table-cell office:value-type="float" office:value="147" table:style-name="ce1">
            <text:p>14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9.48798793021385" table:formula="msoxl:=20*EXP(0.0000480873219367127*B387)" table:style-name="ce2">
            <text:p>129</text:p>
          </table:table-cell>
          <table:table-cell office:value-type="float" office:value="38843" table:style-name="ce1">
            <text:p>38843</text:p>
          </table:table-cell>
          <table:table-cell office:value-type="float" office:value="147" table:style-name="ce1">
            <text:p>14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0.11841741890177" table:formula="msoxl:=20*EXP(0.0000480873219367127*B388)" table:style-name="ce2">
            <text:p>130</text:p>
          </table:table-cell>
          <table:table-cell office:value-type="float" office:value="38944" table:style-name="ce1">
            <text:p>38944</text:p>
          </table:table-cell>
          <table:table-cell office:value-type="float" office:value="145" table:style-name="ce1">
            <text:p>145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0.75191623739053" table:formula="msoxl:=20*EXP(0.0000480873219367127*B389)" table:style-name="ce2">
            <text:p>131</text:p>
          </table:table-cell>
          <table:table-cell office:value-type="float" office:value="39045" table:style-name="ce1">
            <text:p>39045</text:p>
          </table:table-cell>
          <table:table-cell office:value-type="float" office:value="144" table:style-name="ce1">
            <text:p>144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1.38218135996277" table:formula="msoxl:=20*EXP(0.0000480873219367127*B390)" table:style-name="ce2">
            <text:p>131</text:p>
          </table:table-cell>
          <table:table-cell office:value-type="float" office:value="39145" table:style-name="ce1">
            <text:p>39145</text:p>
          </table:table-cell>
          <table:table-cell office:value-type="float" office:value="141" table:style-name="ce1">
            <text:p>141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2.02818171028596" table:formula="msoxl:=20*EXP(0.0000480873219367127*B391)" table:style-name="ce2">
            <text:p>132</text:p>
          </table:table-cell>
          <table:table-cell office:value-type="float" office:value="39247" table:style-name="ce1">
            <text:p>39247</text:p>
          </table:table-cell>
          <table:table-cell office:value-type="float" office:value="137" table:style-name="ce1">
            <text:p>137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2.66459883152754" table:formula="msoxl:=20*EXP(0.0000480873219367127*B392)" table:style-name="ce2">
            <text:p>133</text:p>
          </table:table-cell>
          <table:table-cell office:value-type="float" office:value="39347" table:style-name="ce1">
            <text:p>39347</text:p>
          </table:table-cell>
          <table:table-cell office:value-type="float" office:value="145" table:style-name="ce1">
            <text:p>145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3.31049407281759" table:formula="msoxl:=20*EXP(0.0000480873219367127*B393)" table:style-name="ce2">
            <text:p>133</text:p>
          </table:table-cell>
          <table:table-cell office:value-type="float" office:value="39448" table:style-name="ce1">
            <text:p>39448</text:p>
          </table:table-cell>
          <table:table-cell office:value-type="float" office:value="140" table:style-name="ce1">
            <text:p>14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3.95953394098169" table:formula="msoxl:=20*EXP(0.0000480873219367127*B394)" table:style-name="ce2">
            <text:p>134</text:p>
          </table:table-cell>
          <table:table-cell office:value-type="float" office:value="39549" table:style-name="ce1">
            <text:p>39549</text:p>
          </table:table-cell>
          <table:table-cell office:value-type="float" office:value="146" table:style-name="ce1">
            <text:p>14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.61173374605394" table:formula="msoxl:=20*EXP(0.0000480873219367127*B395)" table:style-name="ce2">
            <text:p>135</text:p>
          </table:table-cell>
          <table:table-cell office:value-type="float" office:value="39650" table:style-name="ce1">
            <text:p>39650</text:p>
          </table:table-cell>
          <table:table-cell office:value-type="float" office:value="140" table:style-name="ce1">
            <text:p>14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5.27361366201691" table:formula="msoxl:=20*EXP(0.0000480873219367127*B396)" table:style-name="ce2">
            <text:p>135</text:p>
          </table:table-cell>
          <table:table-cell office:value-type="float" office:value="39752" table:style-name="ce1">
            <text:p>39752</text:p>
          </table:table-cell>
          <table:table-cell office:value-type="float" office:value="144" table:style-name="ce1">
            <text:p>144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5.92567478011699" table:formula="msoxl:=20*EXP(0.0000480873219367127*B397)" table:style-name="ce2">
            <text:p>136</text:p>
          </table:table-cell>
          <table:table-cell office:value-type="float" office:value="39852" table:style-name="ce1">
            <text:p>39852</text:p>
          </table:table-cell>
          <table:table-cell office:value-type="float" office:value="137" table:style-name="ce1">
            <text:p>137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6.58744700332403" table:formula="msoxl:=20*EXP(0.0000480873219367127*B398)" table:style-name="ce2">
            <text:p>137</text:p>
          </table:table-cell>
          <table:table-cell office:value-type="float" office:value="39953" table:style-name="ce1">
            <text:p>39953</text:p>
          </table:table-cell>
          <table:table-cell office:value-type="float" office:value="140" table:style-name="ce1">
            <text:p>14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7.25244115260298" table:formula="msoxl:=20*EXP(0.0000480873219367127*B399)" table:style-name="ce2">
            <text:p>137</text:p>
          </table:table-cell>
          <table:table-cell office:value-type="float" office:value="40054" table:style-name="ce1">
            <text:p>40054</text:p>
          </table:table-cell>
          <table:table-cell office:value-type="float" office:value="142" table:style-name="ce1">
            <text:p>14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7.92067291432932" table:formula="msoxl:=20*EXP(0.0000480873219367127*B400)" table:style-name="ce2">
            <text:p>138</text:p>
          </table:table-cell>
          <table:table-cell office:value-type="float" office:value="40155" table:style-name="ce1">
            <text:p>40155</text:p>
          </table:table-cell>
          <table:table-cell office:value-type="float" office:value="143" table:style-name="ce1">
            <text:p>143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8.58549368576467" table:formula="msoxl:=20*EXP(0.0000480873219367127*B401)" table:style-name="ce2">
            <text:p>139</text:p>
          </table:table-cell>
          <table:table-cell office:value-type="float" office:value="40255" table:style-name="ce1">
            <text:p>40255</text:p>
          </table:table-cell>
          <table:table-cell office:value-type="float" office:value="143" table:style-name="ce1">
            <text:p>143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9.2669124028541" table:formula="msoxl:=20*EXP(0.0000480873219367127*B402)" table:style-name="ce2">
            <text:p>139</text:p>
          </table:table-cell>
          <table:table-cell office:value-type="float" office:value="40357" table:style-name="ce1">
            <text:p>40357</text:p>
          </table:table-cell>
          <table:table-cell office:value-type="float" office:value="143" table:style-name="ce1">
            <text:p>143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9.93822246959513" table:formula="msoxl:=20*EXP(0.0000480873219367127*B403)" table:style-name="ce2">
            <text:p>140</text:p>
          </table:table-cell>
          <table:table-cell office:value-type="float" office:value="40457" table:style-name="ce1">
            <text:p>40457</text:p>
          </table:table-cell>
          <table:table-cell office:value-type="float" office:value="142" table:style-name="ce1">
            <text:p>142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0.61953031482128" table:formula="msoxl:=20*EXP(0.0000480873219367127*B404)" table:style-name="ce2">
            <text:p>141</text:p>
          </table:table-cell>
          <table:table-cell office:value-type="float" office:value="40558" table:style-name="ce1">
            <text:p>40558</text:p>
          </table:table-cell>
          <table:table-cell office:value-type="float" office:value="141" table:style-name="ce1">
            <text:p>141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1.31095029967273" table:formula="msoxl:=20*EXP(0.0000480873219367127*B405)" table:style-name="ce2">
            <text:p>141</text:p>
          </table:table-cell>
          <table:table-cell office:value-type="float" office:value="40660" table:style-name="ce1">
            <text:p>40660</text:p>
          </table:table-cell>
          <table:table-cell office:value-type="float" office:value="138" table:style-name="ce1">
            <text:p>138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1.99211326824997" table:formula="msoxl:=20*EXP(0.0000480873219367127*B406)" table:style-name="ce2">
            <text:p>142</text:p>
          </table:table-cell>
          <table:table-cell office:value-type="float" office:value="40760" table:style-name="ce1">
            <text:p>40760</text:p>
          </table:table-cell>
          <table:table-cell office:value-type="float" office:value="146" table:style-name="ce1">
            <text:p>146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2.6902821825193" table:formula="msoxl:=20*EXP(0.0000480873219367127*B407)" table:style-name="ce2">
            <text:p>143</text:p>
          </table:table-cell>
          <table:table-cell office:value-type="float" office:value="40862" table:style-name="ce1">
            <text:p>40862</text:p>
          </table:table-cell>
          <table:table-cell office:value-type="float" office:value="142" table:style-name="ce1">
            <text:p>142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3.37809396209087" table:formula="msoxl:=20*EXP(0.0000480873219367127*B408)" table:style-name="ce2">
            <text:p>143</text:p>
          </table:table-cell>
          <table:table-cell office:value-type="float" office:value="40962" table:style-name="ce1">
            <text:p>40962</text:p>
          </table:table-cell>
          <table:table-cell office:value-type="float" office:value="137" table:style-name="ce1">
            <text:p>13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4.07614927911595" table:formula="msoxl:=20*EXP(0.0000480873219367127*B409)" table:style-name="ce2">
            <text:p>144</text:p>
          </table:table-cell>
          <table:table-cell office:value-type="float" office:value="41063" table:style-name="ce1">
            <text:p>41063</text:p>
          </table:table-cell>
          <table:table-cell office:value-type="float" office:value="143" table:style-name="ce1">
            <text:p>143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4.77760317128013" table:formula="msoxl:=20*EXP(0.0000480873219367127*B410)" table:style-name="ce2">
            <text:p>145</text:p>
          </table:table-cell>
          <table:table-cell office:value-type="float" office:value="41164" table:style-name="ce1">
            <text:p>41164</text:p>
          </table:table-cell>
          <table:table-cell office:value-type="float" office:value="136" table:style-name="ce1">
            <text:p>136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5.48247218499841" table:formula="msoxl:=20*EXP(0.0000480873219367127*B411)" table:style-name="ce2">
            <text:p>145</text:p>
          </table:table-cell>
          <table:table-cell office:value-type="float" office:value="41265" table:style-name="ce1">
            <text:p>41265</text:p>
          </table:table-cell>
          <table:table-cell office:value-type="float" office:value="140" table:style-name="ce1">
            <text:p>14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6.18374319350366" table:formula="msoxl:=20*EXP(0.0000480873219367127*B412)" table:style-name="ce2">
            <text:p>146</text:p>
          </table:table-cell>
          <table:table-cell office:value-type="float" office:value="41365" table:style-name="ce1">
            <text:p>41365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6.90252216594155" table:formula="msoxl:=20*EXP(0.0000480873219367127*B413)" table:style-name="ce2">
            <text:p>147</text:p>
          </table:table-cell>
          <table:table-cell office:value-type="float" office:value="41467" table:style-name="ce1">
            <text:p>41467</text:p>
          </table:table-cell>
          <table:table-cell office:value-type="float" office:value="146" table:style-name="ce1">
            <text:p>146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7.61773663035927" table:formula="msoxl:=20*EXP(0.0000480873219367127*B414)" table:style-name="ce2">
            <text:p>148</text:p>
          </table:table-cell>
          <table:table-cell office:value-type="float" office:value="41568" table:style-name="ce1">
            <text:p>41568</text:p>
          </table:table-cell>
          <table:table-cell office:value-type="float" office:value="137" table:style-name="ce1">
            <text:p>137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8.32930028119134" table:formula="msoxl:=20*EXP(0.0000480873219367127*B415)" table:style-name="ce2">
            <text:p>148</text:p>
          </table:table-cell>
          <table:table-cell office:value-type="float" office:value="41668" table:style-name="ce1">
            <text:p>41668</text:p>
          </table:table-cell>
          <table:table-cell office:value-type="float" office:value="137" table:style-name="ce1">
            <text:p>137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9.05862886253311" table:formula="msoxl:=20*EXP(0.0000480873219367127*B416)" table:style-name="ce2">
            <text:p>149</text:p>
          </table:table-cell>
          <table:table-cell office:value-type="float" office:value="41770" table:style-name="ce1">
            <text:p>41770</text:p>
          </table:table-cell>
          <table:table-cell office:value-type="float" office:value="137" table:style-name="ce1">
            <text:p>137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9.77713806449327" table:formula="msoxl:=20*EXP(0.0000480873219367127*B417)" table:style-name="ce2">
            <text:p>150</text:p>
          </table:table-cell>
          <table:table-cell office:value-type="float" office:value="41870" table:style-name="ce1">
            <text:p>41870</text:p>
          </table:table-cell>
          <table:table-cell office:value-type="float" office:value="137" table:style-name="ce1">
            <text:p>137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0.51358559990891" table:formula="msoxl:=20*EXP(0.0000480873219367127*B418)" table:style-name="ce2">
            <text:p>151</text:p>
          </table:table-cell>
          <table:table-cell office:value-type="float" office:value="41972" table:style-name="ce1">
            <text:p>41972</text:p>
          </table:table-cell>
          <table:table-cell office:value-type="float" office:value="146" table:style-name="ce1">
            <text:p>146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1.23910814831024" table:formula="msoxl:=20*EXP(0.0000480873219367127*B419)" table:style-name="ce2">
            <text:p>151</text:p>
          </table:table-cell>
          <table:table-cell office:value-type="float" office:value="42072" table:style-name="ce1">
            <text:p>42072</text:p>
          </table:table-cell>
          <table:table-cell office:value-type="float" office:value="144" table:style-name="ce1">
            <text:p>144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1.97543585826696" table:formula="msoxl:=20*EXP(0.0000480873219367127*B420)" table:style-name="ce2">
            <text:p>152</text:p>
          </table:table-cell>
          <table:table-cell office:value-type="float" office:value="42173" table:style-name="ce1">
            <text:p>42173</text:p>
          </table:table-cell>
          <table:table-cell office:value-type="float" office:value="141" table:style-name="ce1">
            <text:p>14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2.71534847759722" table:formula="msoxl:=20*EXP(0.0000480873219367127*B421)" table:style-name="ce2">
            <text:p>153</text:p>
          </table:table-cell>
          <table:table-cell office:value-type="float" office:value="42274" table:style-name="ce1">
            <text:p>42274</text:p>
          </table:table-cell>
          <table:table-cell office:value-type="float" office:value="137" table:style-name="ce1">
            <text:p>137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3.45886345990905" table:formula="msoxl:=20*EXP(0.0000480873219367127*B422)" table:style-name="ce2">
            <text:p>153</text:p>
          </table:table-cell>
          <table:table-cell office:value-type="float" office:value="42375" table:style-name="ce1">
            <text:p>42375</text:p>
          </table:table-cell>
          <table:table-cell office:value-type="float" office:value="142" table:style-name="ce1">
            <text:p>142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4.20599834378567" table:formula="msoxl:=20*EXP(0.0000480873219367127*B423)" table:style-name="ce2">
            <text:p>154</text:p>
          </table:table-cell>
          <table:table-cell office:value-type="float" office:value="42476" table:style-name="ce1">
            <text:p>42476</text:p>
          </table:table-cell>
          <table:table-cell office:value-type="float" office:value="137" table:style-name="ce1">
            <text:p>137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4.95677075319924" table:formula="msoxl:=20*EXP(0.0000480873219367127*B424)" table:style-name="ce2">
            <text:p>155</text:p>
          </table:table-cell>
          <table:table-cell office:value-type="float" office:value="42577" table:style-name="ce1">
            <text:p>42577</text:p>
          </table:table-cell>
          <table:table-cell office:value-type="float" office:value="141" table:style-name="ce1">
            <text:p>14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5.71119839792649" table:formula="msoxl:=20*EXP(0.0000480873219367127*B425)" table:style-name="ce2">
            <text:p>156</text:p>
          </table:table-cell>
          <table:table-cell office:value-type="float" office:value="42678" table:style-name="ce1">
            <text:p>42678</text:p>
          </table:table-cell>
          <table:table-cell office:value-type="float" office:value="144" table:style-name="ce1">
            <text:p>144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6.46177506531518" table:formula="msoxl:=20*EXP(0.0000480873219367127*B426)" table:style-name="ce2">
            <text:p>156</text:p>
          </table:table-cell>
          <table:table-cell office:value-type="float" office:value="42778" table:style-name="ce1">
            <text:p>42778</text:p>
          </table:table-cell>
          <table:table-cell office:value-type="float" office:value="137" table:style-name="ce1">
            <text:p>137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7.23109066396134" table:formula="msoxl:=20*EXP(0.0000480873219367127*B427)" table:style-name="ce2">
            <text:p>157</text:p>
          </table:table-cell>
          <table:table-cell office:value-type="float" office:value="42880" table:style-name="ce1">
            <text:p>42880</text:p>
          </table:table-cell>
          <table:table-cell office:value-type="float" office:value="139" table:style-name="ce1">
            <text:p>139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7.98899368734476" table:formula="msoxl:=20*EXP(0.0000480873219367127*B428)" table:style-name="ce2">
            <text:p>158</text:p>
          </table:table-cell>
          <table:table-cell office:value-type="float" office:value="42980" table:style-name="ce1">
            <text:p>42980</text:p>
          </table:table-cell>
          <table:table-cell office:value-type="float" office:value="140" table:style-name="ce1">
            <text:p>14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8.76581855212305" table:formula="msoxl:=20*EXP(0.0000480873219367127*B429)" table:style-name="ce2">
            <text:p>159</text:p>
          </table:table-cell>
          <table:table-cell office:value-type="float" office:value="43082" table:style-name="ce1">
            <text:p>43082</text:p>
          </table:table-cell>
          <table:table-cell office:value-type="float" office:value="141" table:style-name="ce1">
            <text:p>141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9.53111944383889" table:formula="msoxl:=20*EXP(0.0000480873219367127*B430)" table:style-name="ce2">
            <text:p>160</text:p>
          </table:table-cell>
          <table:table-cell office:value-type="float" office:value="43182" table:style-name="ce1">
            <text:p>43182</text:p>
          </table:table-cell>
          <table:table-cell office:value-type="float" office:value="140" table:style-name="ce1">
            <text:p>14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0.30781791346834" table:formula="msoxl:=20*EXP(0.0000480873219367127*B431)" table:style-name="ce2">
            <text:p>160</text:p>
          </table:table-cell>
          <table:table-cell office:value-type="float" office:value="43283" table:style-name="ce1">
            <text:p>43283</text:p>
          </table:table-cell>
          <table:table-cell office:value-type="float" office:value="138" table:style-name="ce1">
            <text:p>138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1.09604433397448" table:formula="msoxl:=20*EXP(0.0000480873219367127*B432)" table:style-name="ce2">
            <text:p>161</text:p>
          </table:table-cell>
          <table:table-cell office:value-type="float" office:value="43385" table:style-name="ce1">
            <text:p>43385</text:p>
          </table:table-cell>
          <table:table-cell office:value-type="float" office:value="137" table:style-name="ce1">
            <text:p>137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1.87257764262372" table:formula="msoxl:=20*EXP(0.0000480873219367127*B433)" table:style-name="ce2">
            <text:p>162</text:p>
          </table:table-cell>
          <table:table-cell office:value-type="float" office:value="43485" table:style-name="ce1">
            <text:p>43485</text:p>
          </table:table-cell>
          <table:table-cell office:value-type="float" office:value="143" table:style-name="ce1">
            <text:p>143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2.6606758128635" table:formula="msoxl:=20*EXP(0.0000480873219367127*B434)" table:style-name="ce2">
            <text:p>163</text:p>
          </table:table-cell>
          <table:table-cell office:value-type="float" office:value="43586" table:style-name="ce1">
            <text:p>43586</text:p>
          </table:table-cell>
          <table:table-cell office:value-type="float" office:value="140" table:style-name="ce1">
            <text:p>14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3.45261094384725" table:formula="msoxl:=20*EXP(0.0000480873219367127*B435)" table:style-name="ce2">
            <text:p>163</text:p>
          </table:table-cell>
          <table:table-cell office:value-type="float" office:value="43687" table:style-name="ce1">
            <text:p>43687</text:p>
          </table:table-cell>
          <table:table-cell office:value-type="float" office:value="144" table:style-name="ce1">
            <text:p>144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4.24840171632854" table:formula="msoxl:=20*EXP(0.0000480873219367127*B436)" table:style-name="ce2">
            <text:p>164</text:p>
          </table:table-cell>
          <table:table-cell office:value-type="float" office:value="43788" table:style-name="ce1">
            <text:p>43788</text:p>
          </table:table-cell>
          <table:table-cell office:value-type="float" office:value="140" table:style-name="ce1">
            <text:p>14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5.04013037330733" table:formula="msoxl:=20*EXP(0.0000480873219367127*B437)" table:style-name="ce2">
            <text:p>165</text:p>
          </table:table-cell>
          <table:table-cell office:value-type="float" office:value="43888" table:style-name="ce1">
            <text:p>43888</text:p>
          </table:table-cell>
          <table:table-cell office:value-type="float" office:value="144" table:style-name="ce1">
            <text:p>144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5.85162536398983" table:formula="msoxl:=20*EXP(0.0000480873219367127*B438)" table:style-name="ce2">
            <text:p>166</text:p>
          </table:table-cell>
          <table:table-cell office:value-type="float" office:value="43990" table:style-name="ce1">
            <text:p>43990</text:p>
          </table:table-cell>
          <table:table-cell office:value-type="float" office:value="137" table:style-name="ce1">
            <text:p>137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6.65108206028063" table:formula="msoxl:=20*EXP(0.0000480873219367127*B439)" table:style-name="ce2">
            <text:p>167</text:p>
          </table:table-cell>
          <table:table-cell office:value-type="float" office:value="44090" table:style-name="ce1">
            <text:p>44090</text:p>
          </table:table-cell>
          <table:table-cell office:value-type="float" office:value="139" table:style-name="ce1">
            <text:p>139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7.47049802885653" table:formula="msoxl:=20*EXP(0.0000480873219367127*B440)" table:style-name="ce2">
            <text:p>167</text:p>
          </table:table-cell>
          <table:table-cell office:value-type="float" office:value="44192" table:style-name="ce1">
            <text:p>44192</text:p>
          </table:table-cell>
          <table:table-cell office:value-type="float" office:value="141" table:style-name="ce1">
            <text:p>14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8.28585041891404" table:formula="msoxl:=20*EXP(0.0000480873219367127*B441)" table:style-name="ce2">
            <text:p>168</text:p>
          </table:table-cell>
          <table:table-cell office:value-type="float" office:value="44293" table:style-name="ce1">
            <text:p>44293</text:p>
          </table:table-cell>
          <table:table-cell office:value-type="float" office:value="142" table:style-name="ce1">
            <text:p>142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9.09704084115518" table:formula="msoxl:=20*EXP(0.0000480873219367127*B442)" table:style-name="ce2">
            <text:p>169</text:p>
          </table:table-cell>
          <table:table-cell office:value-type="float" office:value="44393" table:style-name="ce1">
            <text:p>44393</text:p>
          </table:table-cell>
          <table:table-cell office:value-type="float" office:value="142" table:style-name="ce1">
            <text:p>142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9.92848348041778" table:formula="msoxl:=20*EXP(0.0000480873219367127*B443)" table:style-name="ce2">
            <text:p>170</text:p>
          </table:table-cell>
          <table:table-cell office:value-type="float" office:value="44495" table:style-name="ce1">
            <text:p>44495</text:p>
          </table:table-cell>
          <table:table-cell office:value-type="float" office:value="141" table:style-name="ce1">
            <text:p>14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0.74759190766906" table:formula="msoxl:=20*EXP(0.0000480873219367127*B444)" table:style-name="ce2">
            <text:p>171</text:p>
          </table:table-cell>
          <table:table-cell office:value-type="float" office:value="44595" table:style-name="ce1">
            <text:p>44595</text:p>
          </table:table-cell>
          <table:table-cell office:value-type="float" office:value="138" table:style-name="ce1">
            <text:p>138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1.57889926506701" table:formula="msoxl:=20*EXP(0.0000480873219367127*B445)" table:style-name="ce2">
            <text:p>172</text:p>
          </table:table-cell>
          <table:table-cell office:value-type="float" office:value="44696" table:style-name="ce1">
            <text:p>44696</text:p>
          </table:table-cell>
          <table:table-cell office:value-type="float" office:value="137" table:style-name="ce1">
            <text:p>137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2.41425395288258" table:formula="msoxl:=20*EXP(0.0000480873219367127*B446)" table:style-name="ce2">
            <text:p>172</text:p>
          </table:table-cell>
          <table:table-cell office:value-type="float" office:value="44797" table:style-name="ce1">
            <text:p>44797</text:p>
          </table:table-cell>
          <table:table-cell office:value-type="float" office:value="143" table:style-name="ce1">
            <text:p>143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3.25367567608214" table:formula="msoxl:=20*EXP(0.0000480873219367127*B447)" table:style-name="ce2">
            <text:p>173</text:p>
          </table:table-cell>
          <table:table-cell office:value-type="float" office:value="44898" table:style-name="ce1">
            <text:p>44898</text:p>
          </table:table-cell>
          <table:table-cell office:value-type="float" office:value="140" table:style-name="ce1">
            <text:p>14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4.08881256950878" table:formula="msoxl:=20*EXP(0.0000480873219367127*B448)" table:style-name="ce2">
            <text:p>174</text:p>
          </table:table-cell>
          <table:table-cell office:value-type="float" office:value="44998" table:style-name="ce1">
            <text:p>44998</text:p>
          </table:table-cell>
          <table:table-cell office:value-type="float" office:value="143" table:style-name="ce1">
            <text:p>143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4.94479952864685" table:formula="msoxl:=20*EXP(0.0000480873219367127*B449)" table:style-name="ce2">
            <text:p>175</text:p>
          </table:table-cell>
          <table:table-cell office:value-type="float" office:value="45100" table:style-name="ce1">
            <text:p>45100</text:p>
          </table:table-cell>
          <table:table-cell office:value-type="float" office:value="138" table:style-name="ce1">
            <text:p>138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5.79654154949668" table:formula="msoxl:=20*EXP(0.0000480873219367127*B450)" table:style-name="ce2">
            <text:p>176</text:p>
          </table:table-cell>
          <table:table-cell office:value-type="float" office:value="45201" table:style-name="ce1">
            <text:p>45201</text:p>
          </table:table-cell>
          <table:table-cell office:value-type="float" office:value="140" table:style-name="ce1">
            <text:p>14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6.65243038964053" table:formula="msoxl:=20*EXP(0.0000480873219367127*B451)" table:style-name="ce2">
            <text:p>177</text:p>
          </table:table-cell>
          <table:table-cell office:value-type="float" office:value="45302" table:style-name="ce1">
            <text:p>45302</text:p>
          </table:table-cell>
          <table:table-cell office:value-type="float" office:value="142" table:style-name="ce1">
            <text:p>14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7.51248623841963" table:formula="msoxl:=20*EXP(0.0000480873219367127*B452)" table:style-name="ce2">
            <text:p>178</text:p>
          </table:table-cell>
          <table:table-cell office:value-type="float" office:value="45403" table:style-name="ce1">
            <text:p>45403</text:p>
          </table:table-cell>
          <table:table-cell office:value-type="float" office:value="144" table:style-name="ce1">
            <text:p>144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8.36815193049279" table:formula="msoxl:=20*EXP(0.0000480873219367127*B453)" table:style-name="ce2">
            <text:p>178</text:p>
          </table:table-cell>
          <table:table-cell office:value-type="float" office:value="45503" table:style-name="ce1">
            <text:p>45503</text:p>
          </table:table-cell>
          <table:table-cell office:value-type="float" office:value="141" table:style-name="ce1">
            <text:p>141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9.24518021119934" table:formula="msoxl:=20*EXP(0.0000480873219367127*B454)" table:style-name="ce2">
            <text:p>179</text:p>
          </table:table-cell>
          <table:table-cell office:value-type="float" office:value="45605" table:style-name="ce1">
            <text:p>45605</text:p>
          </table:table-cell>
          <table:table-cell office:value-type="float" office:value="143" table:style-name="ce1">
            <text:p>143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0.10919803003713" table:formula="msoxl:=20*EXP(0.0000480873219367127*B455)" table:style-name="ce2">
            <text:p>180</text:p>
          </table:table-cell>
          <table:table-cell office:value-type="float" office:value="45705" table:style-name="ce1">
            <text:p>45705</text:p>
          </table:table-cell>
          <table:table-cell office:value-type="float" office:value="143" table:style-name="ce1">
            <text:p>143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0.98608361175815" table:formula="msoxl:=20*EXP(0.0000480873219367127*B456)" table:style-name="ce2">
            <text:p>181</text:p>
          </table:table-cell>
          <table:table-cell office:value-type="float" office:value="45806" table:style-name="ce1">
            <text:p>45806</text:p>
          </table:table-cell>
          <table:table-cell office:value-type="float" office:value="140" table:style-name="ce1">
            <text:p>140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1.8672384275429" table:formula="msoxl:=20*EXP(0.0000480873219367127*B457)" table:style-name="ce2">
            <text:p>182</text:p>
          </table:table-cell>
          <table:table-cell office:value-type="float" office:value="45907" table:style-name="ce1">
            <text:p>45907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82.75268326272521" table:formula="msoxl:=20*EXP(0.0000480873219367127*B458)" table:style-name="ce2">
            <text:p>183</text:p>
          </table:table-cell>
          <table:table-cell office:value-type="float" office:value="46008" table:style-name="ce1">
            <text:p>46008</text:p>
          </table:table-cell>
          <table:table-cell office:value-type="float" office:value="142" table:style-name="ce1">
            <text:p>14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3.65127008925057" table:formula="msoxl:=20*EXP(0.0000480873219367127*B459)" table:style-name="ce2">
            <text:p>184</text:p>
          </table:table-cell>
          <table:table-cell office:value-type="float" office:value="46110" table:style-name="ce1">
            <text:p>46110</text:p>
          </table:table-cell>
          <table:table-cell office:value-type="float" office:value="139" table:style-name="ce1">
            <text:p>139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4.53652663909108" table:formula="msoxl:=20*EXP(0.0000480873219367127*B460)" table:style-name="ce2">
            <text:p>185</text:p>
          </table:table-cell>
          <table:table-cell office:value-type="float" office:value="46210" table:style-name="ce1">
            <text:p>46210</text:p>
          </table:table-cell>
          <table:table-cell office:value-type="float" office:value="144" table:style-name="ce1">
            <text:p>144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5.43496725889611" table:formula="msoxl:=20*EXP(0.0000480873219367127*B461)" table:style-name="ce2">
            <text:p>185</text:p>
          </table:table-cell>
          <table:table-cell office:value-type="float" office:value="46311" table:style-name="ce1">
            <text:p>46311</text:p>
          </table:table-cell>
          <table:table-cell office:value-type="float" office:value="139" table:style-name="ce1">
            <text:p>139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6.33778205633422" table:formula="msoxl:=20*EXP(0.0000480873219367127*B462)" table:style-name="ce2">
            <text:p>186</text:p>
          </table:table-cell>
          <table:table-cell office:value-type="float" office:value="46412" table:style-name="ce1">
            <text:p>46412</text:p>
          </table:table-cell>
          <table:table-cell office:value-type="float" office:value="139" table:style-name="ce1">
            <text:p>139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87.24499232767096" table:formula="msoxl:=20*EXP(0.0000480873219367127*B463)" table:style-name="ce2">
            <text:p>187</text:p>
          </table:table-cell>
          <table:table-cell office:value-type="float" office:value="46513" table:style-name="ce1">
            <text:p>46513</text:p>
          </table:table-cell>
          <table:table-cell office:value-type="float" office:value="142" table:style-name="ce1">
            <text:p>14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8.14757174246262" table:formula="msoxl:=20*EXP(0.0000480873219367127*B464)" table:style-name="ce2">
            <text:p>188</text:p>
          </table:table-cell>
          <table:table-cell office:value-type="float" office:value="46613" table:style-name="ce1">
            <text:p>46613</text:p>
          </table:table-cell>
          <table:table-cell office:value-type="float" office:value="142" table:style-name="ce1">
            <text:p>14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89.0726849960254" table:formula="msoxl:=20*EXP(0.0000480873219367127*B465)" table:style-name="ce2">
            <text:p>189</text:p>
          </table:table-cell>
          <table:table-cell office:value-type="float" office:value="46715" table:style-name="ce1">
            <text:p>46715</text:p>
          </table:table-cell>
          <table:table-cell office:value-type="float" office:value="142" table:style-name="ce1">
            <text:p>14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89.98407446100063" table:formula="msoxl:=20*EXP(0.0000480873219367127*B466)" table:style-name="ce2">
            <text:p>190</text:p>
          </table:table-cell>
          <table:table-cell office:value-type="float" office:value="46815" table:style-name="ce1">
            <text:p>46815</text:p>
          </table:table-cell>
          <table:table-cell office:value-type="float" office:value="142" table:style-name="ce1">
            <text:p>142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0.90903719179727" table:formula="msoxl:=20*EXP(0.0000480873219367127*B467)" table:style-name="ce2">
            <text:p>191</text:p>
          </table:table-cell>
          <table:table-cell office:value-type="float" office:value="46916" table:style-name="ce1">
            <text:p>46916</text:p>
          </table:table-cell>
          <table:table-cell office:value-type="float" office:value="140" table:style-name="ce1">
            <text:p>14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1.84772844832213" table:formula="msoxl:=20*EXP(0.0000480873219367127*B468)" table:style-name="ce2">
            <text:p>192</text:p>
          </table:table-cell>
          <table:table-cell office:value-type="float" office:value="47018" table:style-name="ce1">
            <text:p>47018</text:p>
          </table:table-cell>
          <table:table-cell office:value-type="float" office:value="137" table:style-name="ce1">
            <text:p>137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2.77249449049748" table:formula="msoxl:=20*EXP(0.0000480873219367127*B469)" table:style-name="ce2">
            <text:p>193</text:p>
          </table:table-cell>
          <table:table-cell office:value-type="float" office:value="47118" table:style-name="ce1">
            <text:p>47118</text:p>
          </table:table-cell>
          <table:table-cell office:value-type="float" office:value="142" table:style-name="ce1">
            <text:p>142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3.72034828379338" table:formula="msoxl:=20*EXP(0.0000480873219367127*B470)" table:style-name="ce2">
            <text:p>194</text:p>
          </table:table-cell>
          <table:table-cell office:value-type="float" office:value="47220" table:style-name="ce1">
            <text:p>47220</text:p>
          </table:table-cell>
          <table:table-cell office:value-type="float" office:value="138" table:style-name="ce1">
            <text:p>138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4.65414093914646" table:formula="msoxl:=20*EXP(0.0000480873219367127*B471)" table:style-name="ce2">
            <text:p>195</text:p>
          </table:table-cell>
          <table:table-cell office:value-type="float" office:value="47320" table:style-name="ce1">
            <text:p>47320</text:p>
          </table:table-cell>
          <table:table-cell office:value-type="float" office:value="141" table:style-name="ce1">
            <text:p>141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5.60184050962235" table:formula="msoxl:=20*EXP(0.0000480873219367127*B472)" table:style-name="ce2">
            <text:p>196</text:p>
          </table:table-cell>
          <table:table-cell office:value-type="float" office:value="47421" table:style-name="ce1">
            <text:p>47421</text:p>
          </table:table-cell>
          <table:table-cell office:value-type="float" office:value="136" table:style-name="ce1">
            <text:p>136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6.5541540814832" table:formula="msoxl:=20*EXP(0.0000480873219367127*B473)" table:style-name="ce2">
            <text:p>197</text:p>
          </table:table-cell>
          <table:table-cell office:value-type="float" office:value="47522" table:style-name="ce1">
            <text:p>47522</text:p>
          </table:table-cell>
          <table:table-cell office:value-type="float" office:value="138" table:style-name="ce1">
            <text:p>13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7.51110411860833" table:formula="msoxl:=20*EXP(0.0000480873219367127*B474)" table:style-name="ce2">
            <text:p>198</text:p>
          </table:table-cell>
          <table:table-cell office:value-type="float" office:value="47623" table:style-name="ce1">
            <text:p>47623</text:p>
          </table:table-cell>
          <table:table-cell office:value-type="float" office:value="138" table:style-name="ce1">
            <text:p>138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8.46316940245998" table:formula="msoxl:=20*EXP(0.0000480873219367127*B475)" table:style-name="ce2">
            <text:p>198</text:p>
          </table:table-cell>
          <table:table-cell office:value-type="float" office:value="47723" table:style-name="ce1">
            <text:p>47723</text:p>
          </table:table-cell>
          <table:table-cell office:value-type="float" office:value="139" table:style-name="ce1">
            <text:p>139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9.43900399154305" table:formula="msoxl:=20*EXP(0.0000480873219367127*B476)" table:style-name="ce2">
            <text:p>199</text:p>
          </table:table-cell>
          <table:table-cell office:value-type="float" office:value="47825" table:style-name="ce1">
            <text:p>47825</text:p>
          </table:table-cell>
          <table:table-cell office:value-type="float" office:value="139" table:style-name="ce1">
            <text:p>139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0.40999930408572" table:formula="msoxl:=20*EXP(0.0000480873219367127*B477)" table:style-name="ce2">
            <text:p>200</text:p>
          </table:table-cell>
          <table:table-cell office:value-type="float" office:value="47926" table:style-name="ce1">
            <text:p>47926</text:p>
          </table:table-cell>
          <table:table-cell office:value-type="float" office:value="137" table:style-name="ce1">
            <text:p>137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1.3760381692199" table:formula="msoxl:=20*EXP(0.0000480873219367127*B478)" table:style-name="ce2">
            <text:p>201</text:p>
          </table:table-cell>
          <table:table-cell office:value-type="float" office:value="48026" table:style-name="ce1">
            <text:p>48026</text:p>
          </table:table-cell>
          <table:table-cell office:value-type="float" office:value="135" table:style-name="ce1">
            <text:p>135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2.36619520465223" table:formula="msoxl:=20*EXP(0.0000480873219367127*B479)" table:style-name="ce2">
            <text:p>202</text:p>
          </table:table-cell>
          <table:table-cell office:value-type="float" office:value="48128" table:style-name="ce1">
            <text:p>48128</text:p>
          </table:table-cell>
          <table:table-cell office:value-type="float" office:value="141" table:style-name="ce1">
            <text:p>14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3.34166354573233" table:formula="msoxl:=20*EXP(0.0000480873219367127*B480)" table:style-name="ce2">
            <text:p>203</text:p>
          </table:table-cell>
          <table:table-cell office:value-type="float" office:value="48228" table:style-name="ce1">
            <text:p>48228</text:p>
          </table:table-cell>
          <table:table-cell office:value-type="float" office:value="137" table:style-name="ce1">
            <text:p>137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4.34148547383654" table:formula="msoxl:=20*EXP(0.0000480873219367127*B481)" table:style-name="ce2">
            <text:p>204</text:p>
          </table:table-cell>
          <table:table-cell office:value-type="float" office:value="48330" table:style-name="ce1">
            <text:p>48330</text:p>
          </table:table-cell>
          <table:table-cell office:value-type="float" office:value="140" table:style-name="ce1">
            <text:p>140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5.32647533169015" table:formula="msoxl:=20*EXP(0.0000480873219367127*B482)" table:style-name="ce2">
            <text:p>205</text:p>
          </table:table-cell>
          <table:table-cell office:value-type="float" office:value="48430" table:style-name="ce1">
            <text:p>48430</text:p>
          </table:table-cell>
          <table:table-cell office:value-type="float" office:value="136" table:style-name="ce1">
            <text:p>136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6.32613458137445" table:formula="msoxl:=20*EXP(0.0000480873219367127*B483)" table:style-name="ce2">
            <text:p>206</text:p>
          </table:table-cell>
          <table:table-cell office:value-type="float" office:value="48531" table:style-name="ce1">
            <text:p>48531</text:p>
          </table:table-cell>
          <table:table-cell office:value-type="float" office:value="137" table:style-name="ce1">
            <text:p>137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7.33066080505159" table:formula="msoxl:=20*EXP(0.0000480873219367127*B484)" table:style-name="ce2">
            <text:p>207</text:p>
          </table:table-cell>
          <table:table-cell office:value-type="float" office:value="48632" table:style-name="ce1">
            <text:p>48632</text:p>
          </table:table-cell>
          <table:table-cell office:value-type="float" office:value="138" table:style-name="ce1">
            <text:p>138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8.34007769823171" table:formula="msoxl:=20*EXP(0.0000480873219367127*B485)" table:style-name="ce2">
            <text:p>208</text:p>
          </table:table-cell>
          <table:table-cell office:value-type="float" office:value="48733" table:style-name="ce1">
            <text:p>48733</text:p>
          </table:table-cell>
          <table:table-cell office:value-type="float" office:value="138" table:style-name="ce1">
            <text:p>138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9.35440907178955" table:formula="msoxl:=20*EXP(0.0000480873219367127*B486)" table:style-name="ce2">
            <text:p>209</text:p>
          </table:table-cell>
          <table:table-cell office:value-type="float" office:value="48834" table:style-name="ce1">
            <text:p>48834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0.37367885252644" table:formula="msoxl:=20*EXP(0.0000480873219367127*B487)" table:style-name="ce2">
            <text:p>210</text:p>
          </table:table-cell>
          <table:table-cell office:value-type="float" office:value="48935" table:style-name="ce1">
            <text:p>48935</text:p>
          </table:table-cell>
          <table:table-cell office:value-type="float" office:value="137" table:style-name="ce1">
            <text:p>137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1.39791108373441" table:formula="msoxl:=20*EXP(0.0000480873219367127*B488)" table:style-name="ce2">
            <text:p>211</text:p>
          </table:table-cell>
          <table:table-cell office:value-type="float" office:value="49036" table:style-name="ce1">
            <text:p>49036</text:p>
          </table:table-cell>
          <table:table-cell office:value-type="float" office:value="135" table:style-name="ce1">
            <text:p>13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2.41691511958194" table:formula="msoxl:=20*EXP(0.0000480873219367127*B489)" table:style-name="ce2">
            <text:p>212</text:p>
          </table:table-cell>
          <table:table-cell office:value-type="float" office:value="49136" table:style-name="ce1">
            <text:p>49136</text:p>
          </table:table-cell>
          <table:table-cell office:value-type="float" office:value="139" table:style-name="ce1">
            <text:p>139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3.46135965659153" table:formula="msoxl:=20*EXP(0.0000480873219367127*B490)" table:style-name="ce2">
            <text:p>213</text:p>
          </table:table-cell>
          <table:table-cell office:value-type="float" office:value="49238" table:style-name="ce1">
            <text:p>49238</text:p>
          </table:table-cell>
          <table:table-cell office:value-type="float" office:value="136" table:style-name="ce1">
            <text:p>136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4.49031015980358" table:formula="msoxl:=20*EXP(0.0000480873219367127*B491)" table:style-name="ce2">
            <text:p>214</text:p>
          </table:table-cell>
          <table:table-cell office:value-type="float" office:value="49338" table:style-name="ce1">
            <text:p>49338</text:p>
          </table:table-cell>
          <table:table-cell office:value-type="float" office:value="139" table:style-name="ce1">
            <text:p>139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5.54494948813476" table:formula="msoxl:=20*EXP(0.0000480873219367127*B492)" table:style-name="ce2">
            <text:p>216</text:p>
          </table:table-cell>
          <table:table-cell office:value-type="float" office:value="49440" table:style-name="ce1">
            <text:p>49440</text:p>
          </table:table-cell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6.58394354587637" table:formula="msoxl:=20*EXP(0.0000480873219367127*B493)" table:style-name="ce2">
            <text:p>217</text:p>
          </table:table-cell>
          <table:table-cell office:value-type="float" office:value="49540" table:style-name="ce1">
            <text:p>49540</text:p>
          </table:table-cell>
          <table:table-cell office:value-type="float" office:value="136" table:style-name="ce1">
            <text:p>136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7.63841127659148" table:formula="msoxl:=20*EXP(0.0000480873219367127*B494)" table:style-name="ce2">
            <text:p>218</text:p>
          </table:table-cell>
          <table:table-cell office:value-type="float" office:value="49641" table:style-name="ce1">
            <text:p>49641</text:p>
          </table:table-cell>
          <table:table-cell office:value-type="float" office:value="137" table:style-name="ce1">
            <text:p>137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8.70852967828898" table:formula="msoxl:=20*EXP(0.0000480873219367127*B495)" table:style-name="ce2">
            <text:p>219</text:p>
          </table:table-cell>
          <table:table-cell office:value-type="float" office:value="49743" table:style-name="ce1">
            <text:p>49743</text:p>
          </table:table-cell>
          <table:table-cell office:value-type="float" office:value="137" table:style-name="ce1">
            <text:p>137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9.76277318180297" table:formula="msoxl:=20*EXP(0.0000480873219367127*B496)" table:style-name="ce2">
            <text:p>220</text:p>
          </table:table-cell>
          <table:table-cell office:value-type="float" office:value="49843" table:style-name="ce1">
            <text:p>49843</text:p>
          </table:table-cell>
          <table:table-cell office:value-type="float" office:value="136" table:style-name="ce1">
            <text:p>136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0.83271746732476" table:formula="msoxl:=20*EXP(0.0000480873219367127*B497)" table:style-name="ce2">
            <text:p>221</text:p>
          </table:table-cell>
          <table:table-cell office:value-type="float" office:value="49944" table:style-name="ce1">
            <text:p>49944</text:p>
          </table:table-cell>
          <table:table-cell office:value-type="float" office:value="136" table:style-name="ce1">
            <text:p>136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1.90787091888291" table:formula="msoxl:=20*EXP(0.0000480873219367127*B498)" table:style-name="ce2">
            <text:p>222</text:p>
          </table:table-cell>
          <table:table-cell office:value-type="float" office:value="50045" table:style-name="ce1">
            <text:p>50045</text:p>
          </table:table-cell>
          <table:table-cell office:value-type="float" office:value="140" table:style-name="ce1">
            <text:p>140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2.988258897995" table:formula="msoxl:=20*EXP(0.0000480873219367127*B499)" table:style-name="ce2">
            <text:p>223</text:p>
          </table:table-cell>
          <table:table-cell office:value-type="float" office:value="50146" table:style-name="ce1">
            <text:p>50146</text:p>
          </table:table-cell>
          <table:table-cell office:value-type="float" office:value="137" table:style-name="ce1">
            <text:p>137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4.06313203462531" table:formula="msoxl:=20*EXP(0.0000480873219367127*B500)" table:style-name="ce2">
            <text:p>224</text:p>
          </table:table-cell>
          <table:table-cell office:value-type="float" office:value="50246" table:style-name="ce1">
            <text:p>50246</text:p>
          </table:table-cell>
          <table:table-cell office:value-type="float" office:value="139" table:style-name="ce1">
            <text:p>139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5.16484050293207" table:formula="msoxl:=20*EXP(0.0000480873219367127*B501)" table:style-name="ce2">
            <text:p>225</text:p>
          </table:table-cell>
          <table:table-cell office:value-type="float" office:value="50348" table:style-name="ce1">
            <text:p>50348</text:p>
          </table:table-cell>
          <table:table-cell office:value-type="float" office:value="136" table:style-name="ce1">
            <text:p>136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6.25020544351833" table:formula="msoxl:=20*EXP(0.0000480873219367127*B502)" table:style-name="ce2">
            <text:p>226</text:p>
          </table:table-cell>
          <table:table-cell office:value-type="float" office:value="50448" table:style-name="ce1">
            <text:p>50448</text:p>
          </table:table-cell>
          <table:table-cell office:value-type="float" office:value="138" table:style-name="ce1">
            <text:p>138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27.36266765463637" table:formula="msoxl:=20*EXP(0.0000480873219367127*B503)" table:style-name="ce2">
            <text:p>227</text:p>
          </table:table-cell>
          <table:table-cell office:value-type="float" office:value="50550" table:style-name="ce1">
            <text:p>50550</text:p>
          </table:table-cell>
          <table:table-cell office:value-type="float" office:value="139" table:style-name="ce1">
            <text:p>139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8.46961303704114" table:formula="msoxl:=20*EXP(0.0000480873219367127*B504)" table:style-name="ce2">
            <text:p>228</text:p>
          </table:table-cell>
          <table:table-cell office:value-type="float" office:value="50651" table:style-name="ce1">
            <text:p>50651</text:p>
          </table:table-cell>
          <table:table-cell office:value-type="float" office:value="138" table:style-name="ce1">
            <text:p>138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9.57090801464881" table:formula="msoxl:=20*EXP(0.0000480873219367127*B505)" table:style-name="ce2">
            <text:p>230</text:p>
          </table:table-cell>
          <table:table-cell office:value-type="float" office:value="50751" table:style-name="ce1">
            <text:p>50751</text:p>
          </table:table-cell>
          <table:table-cell office:value-type="float" office:value="137" table:style-name="ce1">
            <text:p>137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0.69969797281794" table:formula="msoxl:=20*EXP(0.0000480873219367127*B506)" table:style-name="ce2">
            <text:p>231</text:p>
          </table:table-cell>
          <table:table-cell office:value-type="float" office:value="50853" table:style-name="ce1">
            <text:p>50853</text:p>
          </table:table-cell>
          <table:table-cell office:value-type="float" office:value="137" table:style-name="ce1">
            <text:p>137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31.81174265716675" table:formula="msoxl:=20*EXP(0.0000480873219367127*B507)" table:style-name="ce2">
            <text:p>232</text:p>
          </table:table-cell>
          <table:table-cell office:value-type="float" office:value="50953" table:style-name="ce1">
            <text:p>50953</text:p>
          </table:table-cell>
          <table:table-cell office:value-type="float" office:value="135" table:style-name="ce1">
            <text:p>135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2.94034895286401" table:formula="msoxl:=20*EXP(0.0000480873219367127*B508)" table:style-name="ce2">
            <text:p>233</text:p>
          </table:table-cell>
          <table:table-cell office:value-type="float" office:value="51054" table:style-name="ce1">
            <text:p>51054</text:p>
          </table:table-cell>
          <table:table-cell office:value-type="float" office:value="138" table:style-name="ce1">
            <text:p>138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4.07445001839517" table:formula="msoxl:=20*EXP(0.0000480873219367127*B509)" table:style-name="ce2">
            <text:p>234</text:p>
          </table:table-cell>
          <table:table-cell office:value-type="float" office:value="51155" table:style-name="ce1">
            <text:p>51155</text:p>
          </table:table-cell>
          <table:table-cell office:value-type="float" office:value="135" table:style-name="ce1">
            <text:p>135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5.21407260577777" table:formula="msoxl:=20*EXP(0.0000480873219367127*B510)" table:style-name="ce2">
            <text:p>235</text:p>
          </table:table-cell>
          <table:table-cell office:value-type="float" office:value="51256" table:style-name="ce1">
            <text:p>51256</text:p>
          </table:table-cell>
          <table:table-cell office:value-type="float" office:value="137" table:style-name="ce1">
            <text:p>137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6.35924359727534" table:formula="msoxl:=20*EXP(0.0000480873219367127*B511)" table:style-name="ce2">
            <text:p>236</text:p>
          </table:table-cell>
          <table:table-cell office:value-type="float" office:value="51357" table:style-name="ce1">
            <text:p>51357</text:p>
          </table:table-cell>
          <table:table-cell office:value-type="float" office:value="139" table:style-name="ce1">
            <text:p>139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7.50999000603102" table:formula="msoxl:=20*EXP(0.0000480873219367127*B512)" table:style-name="ce2">
            <text:p>238</text:p>
          </table:table-cell>
          <table:table-cell office:value-type="float" office:value="51458" table:style-name="ce1">
            <text:p>51458</text:p>
          </table:table-cell>
          <table:table-cell office:value-type="float" office:value="134" table:style-name="ce1">
            <text:p>134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8.66633897670516" table:formula="msoxl:=20*EXP(0.0000480873219367127*B513)" table:style-name="ce2">
            <text:p>239</text:p>
          </table:table-cell>
          <table:table-cell office:value-type="float" office:value="51559" table:style-name="ce1">
            <text:p>51559</text:p>
          </table:table-cell>
          <table:table-cell office:value-type="float" office:value="134" table:style-name="ce1">
            <text:p>134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39.82831778611552" table:formula="msoxl:=20*EXP(0.0000480873219367127*B514)" table:style-name="ce2">
            <text:p>240</text:p>
          </table:table-cell>
          <table:table-cell office:value-type="float" office:value="51660" table:style-name="ce1">
            <text:p>51660</text:p>
          </table:table-cell>
          <table:table-cell office:value-type="float" office:value="138" table:style-name="ce1">
            <text:p>138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0.9959538438807" table:formula="msoxl:=20*EXP(0.0000480873219367127*B515)" table:style-name="ce2">
            <text:p>241</text:p>
          </table:table-cell>
          <table:table-cell office:value-type="float" office:value="51761" table:style-name="ce1">
            <text:p>51761</text:p>
          </table:table-cell>
          <table:table-cell office:value-type="float" office:value="137" table:style-name="ce1">
            <text:p>137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2.15762970118186" table:formula="msoxl:=20*EXP(0.0000480873219367127*B516)" table:style-name="ce2">
            <text:p>242</text:p>
          </table:table-cell>
          <table:table-cell office:value-type="float" office:value="51861" table:style-name="ce1">
            <text:p>51861</text:p>
          </table:table-cell>
          <table:table-cell office:value-type="float" office:value="135" table:style-name="ce1">
            <text:p>135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3.34830801083626" table:formula="msoxl:=20*EXP(0.0000480873219367127*B517)" table:style-name="ce2">
            <text:p>243</text:p>
          </table:table-cell>
          <table:table-cell office:value-type="float" office:value="51963" table:style-name="ce1">
            <text:p>51963</text:p>
          </table:table-cell>
          <table:table-cell office:value-type="float" office:value="137" table:style-name="ce1">
            <text:p>137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4.52132295080645" table:formula="msoxl:=20*EXP(0.0000480873219367127*B518)" table:style-name="ce2">
            <text:p>245</text:p>
          </table:table-cell>
          <table:table-cell office:value-type="float" office:value="52063" table:style-name="ce1">
            <text:p>52063</text:p>
          </table:table-cell>
          <table:table-cell office:value-type="float" office:value="135" table:style-name="ce1">
            <text:p>135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5.71180752829676" table:formula="msoxl:=20*EXP(0.0000480873219367127*B519)" table:style-name="ce2">
            <text:p>246</text:p>
          </table:table-cell>
          <table:table-cell office:value-type="float" office:value="52164" table:style-name="ce1">
            <text:p>52164</text:p>
          </table:table-cell>
          <table:table-cell office:value-type="float" office:value="137" table:style-name="ce1">
            <text:p>137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6.90808813826447" table:formula="msoxl:=20*EXP(0.0000480873219367127*B520)" table:style-name="ce2">
            <text:p>247</text:p>
          </table:table-cell>
          <table:table-cell office:value-type="float" office:value="52265" table:style-name="ce1">
            <text:p>52265</text:p>
          </table:table-cell>
          <table:table-cell office:value-type="float" office:value="138" table:style-name="ce1">
            <text:p>138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8.11019299946446" table:formula="msoxl:=20*EXP(0.0000480873219367127*B521)" table:style-name="ce2">
            <text:p>248</text:p>
          </table:table-cell>
          <table:table-cell office:value-type="float" office:value="52366" table:style-name="ce1">
            <text:p>52366</text:p>
          </table:table-cell>
          <table:table-cell office:value-type="float" office:value="138" table:style-name="ce1">
            <text:p>138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49.33013979846973" table:formula="msoxl:=20*EXP(0.0000480873219367127*B522)" table:style-name="ce2">
            <text:p>249</text:p>
          </table:table-cell>
          <table:table-cell office:value-type="float" office:value="52468" table:style-name="ce1">
            <text:p>52468</text:p>
          </table:table-cell>
          <table:table-cell office:value-type="float" office:value="137" table:style-name="ce1">
            <text:p>137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0.53198903818353" table:formula="msoxl:=20*EXP(0.0000480873219367127*B523)" table:style-name="ce2">
            <text:p>251</text:p>
          </table:table-cell>
          <table:table-cell office:value-type="float" office:value="52568" table:style-name="ce1">
            <text:p>52568</text:p>
          </table:table-cell>
          <table:table-cell office:value-type="float" office:value="136" table:style-name="ce1">
            <text:p>136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1.75173734282495" table:formula="msoxl:=20*EXP(0.0000480873219367127*B524)" table:style-name="ce2">
            <text:p>252</text:p>
          </table:table-cell>
          <table:table-cell office:value-type="float" office:value="52669" table:style-name="ce1">
            <text:p>52669</text:p>
          </table:table-cell>
          <table:table-cell office:value-type="float" office:value="134" table:style-name="ce1">
            <text:p>134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2.97742415429096" table:formula="msoxl:=20*EXP(0.0000480873219367127*B525)" table:style-name="ce2">
            <text:p>253</text:p>
          </table:table-cell>
          <table:table-cell office:value-type="float" office:value="52770" table:style-name="ce1">
            <text:p>52770</text:p>
          </table:table-cell>
          <table:table-cell office:value-type="float" office:value="132" table:style-name="ce1">
            <text:p>132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4.20907838499173" table:formula="msoxl:=20*EXP(0.0000480873219367127*B526)" table:style-name="ce2">
            <text:p>254</text:p>
          </table:table-cell>
          <table:table-cell office:value-type="float" office:value="52871" table:style-name="ce1">
            <text:p>52871</text:p>
          </table:table-cell>
          <table:table-cell office:value-type="float" office:value="134" table:style-name="ce1">
            <text:p>134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5.43444563434349" table:formula="msoxl:=20*EXP(0.0000480873219367127*B527)" table:style-name="ce2">
            <text:p>255</text:p>
          </table:table-cell>
          <table:table-cell office:value-type="float" office:value="52971" table:style-name="ce1">
            <text:p>52971</text:p>
          </table:table-cell>
          <table:table-cell office:value-type="float" office:value="136" table:style-name="ce1">
            <text:p>136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6.69040545824311" table:formula="msoxl:=20*EXP(0.0000480873219367127*B528)" table:style-name="ce2">
            <text:p>257</text:p>
          </table:table-cell>
          <table:table-cell office:value-type="float" office:value="53073" table:style-name="ce1">
            <text:p>53073</text:p>
          </table:table-cell>
          <table:table-cell office:value-type="float" office:value="132" table:style-name="ce1">
            <text:p>132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57.92773348000242" table:formula="msoxl:=20*EXP(0.0000480873219367127*B529)" table:style-name="ce2">
            <text:p>258</text:p>
          </table:table-cell>
          <table:table-cell office:value-type="float" office:value="53173" table:style-name="ce1">
            <text:p>53173</text:p>
          </table:table-cell>
          <table:table-cell office:value-type="float" office:value="133" table:style-name="ce1">
            <text:p>133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59.18348894995279" table:formula="msoxl:=20*EXP(0.0000480873219367127*B530)" table:style-name="ce2">
            <text:p>259</text:p>
          </table:table-cell>
          <table:table-cell office:value-type="float" office:value="53274" table:style-name="ce1">
            <text:p>53274</text:p>
          </table:table-cell>
          <table:table-cell office:value-type="float" office:value="132" table:style-name="ce1">
            <text:p>132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60.45788265331907" table:formula="msoxl:=20*EXP(0.0000480873219367127*B531)" table:style-name="ce2">
            <text:p>260</text:p>
          </table:table-cell>
          <table:table-cell office:value-type="float" office:value="53376" table:style-name="ce1">
            <text:p>53376</text:p>
          </table:table-cell>
          <table:table-cell office:value-type="float" office:value="136" table:style-name="ce1">
            <text:p>136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61.71337109325407" table:formula="msoxl:=20*EXP(0.0000480873219367127*B532)" table:style-name="ce2">
            <text:p>262</text:p>
          </table:table-cell>
          <table:table-cell office:value-type="float" office:value="53476" table:style-name="ce1">
            <text:p>53476</text:p>
          </table:table-cell>
          <table:table-cell office:value-type="float" office:value="135" table:style-name="ce1">
            <text:p>135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263.00020411475253" table:formula="msoxl:=20*EXP(0.0000480873219367127*B533)" table:style-name="ce2">
            <text:p>263</text:p>
          </table:table-cell>
          <table:table-cell office:value-type="float" office:value="53578" table:style-name="ce1">
            <text:p>53578</text:p>
          </table:table-cell>
          <table:table-cell office:value-type="float" office:value="132" table:style-name="ce1">
            <text:p>132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64.26794733911925" table:formula="msoxl:=20*EXP(0.0000480873219367127*B534)" table:style-name="ce2">
            <text:p>264</text:p>
          </table:table-cell>
          <table:table-cell office:value-type="float" office:value="53678" table:style-name="ce1">
            <text:p>53678</text:p>
          </table:table-cell>
          <table:table-cell office:value-type="float" office:value="135" table:style-name="ce1">
            <text:p>135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65.55457098337104" table:formula="msoxl:=20*EXP(0.0000480873219367127*B535)" table:style-name="ce2">
            <text:p>266</text:p>
          </table:table-cell>
          <table:table-cell office:value-type="float" office:value="53779" table:style-name="ce1">
            <text:p>53779</text:p>
          </table:table-cell>
          <table:table-cell office:value-type="float" office:value="136" table:style-name="ce1">
            <text:p>136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66.86029101411987" table:formula="msoxl:=20*EXP(0.0000480873219367127*B536)" table:style-name="ce2">
            <text:p>267</text:p>
          </table:table-cell>
          <table:table-cell office:value-type="float" office:value="53881" table:style-name="ce1">
            <text:p>53881</text:p>
          </table:table-cell>
          <table:table-cell office:value-type="float" office:value="132" table:style-name="ce1">
            <text:p>132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68.14664106439602" table:formula="msoxl:=20*EXP(0.0000480873219367127*B537)" table:style-name="ce2">
            <text:p>268</text:p>
          </table:table-cell>
          <table:table-cell office:value-type="float" office:value="53981" table:style-name="ce1">
            <text:p>53981</text:p>
          </table:table-cell>
          <table:table-cell office:value-type="float" office:value="132" table:style-name="ce1">
            <text:p>132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69.45214864484217" table:formula="msoxl:=20*EXP(0.0000480873219367127*B538)" table:style-name="ce2">
            <text:p>269</text:p>
          </table:table-cell>
          <table:table-cell office:value-type="float" office:value="54082" table:style-name="ce1">
            <text:p>54082</text:p>
          </table:table-cell>
          <table:table-cell office:value-type="float" office:value="131" table:style-name="ce1">
            <text:p>131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0.76401226255143" table:formula="msoxl:=20*EXP(0.0000480873219367127*B539)" table:style-name="ce2">
            <text:p>271</text:p>
          </table:table-cell>
          <table:table-cell office:value-type="float" office:value="54183" table:style-name="ce1">
            <text:p>54183</text:p>
          </table:table-cell>
          <table:table-cell office:value-type="float" office:value="135" table:style-name="ce1">
            <text:p>135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2.08226286273657" table:formula="msoxl:=20*EXP(0.0000480873219367127*B540)" table:style-name="ce2">
            <text:p>272</text:p>
          </table:table-cell>
          <table:table-cell office:value-type="float" office:value="54284" table:style-name="ce1">
            <text:p>54284</text:p>
          </table:table-cell>
          <table:table-cell office:value-type="float" office:value="133" table:style-name="ce1">
            <text:p>133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3.4200792645247" table:formula="msoxl:=20*EXP(0.0000480873219367127*B541)" table:style-name="ce2">
            <text:p>273</text:p>
          </table:table-cell>
          <table:table-cell office:value-type="float" office:value="54386" table:style-name="ce1">
            <text:p>54386</text:p>
          </table:table-cell>
          <table:table-cell office:value-type="float" office:value="131" table:style-name="ce1">
            <text:p>131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4.73804954542283" table:formula="msoxl:=20*EXP(0.0000480873219367127*B542)" table:style-name="ce2">
            <text:p>275</text:p>
          </table:table-cell>
          <table:table-cell office:value-type="float" office:value="54486" table:style-name="ce1">
            <text:p>54486</text:p>
          </table:table-cell>
          <table:table-cell office:value-type="float" office:value="132" table:style-name="ce1">
            <text:p>132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6.07564827459129" table:formula="msoxl:=20*EXP(0.0000480873219367127*B543)" table:style-name="ce2">
            <text:p>276</text:p>
          </table:table-cell>
          <table:table-cell office:value-type="float" office:value="54587" table:style-name="ce1">
            <text:p>54587</text:p>
          </table:table-cell>
          <table:table-cell office:value-type="float" office:value="134" table:style-name="ce1">
            <text:p>134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7.41975928104802" table:formula="msoxl:=20*EXP(0.0000480873219367127*B544)" table:style-name="ce2">
            <text:p>277</text:p>
          </table:table-cell>
          <table:table-cell office:value-type="float" office:value="54688" table:style-name="ce1">
            <text:p>54688</text:p>
          </table:table-cell>
          <table:table-cell office:value-type="float" office:value="134" table:style-name="ce1">
            <text:p>134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78.77041427068099" table:formula="msoxl:=20*EXP(0.0000480873219367127*B545)" table:style-name="ce2">
            <text:p>279</text:p>
          </table:table-cell>
          <table:table-cell office:value-type="float" office:value="54789" table:style-name="ce1">
            <text:p>54789</text:p>
          </table:table-cell>
          <table:table-cell office:value-type="float" office:value="134" table:style-name="ce1">
            <text:p>134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0.12764510374245" table:formula="msoxl:=20*EXP(0.0000480873219367127*B546)" table:style-name="ce2">
            <text:p>280</text:p>
          </table:table-cell>
          <table:table-cell office:value-type="float" office:value="54890" table:style-name="ce1">
            <text:p>54890</text:p>
          </table:table-cell>
          <table:table-cell office:value-type="float" office:value="133" table:style-name="ce1">
            <text:p>133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1.49148379560074" table:formula="msoxl:=20*EXP(0.0000480873219367127*B547)" table:style-name="ce2">
            <text:p>281</text:p>
          </table:table-cell>
          <table:table-cell office:value-type="float" office:value="54991" table:style-name="ce1">
            <text:p>54991</text:p>
          </table:table-cell>
          <table:table-cell office:value-type="float" office:value="132" table:style-name="ce1">
            <text:p>132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2.86196251749504" table:formula="msoxl:=20*EXP(0.0000480873219367127*B548)" table:style-name="ce2">
            <text:p>283</text:p>
          </table:table-cell>
          <table:table-cell office:value-type="float" office:value="55092" table:style-name="ce1">
            <text:p>55092</text:p>
          </table:table-cell>
          <table:table-cell office:value-type="float" office:value="135" table:style-name="ce1">
            <text:p>135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84.22544562816262" table:formula="msoxl:=20*EXP(0.0000480873219367127*B549)" table:style-name="ce2">
            <text:p>284</text:p>
          </table:table-cell>
          <table:table-cell office:value-type="float" office:value="55192" table:style-name="ce1">
            <text:p>55192</text:p>
          </table:table-cell>
          <table:table-cell office:value-type="float" office:value="131" table:style-name="ce1">
            <text:p>131</text:p>
          </table:table-cell>
          <table:table-cell office:value-type="float" office:value="104" table:style-name="ce1">
            <text:p>104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85.62296952026117" table:formula="msoxl:=20*EXP(0.0000480873219367127*B550)" table:style-name="ce2">
            <text:p>286</text:p>
          </table:table-cell>
          <table:table-cell office:value-type="float" office:value="55294" table:style-name="ce1">
            <text:p>55294</text:p>
          </table:table-cell>
          <table:table-cell office:value-type="float" office:value="132" table:style-name="ce1">
            <text:p>132</text:p>
          </table:table-cell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87.01356292981529" table:formula="msoxl:=20*EXP(0.0000480873219367127*B551)" table:style-name="ce2">
            <text:p>287</text:p>
          </table:table-cell>
          <table:table-cell office:value-type="float" office:value="55395" table:style-name="ce1">
            <text:p>55395</text:p>
          </table:table-cell>
          <table:table-cell office:value-type="float" office:value="133" table:style-name="ce1">
            <text:p>133</text:p>
          </table:table-cell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88.41092662830636" table:formula="msoxl:=20*EXP(0.0000480873219367127*B552)" table:style-name="ce2">
            <text:p>288</text:p>
          </table:table-cell>
          <table:table-cell office:value-type="float" office:value="55496" table:style-name="ce1">
            <text:p>55496</text:p>
          </table:table-cell>
          <table:table-cell office:value-type="float" office:value="134" table:style-name="ce1">
            <text:p>134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89.81509357778646" table:formula="msoxl:=20*EXP(0.0000480873219367127*B553)" table:style-name="ce2">
            <text:p>290</text:p>
          </table:table-cell>
          <table:table-cell office:value-type="float" office:value="55597" table:style-name="ce1">
            <text:p>55597</text:p>
          </table:table-cell>
          <table:table-cell office:value-type="float" office:value="132" table:style-name="ce1">
            <text:p>132</text:p>
          </table:table-cell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1.21209295441867" table:formula="msoxl:=20*EXP(0.0000480873219367127*B554)" table:style-name="ce2">
            <text:p>291</text:p>
          </table:table-cell>
          <table:table-cell office:value-type="float" office:value="55697" table:style-name="ce1">
            <text:p>55697</text:p>
          </table:table-cell>
          <table:table-cell office:value-type="float" office:value="131" table:style-name="ce1">
            <text:p>131</text:p>
          </table:table-cell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2.64396988110383" table:formula="msoxl:=20*EXP(0.0000480873219367127*B555)" table:style-name="ce2">
            <text:p>293</text:p>
          </table:table-cell>
          <table:table-cell office:value-type="float" office:value="55799" table:style-name="ce1">
            <text:p>55799</text:p>
          </table:table-cell>
          <table:table-cell office:value-type="float" office:value="129" table:style-name="ce1">
            <text:p>129</text:p>
          </table:table-cell>
          <table:table-cell office:value-type="float" office:value="109" table:style-name="ce1">
            <text:p>10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4.06874596457476" table:formula="msoxl:=20*EXP(0.0000480873219367127*B556)" table:style-name="ce2">
            <text:p>294</text:p>
          </table:table-cell>
          <table:table-cell office:value-type="float" office:value="55900" table:style-name="ce1">
            <text:p>55900</text:p>
          </table:table-cell>
          <table:table-cell office:value-type="float" office:value="131" table:style-name="ce1">
            <text:p>131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5.48624927583427" table:formula="msoxl:=20*EXP(0.0000480873219367127*B557)" table:style-name="ce2">
            <text:p>295</text:p>
          </table:table-cell>
          <table:table-cell office:value-type="float" office:value="56000" table:style-name="ce1">
            <text:p>56000</text:p>
          </table:table-cell>
          <table:table-cell office:value-type="float" office:value="133" table:style-name="ce1">
            <text:p>133</text:p>
          </table:table-cell>
          <table:table-cell office:value-type="float" office:value="108" table:style-name="ce1">
            <text:p>108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6.93914203931251" table:formula="msoxl:=20*EXP(0.0000480873219367127*B558)" table:style-name="ce2">
            <text:p>297</text:p>
          </table:table-cell>
          <table:table-cell office:value-type="float" office:value="56102" table:style-name="ce1">
            <text:p>56102</text:p>
          </table:table-cell>
          <table:table-cell office:value-type="float" office:value="133" table:style-name="ce1">
            <text:p>133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8.37048155722914" table:formula="msoxl:=20*EXP(0.0000480873219367127*B559)" table:style-name="ce2">
            <text:p>298</text:p>
          </table:table-cell>
          <table:table-cell office:value-type="float" office:value="56202" table:style-name="ce1">
            <text:p>56202</text:p>
          </table:table-cell>
          <table:table-cell office:value-type="float" office:value="132" table:style-name="ce1">
            <text:p>132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99.8231379243129" table:formula="msoxl:=20*EXP(0.0000480873219367127*B560)" table:style-name="ce2">
            <text:p>300</text:p>
          </table:table-cell>
          <table:table-cell office:value-type="float" office:value="56303" table:style-name="ce1">
            <text:p>56303</text:p>
          </table:table-cell>
          <table:table-cell office:value-type="float" office:value="132" table:style-name="ce1">
            <text:p>132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1.29735497665013" table:formula="msoxl:=20*EXP(0.0000480873219367127*B561)" table:style-name="ce2">
            <text:p>301</text:p>
          </table:table-cell>
          <table:table-cell office:value-type="float" office:value="56405" table:style-name="ce1">
            <text:p>56405</text:p>
          </table:table-cell>
          <table:table-cell office:value-type="float" office:value="131" table:style-name="ce1">
            <text:p>131</text:p>
          </table:table-cell>
          <table:table-cell office:value-type="float" office:value="109" table:style-name="ce1">
            <text:p>109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2.74970244374396" table:formula="msoxl:=20*EXP(0.0000480873219367127*B562)" table:style-name="ce2">
            <text:p>303</text:p>
          </table:table-cell>
          <table:table-cell office:value-type="float" office:value="56505" table:style-name="ce1">
            <text:p>56505</text:p>
          </table:table-cell>
          <table:table-cell office:value-type="float" office:value="129" table:style-name="ce1">
            <text:p>129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4.23830928383791" table:formula="msoxl:=20*EXP(0.0000480873219367127*B563)" table:style-name="ce2">
            <text:p>304</text:p>
          </table:table-cell>
          <table:table-cell office:value-type="float" office:value="56607" table:style-name="ce1">
            <text:p>56607</text:p>
          </table:table-cell>
          <table:table-cell office:value-type="float" office:value="130" table:style-name="ce1">
            <text:p>130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5.704833070333" table:formula="msoxl:=20*EXP(0.0000480873219367127*B564)" table:style-name="ce2">
            <text:p>306</text:p>
          </table:table-cell>
          <table:table-cell office:value-type="float" office:value="56707" table:style-name="ce1">
            <text:p>56707</text:p>
          </table:table-cell>
          <table:table-cell office:value-type="float" office:value="132" table:style-name="ce1">
            <text:p>132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7.19319770308812" table:formula="msoxl:=20*EXP(0.0000480873219367127*B565)" table:style-name="ce2">
            <text:p>307</text:p>
          </table:table-cell>
          <table:table-cell office:value-type="float" office:value="56808" table:style-name="ce1">
            <text:p>56808</text:p>
          </table:table-cell>
          <table:table-cell office:value-type="float" office:value="129" table:style-name="ce1">
            <text:p>129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08.70365301201161" table:formula="msoxl:=20*EXP(0.0000480873219367127*B566)" table:style-name="ce2">
            <text:p>309</text:p>
          </table:table-cell>
          <table:table-cell office:value-type="float" office:value="56910" table:style-name="ce1">
            <text:p>56910</text:p>
          </table:table-cell>
          <table:table-cell office:value-type="float" office:value="130" table:style-name="ce1">
            <text:p>13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0.19170115159574" table:formula="msoxl:=20*EXP(0.0000480873219367127*B567)" table:style-name="ce2">
            <text:p>310</text:p>
          </table:table-cell>
          <table:table-cell office:value-type="float" office:value="57010" table:style-name="ce1">
            <text:p>57010</text:p>
          </table:table-cell>
          <table:table-cell office:value-type="float" office:value="131" table:style-name="ce1">
            <text:p>131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1.70191069827297" table:formula="msoxl:=20*EXP(0.0000480873219367127*B568)" table:style-name="ce2">
            <text:p>312</text:p>
          </table:table-cell>
          <table:table-cell office:value-type="float" office:value="57111" table:style-name="ce1">
            <text:p>57111</text:p>
          </table:table-cell>
          <table:table-cell office:value-type="float" office:value="129" table:style-name="ce1">
            <text:p>129</text:p>
          </table:table-cell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3.21947290095744" table:formula="msoxl:=20*EXP(0.0000480873219367127*B569)" table:style-name="ce2">
            <text:p>313</text:p>
          </table:table-cell>
          <table:table-cell office:value-type="float" office:value="57212" table:style-name="ce1">
            <text:p>57212</text:p>
          </table:table-cell>
          <table:table-cell office:value-type="float" office:value="127" table:style-name="ce1">
            <text:p>127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4.74442355703275" table:formula="msoxl:=20*EXP(0.0000480873219367127*B570)" table:style-name="ce2">
            <text:p>315</text:p>
          </table:table-cell>
          <table:table-cell office:value-type="float" office:value="57313" table:style-name="ce1">
            <text:p>57313</text:p>
          </table:table-cell>
          <table:table-cell office:value-type="float" office:value="129" table:style-name="ce1">
            <text:p>129</text:p>
          </table:table-cell>
          <table:table-cell office:value-type="float" office:value="112" table:style-name="ce1">
            <text:p>1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6.27679863816655" table:formula="msoxl:=20*EXP(0.0000480873219367127*B571)" table:style-name="ce2">
            <text:p>316</text:p>
          </table:table-cell>
          <table:table-cell office:value-type="float" office:value="57414" table:style-name="ce1">
            <text:p>57414</text:p>
          </table:table-cell>
          <table:table-cell office:value-type="float" office:value="130" table:style-name="ce1">
            <text:p>130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7.81663429115986" table:formula="msoxl:=20*EXP(0.0000480873219367127*B572)" table:style-name="ce2">
            <text:p>318</text:p>
          </table:table-cell>
          <table:table-cell office:value-type="float" office:value="57515" table:style-name="ce1">
            <text:p>57515</text:p>
          </table:table-cell>
          <table:table-cell office:value-type="float" office:value="130" table:style-name="ce1">
            <text:p>130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19.36396683879872" table:formula="msoxl:=20*EXP(0.0000480873219367127*B573)" table:style-name="ce2">
            <text:p>319</text:p>
          </table:table-cell>
          <table:table-cell office:value-type="float" office:value="57616" table:style-name="ce1">
            <text:p>57616</text:p>
          </table:table-cell>
          <table:table-cell office:value-type="float" office:value="129" table:style-name="ce1">
            <text:p>129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20.91883278071174" table:formula="msoxl:=20*EXP(0.0000480873219367127*B574)" table:style-name="ce2">
            <text:p>321</text:p>
          </table:table-cell>
          <table:table-cell office:value-type="float" office:value="57717" table:style-name="ce1">
            <text:p>57717</text:p>
          </table:table-cell>
          <table:table-cell office:value-type="float" office:value="128" table:style-name="ce1">
            <text:p>128</text:p>
          </table:table-cell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22.48126879423063" table:formula="msoxl:=20*EXP(0.0000480873219367127*B575)" table:style-name="ce2">
            <text:p>322</text:p>
          </table:table-cell>
          <table:table-cell office:value-type="float" office:value="57818" table:style-name="ce1">
            <text:p>57818</text:p>
          </table:table-cell>
          <table:table-cell office:value-type="float" office:value="128" table:style-name="ce1">
            <text:p>128</text:p>
          </table:table-cell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24.05131173525575" table:formula="msoxl:=20*EXP(0.0000480873219367127*B576)" table:style-name="ce2">
            <text:p>324</text:p>
          </table:table-cell>
          <table:table-cell office:value-type="float" office:value="57919" table:style-name="ce1">
            <text:p>57919</text:p>
          </table:table-cell>
          <table:table-cell office:value-type="float" office:value="129" table:style-name="ce1">
            <text:p>129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25.6289986391252" table:formula="msoxl:=20*EXP(0.0000480873219367127*B577)" table:style-name="ce2">
            <text:p>326</text:p>
          </table:table-cell>
          <table:table-cell office:value-type="float" office:value="58020" table:style-name="ce1">
            <text:p>58020</text:p>
          </table:table-cell>
          <table:table-cell office:value-type="float" office:value="130" table:style-name="ce1">
            <text:p>130</text:p>
          </table:table-cell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27.2143667214886" table:formula="msoxl:=20*EXP(0.0000480873219367127*B578)" table:style-name="ce2">
            <text:p>327</text:p>
          </table:table-cell>
          <table:table-cell office:value-type="float" office:value="58121" table:style-name="ce1">
            <text:p>58121</text:p>
          </table:table-cell>
          <table:table-cell office:value-type="float" office:value="130" table:style-name="ce1">
            <text:p>130</text:p>
          </table:table-cell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28.79164228947866" table:formula="msoxl:=20*EXP(0.0000480873219367127*B579)" table:style-name="ce2">
            <text:p>329</text:p>
          </table:table-cell>
          <table:table-cell office:value-type="float" office:value="58221" table:style-name="ce1">
            <text:p>58221</text:p>
          </table:table-cell>
          <table:table-cell office:value-type="float" office:value="129" table:style-name="ce1">
            <text:p>129</text:p>
          </table:table-cell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30.40829619112463" table:formula="msoxl:=20*EXP(0.0000480873219367127*B580)" table:style-name="ce2">
            <text:p>330</text:p>
          </table:table-cell>
          <table:table-cell office:value-type="float" office:value="58323" table:style-name="ce1">
            <text:p>58323</text:p>
          </table:table-cell>
          <table:table-cell office:value-type="float" office:value="128" table:style-name="ce1">
            <text:p>128</text:p>
          </table:table-cell>
          <table:table-cell office:value-type="float" office:value="116" table:style-name="ce1">
            <text:p>116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32.01693291917599" table:formula="msoxl:=20*EXP(0.0000480873219367127*B581)" table:style-name="ce2">
            <text:p>332</text:p>
          </table:table-cell>
          <table:table-cell office:value-type="float" office:value="58424" table:style-name="ce1">
            <text:p>58424</text:p>
          </table:table-cell>
          <table:table-cell office:value-type="float" office:value="127" table:style-name="ce1">
            <text:p>127</text:p>
          </table:table-cell>
          <table:table-cell office:value-type="float" office:value="115" table:style-name="ce1">
            <text:p>115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33.63340150905617" table:formula="msoxl:=20*EXP(0.0000480873219367127*B582)" table:style-name="ce2">
            <text:p>334</text:p>
          </table:table-cell>
          <table:table-cell office:value-type="float" office:value="58525" table:style-name="ce1">
            <text:p>58525</text:p>
          </table:table-cell>
          <table:table-cell office:value-type="float" office:value="129" table:style-name="ce1">
            <text:p>129</text:p>
          </table:table-cell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35.2577400912258" table:formula="msoxl:=20*EXP(0.0000480873219367127*B583)" table:style-name="ce2">
            <text:p>335</text:p>
          </table:table-cell>
          <table:table-cell office:value-type="float" office:value="58626" table:style-name="ce1">
            <text:p>58626</text:p>
          </table:table-cell>
          <table:table-cell office:value-type="float" office:value="125" table:style-name="ce1">
            <text:p>125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36.87378723403208" table:formula="msoxl:=20*EXP(0.0000480873219367127*B584)" table:style-name="ce2">
            <text:p>337</text:p>
          </table:table-cell>
          <table:table-cell office:value-type="float" office:value="58726" table:style-name="ce1">
            <text:p>58726</text:p>
          </table:table-cell>
          <table:table-cell office:value-type="float" office:value="126" table:style-name="ce1">
            <text:p>126</text:p>
          </table:table-cell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38.53018068339679" table:formula="msoxl:=20*EXP(0.0000480873219367127*B585)" table:style-name="ce2">
            <text:p>339</text:p>
          </table:table-cell>
          <table:table-cell office:value-type="float" office:value="58828" table:style-name="ce1">
            <text:p>58828</text:p>
          </table:table-cell>
          <table:table-cell office:value-type="float" office:value="126" table:style-name="ce1">
            <text:p>126</text:p>
          </table:table-cell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0.17835988615548" table:formula="msoxl:=20*EXP(0.0000480873219367127*B586)" table:style-name="ce2">
            <text:p>340</text:p>
          </table:table-cell>
          <table:table-cell office:value-type="float" office:value="58929" table:style-name="ce1">
            <text:p>58929</text:p>
          </table:table-cell>
          <table:table-cell office:value-type="float" office:value="125" table:style-name="ce1">
            <text:p>125</text:p>
          </table:table-cell>
          <table:table-cell office:value-type="float" office:value="120" table:style-name="ce1">
            <text:p>1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1.81812595505818" table:formula="msoxl:=20*EXP(0.0000480873219367127*B587)" table:style-name="ce2">
            <text:p>342</text:p>
          </table:table-cell>
          <table:table-cell office:value-type="float" office:value="59029" table:style-name="ce1">
            <text:p>59029</text:p>
          </table:table-cell>
          <table:table-cell office:value-type="float" office:value="128" table:style-name="ce1">
            <text:p>128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3.49883049830817" table:formula="msoxl:=20*EXP(0.0000480873219367127*B588)" table:style-name="ce2">
            <text:p>343</text:p>
          </table:table-cell>
          <table:table-cell office:value-type="float" office:value="59131" table:style-name="ce1">
            <text:p>59131</text:p>
          </table:table-cell>
          <table:table-cell office:value-type="float" office:value="125" table:style-name="ce1">
            <text:p>125</text:p>
          </table:table-cell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5.15460227387729" table:formula="msoxl:=20*EXP(0.0000480873219367127*B589)" table:style-name="ce2">
            <text:p>345</text:p>
          </table:table-cell>
          <table:table-cell office:value-type="float" office:value="59231" table:style-name="ce1">
            <text:p>59231</text:p>
          </table:table-cell>
          <table:table-cell office:value-type="float" office:value="127" table:style-name="ce1">
            <text:p>127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6.83503335407175" table:formula="msoxl:=20*EXP(0.0000480873219367127*B590)" table:style-name="ce2">
            <text:p>347</text:p>
          </table:table-cell>
          <table:table-cell office:value-type="float" office:value="59332" table:style-name="ce1">
            <text:p>59332</text:p>
          </table:table-cell>
          <table:table-cell office:value-type="float" office:value="127" table:style-name="ce1">
            <text:p>127</text:p>
          </table:table-cell>
          <table:table-cell office:value-type="float" office:value="120" table:style-name="ce1">
            <text:p>1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48.5404058081736" table:formula="msoxl:=20*EXP(0.0000480873219367127*B591)" table:style-name="ce2">
            <text:p>349</text:p>
          </table:table-cell>
          <table:table-cell office:value-type="float" office:value="59434" table:style-name="ce1">
            <text:p>59434</text:p>
          </table:table-cell>
          <table:table-cell office:value-type="float" office:value="127" table:style-name="ce1">
            <text:p>127</text:p>
          </table:table-cell>
          <table:table-cell office:value-type="float" office:value="120" table:style-name="ce1">
            <text:p>120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50.22047955324382" table:formula="msoxl:=20*EXP(0.0000480873219367127*B592)" table:style-name="ce2">
            <text:p>350</text:p>
          </table:table-cell>
          <table:table-cell office:value-type="float" office:value="59534" table:style-name="ce1">
            <text:p>59534</text:p>
          </table:table-cell>
          <table:table-cell office:value-type="float" office:value="126" table:style-name="ce1">
            <text:p>126</text:p>
          </table:table-cell>
          <table:table-cell office:value-type="float" office:value="120" table:style-name="ce1">
            <text:p>120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51.94249809594027" table:formula="msoxl:=20*EXP(0.0000480873219367127*B593)" table:style-name="ce2">
            <text:p>352</text:p>
          </table:table-cell>
          <table:table-cell office:value-type="float" office:value="59636" table:style-name="ce1">
            <text:p>59636</text:p>
          </table:table-cell>
          <table:table-cell office:value-type="float" office:value="125" table:style-name="ce1">
            <text:p>125</text:p>
          </table:table-cell>
          <table:table-cell office:value-type="float" office:value="119" table:style-name="ce1">
            <text:p>119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53.63897098967652" table:formula="msoxl:=20*EXP(0.0000480873219367127*B594)" table:style-name="ce2">
            <text:p>354</text:p>
          </table:table-cell>
          <table:table-cell office:value-type="float" office:value="59736" table:style-name="ce1">
            <text:p>59736</text:p>
          </table:table-cell>
          <table:table-cell office:value-type="float" office:value="126" table:style-name="ce1">
            <text:p>126</text:p>
          </table:table-cell>
          <table:table-cell office:value-type="float" office:value="121" table:style-name="ce1">
            <text:p>12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55.36070934722437" table:formula="msoxl:=20*EXP(0.0000480873219367127*B595)" table:style-name="ce2">
            <text:p>355</text:p>
          </table:table-cell>
          <table:table-cell office:value-type="float" office:value="59837" table:style-name="ce1">
            <text:p>59837</text:p>
          </table:table-cell>
          <table:table-cell office:value-type="float" office:value="124" table:style-name="ce1">
            <text:p>124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57.10800217151126" table:formula="msoxl:=20*EXP(0.0000480873219367127*B596)" table:style-name="ce2">
            <text:p>357</text:p>
          </table:table-cell>
          <table:table-cell office:value-type="float" office:value="59939" table:style-name="ce1">
            <text:p>59939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58.82937441015213" table:formula="msoxl:=20*EXP(0.0000480873219367127*B597)" table:style-name="ce2">
            <text:p>359</text:p>
          </table:table-cell>
          <table:table-cell office:value-type="float" office:value="60039" table:style-name="ce1">
            <text:p>60039</text:p>
          </table:table-cell>
          <table:table-cell office:value-type="float" office:value="124" table:style-name="ce1">
            <text:p>124</text:p>
          </table:table-cell>
          <table:table-cell office:value-type="float" office:value="123" table:style-name="ce1">
            <text:p>12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60.57638293697789" table:formula="msoxl:=20*EXP(0.0000480873219367127*B598)" table:style-name="ce2">
            <text:p>361</text:p>
          </table:table-cell>
          <table:table-cell office:value-type="float" office:value="60140" table:style-name="ce1">
            <text:p>60140</text:p>
          </table:table-cell>
          <table:table-cell office:value-type="float" office:value="127" table:style-name="ce1">
            <text:p>127</text:p>
          </table:table-cell>
          <table:table-cell office:value-type="float" office:value="123" table:style-name="ce1">
            <text:p>123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62.33189700713558" table:formula="msoxl:=20*EXP(0.0000480873219367127*B599)" table:style-name="ce2">
            <text:p>362</text:p>
          </table:table-cell>
          <table:table-cell office:value-type="float" office:value="60241" table:style-name="ce1">
            <text:p>60241</text:p>
          </table:table-cell>
          <table:table-cell office:value-type="float" office:value="125" table:style-name="ce1">
            <text:p>125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64.09595803099393" table:formula="msoxl:=20*EXP(0.0000480873219367127*B600)" table:style-name="ce2">
            <text:p>364</text:p>
          </table:table-cell>
          <table:table-cell office:value-type="float" office:value="60342" table:style-name="ce1">
            <text:p>60342</text:p>
          </table:table-cell>
          <table:table-cell office:value-type="float" office:value="125" table:style-name="ce1">
            <text:p>125</text:p>
          </table:table-cell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65.86860762053362" table:formula="msoxl:=20*EXP(0.0000480873219367127*B601)" table:style-name="ce2">
            <text:p>366</text:p>
          </table:table-cell>
          <table:table-cell office:value-type="float" office:value="60443" table:style-name="ce1">
            <text:p>60443</text:p>
          </table:table-cell>
          <table:table-cell office:value-type="float" office:value="123" table:style-name="ce1">
            <text:p>123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67.64988759032889" table:formula="msoxl:=20*EXP(0.0000480873219367127*B602)" table:style-name="ce2">
            <text:p>368</text:p>
          </table:table-cell>
          <table:table-cell office:value-type="float" office:value="60544" table:style-name="ce1">
            <text:p>60544</text:p>
          </table:table-cell>
          <table:table-cell office:value-type="float" office:value="123" table:style-name="ce1">
            <text:p>123</text:p>
          </table:table-cell>
          <table:table-cell office:value-type="float" office:value="122" table:style-name="ce1">
            <text:p>12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369.43983995853353" table:formula="msoxl:=20*EXP(0.0000480873219367127*B603)" table:style-name="ce2">
            <text:p>369</text:p>
          </table:table-cell>
          <table:table-cell office:value-type="float" office:value="60645" table:style-name="ce1">
            <text:p>60645</text:p>
          </table:table-cell>
          <table:table-cell office:value-type="float" office:value="123" table:style-name="ce1">
            <text:p>123</text:p>
          </table:table-cell>
          <table:table-cell office:value-type="float" office:value="124" table:style-name="ce1">
            <text:p>12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71.23850694787251" table:formula="msoxl:=20*EXP(0.0000480873219367127*B604)" table:style-name="ce2">
            <text:p>371</text:p>
          </table:table-cell>
          <table:table-cell office:value-type="float" office:value="60746" table:style-name="ce1">
            <text:p>60746</text:p>
          </table:table-cell>
          <table:table-cell office:value-type="float" office:value="126" table:style-name="ce1">
            <text:p>126</text:p>
          </table:table-cell>
          <table:table-cell office:value-type="float" office:value="125" table:style-name="ce1">
            <text:p>12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73.04593098663759" table:formula="msoxl:=20*EXP(0.0000480873219367127*B605)" table:style-name="ce2">
            <text:p>373</text:p>
          </table:table-cell>
          <table:table-cell office:value-type="float" office:value="60847" table:style-name="ce1">
            <text:p>60847</text:p>
          </table:table-cell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74.86215470968875" table:formula="msoxl:=20*EXP(0.0000480873219367127*B606)" table:style-name="ce2">
            <text:p>375</text:p>
          </table:table-cell>
          <table:table-cell office:value-type="float" office:value="60948" table:style-name="ce1">
            <text:p>60948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76.6872209594589" table:formula="msoxl:=20*EXP(0.0000480873219367127*B607)" table:style-name="ce2">
            <text:p>377</text:p>
          </table:table-cell>
          <table:table-cell office:value-type="float" office:value="61049" table:style-name="ce1">
            <text:p>61049</text:p>
          </table:table-cell>
          <table:table-cell office:value-type="float" office:value="122" table:style-name="ce1">
            <text:p>122</text:p>
          </table:table-cell>
          <table:table-cell office:value-type="float" office:value="126" table:style-name="ce1">
            <text:p>12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78.52117278696534" table:formula="msoxl:=20*EXP(0.0000480873219367127*B608)" table:style-name="ce2">
            <text:p>379</text:p>
          </table:table-cell>
          <table:table-cell office:value-type="float" office:value="61150" table:style-name="ce1">
            <text:p>61150</text:p>
          </table:table-cell>
          <table:table-cell office:value-type="float" office:value="123" table:style-name="ce1">
            <text:p>123</text:p>
          </table:table-cell>
          <table:table-cell office:value-type="float" office:value="127" table:style-name="ce1">
            <text:p>1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0.34576320390124" table:formula="msoxl:=20*EXP(0.0000480873219367127*B609)" table:style-name="ce2">
            <text:p>380</text:p>
          </table:table-cell>
          <table:table-cell office:value-type="float" office:value="61250" table:style-name="ce1">
            <text:p>61250</text:p>
          </table:table-cell>
          <table:table-cell office:value-type="float" office:value="124" table:style-name="ce1">
            <text:p>124</text:p>
          </table:table-cell>
          <table:table-cell office:value-type="float" office:value="126" table:style-name="ce1">
            <text:p>126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2.21590642827425" table:formula="msoxl:=20*EXP(0.0000480873219367127*B610)" table:style-name="ce2">
            <text:p>382</text:p>
          </table:table-cell>
          <table:table-cell office:value-type="float" office:value="61352" table:style-name="ce1">
            <text:p>61352</text:p>
          </table:table-cell>
          <table:table-cell office:value-type="float" office:value="122" table:style-name="ce1">
            <text:p>122</text:p>
          </table:table-cell>
          <table:table-cell office:value-type="float" office:value="125" table:style-name="ce1">
            <text:p>125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4.07677539619601" table:formula="msoxl:=20*EXP(0.0000480873219367127*B611)" table:style-name="ce2">
            <text:p>384</text:p>
          </table:table-cell>
          <table:table-cell office:value-type="float" office:value="61453" table:style-name="ce1">
            <text:p>61453</text:p>
          </table:table-cell>
          <table:table-cell office:value-type="float" office:value="124" table:style-name="ce1">
            <text:p>124</text:p>
          </table:table-cell>
          <table:table-cell office:value-type="float" office:value="127" table:style-name="ce1">
            <text:p>12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5.94670425214844" table:formula="msoxl:=20*EXP(0.0000480873219367127*B612)" table:style-name="ce2">
            <text:p>386</text:p>
          </table:table-cell>
          <table:table-cell office:value-type="float" office:value="61554" table:style-name="ce1">
            <text:p>61554</text:p>
          </table:table-cell>
          <table:table-cell office:value-type="float" office:value="121" table:style-name="ce1">
            <text:p>121</text:p>
          </table:table-cell>
          <table:table-cell office:value-type="float" office:value="128" table:style-name="ce1">
            <text:p>12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7.82573710540123" table:formula="msoxl:=20*EXP(0.0000480873219367127*B613)" table:style-name="ce2">
            <text:p>388</text:p>
          </table:table-cell>
          <table:table-cell office:value-type="float" office:value="61655" table:style-name="ce1">
            <text:p>61655</text:p>
          </table:table-cell>
          <table:table-cell office:value-type="float" office:value="121" table:style-name="ce1">
            <text:p>121</text:p>
          </table:table-cell>
          <table:table-cell office:value-type="float" office:value="129" table:style-name="ce1">
            <text:p>129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89.69517843190232" table:formula="msoxl:=20*EXP(0.0000480873219367127*B614)" table:style-name="ce2">
            <text:p>390</text:p>
          </table:table-cell>
          <table:table-cell office:value-type="float" office:value="61755" table:style-name="ce1">
            <text:p>61755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391.61129231569112" table:formula="msoxl:=20*EXP(0.0000480873219367127*B615)" table:style-name="ce2">
            <text:p>392</text:p>
          </table:table-cell>
          <table:table-cell office:value-type="float" office:value="61857" table:style-name="ce1">
            <text:p>61857</text:p>
          </table:table-cell>
          <table:table-cell office:value-type="float" office:value="122" table:style-name="ce1">
            <text:p>122</text:p>
          </table:table-cell>
          <table:table-cell office:value-type="float" office:value="127" table:style-name="ce1">
            <text:p>127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93.51790396921416" table:formula="msoxl:=20*EXP(0.0000480873219367127*B616)" table:style-name="ce2">
            <text:p>394</text:p>
          </table:table-cell>
          <table:table-cell office:value-type="float" office:value="61958" table:style-name="ce1">
            <text:p>61958</text:p>
          </table:table-cell>
          <table:table-cell office:value-type="float" office:value="121" table:style-name="ce1">
            <text:p>121</text:p>
          </table:table-cell>
          <table:table-cell office:value-type="float" office:value="129" table:style-name="ce1">
            <text:p>12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95.41478331994745" table:formula="msoxl:=20*EXP(0.0000480873219367127*B617)" table:style-name="ce2">
            <text:p>395</text:p>
          </table:table-cell>
          <table:table-cell office:value-type="float" office:value="62058" table:style-name="ce1">
            <text:p>62058</text:p>
          </table:table-cell>
          <table:table-cell office:value-type="float" office:value="121" table:style-name="ce1">
            <text:p>121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97.35902024693081" table:formula="msoxl:=20*EXP(0.0000480873219367127*B618)" table:style-name="ce2">
            <text:p>397</text:p>
          </table:table-cell>
          <table:table-cell office:value-type="float" office:value="62160" table:style-name="ce1">
            <text:p>62160</text:p>
          </table:table-cell>
          <table:table-cell office:value-type="float" office:value="122" table:style-name="ce1">
            <text:p>122</text:p>
          </table:table-cell>
          <table:table-cell office:value-type="float" office:value="129" table:style-name="ce1">
            <text:p>12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399.27441497924519" table:formula="msoxl:=20*EXP(0.0000480873219367127*B619)" table:style-name="ce2">
            <text:p>399</text:p>
          </table:table-cell>
          <table:table-cell office:value-type="float" office:value="62260" table:style-name="ce1">
            <text:p>62260</text:p>
          </table:table-cell>
          <table:table-cell office:value-type="float" office:value="121" table:style-name="ce1">
            <text:p>121</text:p>
          </table:table-cell>
          <table:table-cell office:value-type="float" office:value="129" table:style-name="ce1">
            <text:p>12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01.21833556450588" table:formula="msoxl:=20*EXP(0.0000480873219367127*B620)" table:style-name="ce2">
            <text:p>401</text:p>
          </table:table-cell>
          <table:table-cell office:value-type="float" office:value="62361" table:style-name="ce1">
            <text:p>62361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03.19110830010715" table:formula="msoxl:=20*EXP(0.0000480873219367127*B621)" table:style-name="ce2">
            <text:p>403</text:p>
          </table:table-cell>
          <table:table-cell office:value-type="float" office:value="62463" table:style-name="ce1">
            <text:p>62463</text:p>
          </table:table-cell>
          <table:table-cell office:value-type="float" office:value="121" table:style-name="ce1">
            <text:p>121</text:p>
          </table:table-cell>
          <table:table-cell office:value-type="float" office:value="130" table:style-name="ce1">
            <text:p>130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05.13461552054014" table:formula="msoxl:=20*EXP(0.0000480873219367127*B622)" table:style-name="ce2">
            <text:p>405</text:p>
          </table:table-cell>
          <table:table-cell office:value-type="float" office:value="62563" table:style-name="ce1">
            <text:p>62563</text:p>
          </table:table-cell>
          <table:table-cell office:value-type="float" office:value="119" table:style-name="ce1">
            <text:p>119</text:p>
          </table:table-cell>
          <table:table-cell office:value-type="float" office:value="131" table:style-name="ce1">
            <text:p>13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07.12664443074107" table:formula="msoxl:=20*EXP(0.0000480873219367127*B623)" table:style-name="ce2">
            <text:p>407</text:p>
          </table:table-cell>
          <table:table-cell office:value-type="float" office:value="62665" table:style-name="ce1">
            <text:p>62665</text:p>
          </table:table-cell>
          <table:table-cell office:value-type="float" office:value="119" table:style-name="ce1">
            <text:p>119</text:p>
          </table:table-cell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09.08912216597116" table:formula="msoxl:=20*EXP(0.0000480873219367127*B624)" table:style-name="ce2">
            <text:p>409</text:p>
          </table:table-cell>
          <table:table-cell office:value-type="float" office:value="62765" table:style-name="ce1">
            <text:p>62765</text:p>
          </table:table-cell>
          <table:table-cell office:value-type="float" office:value="119" table:style-name="ce1">
            <text:p>119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11.08082695834065" table:formula="msoxl:=20*EXP(0.0000480873219367127*B625)" table:style-name="ce2">
            <text:p>411</text:p>
          </table:table-cell>
          <table:table-cell office:value-type="float" office:value="62866" table:style-name="ce1">
            <text:p>62866</text:p>
          </table:table-cell>
          <table:table-cell office:value-type="float" office:value="121" table:style-name="ce1">
            <text:p>121</text:p>
          </table:table-cell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13.10209312607662" table:formula="msoxl:=20*EXP(0.0000480873219367127*B626)" table:style-name="ce2">
            <text:p>413</text:p>
          </table:table-cell>
          <table:table-cell office:value-type="float" office:value="62968" table:style-name="ce1">
            <text:p>62968</text:p>
          </table:table-cell>
          <table:table-cell office:value-type="float" office:value="119" table:style-name="ce1">
            <text:p>119</text:p>
          </table:table-cell>
          <table:table-cell office:value-type="float" office:value="130" table:style-name="ce1">
            <text:p>13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15.09337439254949" table:formula="msoxl:=20*EXP(0.0000480873219367127*B627)" table:style-name="ce2">
            <text:p>415</text:p>
          </table:table-cell>
          <table:table-cell office:value-type="float" office:value="63068" table:style-name="ce1">
            <text:p>63068</text:p>
          </table:table-cell>
          <table:table-cell office:value-type="float" office:value="120" table:style-name="ce1">
            <text:p>120</text:p>
          </table:table-cell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17.11431168533585" table:formula="msoxl:=20*EXP(0.0000480873219367127*B628)" table:style-name="ce2">
            <text:p>417</text:p>
          </table:table-cell>
          <table:table-cell office:value-type="float" office:value="63169" table:style-name="ce1">
            <text:p>63169</text:p>
          </table:table-cell>
          <table:table-cell office:value-type="float" office:value="120" table:style-name="ce1">
            <text:p>120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19.1652442294934" table:formula="msoxl:=20*EXP(0.0000480873219367127*B629)" table:style-name="ce2">
            <text:p>419</text:p>
          </table:table-cell>
          <table:table-cell office:value-type="float" office:value="63271" table:style-name="ce1">
            <text:p>63271</text:p>
          </table:table-cell>
          <table:table-cell office:value-type="float" office:value="119" table:style-name="ce1">
            <text:p>119</text:p>
          </table:table-cell>
          <table:table-cell office:value-type="float" office:value="132" table:style-name="ce1">
            <text:p>132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21.18575178024059" table:formula="msoxl:=20*EXP(0.0000480873219367127*B630)" table:style-name="ce2">
            <text:p>421</text:p>
          </table:table-cell>
          <table:table-cell office:value-type="float" office:value="63371" table:style-name="ce1">
            <text:p>63371</text:p>
          </table:table-cell>
          <table:table-cell office:value-type="float" office:value="118" table:style-name="ce1">
            <text:p>118</text:p>
          </table:table-cell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23.23635062250969" table:formula="msoxl:=20*EXP(0.0000480873219367127*B631)" table:style-name="ce2">
            <text:p>423</text:p>
          </table:table-cell>
          <table:table-cell office:value-type="float" office:value="63472" table:style-name="ce1">
            <text:p>63472</text:p>
          </table:table-cell>
          <table:table-cell office:value-type="float" office:value="120" table:style-name="ce1">
            <text:p>120</text:p>
          </table:table-cell>
          <table:table-cell office:value-type="float" office:value="133" table:style-name="ce1">
            <text:p>133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425.31738496020699" table:formula="msoxl:=20*EXP(0.0000480873219367127*B632)" table:style-name="ce2">
            <text:p>425</text:p>
          </table:table-cell>
          <table:table-cell office:value-type="float" office:value="63574" table:style-name="ce1">
            <text:p>63574</text:p>
          </table:table-cell>
          <table:table-cell office:value-type="float" office:value="117" table:style-name="ce1">
            <text:p>117</text:p>
          </table:table-cell>
          <table:table-cell office:value-type="float" office:value="134" table:style-name="ce1">
            <text:p>1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27.36754775305934" table:formula="msoxl:=20*EXP(0.0000480873219367127*B633)" table:style-name="ce2">
            <text:p>427</text:p>
          </table:table-cell>
          <table:table-cell office:value-type="float" office:value="63674" table:style-name="ce1">
            <text:p>63674</text:p>
          </table:table-cell>
          <table:table-cell office:value-type="float" office:value="117" table:style-name="ce1">
            <text:p>117</text:p>
          </table:table-cell>
          <table:table-cell office:value-type="float" office:value="132" table:style-name="ce1">
            <text:p>132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29.46889500355786" table:formula="msoxl:=20*EXP(0.0000480873219367127*B634)" table:style-name="ce2">
            <text:p>429</text:p>
          </table:table-cell>
          <table:table-cell office:value-type="float" office:value="63776" table:style-name="ce1">
            <text:p>63776</text:p>
          </table:table-cell>
          <table:table-cell office:value-type="float" office:value="117" table:style-name="ce1">
            <text:p>117</text:p>
          </table:table-cell>
          <table:table-cell office:value-type="float" office:value="135" table:style-name="ce1">
            <text:p>13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31.53906937300212" table:formula="msoxl:=20*EXP(0.0000480873219367127*B635)" table:style-name="ce2">
            <text:p>432</text:p>
          </table:table-cell>
          <table:table-cell office:value-type="float" office:value="63876" table:style-name="ce1">
            <text:p>63876</text:p>
          </table:table-cell>
          <table:table-cell office:value-type="float" office:value="118" table:style-name="ce1">
            <text:p>118</text:p>
          </table:table-cell>
          <table:table-cell office:value-type="float" office:value="134" table:style-name="ce1">
            <text:p>1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33.64007471876675" table:formula="msoxl:=20*EXP(0.0000480873219367127*B636)" table:style-name="ce2">
            <text:p>434</text:p>
          </table:table-cell>
          <table:table-cell office:value-type="float" office:value="63977" table:style-name="ce1">
            <text:p>63977</text:p>
          </table:table-cell>
          <table:table-cell office:value-type="float" office:value="117" table:style-name="ce1">
            <text:p>117</text:p>
          </table:table-cell>
          <table:table-cell office:value-type="float" office:value="134" table:style-name="ce1">
            <text:p>1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35.7722637057571" table:formula="msoxl:=20*EXP(0.0000480873219367127*B637)" table:style-name="ce2">
            <text:p>436</text:p>
          </table:table-cell>
          <table:table-cell office:value-type="float" office:value="64079" table:style-name="ce1">
            <text:p>64079</text:p>
          </table:table-cell>
          <table:table-cell office:value-type="float" office:value="117" table:style-name="ce1">
            <text:p>117</text:p>
          </table:table-cell>
          <table:table-cell office:value-type="float" office:value="133" table:style-name="ce1">
            <text:p>13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37.87282228341843" table:formula="msoxl:=20*EXP(0.0000480873219367127*B638)" table:style-name="ce2">
            <text:p>438</text:p>
          </table:table-cell>
          <table:table-cell office:value-type="float" office:value="64179" table:style-name="ce1">
            <text:p>64179</text:p>
          </table:table-cell>
          <table:table-cell office:value-type="float" office:value="117" table:style-name="ce1">
            <text:p>117</text:p>
          </table:table-cell>
          <table:table-cell office:value-type="float" office:value="134" table:style-name="ce1">
            <text:p>134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40.00466434749637" table:formula="msoxl:=20*EXP(0.0000480873219367127*B639)" table:style-name="ce2">
            <text:p>440</text:p>
          </table:table-cell>
          <table:table-cell office:value-type="float" office:value="64280" table:style-name="ce1">
            <text:p>64280</text:p>
          </table:table-cell>
          <table:table-cell office:value-type="float" office:value="116" table:style-name="ce1">
            <text:p>116</text:p>
          </table:table-cell>
          <table:table-cell office:value-type="float" office:value="133" table:style-name="ce1">
            <text:p>133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42.1681477390041" table:formula="msoxl:=20*EXP(0.0000480873219367127*B640)" table:style-name="ce2">
            <text:p>442</text:p>
          </table:table-cell>
          <table:table-cell office:value-type="float" office:value="64382" table:style-name="ce1">
            <text:p>64382</text:p>
          </table:table-cell>
          <table:table-cell office:value-type="float" office:value="118" table:style-name="ce1">
            <text:p>118</text:p>
          </table:table-cell>
          <table:table-cell office:value-type="float" office:value="135" table:style-name="ce1">
            <text:p>13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44.29953647770736" table:formula="msoxl:=20*EXP(0.0000480873219367127*B641)" table:style-name="ce2">
            <text:p>444</text:p>
          </table:table-cell>
          <table:table-cell office:value-type="float" office:value="64482" table:style-name="ce1">
            <text:p>64482</text:p>
          </table:table-cell>
          <table:table-cell office:value-type="float" office:value="116" table:style-name="ce1">
            <text:p>116</text:p>
          </table:table-cell>
          <table:table-cell office:value-type="float" office:value="134" table:style-name="ce1">
            <text:p>13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46.4841375647199" table:formula="msoxl:=20*EXP(0.0000480873219367127*B642)" table:style-name="ce2">
            <text:p>446</text:p>
          </table:table-cell>
          <table:table-cell office:value-type="float" office:value="64584" table:style-name="ce1">
            <text:p>64584</text:p>
          </table:table-cell>
          <table:table-cell office:value-type="float" office:value="116" table:style-name="ce1">
            <text:p>116</text:p>
          </table:table-cell>
          <table:table-cell office:value-type="float" office:value="135" table:style-name="ce1">
            <text:p>135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448.65790496238679" table:formula="msoxl:=20*EXP(0.0000480873219367127*B643)" table:style-name="ce2">
            <text:p>449</text:p>
          </table:table-cell>
          <table:table-cell office:value-type="float" office:value="64685" table:style-name="ce1">
            <text:p>64685</text:p>
          </table:table-cell>
          <table:table-cell office:value-type="float" office:value="116" table:style-name="ce1">
            <text:p>116</text:p>
          </table:table-cell>
          <table:table-cell office:value-type="float" office:value="135" table:style-name="ce1">
            <text:p>135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50.82057636026309" table:formula="msoxl:=20*EXP(0.0000480873219367127*B644)" table:style-name="ce2">
            <text:p>451</text:p>
          </table:table-cell>
          <table:table-cell office:value-type="float" office:value="64785" table:style-name="ce1">
            <text:p>64785</text:p>
          </table:table-cell>
          <table:table-cell office:value-type="float" office:value="115" table:style-name="ce1">
            <text:p>115</text:p>
          </table:table-cell>
          <table:table-cell office:value-type="float" office:value="137" table:style-name="ce1">
            <text:p>13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53.03724111074189" table:formula="msoxl:=20*EXP(0.0000480873219367127*B645)" table:style-name="ce2">
            <text:p>453</text:p>
          </table:table-cell>
          <table:table-cell office:value-type="float" office:value="64887" table:style-name="ce1">
            <text:p>64887</text:p>
          </table:table-cell>
          <table:table-cell office:value-type="float" office:value="116" table:style-name="ce1">
            <text:p>116</text:p>
          </table:table-cell>
          <table:table-cell office:value-type="float" office:value="137" table:style-name="ce1">
            <text:p>13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55.2429131644613" table:formula="msoxl:=20*EXP(0.0000480873219367127*B646)" table:style-name="ce2">
            <text:p>455</text:p>
          </table:table-cell>
          <table:table-cell office:value-type="float" office:value="64988" table:style-name="ce1">
            <text:p>64988</text:p>
          </table:table-cell>
          <table:table-cell office:value-type="float" office:value="117" table:style-name="ce1">
            <text:p>117</text:p>
          </table:table-cell>
          <table:table-cell office:value-type="float" office:value="138" table:style-name="ce1">
            <text:p>13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57.43732636101288" table:formula="msoxl:=20*EXP(0.0000480873219367127*B647)" table:style-name="ce2">
            <text:p>457</text:p>
          </table:table-cell>
          <table:table-cell office:value-type="float" office:value="65088" table:style-name="ce1">
            <text:p>65088</text:p>
          </table:table-cell>
          <table:table-cell office:value-type="float" office:value="115" table:style-name="ce1">
            <text:p>115</text:p>
          </table:table-cell>
          <table:table-cell office:value-type="float" office:value="138" table:style-name="ce1">
            <text:p>138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59.68652537735812" table:formula="msoxl:=20*EXP(0.0000480873219367127*B648)" table:style-name="ce2">
            <text:p>460</text:p>
          </table:table-cell>
          <table:table-cell office:value-type="float" office:value="65190" table:style-name="ce1">
            <text:p>65190</text:p>
          </table:table-cell>
          <table:table-cell office:value-type="float" office:value="116" table:style-name="ce1">
            <text:p>116</text:p>
          </table:table-cell>
          <table:table-cell office:value-type="float" office:value="137" table:style-name="ce1">
            <text:p>13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61.90235817429965" table:formula="msoxl:=20*EXP(0.0000480873219367127*B649)" table:style-name="ce2">
            <text:p>462</text:p>
          </table:table-cell>
          <table:table-cell office:value-type="float" office:value="65290" table:style-name="ce1">
            <text:p>65290</text:p>
          </table:table-cell>
          <table:table-cell office:value-type="float" office:value="115" table:style-name="ce1">
            <text:p>115</text:p>
          </table:table-cell>
          <table:table-cell office:value-type="float" office:value="137" table:style-name="ce1">
            <text:p>137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464.15119122933567" table:formula="msoxl:=20*EXP(0.0000480873219367127*B650)" table:style-name="ce2">
            <text:p>464</text:p>
          </table:table-cell>
          <table:table-cell office:value-type="float" office:value="65391" table:style-name="ce1">
            <text:p>65391</text:p>
          </table:table-cell>
          <table:table-cell office:value-type="float" office:value="116" table:style-name="ce1">
            <text:p>116</text:p>
          </table:table-cell>
          <table:table-cell office:value-type="float" office:value="138" table:style-name="ce1">
            <text:p>13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66.43340202103775" table:formula="msoxl:=20*EXP(0.0000480873219367127*B651)" table:style-name="ce2">
            <text:p>466</text:p>
          </table:table-cell>
          <table:table-cell office:value-type="float" office:value="65493" table:style-name="ce1">
            <text:p>65493</text:p>
          </table:table-cell>
          <table:table-cell office:value-type="float" office:value="113" table:style-name="ce1">
            <text:p>113</text:p>
          </table:table-cell>
          <table:table-cell office:value-type="float" office:value="139" table:style-name="ce1">
            <text:p>1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68.68175687315977" table:formula="msoxl:=20*EXP(0.0000480873219367127*B652)" table:style-name="ce2">
            <text:p>469</text:p>
          </table:table-cell>
          <table:table-cell office:value-type="float" office:value="65593" table:style-name="ce1">
            <text:p>65593</text:p>
          </table:table-cell>
          <table:table-cell office:value-type="float" office:value="115" table:style-name="ce1">
            <text:p>115</text:p>
          </table:table-cell>
          <table:table-cell office:value-type="float" office:value="140" table:style-name="ce1">
            <text:p>14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70.98624425490459" table:formula="msoxl:=20*EXP(0.0000480873219367127*B653)" table:style-name="ce2">
            <text:p>471</text:p>
          </table:table-cell>
          <table:table-cell office:value-type="float" office:value="65695" table:style-name="ce1">
            <text:p>65695</text:p>
          </table:table-cell>
          <table:table-cell office:value-type="float" office:value="114" table:style-name="ce1">
            <text:p>114</text:p>
          </table:table-cell>
          <table:table-cell office:value-type="float" office:value="139" table:style-name="ce1">
            <text:p>1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73.27930341730871" table:formula="msoxl:=20*EXP(0.0000480873219367127*B654)" table:style-name="ce2">
            <text:p>473</text:p>
          </table:table-cell>
          <table:table-cell office:value-type="float" office:value="65796" table:style-name="ce1">
            <text:p>65796</text:p>
          </table:table-cell>
          <table:table-cell office:value-type="float" office:value="112" table:style-name="ce1">
            <text:p>112</text:p>
          </table:table-cell>
          <table:table-cell office:value-type="float" office:value="140" table:style-name="ce1">
            <text:p>14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75.56065765488358" table:formula="msoxl:=20*EXP(0.0000480873219367127*B655)" table:style-name="ce2">
            <text:p>476</text:p>
          </table:table-cell>
          <table:table-cell office:value-type="float" office:value="65896" table:style-name="ce1">
            <text:p>65896</text:p>
          </table:table-cell>
          <table:table-cell office:value-type="float" office:value="113" table:style-name="ce1">
            <text:p>113</text:p>
          </table:table-cell>
          <table:table-cell office:value-type="float" office:value="138" table:style-name="ce1">
            <text:p>138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77.89896828624148" table:formula="msoxl:=20*EXP(0.0000480873219367127*B656)" table:style-name="ce2">
            <text:p>478</text:p>
          </table:table-cell>
          <table:table-cell office:value-type="float" office:value="65998" table:style-name="ce1">
            <text:p>65998</text:p>
          </table:table-cell>
          <table:table-cell office:value-type="float" office:value="113" table:style-name="ce1">
            <text:p>113</text:p>
          </table:table-cell>
          <table:table-cell office:value-type="float" office:value="139" table:style-name="ce1">
            <text:p>139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80.2256829648536" table:formula="msoxl:=20*EXP(0.0000480873219367127*B657)" table:style-name="ce2">
            <text:p>480</text:p>
          </table:table-cell>
          <table:table-cell office:value-type="float" office:value="66099" table:style-name="ce1">
            <text:p>66099</text:p>
          </table:table-cell>
          <table:table-cell office:value-type="float" office:value="112" table:style-name="ce1">
            <text:p>112</text:p>
          </table:table-cell>
          <table:table-cell office:value-type="float" office:value="140" table:style-name="ce1">
            <text:p>14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82.5405209239903" table:formula="msoxl:=20*EXP(0.0000480873219367127*B658)" table:style-name="ce2">
            <text:p>483</text:p>
          </table:table-cell>
          <table:table-cell office:value-type="float" office:value="66199" table:style-name="ce1">
            <text:p>66199</text:p>
          </table:table-cell>
          <table:table-cell office:value-type="float" office:value="113" table:style-name="ce1">
            <text:p>113</text:p>
          </table:table-cell>
          <table:table-cell office:value-type="float" office:value="140" table:style-name="ce1">
            <text:p>140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484.91315123302735" table:formula="msoxl:=20*EXP(0.0000480873219367127*B659)" table:style-name="ce2">
            <text:p>485</text:p>
          </table:table-cell>
          <table:table-cell office:value-type="float" office:value="66301" table:style-name="ce1">
            <text:p>66301</text:p>
          </table:table-cell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87.25058425499458" table:formula="msoxl:=20*EXP(0.0000480873219367127*B660)" table:style-name="ce2">
            <text:p>487</text:p>
          </table:table-cell>
          <table:table-cell office:value-type="float" office:value="66401" table:style-name="ce1">
            <text:p>66401</text:p>
          </table:table-cell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89.6228285195383" table:formula="msoxl:=20*EXP(0.0000480873219367127*B661)" table:style-name="ce2">
            <text:p>490</text:p>
          </table:table-cell>
          <table:table-cell office:value-type="float" office:value="66502" table:style-name="ce1">
            <text:p>66502</text:p>
          </table:table-cell>
          <table:table-cell office:value-type="float" office:value="110" table:style-name="ce1">
            <text:p>110</text:p>
          </table:table-cell>
          <table:table-cell office:value-type="float" office:value="141" table:style-name="ce1">
            <text:p>1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92.03028222045737" table:formula="msoxl:=20*EXP(0.0000480873219367127*B662)" table:style-name="ce2">
            <text:p>492</text:p>
          </table:table-cell>
          <table:table-cell office:value-type="float" office:value="66604" table:style-name="ce1">
            <text:p>66604</text:p>
          </table:table-cell>
          <table:table-cell office:value-type="float" office:value="112" table:style-name="ce1">
            <text:p>112</text:p>
          </table:table-cell>
          <table:table-cell office:value-type="float" office:value="141" table:style-name="ce1">
            <text:p>141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94.40202203932085" table:formula="msoxl:=20*EXP(0.0000480873219367127*B663)" table:style-name="ce2">
            <text:p>494</text:p>
          </table:table-cell>
          <table:table-cell office:value-type="float" office:value="66704" table:style-name="ce1">
            <text:p>66704</text:p>
          </table:table-cell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96.83297482250561" table:formula="msoxl:=20*EXP(0.0000480873219367127*B664)" table:style-name="ce2">
            <text:p>497</text:p>
          </table:table-cell>
          <table:table-cell office:value-type="float" office:value="66806" table:style-name="ce1">
            <text:p>66806</text:p>
          </table:table-cell>
          <table:table-cell office:value-type="float" office:value="110" table:style-name="ce1">
            <text:p>110</text:p>
          </table:table-cell>
          <table:table-cell office:value-type="float" office:value="143" table:style-name="ce1">
            <text:p>143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499.25187222980378" table:formula="msoxl:=20*EXP(0.0000480873219367127*B665)" table:style-name="ce2">
            <text:p>499</text:p>
          </table:table-cell>
          <table:table-cell office:value-type="float" office:value="66907" table:style-name="ce1">
            <text:p>66907</text:p>
          </table:table-cell>
          <table:table-cell office:value-type="float" office:value="110" table:style-name="ce1">
            <text:p>110</text:p>
          </table:table-cell>
          <table:table-cell office:value-type="float" office:value="142" table:style-name="ce1">
            <text:p>142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01.65842237071382" table:formula="msoxl:=20*EXP(0.0000480873219367127*B666)" table:style-name="ce2">
            <text:p>502</text:p>
          </table:table-cell>
          <table:table-cell office:value-type="float" office:value="67007" table:style-name="ce1">
            <text:p>67007</text:p>
          </table:table-cell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504.12505455203029" table:formula="msoxl:=20*EXP(0.0000480873219367127*B667)" table:style-name="ce2">
            <text:p>504</text:p>
          </table:table-cell>
          <table:table-cell office:value-type="float" office:value="67109" table:style-name="ce1">
            <text:p>67109</text:p>
          </table:table-cell>
          <table:table-cell office:value-type="float" office:value="110" table:style-name="ce1">
            <text:p>110</text:p>
          </table:table-cell>
          <table:table-cell office:value-type="float" office:value="143" table:style-name="ce1">
            <text:p>14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06.57945441920015" table:formula="msoxl:=20*EXP(0.0000480873219367127*B668)" table:style-name="ce2">
            <text:p>507</text:p>
          </table:table-cell>
          <table:table-cell office:value-type="float" office:value="67210" table:style-name="ce1">
            <text:p>67210</text:p>
          </table:table-cell>
          <table:table-cell office:value-type="float" office:value="109" table:style-name="ce1">
            <text:p>109</text:p>
          </table:table-cell>
          <table:table-cell office:value-type="float" office:value="144" table:style-name="ce1">
            <text:p>14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09.02132579760814" table:formula="msoxl:=20*EXP(0.0000480873219367127*B669)" table:style-name="ce2">
            <text:p>509</text:p>
          </table:table-cell>
          <table:table-cell office:value-type="float" office:value="67310" table:style-name="ce1">
            <text:p>67310</text:p>
          </table:table-cell>
          <table:table-cell office:value-type="float" office:value="109" table:style-name="ce1">
            <text:p>109</text:p>
          </table:table-cell>
          <table:table-cell office:value-type="float" office:value="144" table:style-name="ce1">
            <text:p>14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11.52416104804684" table:formula="msoxl:=20*EXP(0.0000480873219367127*B670)" table:style-name="ce2">
            <text:p>512</text:p>
          </table:table-cell>
          <table:table-cell office:value-type="float" office:value="67412" table:style-name="ce1">
            <text:p>67412</text:p>
          </table:table-cell>
          <table:table-cell office:value-type="float" office:value="110" table:style-name="ce1">
            <text:p>110</text:p>
          </table:table-cell>
          <table:table-cell office:value-type="float" office:value="143" table:style-name="ce1">
            <text:p>143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14.01458444913351" table:formula="msoxl:=20*EXP(0.0000480873219367127*B671)" table:style-name="ce2">
            <text:p>514</text:p>
          </table:table-cell>
          <table:table-cell office:value-type="float" office:value="67513" table:style-name="ce1">
            <text:p>67513</text:p>
          </table:table-cell>
          <table:table-cell office:value-type="float" office:value="109" table:style-name="ce1">
            <text:p>109</text:p>
          </table:table-cell>
          <table:table-cell office:value-type="float" office:value="144" table:style-name="ce1">
            <text:p>144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516.51713280772753" table:formula="msoxl:=20*EXP(0.0000480873219367127*B672)" table:style-name="ce2">
            <text:p>517</text:p>
          </table:table-cell>
          <table:table-cell office:value-type="float" office:value="67614" table:style-name="ce1">
            <text:p>67614</text:p>
          </table:table-cell>
          <table:table-cell office:value-type="float" office:value="109" table:style-name="ce1">
            <text:p>109</text:p>
          </table:table-cell>
          <table:table-cell office:value-type="float" office:value="142" table:style-name="ce1">
            <text:p>142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19.03186515579694" table:formula="msoxl:=20*EXP(0.0000480873219367127*B673)" table:style-name="ce2">
            <text:p>519</text:p>
          </table:table-cell>
          <table:table-cell office:value-type="float" office:value="67715" table:style-name="ce1">
            <text:p>67715</text:p>
          </table:table-cell>
          <table:table-cell office:value-type="float" office:value="109" table:style-name="ce1">
            <text:p>109</text:p>
          </table:table-cell>
          <table:table-cell office:value-type="float" office:value="145" table:style-name="ce1">
            <text:p>14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21.53376104784161" table:formula="msoxl:=20*EXP(0.0000480873219367127*B674)" table:style-name="ce2">
            <text:p>522</text:p>
          </table:table-cell>
          <table:table-cell office:value-type="float" office:value="67815" table:style-name="ce1">
            <text:p>67815</text:p>
          </table:table-cell>
          <table:table-cell office:value-type="float" office:value="109" table:style-name="ce1">
            <text:p>109</text:p>
          </table:table-cell>
          <table:table-cell office:value-type="float" office:value="144" table:style-name="ce1">
            <text:p>144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24.09811938665791" table:formula="msoxl:=20*EXP(0.0000480873219367127*B675)" table:style-name="ce2">
            <text:p>524</text:p>
          </table:table-cell>
          <table:table-cell office:value-type="float" office:value="67917" table:style-name="ce1">
            <text:p>67917</text:p>
          </table:table-cell>
          <table:table-cell office:value-type="float" office:value="108" table:style-name="ce1">
            <text:p>108</text:p>
          </table:table-cell>
          <table:table-cell office:value-type="float" office:value="143" table:style-name="ce1">
            <text:p>14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26.64976077601443" table:formula="msoxl:=20*EXP(0.0000480873219367127*B676)" table:style-name="ce2">
            <text:p>527</text:p>
          </table:table-cell>
          <table:table-cell office:value-type="float" office:value="68018" table:style-name="ce1">
            <text:p>68018</text:p>
          </table:table-cell>
          <table:table-cell office:value-type="float" office:value="108" table:style-name="ce1">
            <text:p>108</text:p>
          </table:table-cell>
          <table:table-cell office:value-type="float" office:value="143" table:style-name="ce1">
            <text:p>14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29.18837730707526" table:formula="msoxl:=20*EXP(0.0000480873219367127*B677)" table:style-name="ce2">
            <text:p>529</text:p>
          </table:table-cell>
          <table:table-cell office:value-type="float" office:value="68118" table:style-name="ce1">
            <text:p>68118</text:p>
          </table:table-cell>
          <table:table-cell office:value-type="float" office:value="108" table:style-name="ce1">
            <text:p>108</text:p>
          </table:table-cell>
          <table:table-cell office:value-type="float" office:value="143" table:style-name="ce1">
            <text:p>143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31.79037305405348" table:formula="msoxl:=20*EXP(0.0000480873219367127*B678)" table:style-name="ce2">
            <text:p>532</text:p>
          </table:table-cell>
          <table:table-cell office:value-type="float" office:value="68220" table:style-name="ce1">
            <text:p>68220</text:p>
          </table:table-cell>
          <table:table-cell office:value-type="float" office:value="109" table:style-name="ce1">
            <text:p>109</text:p>
          </table:table-cell>
          <table:table-cell office:value-type="float" office:value="145" table:style-name="ce1">
            <text:p>145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534.37946520331354" table:formula="msoxl:=20*EXP(0.0000480873219367127*B679)" table:style-name="ce2">
            <text:p>534</text:p>
          </table:table-cell>
          <table:table-cell office:value-type="float" office:value="68321" table:style-name="ce1">
            <text:p>68321</text:p>
          </table:table-cell>
          <table:table-cell office:value-type="float" office:value="107" table:style-name="ce1">
            <text:p>107</text:p>
          </table:table-cell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36.95534132680359" table:formula="msoxl:=20*EXP(0.0000480873219367127*B680)" table:style-name="ce2">
            <text:p>537</text:p>
          </table:table-cell>
          <table:table-cell office:value-type="float" office:value="68421" table:style-name="ce1">
            <text:p>68421</text:p>
          </table:table-cell>
          <table:table-cell office:value-type="float" office:value="107" table:style-name="ce1">
            <text:p>107</text:p>
          </table:table-cell>
          <table:table-cell office:value-type="float" office:value="144" table:style-name="ce1">
            <text:p>144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39.59552689089196" table:formula="msoxl:=20*EXP(0.0000480873219367127*B681)" table:style-name="ce2">
            <text:p>540</text:p>
          </table:table-cell>
          <table:table-cell office:value-type="float" office:value="68523" table:style-name="ce1">
            <text:p>68523</text:p>
          </table:table-cell>
          <table:table-cell office:value-type="float" office:value="106" table:style-name="ce1">
            <text:p>106</text:p>
          </table:table-cell>
          <table:table-cell office:value-type="float" office:value="146" table:style-name="ce1">
            <text:p>1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42.2226194695445" table:formula="msoxl:=20*EXP(0.0000480873219367127*B682)" table:style-name="ce2">
            <text:p>542</text:p>
          </table:table-cell>
          <table:table-cell office:value-type="float" office:value="68624" table:style-name="ce1">
            <text:p>68624</text:p>
          </table:table-cell>
          <table:table-cell office:value-type="float" office:value="107" table:style-name="ce1">
            <text:p>107</text:p>
          </table:table-cell>
          <table:table-cell office:value-type="float" office:value="145" table:style-name="ce1">
            <text:p>145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44.86250239776973" table:formula="msoxl:=20*EXP(0.0000480873219367127*B683)" table:style-name="ce2">
            <text:p>545</text:p>
          </table:table-cell>
          <table:table-cell office:value-type="float" office:value="68725" table:style-name="ce1">
            <text:p>68725</text:p>
          </table:table-cell>
          <table:table-cell office:value-type="float" office:value="106" table:style-name="ce1">
            <text:p>106</text:p>
          </table:table-cell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47.51523794708544" table:formula="msoxl:=20*EXP(0.0000480873219367127*B684)" table:style-name="ce2">
            <text:p>548</text:p>
          </table:table-cell>
          <table:table-cell office:value-type="float" office:value="68826" table:style-name="ce1">
            <text:p>68826</text:p>
          </table:table-cell>
          <table:table-cell office:value-type="float" office:value="105" table:style-name="ce1">
            <text:p>105</text:p>
          </table:table-cell>
          <table:table-cell office:value-type="float" office:value="148" table:style-name="ce1">
            <text:p>148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50.18088869218661" table:formula="msoxl:=20*EXP(0.0000480873219367127*B685)" table:style-name="ce2">
            <text:p>550</text:p>
          </table:table-cell>
          <table:table-cell office:value-type="float" office:value="68927" table:style-name="ce1">
            <text:p>68927</text:p>
          </table:table-cell>
          <table:table-cell office:value-type="float" office:value="107" table:style-name="ce1">
            <text:p>107</text:p>
          </table:table-cell>
          <table:table-cell office:value-type="float" office:value="147" table:style-name="ce1">
            <text:p>147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52.85951751242135" table:formula="msoxl:=20*EXP(0.0000480873219367127*B686)" table:style-name="ce2">
            <text:p>553</text:p>
          </table:table-cell>
          <table:table-cell office:value-type="float" office:value="69028" table:style-name="ce1">
            <text:p>69028</text:p>
          </table:table-cell>
          <table:table-cell office:value-type="float" office:value="106" table:style-name="ce1">
            <text:p>106</text:p>
          </table:table-cell>
          <table:table-cell office:value-type="float" office:value="146" table:style-name="ce1">
            <text:p>146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555.55118759327434" table:formula="msoxl:=20*EXP(0.0000480873219367127*B687)" table:style-name="ce2">
            <text:p>556</text:p>
          </table:table-cell>
          <table:table-cell office:value-type="float" office:value="69129" table:style-name="ce1">
            <text:p>69129</text:p>
          </table:table-cell>
          <table:table-cell office:value-type="float" office:value="105" table:style-name="ce1">
            <text:p>105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58.22911803911109" table:formula="msoxl:=20*EXP(0.0000480873219367127*B688)" table:style-name="ce2">
            <text:p>558</text:p>
          </table:table-cell>
          <table:table-cell office:value-type="float" office:value="69229" table:style-name="ce1">
            <text:p>69229</text:p>
          </table:table-cell>
          <table:table-cell office:value-type="float" office:value="106" table:style-name="ce1">
            <text:p>106</text:p>
          </table:table-cell>
          <table:table-cell office:value-type="float" office:value="147" table:style-name="ce1">
            <text:p>147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60.97390581840568" table:formula="msoxl:=20*EXP(0.0000480873219367127*B689)" table:style-name="ce2">
            <text:p>561</text:p>
          </table:table-cell>
          <table:table-cell office:value-type="float" office:value="69331" table:style-name="ce1">
            <text:p>69331</text:p>
          </table:table-cell>
          <table:table-cell office:value-type="float" office:value="105" table:style-name="ce1">
            <text:p>105</text:p>
          </table:table-cell>
          <table:table-cell office:value-type="float" office:value="146" table:style-name="ce1">
            <text:p>146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63.70508187778626" table:formula="msoxl:=20*EXP(0.0000480873219367127*B690)" table:style-name="ce2">
            <text:p>564</text:p>
          </table:table-cell>
          <table:table-cell office:value-type="float" office:value="69432" table:style-name="ce1">
            <text:p>69432</text:p>
          </table:table-cell>
          <table:table-cell office:value-type="float" office:value="105" table:style-name="ce1">
            <text:p>105</text:p>
          </table:table-cell>
          <table:table-cell office:value-type="float" office:value="148" table:style-name="ce1">
            <text:p>14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66.44955503100664" table:formula="msoxl:=20*EXP(0.0000480873219367127*B691)" table:style-name="ce2">
            <text:p>566</text:p>
          </table:table-cell>
          <table:table-cell office:value-type="float" office:value="69533" table:style-name="ce1">
            <text:p>69533</text:p>
          </table:table-cell>
          <table:table-cell office:value-type="float" office:value="105" table:style-name="ce1">
            <text:p>105</text:p>
          </table:table-cell>
          <table:table-cell office:value-type="float" office:value="148" table:style-name="ce1">
            <text:p>14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69.20739001673633" table:formula="msoxl:=20*EXP(0.0000480873219367127*B692)" table:style-name="ce2">
            <text:p>569</text:p>
          </table:table-cell>
          <table:table-cell office:value-type="float" office:value="69634" table:style-name="ce1">
            <text:p>69634</text:p>
          </table:table-cell>
          <table:table-cell office:value-type="float" office:value="105" table:style-name="ce1">
            <text:p>105</text:p>
          </table:table-cell>
          <table:table-cell office:value-type="float" office:value="148" table:style-name="ce1">
            <text:p>14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71.97865188883395" table:formula="msoxl:=20*EXP(0.0000480873219367127*B693)" table:style-name="ce2">
            <text:p>572</text:p>
          </table:table-cell>
          <table:table-cell office:value-type="float" office:value="69735" table:style-name="ce1">
            <text:p>69735</text:p>
          </table:table-cell>
          <table:table-cell office:value-type="float" office:value="104" table:style-name="ce1">
            <text:p>104</text:p>
          </table:table-cell>
          <table:table-cell office:value-type="float" office:value="147" table:style-name="ce1">
            <text:p>147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74.76340601788092" table:formula="msoxl:=20*EXP(0.0000480873219367127*B694)" table:style-name="ce2">
            <text:p>575</text:p>
          </table:table-cell>
          <table:table-cell office:value-type="float" office:value="69836" table:style-name="ce1">
            <text:p>69836</text:p>
          </table:table-cell>
          <table:table-cell office:value-type="float" office:value="104" table:style-name="ce1">
            <text:p>104</text:p>
          </table:table-cell>
          <table:table-cell office:value-type="float" office:value="148" table:style-name="ce1">
            <text:p>148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577.56171809272496" table:formula="msoxl:=20*EXP(0.0000480873219367127*B695)" table:style-name="ce2">
            <text:p>578</text:p>
          </table:table-cell>
          <table:table-cell office:value-type="float" office:value="69937" table:style-name="ce1">
            <text:p>69937</text:p>
          </table:table-cell>
          <table:table-cell office:value-type="float" office:value="104" table:style-name="ce1">
            <text:p>104</text:p>
          </table:table-cell>
          <table:table-cell office:value-type="float" office:value="149" table:style-name="ce1">
            <text:p>149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80.37365412202792" table:formula="msoxl:=20*EXP(0.0000480873219367127*B696)" table:style-name="ce2">
            <text:p>580</text:p>
          </table:table-cell>
          <table:table-cell office:value-type="float" office:value="70038" table:style-name="ce1">
            <text:p>70038</text:p>
          </table:table-cell>
          <table:table-cell office:value-type="float" office:value="103" table:style-name="ce1">
            <text:p>103</text:p>
          </table:table-cell>
          <table:table-cell office:value-type="float" office:value="148" table:style-name="ce1">
            <text:p>148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83.19928043582377" table:formula="msoxl:=20*EXP(0.0000480873219367127*B697)" table:style-name="ce2">
            <text:p>583</text:p>
          </table:table-cell>
          <table:table-cell office:value-type="float" office:value="70139" table:style-name="ce1">
            <text:p>70139</text:p>
          </table:table-cell>
          <table:table-cell office:value-type="float" office:value="102" table:style-name="ce1">
            <text:p>102</text:p>
          </table:table-cell>
          <table:table-cell office:value-type="float" office:value="150" table:style-name="ce1">
            <text:p>15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86.03866368708304" table:formula="msoxl:=20*EXP(0.0000480873219367127*B698)" table:style-name="ce2">
            <text:p>586</text:p>
          </table:table-cell>
          <table:table-cell office:value-type="float" office:value="70240" table:style-name="ce1">
            <text:p>70240</text:p>
          </table:table-cell>
          <table:table-cell office:value-type="float" office:value="102" table:style-name="ce1">
            <text:p>102</text:p>
          </table:table-cell>
          <table:table-cell office:value-type="float" office:value="150" table:style-name="ce1">
            <text:p>150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588.89187085328535" table:formula="msoxl:=20*EXP(0.0000480873219367127*B699)" table:style-name="ce2">
            <text:p>589</text:p>
          </table:table-cell>
          <table:table-cell office:value-type="float" office:value="70341" table:style-name="ce1">
            <text:p>70341</text:p>
          </table:table-cell>
          <table:table-cell office:value-type="float" office:value="101" table:style-name="ce1">
            <text:p>101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91.75896923799871" table:formula="msoxl:=20*EXP(0.0000480873219367127*B700)" table:style-name="ce2">
            <text:p>592</text:p>
          </table:table-cell>
          <table:table-cell office:value-type="float" office:value="70442" table:style-name="ce1">
            <text:p>70442</text:p>
          </table:table-cell>
          <table:table-cell office:value-type="float" office:value="102" table:style-name="ce1">
            <text:p>102</text:p>
          </table:table-cell>
          <table:table-cell office:value-type="float" office:value="149" table:style-name="ce1">
            <text:p>14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94.64002647246787" table:formula="msoxl:=20*EXP(0.0000480873219367127*B701)" table:style-name="ce2">
            <text:p>595</text:p>
          </table:table-cell>
          <table:table-cell office:value-type="float" office:value="70543" table:style-name="ce1">
            <text:p>70543</text:p>
          </table:table-cell>
          <table:table-cell office:value-type="float" office:value="101" table:style-name="ce1">
            <text:p>101</text:p>
          </table:table-cell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597.53511051720909" table:formula="msoxl:=20*EXP(0.0000480873219367127*B702)" table:style-name="ce2">
            <text:p>598</text:p>
          </table:table-cell>
          <table:table-cell office:value-type="float" office:value="70644" table:style-name="ce1">
            <text:p>70644</text:p>
          </table:table-cell>
          <table:table-cell office:value-type="float" office:value="101" table:style-name="ce1">
            <text:p>101</text:p>
          </table:table-cell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00.4442896636134" table:formula="msoxl:=20*EXP(0.0000480873219367127*B703)" table:style-name="ce2">
            <text:p>600</text:p>
          </table:table-cell>
          <table:table-cell office:value-type="float" office:value="70745" table:style-name="ce1">
            <text:p>70745</text:p>
          </table:table-cell>
          <table:table-cell office:value-type="float" office:value="102" table:style-name="ce1">
            <text:p>102</text:p>
          </table:table-cell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03.36763253555785" table:formula="msoxl:=20*EXP(0.0000480873219367127*B704)" table:style-name="ce2">
            <text:p>603</text:p>
          </table:table-cell>
          <table:table-cell office:value-type="float" office:value="70846" table:style-name="ce1">
            <text:p>70846</text:p>
          </table:table-cell>
          <table:table-cell office:value-type="float" office:value="101" table:style-name="ce1">
            <text:p>101</text:p>
          </table:table-cell>
          <table:table-cell office:value-type="float" office:value="149" table:style-name="ce1">
            <text:p>14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06.30520809102347" table:formula="msoxl:=20*EXP(0.0000480873219367127*B705)" table:style-name="ce2">
            <text:p>606</text:p>
          </table:table-cell>
          <table:table-cell office:value-type="float" office:value="70947" table:style-name="ce1">
            <text:p>70947</text:p>
          </table:table-cell>
          <table:table-cell office:value-type="float" office:value="101" table:style-name="ce1">
            <text:p>101</text:p>
          </table:table-cell>
          <table:table-cell office:value-type="float" office:value="150" table:style-name="ce1">
            <text:p>15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609.2570856237229" table:formula="msoxl:=20*EXP(0.0000480873219367127*B706)" table:style-name="ce2">
            <text:p>609</text:p>
          </table:table-cell>
          <table:table-cell office:value-type="float" office:value="71048" table:style-name="ce1">
            <text:p>71048</text:p>
          </table:table-cell>
          <table:table-cell office:value-type="float" office:value="100" table:style-name="ce1">
            <text:p>100</text:p>
          </table:table-cell>
          <table:table-cell office:value-type="float" office:value="149" table:style-name="ce1">
            <text:p>149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12.22333476473398" table:formula="msoxl:=20*EXP(0.0000480873219367127*B707)" table:style-name="ce2">
            <text:p>612</text:p>
          </table:table-cell>
          <table:table-cell office:value-type="float" office:value="71149" table:style-name="ce1">
            <text:p>71149</text:p>
          </table:table-cell>
          <table:table-cell office:value-type="float" office:value="101" table:style-name="ce1">
            <text:p>101</text:p>
          </table:table-cell>
          <table:table-cell office:value-type="float" office:value="151" table:style-name="ce1">
            <text:p>15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15.20402548414302" table:formula="msoxl:=20*EXP(0.0000480873219367127*B708)" table:style-name="ce2">
            <text:p>615</text:p>
          </table:table-cell>
          <table:table-cell office:value-type="float" office:value="71250" table:style-name="ce1">
            <text:p>71250</text:p>
          </table:table-cell>
          <table:table-cell office:value-type="float" office:value="100" table:style-name="ce1">
            <text:p>100</text:p>
          </table:table-cell>
          <table:table-cell office:value-type="float" office:value="151" table:style-name="ce1">
            <text:p>15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18.19922809269474" table:formula="msoxl:=20*EXP(0.0000480873219367127*B709)" table:style-name="ce2">
            <text:p>618</text:p>
          </table:table-cell>
          <table:table-cell office:value-type="float" office:value="71351" table:style-name="ce1">
            <text:p>71351</text:p>
          </table:table-cell>
          <table:table-cell office:value-type="float" office:value="99" table:style-name="ce1">
            <text:p>99</text:p>
          </table:table-cell>
          <table:table-cell office:value-type="float" office:value="152" table:style-name="ce1">
            <text:p>15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21.23888623951188" table:formula="msoxl:=20*EXP(0.0000480873219367127*B710)" table:style-name="ce2">
            <text:p>621</text:p>
          </table:table-cell>
          <table:table-cell office:value-type="float" office:value="71453" table:style-name="ce1">
            <text:p>71453</text:p>
          </table:table-cell>
          <table:table-cell office:value-type="float" office:value="100" table:style-name="ce1">
            <text:p>100</text:p>
          </table:table-cell>
          <table:table-cell office:value-type="float" office:value="152" table:style-name="ce1">
            <text:p>152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24.23345193345926" table:formula="msoxl:=20*EXP(0.0000480873219367127*B711)" table:style-name="ce2">
            <text:p>624</text:p>
          </table:table-cell>
          <table:table-cell office:value-type="float" office:value="71553" table:style-name="ce1">
            <text:p>71553</text:p>
          </table:table-cell>
          <table:table-cell office:value-type="float" office:value="98" table:style-name="ce1">
            <text:p>98</text:p>
          </table:table-cell>
          <table:table-cell office:value-type="float" office:value="150" table:style-name="ce1">
            <text:p>150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627.27261550542244" table:formula="msoxl:=20*EXP(0.0000480873219367127*B712)" table:style-name="ce2">
            <text:p>627</text:p>
          </table:table-cell>
          <table:table-cell office:value-type="float" office:value="71654" table:style-name="ce1">
            <text:p>71654</text:p>
          </table:table-cell>
          <table:table-cell office:value-type="float" office:value="98" table:style-name="ce1">
            <text:p>98</text:p>
          </table:table-cell>
          <table:table-cell office:value-type="float" office:value="150" table:style-name="ce1">
            <text:p>150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0.32657564938677" table:formula="msoxl:=20*EXP(0.0000480873219367127*B713)" table:style-name="ce2">
            <text:p>630</text:p>
          </table:table-cell>
          <table:table-cell office:value-type="float" office:value="71755" table:style-name="ce1">
            <text:p>71755</text:p>
          </table:table-cell>
          <table:table-cell office:value-type="float" office:value="98" table:style-name="ce1">
            <text:p>98</text:p>
          </table:table-cell>
          <table:table-cell office:value-type="float" office:value="154" table:style-name="ce1">
            <text:p>154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3.39540440443091" table:formula="msoxl:=20*EXP(0.0000480873219367127*B714)" table:style-name="ce2">
            <text:p>633</text:p>
          </table:table-cell>
          <table:table-cell office:value-type="float" office:value="71856" table:style-name="ce1">
            <text:p>71856</text:p>
          </table:table-cell>
          <table:table-cell office:value-type="float" office:value="98" table:style-name="ce1">
            <text:p>98</text:p>
          </table:table-cell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6.47917416036512" table:formula="msoxl:=20*EXP(0.0000480873219367127*B715)" table:style-name="ce2">
            <text:p>636</text:p>
          </table:table-cell>
          <table:table-cell office:value-type="float" office:value="71957" table:style-name="ce1">
            <text:p>71957</text:p>
          </table:table-cell>
          <table:table-cell office:value-type="float" office:value="98" table:style-name="ce1">
            <text:p>98</text:p>
          </table:table-cell>
          <table:table-cell office:value-type="float" office:value="152" table:style-name="ce1">
            <text:p>15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39.57795765943888" table:formula="msoxl:=20*EXP(0.0000480873219367127*B716)" table:style-name="ce2">
            <text:p>640</text:p>
          </table:table-cell>
          <table:table-cell office:value-type="float" office:value="72058" table:style-name="ce1">
            <text:p>72058</text:p>
          </table:table-cell>
          <table:table-cell office:value-type="float" office:value="98" table:style-name="ce1">
            <text:p>98</text:p>
          </table:table-cell>
          <table:table-cell office:value-type="float" office:value="152" table:style-name="ce1">
            <text:p>15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42.69182799805765" table:formula="msoxl:=20*EXP(0.0000480873219367127*B717)" table:style-name="ce2">
            <text:p>643</text:p>
          </table:table-cell>
          <table:table-cell office:value-type="float" office:value="72159" table:style-name="ce1">
            <text:p>72159</text:p>
          </table:table-cell>
          <table:table-cell office:value-type="float" office:value="97" table:style-name="ce1">
            <text:p>97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45.78980357964622" table:formula="msoxl:=20*EXP(0.0000480873219367127*B718)" table:style-name="ce2">
            <text:p>646</text:p>
          </table:table-cell>
          <table:table-cell office:value-type="float" office:value="72259" table:style-name="ce1">
            <text:p>72259</text:p>
          </table:table-cell>
          <table:table-cell office:value-type="float" office:value="96" table:style-name="ce1">
            <text:p>96</text:p>
          </table:table-cell>
          <table:table-cell office:value-type="float" office:value="152" table:style-name="ce1">
            <text:p>15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648.96512336067974" table:formula="msoxl:=20*EXP(0.0000480873219367127*B719)" table:style-name="ce2">
            <text:p>649</text:p>
          </table:table-cell>
          <table:table-cell office:value-type="float" office:value="72361" table:style-name="ce1">
            <text:p>72361</text:p>
          </table:table-cell>
          <table:table-cell office:value-type="float" office:value="96" table:style-name="ce1">
            <text:p>96</text:p>
          </table:table-cell>
          <table:table-cell office:value-type="float" office:value="151" table:style-name="ce1">
            <text:p>151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2.12469636383003" table:formula="msoxl:=20*EXP(0.0000480873219367127*B720)" table:style-name="ce2">
            <text:p>652</text:p>
          </table:table-cell>
          <table:table-cell office:value-type="float" office:value="72462" table:style-name="ce1">
            <text:p>72462</text:p>
          </table:table-cell>
          <table:table-cell office:value-type="float" office:value="96" table:style-name="ce1">
            <text:p>96</text:p>
          </table:table-cell>
          <table:table-cell office:value-type="float" office:value="153" table:style-name="ce1">
            <text:p>153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5.29965216830965" table:formula="msoxl:=20*EXP(0.0000480873219367127*B721)" table:style-name="ce2">
            <text:p>655</text:p>
          </table:table-cell>
          <table:table-cell office:value-type="float" office:value="72563" table:style-name="ce1">
            <text:p>72563</text:p>
          </table:table-cell>
          <table:table-cell office:value-type="float" office:value="96" table:style-name="ce1">
            <text:p>96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58.49006566733226" table:formula="msoxl:=20*EXP(0.0000480873219367127*B722)" table:style-name="ce2">
            <text:p>658</text:p>
          </table:table-cell>
          <table:table-cell office:value-type="float" office:value="72664" table:style-name="ce1">
            <text:p>72664</text:p>
          </table:table-cell>
          <table:table-cell office:value-type="float" office:value="95" table:style-name="ce1">
            <text:p>95</text:p>
          </table:table-cell>
          <table:table-cell office:value-type="float" office:value="153" table:style-name="ce1">
            <text:p>15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61.66419369461789" table:formula="msoxl:=20*EXP(0.0000480873219367127*B723)" table:style-name="ce2">
            <text:p>662</text:p>
          </table:table-cell>
          <table:table-cell office:value-type="float" office:value="72764" table:style-name="ce1">
            <text:p>72764</text:p>
          </table:table-cell>
          <table:table-cell office:value-type="float" office:value="96" table:style-name="ce1">
            <text:p>96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664.91756714677524" table:formula="msoxl:=20*EXP(0.0000480873219367127*B724)" table:style-name="ce2">
            <text:p>665</text:p>
          </table:table-cell>
          <table:table-cell office:value-type="float" office:value="72866" table:style-name="ce1">
            <text:p>72866</text:p>
          </table:table-cell>
          <table:table-cell office:value-type="float" office:value="94" table:style-name="ce1">
            <text:p>94</text:p>
          </table:table-cell>
          <table:table-cell office:value-type="float" office:value="153" table:style-name="ce1">
            <text:p>15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68.15480674387106" table:formula="msoxl:=20*EXP(0.0000480873219367127*B725)" table:style-name="ce2">
            <text:p>668</text:p>
          </table:table-cell>
          <table:table-cell office:value-type="float" office:value="72967" table:style-name="ce1">
            <text:p>72967</text:p>
          </table:table-cell>
          <table:table-cell office:value-type="float" office:value="94" table:style-name="ce1">
            <text:p>94</text:p>
          </table:table-cell>
          <table:table-cell office:value-type="float" office:value="154" table:style-name="ce1">
            <text:p>15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71.37552184532399" table:formula="msoxl:=20*EXP(0.0000480873219367127*B726)" table:style-name="ce2">
            <text:p>671</text:p>
          </table:table-cell>
          <table:table-cell office:value-type="float" office:value="73067" table:style-name="ce1">
            <text:p>73067</text:p>
          </table:table-cell>
          <table:table-cell office:value-type="float" office:value="95" table:style-name="ce1">
            <text:p>95</text:p>
          </table:table-cell>
          <table:table-cell office:value-type="float" office:value="154" table:style-name="ce1">
            <text:p>154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74.67664546666344" table:formula="msoxl:=20*EXP(0.0000480873219367127*B727)" table:style-name="ce2">
            <text:p>675</text:p>
          </table:table-cell>
          <table:table-cell office:value-type="float" office:value="73169" table:style-name="ce1">
            <text:p>73169</text:p>
          </table:table-cell>
          <table:table-cell office:value-type="float" office:value="94" table:style-name="ce1">
            <text:p>94</text:p>
          </table:table-cell>
          <table:table-cell office:value-type="float" office:value="153" table:style-name="ce1">
            <text:p>153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77.92879787014817" table:formula="msoxl:=20*EXP(0.0000480873219367127*B728)" table:style-name="ce2">
            <text:p>678</text:p>
          </table:table-cell>
          <table:table-cell office:value-type="float" office:value="73269" table:style-name="ce1">
            <text:p>73269</text:p>
          </table:table-cell>
          <table:table-cell office:value-type="float" office:value="94" table:style-name="ce1">
            <text:p>94</text:p>
          </table:table-cell>
          <table:table-cell office:value-type="float" office:value="153" table:style-name="ce1">
            <text:p>15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81.22938437426797" table:formula="msoxl:=20*EXP(0.0000480873219367127*B729)" table:style-name="ce2">
            <text:p>681</text:p>
          </table:table-cell>
          <table:table-cell office:value-type="float" office:value="73370" table:style-name="ce1">
            <text:p>73370</text:p>
          </table:table-cell>
          <table:table-cell office:value-type="float" office:value="94" table:style-name="ce1">
            <text:p>94</text:p>
          </table:table-cell>
          <table:table-cell office:value-type="float" office:value="155" table:style-name="ce1">
            <text:p>155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684.57895899999687" table:formula="msoxl:=20*EXP(0.0000480873219367127*B730)" table:style-name="ce2">
            <text:p>685</text:p>
          </table:table-cell>
          <table:table-cell office:value-type="float" office:value="73472" table:style-name="ce1">
            <text:p>73472</text:p>
          </table:table-cell>
          <table:table-cell office:value-type="float" office:value="93" table:style-name="ce1">
            <text:p>93</text:p>
          </table:table-cell>
          <table:table-cell office:value-type="float" office:value="154" table:style-name="ce1">
            <text:p>15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87.87884365117964" table:formula="msoxl:=20*EXP(0.0000480873219367127*B731)" table:style-name="ce2">
            <text:p>688</text:p>
          </table:table-cell>
          <table:table-cell office:value-type="float" office:value="73572" table:style-name="ce1">
            <text:p>73572</text:p>
          </table:table-cell>
          <table:table-cell office:value-type="float" office:value="93" table:style-name="ce1">
            <text:p>93</text:p>
          </table:table-cell>
          <table:table-cell office:value-type="float" office:value="154" table:style-name="ce1">
            <text:p>15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91.26111337283317" table:formula="msoxl:=20*EXP(0.0000480873219367127*B732)" table:style-name="ce2">
            <text:p>691</text:p>
          </table:table-cell>
          <table:table-cell office:value-type="float" office:value="73674" table:style-name="ce1">
            <text:p>73674</text:p>
          </table:table-cell>
          <table:table-cell office:value-type="float" office:value="92" table:style-name="ce1">
            <text:p>92</text:p>
          </table:table-cell>
          <table:table-cell office:value-type="float" office:value="155" table:style-name="ce1">
            <text:p>15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94.59320809761198" table:formula="msoxl:=20*EXP(0.0000480873219367127*B733)" table:style-name="ce2">
            <text:p>695</text:p>
          </table:table-cell>
          <table:table-cell office:value-type="float" office:value="73774" table:style-name="ce1">
            <text:p>73774</text:p>
          </table:table-cell>
          <table:table-cell office:value-type="float" office:value="92" table:style-name="ce1">
            <text:p>92</text:p>
          </table:table-cell>
          <table:table-cell office:value-type="float" office:value="154" table:style-name="ce1">
            <text:p>154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697.97492749897515" table:formula="msoxl:=20*EXP(0.0000480873219367127*B734)" table:style-name="ce2">
            <text:p>698</text:p>
          </table:table-cell>
          <table:table-cell office:value-type="float" office:value="73875" table:style-name="ce1">
            <text:p>73875</text:p>
          </table:table-cell>
          <table:table-cell office:value-type="float" office:value="92" table:style-name="ce1">
            <text:p>92</text:p>
          </table:table-cell>
          <table:table-cell office:value-type="float" office:value="155" table:style-name="ce1">
            <text:p>155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01.40683921648417" table:formula="msoxl:=20*EXP(0.0000480873219367127*B735)" table:style-name="ce2">
            <text:p>701</text:p>
          </table:table-cell>
          <table:table-cell office:value-type="float" office:value="73977" table:style-name="ce1">
            <text:p>73977</text:p>
          </table:table-cell>
          <table:table-cell office:value-type="float" office:value="91" table:style-name="ce1">
            <text:p>91</text:p>
          </table:table-cell>
          <table:table-cell office:value-type="float" office:value="156" table:style-name="ce1">
            <text:p>15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04.78783951241212" table:formula="msoxl:=20*EXP(0.0000480873219367127*B736)" table:style-name="ce2">
            <text:p>705</text:p>
          </table:table-cell>
          <table:table-cell office:value-type="float" office:value="74077" table:style-name="ce1">
            <text:p>74077</text:p>
          </table:table-cell>
          <table:table-cell office:value-type="float" office:value="91" table:style-name="ce1">
            <text:p>91</text:p>
          </table:table-cell>
          <table:table-cell office:value-type="float" office:value="155" table:style-name="ce1">
            <text:p>15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08.21919283251123" table:formula="msoxl:=20*EXP(0.0000480873219367127*B737)" table:style-name="ce2">
            <text:p>708</text:p>
          </table:table-cell>
          <table:table-cell office:value-type="float" office:value="74178" table:style-name="ce1">
            <text:p>74178</text:p>
          </table:table-cell>
          <table:table-cell office:value-type="float" office:value="91" table:style-name="ce1">
            <text:p>91</text:p>
          </table:table-cell>
          <table:table-cell office:value-type="float" office:value="155" table:style-name="ce1">
            <text:p>155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11.66725215255394" table:formula="msoxl:=20*EXP(0.0000480873219367127*B738)" table:style-name="ce2">
            <text:p>712</text:p>
          </table:table-cell>
          <table:table-cell office:value-type="float" office:value="74279" table:style-name="ce1">
            <text:p>74279</text:p>
          </table:table-cell>
          <table:table-cell office:value-type="float" office:value="91" table:style-name="ce1">
            <text:p>91</text:p>
          </table:table-cell>
          <table:table-cell office:value-type="float" office:value="157" table:style-name="ce1">
            <text:p>157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15.13209880792306" table:formula="msoxl:=20*EXP(0.0000480873219367127*B739)" table:style-name="ce2">
            <text:p>715</text:p>
          </table:table-cell>
          <table:table-cell office:value-type="float" office:value="74380" table:style-name="ce1">
            <text:p>74380</text:p>
          </table:table-cell>
          <table:table-cell office:value-type="float" office:value="91" table:style-name="ce1">
            <text:p>91</text:p>
          </table:table-cell>
          <table:table-cell office:value-type="float" office:value="156" table:style-name="ce1">
            <text:p>15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18.64837157471118" table:formula="msoxl:=20*EXP(0.0000480873219367127*B740)" table:style-name="ce2">
            <text:p>719</text:p>
          </table:table-cell>
          <table:table-cell office:value-type="float" office:value="74482" table:style-name="ce1">
            <text:p>74482</text:p>
          </table:table-cell>
          <table:table-cell office:value-type="float" office:value="91" table:style-name="ce1">
            <text:p>91</text:p>
          </table:table-cell>
          <table:table-cell office:value-type="float" office:value="156" table:style-name="ce1">
            <text:p>15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22.11248144805745" table:formula="msoxl:=20*EXP(0.0000480873219367127*B741)" table:style-name="ce2">
            <text:p>722</text:p>
          </table:table-cell>
          <table:table-cell office:value-type="float" office:value="74582" table:style-name="ce1">
            <text:p>74582</text:p>
          </table:table-cell>
          <table:table-cell office:value-type="float" office:value="89" table:style-name="ce1">
            <text:p>89</text:p>
          </table:table-cell>
          <table:table-cell office:value-type="float" office:value="156" table:style-name="ce1">
            <text:p>156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725.62818209126931" table:formula="msoxl:=20*EXP(0.0000480873219367127*B742)" table:style-name="ce2">
            <text:p>726</text:p>
          </table:table-cell>
          <table:table-cell office:value-type="float" office:value="74683" table:style-name="ce1">
            <text:p>74683</text:p>
          </table:table-cell>
          <table:table-cell office:value-type="float" office:value="90" table:style-name="ce1">
            <text:p>90</text:p>
          </table:table-cell>
          <table:table-cell office:value-type="float" office:value="156" table:style-name="ce1">
            <text:p>15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29.16099939058404" table:formula="msoxl:=20*EXP(0.0000480873219367127*B743)" table:style-name="ce2">
            <text:p>729</text:p>
          </table:table-cell>
          <table:table-cell office:value-type="float" office:value="74784" table:style-name="ce1">
            <text:p>74784</text:p>
          </table:table-cell>
          <table:table-cell office:value-type="float" office:value="89" table:style-name="ce1">
            <text:p>89</text:p>
          </table:table-cell>
          <table:table-cell office:value-type="float" office:value="157" table:style-name="ce1">
            <text:p>15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32.71101668071833" table:formula="msoxl:=20*EXP(0.0000480873219367127*B744)" table:style-name="ce2">
            <text:p>733</text:p>
          </table:table-cell>
          <table:table-cell office:value-type="float" office:value="74885" table:style-name="ce1">
            <text:p>74885</text:p>
          </table:table-cell>
          <table:table-cell office:value-type="float" office:value="89" table:style-name="ce1">
            <text:p>89</text:p>
          </table:table-cell>
          <table:table-cell office:value-type="float" office:value="156" table:style-name="ce1">
            <text:p>15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36.27831770211492" table:formula="msoxl:=20*EXP(0.0000480873219367127*B745)" table:style-name="ce2">
            <text:p>736</text:p>
          </table:table-cell>
          <table:table-cell office:value-type="float" office:value="74986" table:style-name="ce1">
            <text:p>74986</text:p>
          </table:table-cell>
          <table:table-cell office:value-type="float" office:value="90" table:style-name="ce1">
            <text:p>90</text:p>
          </table:table-cell>
          <table:table-cell office:value-type="float" office:value="157" table:style-name="ce1">
            <text:p>15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39.86298660291754" table:formula="msoxl:=20*EXP(0.0000480873219367127*B746)" table:style-name="ce2">
            <text:p>740</text:p>
          </table:table-cell>
          <table:table-cell office:value-type="float" office:value="75087" table:style-name="ce1">
            <text:p>75087</text:p>
          </table:table-cell>
          <table:table-cell office:value-type="float" office:value="89" table:style-name="ce1">
            <text:p>89</text:p>
          </table:table-cell>
          <table:table-cell office:value-type="float" office:value="157" table:style-name="ce1">
            <text:p>157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743.46510794095661" table:formula="msoxl:=20*EXP(0.0000480873219367127*B747)" table:style-name="ce2">
            <text:p>743</text:p>
          </table:table-cell>
          <table:table-cell office:value-type="float" office:value="75188" table:style-name="ce1">
            <text:p>75188</text:p>
          </table:table-cell>
          <table:table-cell office:value-type="float" office:value="88" table:style-name="ce1">
            <text:p>88</text:p>
          </table:table-cell>
          <table:table-cell office:value-type="float" office:value="158" table:style-name="ce1">
            <text:p>15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47.04884224381647" table:formula="msoxl:=20*EXP(0.0000480873219367127*B748)" table:style-name="ce2">
            <text:p>747</text:p>
          </table:table-cell>
          <table:table-cell office:value-type="float" office:value="75288" table:style-name="ce1">
            <text:p>75288</text:p>
          </table:table-cell>
          <table:table-cell office:value-type="float" office:value="88" table:style-name="ce1">
            <text:p>88</text:p>
          </table:table-cell>
          <table:table-cell office:value-type="float" office:value="156" table:style-name="ce1">
            <text:p>15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50.72204822047649" table:formula="msoxl:=20*EXP(0.0000480873219367127*B749)" table:style-name="ce2">
            <text:p>751</text:p>
          </table:table-cell>
          <table:table-cell office:value-type="float" office:value="75390" table:style-name="ce1">
            <text:p>75390</text:p>
          </table:table-cell>
          <table:table-cell office:value-type="float" office:value="87" table:style-name="ce1">
            <text:p>87</text:p>
          </table:table-cell>
          <table:table-cell office:value-type="float" office:value="158" table:style-name="ce1">
            <text:p>158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54.37703834405045" table:formula="msoxl:=20*EXP(0.0000480873219367127*B750)" table:style-name="ce2">
            <text:p>754</text:p>
          </table:table-cell>
          <table:table-cell office:value-type="float" office:value="75491" table:style-name="ce1">
            <text:p>75491</text:p>
          </table:table-cell>
          <table:table-cell office:value-type="float" office:value="87" table:style-name="ce1">
            <text:p>87</text:p>
          </table:table-cell>
          <table:table-cell office:value-type="float" office:value="157" table:style-name="ce1">
            <text:p>15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58.04982327308517" table:formula="msoxl:=20*EXP(0.0000480873219367127*B751)" table:style-name="ce2">
            <text:p>758</text:p>
          </table:table-cell>
          <table:table-cell office:value-type="float" office:value="75592" table:style-name="ce1">
            <text:p>75592</text:p>
          </table:table-cell>
          <table:table-cell office:value-type="float" office:value="87" table:style-name="ce1">
            <text:p>87</text:p>
          </table:table-cell>
          <table:table-cell office:value-type="float" office:value="157" table:style-name="ce1">
            <text:p>157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761.74048964395809" table:formula="msoxl:=20*EXP(0.0000480873219367127*B752)" table:style-name="ce2">
            <text:p>762</text:p>
          </table:table-cell>
          <table:table-cell office:value-type="float" office:value="75693" table:style-name="ce1">
            <text:p>75693</text:p>
          </table:table-cell>
          <table:table-cell office:value-type="float" office:value="86" table:style-name="ce1">
            <text:p>86</text:p>
          </table:table-cell>
          <table:table-cell office:value-type="float" office:value="159" table:style-name="ce1">
            <text:p>15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65.41231700136382" table:formula="msoxl:=20*EXP(0.0000480873219367127*B753)" table:style-name="ce2">
            <text:p>765</text:p>
          </table:table-cell>
          <table:table-cell office:value-type="float" office:value="75793" table:style-name="ce1">
            <text:p>75793</text:p>
          </table:table-cell>
          <table:table-cell office:value-type="float" office:value="86" table:style-name="ce1">
            <text:p>86</text:p>
          </table:table-cell>
          <table:table-cell office:value-type="float" office:value="157" table:style-name="ce1">
            <text:p>15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69.1758153677813" table:formula="msoxl:=20*EXP(0.0000480873219367127*B754)" table:style-name="ce2">
            <text:p>769</text:p>
          </table:table-cell>
          <table:table-cell office:value-type="float" office:value="75895" table:style-name="ce1">
            <text:p>75895</text:p>
          </table:table-cell>
          <table:table-cell office:value-type="float" office:value="86" table:style-name="ce1">
            <text:p>86</text:p>
          </table:table-cell>
          <table:table-cell office:value-type="float" office:value="157" table:style-name="ce1">
            <text:p>15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72.92065011071327" table:formula="msoxl:=20*EXP(0.0000480873219367127*B755)" table:style-name="ce2">
            <text:p>773</text:p>
          </table:table-cell>
          <table:table-cell office:value-type="float" office:value="75996" table:style-name="ce1">
            <text:p>75996</text:p>
          </table:table-cell>
          <table:table-cell office:value-type="float" office:value="87" table:style-name="ce1">
            <text:p>87</text:p>
          </table:table-cell>
          <table:table-cell office:value-type="float" office:value="159" table:style-name="ce1">
            <text:p>159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76.64636933762051" table:formula="msoxl:=20*EXP(0.0000480873219367127*B756)" table:style-name="ce2">
            <text:p>777</text:p>
          </table:table-cell>
          <table:table-cell office:value-type="float" office:value="76096" table:style-name="ce1">
            <text:p>76096</text:p>
          </table:table-cell>
          <table:table-cell office:value-type="float" office:value="85" table:style-name="ce1">
            <text:p>85</text:p>
          </table:table-cell>
          <table:table-cell office:value-type="float" office:value="158" table:style-name="ce1">
            <text:p>158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780.46510504040782" table:formula="msoxl:=20*EXP(0.0000480873219367127*B757)" table:style-name="ce2">
            <text:p>780</text:p>
          </table:table-cell>
          <table:table-cell office:value-type="float" office:value="76198" table:style-name="ce1">
            <text:p>76198</text:p>
          </table:table-cell>
          <table:table-cell office:value-type="float" office:value="86" table:style-name="ce1">
            <text:p>86</text:p>
          </table:table-cell>
          <table:table-cell office:value-type="float" office:value="158" table:style-name="ce1">
            <text:p>15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84.22719089923805" table:formula="msoxl:=20*EXP(0.0000480873219367127*B758)" table:style-name="ce2">
            <text:p>784</text:p>
          </table:table-cell>
          <table:table-cell office:value-type="float" office:value="76298" table:style-name="ce1">
            <text:p>76298</text:p>
          </table:table-cell>
          <table:table-cell office:value-type="float" office:value="85" table:style-name="ce1">
            <text:p>85</text:p>
          </table:table-cell>
          <table:table-cell office:value-type="float" office:value="159" table:style-name="ce1">
            <text:p>15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88.04530526549274" table:formula="msoxl:=20*EXP(0.0000480873219367127*B759)" table:style-name="ce2">
            <text:p>788</text:p>
          </table:table-cell>
          <table:table-cell office:value-type="float" office:value="76399" table:style-name="ce1">
            <text:p>76399</text:p>
          </table:table-cell>
          <table:table-cell office:value-type="float" office:value="84" table:style-name="ce1">
            <text:p>84</text:p>
          </table:table-cell>
          <table:table-cell office:value-type="float" office:value="159" table:style-name="ce1">
            <text:p>15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91.92008902994587" table:formula="msoxl:=20*EXP(0.0000480873219367127*B760)" table:style-name="ce2">
            <text:p>792</text:p>
          </table:table-cell>
          <table:table-cell office:value-type="float" office:value="76501" table:style-name="ce1">
            <text:p>76501</text:p>
          </table:table-cell>
          <table:table-cell office:value-type="float" office:value="85" table:style-name="ce1">
            <text:p>85</text:p>
          </table:table-cell>
          <table:table-cell office:value-type="float" office:value="158" table:style-name="ce1">
            <text:p>15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95.73739149359551" table:formula="msoxl:=20*EXP(0.0000480873219367127*B761)" table:style-name="ce2">
            <text:p>796</text:p>
          </table:table-cell>
          <table:table-cell office:value-type="float" office:value="76601" table:style-name="ce1">
            <text:p>76601</text:p>
          </table:table-cell>
          <table:table-cell office:value-type="float" office:value="84" table:style-name="ce1">
            <text:p>84</text:p>
          </table:table-cell>
          <table:table-cell office:value-type="float" office:value="160" table:style-name="ce1">
            <text:p>160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799.64999690438344" table:formula="msoxl:=20*EXP(0.0000480873219367127*B762)" table:style-name="ce2">
            <text:p>800</text:p>
          </table:table-cell>
          <table:table-cell office:value-type="float" office:value="76703" table:style-name="ce1">
            <text:p>76703</text:p>
          </table:table-cell>
          <table:table-cell office:value-type="float" office:value="84" table:style-name="ce1">
            <text:p>84</text:p>
          </table:table-cell>
          <table:table-cell office:value-type="float" office:value="159" table:style-name="ce1">
            <text:p>15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3.50455994114054" table:formula="msoxl:=20*EXP(0.0000480873219367127*B763)" table:style-name="ce2">
            <text:p>804</text:p>
          </table:table-cell>
          <table:table-cell office:value-type="float" office:value="76803" table:style-name="ce1">
            <text:p>76803</text:p>
          </table:table-cell>
          <table:table-cell office:value-type="float" office:value="84" table:style-name="ce1">
            <text:p>84</text:p>
          </table:table-cell>
          <table:table-cell office:value-type="float" office:value="158" table:style-name="ce1">
            <text:p>15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7.41652874210081" table:formula="msoxl:=20*EXP(0.0000480873219367127*B764)" table:style-name="ce2">
            <text:p>807</text:p>
          </table:table-cell>
          <table:table-cell office:value-type="float" office:value="76904" table:style-name="ce1">
            <text:p>76904</text:p>
          </table:table-cell>
          <table:table-cell office:value-type="float" office:value="83" table:style-name="ce1">
            <text:p>83</text:p>
          </table:table-cell>
          <table:table-cell office:value-type="float" office:value="159" table:style-name="ce1">
            <text:p>15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11.38655995200349" table:formula="msoxl:=20*EXP(0.0000480873219367127*B765)" table:style-name="ce2">
            <text:p>811</text:p>
          </table:table-cell>
          <table:table-cell office:value-type="float" office:value="77006" table:style-name="ce1">
            <text:p>77006</text:p>
          </table:table-cell>
          <table:table-cell office:value-type="float" office:value="82" table:style-name="ce1">
            <text:p>82</text:p>
          </table:table-cell>
          <table:table-cell office:value-type="float" office:value="159" table:style-name="ce1">
            <text:p>159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15.29769689269006" table:formula="msoxl:=20*EXP(0.0000480873219367127*B766)" table:style-name="ce2">
            <text:p>815</text:p>
          </table:table-cell>
          <table:table-cell office:value-type="float" office:value="77106" table:style-name="ce1">
            <text:p>77106</text:p>
          </table:table-cell>
          <table:table-cell office:value-type="float" office:value="83" table:style-name="ce1">
            <text:p>83</text:p>
          </table:table-cell>
          <table:table-cell office:value-type="float" office:value="159" table:style-name="ce1">
            <text:p>15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19.26708214916266" table:formula="msoxl:=20*EXP(0.0000480873219367127*B767)" table:style-name="ce2">
            <text:p>819</text:p>
          </table:table-cell>
          <table:table-cell office:value-type="float" office:value="77207" table:style-name="ce1">
            <text:p>77207</text:p>
          </table:table-cell>
          <table:table-cell office:value-type="float" office:value="82" table:style-name="ce1">
            <text:p>82</text:p>
          </table:table-cell>
          <table:table-cell office:value-type="float" office:value="158" table:style-name="ce1">
            <text:p>158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23.25579288560948" table:formula="msoxl:=20*EXP(0.0000480873219367127*B768)" table:style-name="ce2">
            <text:p>823</text:p>
          </table:table-cell>
          <table:table-cell office:value-type="float" office:value="77308" table:style-name="ce1">
            <text:p>77308</text:p>
          </table:table-cell>
          <table:table-cell office:value-type="float" office:value="82" table:style-name="ce1">
            <text:p>82</text:p>
          </table:table-cell>
          <table:table-cell office:value-type="float" office:value="160" table:style-name="ce1">
            <text:p>16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27.26392319069964" table:formula="msoxl:=20*EXP(0.0000480873219367127*B769)" table:style-name="ce2">
            <text:p>827</text:p>
          </table:table-cell>
          <table:table-cell office:value-type="float" office:value="77409" table:style-name="ce1">
            <text:p>77409</text:p>
          </table:table-cell>
          <table:table-cell office:value-type="float" office:value="82" table:style-name="ce1">
            <text:p>82</text:p>
          </table:table-cell>
          <table:table-cell office:value-type="float" office:value="160" table:style-name="ce1">
            <text:p>16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31.29156761118554" table:formula="msoxl:=20*EXP(0.0000480873219367127*B770)" table:style-name="ce2">
            <text:p>831</text:p>
          </table:table-cell>
          <table:table-cell office:value-type="float" office:value="77510" table:style-name="ce1">
            <text:p>77510</text:p>
          </table:table-cell>
          <table:table-cell office:value-type="float" office:value="81" table:style-name="ce1">
            <text:p>81</text:p>
          </table:table-cell>
          <table:table-cell office:value-type="float" office:value="159" table:style-name="ce1">
            <text:p>15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35.33882115413292" table:formula="msoxl:=20*EXP(0.0000480873219367127*B771)" table:style-name="ce2">
            <text:p>835</text:p>
          </table:table-cell>
          <table:table-cell office:value-type="float" office:value="77611" table:style-name="ce1">
            <text:p>77611</text:p>
          </table:table-cell>
          <table:table-cell office:value-type="float" office:value="82" table:style-name="ce1">
            <text:p>82</text:p>
          </table:table-cell>
          <table:table-cell office:value-type="float" office:value="160" table:style-name="ce1">
            <text:p>16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39.4057792891623" table:formula="msoxl:=20*EXP(0.0000480873219367127*B772)" table:style-name="ce2">
            <text:p>839</text:p>
          </table:table-cell>
          <table:table-cell office:value-type="float" office:value="77712" table:style-name="ce1">
            <text:p>77712</text:p>
          </table:table-cell>
          <table:table-cell office:value-type="float" office:value="81" table:style-name="ce1">
            <text:p>81</text:p>
          </table:table-cell>
          <table:table-cell office:value-type="float" office:value="159" table:style-name="ce1">
            <text:p>15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843.49253795070035" table:formula="msoxl:=20*EXP(0.0000480873219367127*B773)" table:style-name="ce2">
            <text:p>843</text:p>
          </table:table-cell>
          <table:table-cell office:value-type="float" office:value="77813" table:style-name="ce1">
            <text:p>77813</text:p>
          </table:table-cell>
          <table:table-cell office:value-type="float" office:value="80" table:style-name="ce1">
            <text:p>80</text:p>
          </table:table-cell>
          <table:table-cell office:value-type="float" office:value="159" table:style-name="ce1">
            <text:p>15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47.59919354024373" table:formula="msoxl:=20*EXP(0.0000480873219367127*B774)" table:style-name="ce2">
            <text:p>848</text:p>
          </table:table-cell>
          <table:table-cell office:value-type="float" office:value="77914" table:style-name="ce1">
            <text:p>77914</text:p>
          </table:table-cell>
          <table:table-cell office:value-type="float" office:value="80" table:style-name="ce1">
            <text:p>80</text:p>
          </table:table-cell>
          <table:table-cell office:value-type="float" office:value="159" table:style-name="ce1">
            <text:p>159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51.72584292863223" table:formula="msoxl:=20*EXP(0.0000480873219367127*B775)" table:style-name="ce2">
            <text:p>852</text:p>
          </table:table-cell>
          <table:table-cell office:value-type="float" office:value="78015" table:style-name="ce1">
            <text:p>78015</text:p>
          </table:table-cell>
          <table:table-cell office:value-type="float" office:value="79" table:style-name="ce1">
            <text:p>79</text:p>
          </table:table-cell>
          <table:table-cell office:value-type="float" office:value="161" table:style-name="ce1">
            <text:p>161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55.87258345833425" table:formula="msoxl:=20*EXP(0.0000480873219367127*B776)" table:style-name="ce2">
            <text:p>856</text:p>
          </table:table-cell>
          <table:table-cell office:value-type="float" office:value="78116" table:style-name="ce1">
            <text:p>78116</text:p>
          </table:table-cell>
          <table:table-cell office:value-type="float" office:value="79" table:style-name="ce1">
            <text:p>79</text:p>
          </table:table-cell>
          <table:table-cell office:value-type="float" office:value="160" table:style-name="ce1">
            <text:p>16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60.03951294574267" table:formula="msoxl:=20*EXP(0.0000480873219367127*B777)" table:style-name="ce2">
            <text:p>860</text:p>
          </table:table-cell>
          <table:table-cell office:value-type="float" office:value="78217" table:style-name="ce1">
            <text:p>78217</text:p>
          </table:table-cell>
          <table:table-cell office:value-type="float" office:value="79" table:style-name="ce1">
            <text:p>79</text:p>
          </table:table-cell>
          <table:table-cell office:value-type="float" office:value="162" table:style-name="ce1">
            <text:p>162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64.18517233370608" table:formula="msoxl:=20*EXP(0.0000480873219367127*B778)" table:style-name="ce2">
            <text:p>864</text:p>
          </table:table-cell>
          <table:table-cell office:value-type="float" office:value="78317" table:style-name="ce1">
            <text:p>78317</text:p>
          </table:table-cell>
          <table:table-cell office:value-type="float" office:value="79" table:style-name="ce1">
            <text:p>79</text:p>
          </table:table-cell>
          <table:table-cell office:value-type="float" office:value="160" table:style-name="ce1">
            <text:p>16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68.43433244273274" table:formula="msoxl:=20*EXP(0.0000480873219367127*B779)" table:style-name="ce2">
            <text:p>868</text:p>
          </table:table-cell>
          <table:table-cell office:value-type="float" office:value="78419" table:style-name="ce1">
            <text:p>78419</text:p>
          </table:table-cell>
          <table:table-cell office:value-type="float" office:value="79" table:style-name="ce1">
            <text:p>79</text:p>
          </table:table-cell>
          <table:table-cell office:value-type="float" office:value="161" table:style-name="ce1">
            <text:p>16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72.6624204755467" table:formula="msoxl:=20*EXP(0.0000480873219367127*B780)" table:style-name="ce2">
            <text:p>873</text:p>
          </table:table-cell>
          <table:table-cell office:value-type="float" office:value="78520" table:style-name="ce1">
            <text:p>78520</text:p>
          </table:table-cell>
          <table:table-cell office:value-type="float" office:value="78" table:style-name="ce1">
            <text:p>78</text:p>
          </table:table-cell>
          <table:table-cell office:value-type="float" office:value="161" table:style-name="ce1">
            <text:p>161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876.91109351720411" table:formula="msoxl:=20*EXP(0.0000480873219367127*B781)" table:style-name="ce2">
            <text:p>877</text:p>
          </table:table-cell>
          <table:table-cell office:value-type="float" office:value="78621" table:style-name="ce1">
            <text:p>78621</text:p>
          </table:table-cell>
          <table:table-cell office:value-type="float" office:value="78" table:style-name="ce1">
            <text:p>78</text:p>
          </table:table-cell>
          <table:table-cell office:value-type="float" office:value="162" table:style-name="ce1">
            <text:p>16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81.18045178855778" table:formula="msoxl:=20*EXP(0.0000480873219367127*B782)" table:style-name="ce2">
            <text:p>881</text:p>
          </table:table-cell>
          <table:table-cell office:value-type="float" office:value="78722" table:style-name="ce1">
            <text:p>78722</text:p>
          </table:table-cell>
          <table:table-cell office:value-type="float" office:value="78" table:style-name="ce1">
            <text:p>78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85.42801711254458" table:formula="msoxl:=20*EXP(0.0000480873219367127*B783)" table:style-name="ce2">
            <text:p>885</text:p>
          </table:table-cell>
          <table:table-cell office:value-type="float" office:value="78822" table:style-name="ce1">
            <text:p>78822</text:p>
          </table:table-cell>
          <table:table-cell office:value-type="float" office:value="77" table:style-name="ce1">
            <text:p>77</text:p>
          </table:table-cell>
          <table:table-cell office:value-type="float" office:value="162" table:style-name="ce1">
            <text:p>16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89.78162734583452" table:formula="msoxl:=20*EXP(0.0000480873219367127*B784)" table:style-name="ce2">
            <text:p>890</text:p>
          </table:table-cell>
          <table:table-cell office:value-type="float" office:value="78924" table:style-name="ce1">
            <text:p>78924</text:p>
          </table:table-cell>
          <table:table-cell office:value-type="float" office:value="77" table:style-name="ce1">
            <text:p>77</text:p>
          </table:table-cell>
          <table:table-cell office:value-type="float" office:value="161" table:style-name="ce1">
            <text:p>16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94.11364752267014" table:formula="msoxl:=20*EXP(0.0000480873219367127*B785)" table:style-name="ce2">
            <text:p>894</text:p>
          </table:table-cell>
          <table:table-cell office:value-type="float" office:value="79025" table:style-name="ce1">
            <text:p>79025</text:p>
          </table:table-cell>
          <table:table-cell office:value-type="float" office:value="77" table:style-name="ce1">
            <text:p>77</text:p>
          </table:table-cell>
          <table:table-cell office:value-type="float" office:value="161" table:style-name="ce1">
            <text:p>16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898.42355489432384" table:formula="msoxl:=20*EXP(0.0000480873219367127*B786)" table:style-name="ce2">
            <text:p>898</text:p>
          </table:table-cell>
          <table:table-cell office:value-type="float" office:value="79125" table:style-name="ce1">
            <text:p>79125</text:p>
          </table:table-cell>
          <table:table-cell office:value-type="float" office:value="76" table:style-name="ce1">
            <text:p>76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02.84106360968167" table:formula="msoxl:=20*EXP(0.0000480873219367127*B787)" table:style-name="ce2">
            <text:p>903</text:p>
          </table:table-cell>
          <table:table-cell office:value-type="float" office:value="79227" table:style-name="ce1">
            <text:p>79227</text:p>
          </table:table-cell>
          <table:table-cell office:value-type="float" office:value="76" table:style-name="ce1">
            <text:p>76</text:p>
          </table:table-cell>
          <table:table-cell office:value-type="float" office:value="161" table:style-name="ce1">
            <text:p>161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907.19303985595002" table:formula="msoxl:=20*EXP(0.0000480873219367127*B788)" table:style-name="ce2">
            <text:p>907</text:p>
          </table:table-cell>
          <table:table-cell office:value-type="float" office:value="79327" table:style-name="ce1">
            <text:p>79327</text:p>
          </table:table-cell>
          <table:table-cell office:value-type="float" office:value="76" table:style-name="ce1">
            <text:p>76</text:p>
          </table:table-cell>
          <table:table-cell office:value-type="float" office:value="162" table:style-name="ce1">
            <text:p>16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11.60982980997926" table:formula="msoxl:=20*EXP(0.0000480873219367127*B789)" table:style-name="ce2">
            <text:p>912</text:p>
          </table:table-cell>
          <table:table-cell office:value-type="float" office:value="79428" table:style-name="ce1">
            <text:p>79428</text:p>
          </table:table-cell>
          <table:table-cell office:value-type="float" office:value="76" table:style-name="ce1">
            <text:p>76</text:p>
          </table:table-cell>
          <table:table-cell office:value-type="float" office:value="161" table:style-name="ce1">
            <text:p>161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16.0921748534206" table:formula="msoxl:=20*EXP(0.0000480873219367127*B790)" table:style-name="ce2">
            <text:p>916</text:p>
          </table:table-cell>
          <table:table-cell office:value-type="float" office:value="79530" table:style-name="ce1">
            <text:p>79530</text:p>
          </table:table-cell>
          <table:table-cell office:value-type="float" office:value="76" table:style-name="ce1">
            <text:p>76</text:p>
          </table:table-cell>
          <table:table-cell office:value-type="float" office:value="162" table:style-name="ce1">
            <text:p>162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920.50802559952467" table:formula="msoxl:=20*EXP(0.0000480873219367127*B791)" table:style-name="ce2">
            <text:p>921</text:p>
          </table:table-cell>
          <table:table-cell office:value-type="float" office:value="79630" table:style-name="ce1">
            <text:p>79630</text:p>
          </table:table-cell>
          <table:table-cell office:value-type="float" office:value="75" table:style-name="ce1">
            <text:p>75</text:p>
          </table:table-cell>
          <table:table-cell office:value-type="float" office:value="162" table:style-name="ce1">
            <text:p>16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25.03412267644376" table:formula="msoxl:=20*EXP(0.0000480873219367127*B792)" table:style-name="ce2">
            <text:p>925</text:p>
          </table:table-cell>
          <table:table-cell office:value-type="float" office:value="79732" table:style-name="ce1">
            <text:p>79732</text:p>
          </table:table-cell>
          <table:table-cell office:value-type="float" office:value="74" table:style-name="ce1">
            <text:p>74</text:p>
          </table:table-cell>
          <table:table-cell office:value-type="float" office:value="162" table:style-name="ce1">
            <text:p>16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29.49307640721509" table:formula="msoxl:=20*EXP(0.0000480873219367127*B793)" table:style-name="ce2">
            <text:p>929</text:p>
          </table:table-cell>
          <table:table-cell office:value-type="float" office:value="79832" table:style-name="ce1">
            <text:p>79832</text:p>
          </table:table-cell>
          <table:table-cell office:value-type="float" office:value="75" table:style-name="ce1">
            <text:p>75</text:p>
          </table:table-cell>
          <table:table-cell office:value-type="float" office:value="162" table:style-name="ce1">
            <text:p>162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34.0184370546765" table:formula="msoxl:=20*EXP(0.0000480873219367127*B794)" table:style-name="ce2">
            <text:p>934</text:p>
          </table:table-cell>
          <table:table-cell office:value-type="float" office:value="79933" table:style-name="ce1">
            <text:p>79933</text:p>
          </table:table-cell>
          <table:table-cell office:value-type="float" office:value="74" table:style-name="ce1">
            <text:p>74</text:p>
          </table:table-cell>
          <table:table-cell office:value-type="float" office:value="161" table:style-name="ce1">
            <text:p>16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38.61096422464709" table:formula="msoxl:=20*EXP(0.0000480873219367127*B795)" table:style-name="ce2">
            <text:p>939</text:p>
          </table:table-cell>
          <table:table-cell office:value-type="float" office:value="80035" table:style-name="ce1">
            <text:p>80035</text:p>
          </table:table-cell>
          <table:table-cell office:value-type="float" office:value="73" table:style-name="ce1">
            <text:p>73</text:p>
          </table:table-cell>
          <table:table-cell office:value-type="float" office:value="161" table:style-name="ce1">
            <text:p>16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43.13536257717772" table:formula="msoxl:=20*EXP(0.0000480873219367127*B796)" table:style-name="ce2">
            <text:p>943</text:p>
          </table:table-cell>
          <table:table-cell office:value-type="float" office:value="80135" table:style-name="ce1">
            <text:p>80135</text:p>
          </table:table-cell>
          <table:table-cell office:value-type="float" office:value="74" table:style-name="ce1">
            <text:p>74</text:p>
          </table:table-cell>
          <table:table-cell office:value-type="float" office:value="161" table:style-name="ce1">
            <text:p>161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947.72714250902322" table:formula="msoxl:=20*EXP(0.0000480873219367127*B797)" table:style-name="ce2">
            <text:p>948</text:p>
          </table:table-cell>
          <table:table-cell office:value-type="float" office:value="80236" table:style-name="ce1">
            <text:p>80236</text:p>
          </table:table-cell>
          <table:table-cell office:value-type="float" office:value="74" table:style-name="ce1">
            <text:p>74</text:p>
          </table:table-cell>
          <table:table-cell office:value-type="float" office:value="162" table:style-name="ce1">
            <text:p>16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52.34127813208693" table:formula="msoxl:=20*EXP(0.0000480873219367127*B798)" table:style-name="ce2">
            <text:p>952</text:p>
          </table:table-cell>
          <table:table-cell office:value-type="float" office:value="80337" table:style-name="ce1">
            <text:p>80337</text:p>
          </table:table-cell>
          <table:table-cell office:value-type="float" office:value="73" table:style-name="ce1">
            <text:p>73</text:p>
          </table:table-cell>
          <table:table-cell office:value-type="float" office:value="161" table:style-name="ce1">
            <text:p>16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56.97787828802393" table:formula="msoxl:=20*EXP(0.0000480873219367127*B799)" table:style-name="ce2">
            <text:p>957</text:p>
          </table:table-cell>
          <table:table-cell office:value-type="float" office:value="80438" table:style-name="ce1">
            <text:p>80438</text:p>
          </table:table-cell>
          <table:table-cell office:value-type="float" office:value="73" table:style-name="ce1">
            <text:p>73</text:p>
          </table:table-cell>
          <table:table-cell office:value-type="float" office:value="162" table:style-name="ce1">
            <text:p>162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61.63705234840018" table:formula="msoxl:=20*EXP(0.0000480873219367127*B800)" table:style-name="ce2">
            <text:p>962</text:p>
          </table:table-cell>
          <table:table-cell office:value-type="float" office:value="80539" table:style-name="ce1">
            <text:p>80539</text:p>
          </table:table-cell>
          <table:table-cell office:value-type="float" office:value="72" table:style-name="ce1">
            <text:p>72</text:p>
          </table:table-cell>
          <table:table-cell office:value-type="float" office:value="161" table:style-name="ce1">
            <text:p>161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966.31891021727131" table:formula="msoxl:=20*EXP(0.0000480873219367127*B801)" table:style-name="ce2">
            <text:p>966</text:p>
          </table:table-cell>
          <table:table-cell office:value-type="float" office:value="80640" table:style-name="ce1">
            <text:p>80640</text:p>
          </table:table-cell>
          <table:table-cell office:value-type="float" office:value="72" table:style-name="ce1">
            <text:p>72</text:p>
          </table:table-cell>
          <table:table-cell office:value-type="float" office:value="161" table:style-name="ce1">
            <text:p>16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71.02356233377532" table:formula="msoxl:=20*EXP(0.0000480873219367127*B802)" table:style-name="ce2">
            <text:p>971</text:p>
          </table:table-cell>
          <table:table-cell office:value-type="float" office:value="80741" table:style-name="ce1">
            <text:p>80741</text:p>
          </table:table-cell>
          <table:table-cell office:value-type="float" office:value="71" table:style-name="ce1">
            <text:p>71</text:p>
          </table:table-cell>
          <table:table-cell office:value-type="float" office:value="163" table:style-name="ce1">
            <text:p>163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75.75111967473833" table:formula="msoxl:=20*EXP(0.0000480873219367127*B803)" table:style-name="ce2">
            <text:p>976</text:p>
          </table:table-cell>
          <table:table-cell office:value-type="float" office:value="80842" table:style-name="ce1">
            <text:p>80842</text:p>
          </table:table-cell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80.50169375729126" table:formula="msoxl:=20*EXP(0.0000480873219367127*B804)" table:style-name="ce2">
            <text:p>981</text:p>
          </table:table-cell>
          <table:table-cell office:value-type="float" office:value="80943" table:style-name="ce1">
            <text:p>80943</text:p>
          </table:table-cell>
          <table:table-cell office:value-type="float" office:value="71" table:style-name="ce1">
            <text:p>71</text:p>
          </table:table-cell>
          <table:table-cell office:value-type="float" office:value="162" table:style-name="ce1">
            <text:p>162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85.27539664150152" table:formula="msoxl:=20*EXP(0.0000480873219367127*B805)" table:style-name="ce2">
            <text:p>985</text:p>
          </table:table-cell>
          <table:table-cell office:value-type="float" office:value="81044" table:style-name="ce1">
            <text:p>81044</text:p>
          </table:table-cell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990.07234093301565" table:formula="msoxl:=20*EXP(0.0000480873219367127*B806)" table:style-name="ce2">
            <text:p>990</text:p>
          </table:table-cell>
          <table:table-cell office:value-type="float" office:value="81145" table:style-name="ce1">
            <text:p>81145</text:p>
          </table:table-cell>
          <table:table-cell office:value-type="float" office:value="70" table:style-name="ce1">
            <text:p>70</text:p>
          </table:table-cell>
          <table:table-cell office:value-type="float" office:value="162" table:style-name="ce1">
            <text:p>16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94.89263978571569" table:formula="msoxl:=20*EXP(0.0000480873219367127*B807)" table:style-name="ce2">
            <text:p>995</text:p>
          </table:table-cell>
          <table:table-cell office:value-type="float" office:value="81246" table:style-name="ce1">
            <text:p>81246</text:p>
          </table:table-cell>
          <table:table-cell office:value-type="float" office:value="70" table:style-name="ce1">
            <text:p>70</text:p>
          </table:table-cell>
          <table:table-cell office:value-type="float" office:value="162" table:style-name="ce1">
            <text:p>16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999.68833341380969" table:formula="msoxl:=20*EXP(0.0000480873219367127*B808)" table:style-name="ce2">
            <text:p>1000</text:p>
          </table:table-cell>
          <table:table-cell office:value-type="float" office:value="81346" table:style-name="ce1">
            <text:p>81346</text:p>
          </table:table-cell>
          <table:table-cell office:value-type="float" office:value="70" table:style-name="ce1">
            <text:p>70</text:p>
          </table:table-cell>
          <table:table-cell office:value-type="float" office:value="162" table:style-name="ce1">
            <text:p>16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04.6037565474079" table:formula="msoxl:=20*EXP(0.0000480873219367127*B809)" table:style-name="ce2">
            <text:p>1005</text:p>
          </table:table-cell>
          <table:table-cell office:value-type="float" office:value="81448" table:style-name="ce1">
            <text:p>81448</text:p>
          </table:table-cell>
          <table:table-cell office:value-type="float" office:value="69" table:style-name="ce1">
            <text:p>69</text:p>
          </table:table-cell>
          <table:table-cell office:value-type="float" office:value="162" table:style-name="ce1">
            <text:p>162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09.4948035294296" table:formula="msoxl:=20*EXP(0.0000480873219367127*B810)" table:style-name="ce2">
            <text:p>1009</text:p>
          </table:table-cell>
          <table:table-cell office:value-type="float" office:value="81549" table:style-name="ce1">
            <text:p>81549</text:p>
          </table:table-cell>
          <table:table-cell office:value-type="float" office:value="69" table:style-name="ce1">
            <text:p>69</text:p>
          </table:table-cell>
          <table:table-cell office:value-type="float" office:value="163" table:style-name="ce1">
            <text:p>16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014.4096632240995" table:formula="msoxl:=20*EXP(0.0000480873219367127*B811)" table:style-name="ce2">
            <text:p>1014</text:p>
          </table:table-cell>
          <table:table-cell office:value-type="float" office:value="81650" table:style-name="ce1">
            <text:p>81650</text:p>
          </table:table-cell>
          <table:table-cell office:value-type="float" office:value="69" table:style-name="ce1">
            <text:p>69</text:p>
          </table:table-cell>
          <table:table-cell office:value-type="float" office:value="163" table:style-name="ce1">
            <text:p>16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19.3484515667767" table:formula="msoxl:=20*EXP(0.0000480873219367127*B812)" table:style-name="ce2">
            <text:p>1019</text:p>
          </table:table-cell>
          <table:table-cell office:value-type="float" office:value="81751" table:style-name="ce1">
            <text:p>81751</text:p>
          </table:table-cell>
          <table:table-cell office:value-type="float" office:value="68" table:style-name="ce1">
            <text:p>68</text:p>
          </table:table-cell>
          <table:table-cell office:value-type="float" office:value="163" table:style-name="ce1">
            <text:p>16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24.2620298550225" table:formula="msoxl:=20*EXP(0.0000480873219367127*B813)" table:style-name="ce2">
            <text:p>1024</text:p>
          </table:table-cell>
          <table:table-cell office:value-type="float" office:value="81851" table:style-name="ce1">
            <text:p>81851</text:p>
          </table:table-cell>
          <table:table-cell office:value-type="float" office:value="68" table:style-name="ce1">
            <text:p>68</text:p>
          </table:table-cell>
          <table:table-cell office:value-type="float" office:value="161" table:style-name="ce1">
            <text:p>161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29.2982807625654" table:formula="msoxl:=20*EXP(0.0000480873219367127*B814)" table:style-name="ce2">
            <text:p>1029</text:p>
          </table:table-cell>
          <table:table-cell office:value-type="float" office:value="81953" table:style-name="ce1">
            <text:p>81953</text:p>
          </table:table-cell>
          <table:table-cell office:value-type="float" office:value="68" table:style-name="ce1">
            <text:p>68</text:p>
          </table:table-cell>
          <table:table-cell office:value-type="float" office:value="162" table:style-name="ce1">
            <text:p>16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034.3095563196325" table:formula="msoxl:=20*EXP(0.0000480873219367127*B815)" table:style-name="ce2">
            <text:p>1034</text:p>
          </table:table-cell>
          <table:table-cell office:value-type="float" office:value="82054" table:style-name="ce1">
            <text:p>82054</text:p>
          </table:table-cell>
          <table:table-cell office:value-type="float" office:value="68" table:style-name="ce1">
            <text:p>68</text:p>
          </table:table-cell>
          <table:table-cell office:value-type="float" office:value="162" table:style-name="ce1">
            <text:p>162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1039.2952518111454" table:formula="msoxl:=20*EXP(0.0000480873219367127*B816)" table:style-name="ce2">
            <text:p>1039</text:p>
          </table:table-cell>
          <table:table-cell office:value-type="float" office:value="82154" table:style-name="ce1">
            <text:p>82154</text:p>
          </table:table-cell>
          <table:table-cell office:value-type="float" office:value="67" table:style-name="ce1">
            <text:p>67</text:p>
          </table:table-cell>
          <table:table-cell office:value-type="float" office:value="162" table:style-name="ce1">
            <text:p>162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044.4054204033366" table:formula="msoxl:=20*EXP(0.0000480873219367127*B817)" table:style-name="ce2">
            <text:p>1044</text:p>
          </table:table-cell>
          <table:table-cell office:value-type="float" office:value="82256" table:style-name="ce1">
            <text:p>82256</text:p>
          </table:table-cell>
          <table:table-cell office:value-type="float" office:value="67" table:style-name="ce1">
            <text:p>67</text:p>
          </table:table-cell>
          <table:table-cell office:value-type="float" office:value="163" table:style-name="ce1">
            <text:p>16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049.4397811167237" table:formula="msoxl:=20*EXP(0.0000480873219367127*B818)" table:style-name="ce2">
            <text:p>1049</text:p>
          </table:table-cell>
          <table:table-cell office:value-type="float" office:value="82356" table:style-name="ce1">
            <text:p>82356</text:p>
          </table:table-cell>
          <table:table-cell office:value-type="float" office:value="67" table:style-name="ce1">
            <text:p>67</text:p>
          </table:table-cell>
          <table:table-cell office:value-type="float" office:value="163" table:style-name="ce1">
            <text:p>163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1054.5491182467031" table:formula="msoxl:=20*EXP(0.0000480873219367127*B819)" table:style-name="ce2">
            <text:p>1055</text:p>
          </table:table-cell>
          <table:table-cell office:value-type="float" office:value="82457" table:style-name="ce1">
            <text:p>82457</text:p>
          </table:table-cell>
          <table:table-cell office:value-type="float" office:value="66" table:style-name="ce1">
            <text:p>66</text:p>
          </table:table-cell>
          <table:table-cell office:value-type="float" office:value="162" table:style-name="ce1">
            <text:p>16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59.7342894226476" table:formula="msoxl:=20*EXP(0.0000480873219367127*B820)" table:style-name="ce2">
            <text:p>1060</text:p>
          </table:table-cell>
          <table:table-cell office:value-type="float" office:value="82559" table:style-name="ce1">
            <text:p>82559</text:p>
          </table:table-cell>
          <table:table-cell office:value-type="float" office:value="66" table:style-name="ce1">
            <text:p>66</text:p>
          </table:table-cell>
          <table:table-cell office:value-type="float" office:value="162" table:style-name="ce1">
            <text:p>162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64.8425400780668" table:formula="msoxl:=20*EXP(0.0000480873219367127*B821)" table:style-name="ce2">
            <text:p>1065</text:p>
          </table:table-cell>
          <table:table-cell office:value-type="float" office:value="82659" table:style-name="ce1">
            <text:p>82659</text:p>
          </table:table-cell>
          <table:table-cell office:value-type="float" office:value="66" table:style-name="ce1">
            <text:p>66</text:p>
          </table:table-cell>
          <table:table-cell office:value-type="float" office:value="163" table:style-name="ce1">
            <text:p>16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70.0783235519675" table:formula="msoxl:=20*EXP(0.0000480873219367127*B822)" table:style-name="ce2">
            <text:p>1070</text:p>
          </table:table-cell>
          <table:table-cell office:value-type="float" office:value="82761" table:style-name="ce1">
            <text:p>82761</text:p>
          </table:table-cell>
          <table:table-cell office:value-type="float" office:value="65" table:style-name="ce1">
            <text:p>65</text:p>
          </table:table-cell>
          <table:table-cell office:value-type="float" office:value="163" table:style-name="ce1">
            <text:p>16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75.2364356864837" table:formula="msoxl:=20*EXP(0.0000480873219367127*B823)" table:style-name="ce2">
            <text:p>1075</text:p>
          </table:table-cell>
          <table:table-cell office:value-type="float" office:value="82861" table:style-name="ce1">
            <text:p>82861</text:p>
          </table:table-cell>
          <table:table-cell office:value-type="float" office:value="65" table:style-name="ce1">
            <text:p>65</text:p>
          </table:table-cell>
          <table:table-cell office:value-type="float" office:value="163" table:style-name="ce1">
            <text:p>16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80.4713672597024" table:formula="msoxl:=20*EXP(0.0000480873219367127*B824)" table:style-name="ce2">
            <text:p>1080</text:p>
          </table:table-cell>
          <table:table-cell office:value-type="float" office:value="82962" table:style-name="ce1">
            <text:p>82962</text:p>
          </table:table-cell>
          <table:table-cell office:value-type="float" office:value="65" table:style-name="ce1">
            <text:p>65</text:p>
          </table:table-cell>
          <table:table-cell office:value-type="float" office:value="163" table:style-name="ce1">
            <text:p>163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1085.7839969826907" table:formula="msoxl:=20*EXP(0.0000480873219367127*B825)" table:style-name="ce2">
            <text:p>1086</text:p>
          </table:table-cell>
          <table:table-cell office:value-type="float" office:value="83064" table:style-name="ce1">
            <text:p>83064</text:p>
          </table:table-cell>
          <table:table-cell office:value-type="float" office:value="65" table:style-name="ce1">
            <text:p>65</text:p>
          </table:table-cell>
          <table:table-cell office:value-type="float" office:value="163" table:style-name="ce1">
            <text:p>163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091.0178153743295" table:formula="msoxl:=20*EXP(0.0000480873219367127*B826)" table:style-name="ce2">
            <text:p>1091</text:p>
          </table:table-cell>
          <table:table-cell office:value-type="float" office:value="83164" table:style-name="ce1">
            <text:p>83164</text:p>
          </table:table-cell>
          <table:table-cell office:value-type="float" office:value="65" table:style-name="ce1">
            <text:p>65</text:p>
          </table:table-cell>
          <table:table-cell office:value-type="float" office:value="164" table:style-name="ce1">
            <text:p>16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096.3295806931824" table:formula="msoxl:=20*EXP(0.0000480873219367127*B827)" table:style-name="ce2">
            <text:p>1096</text:p>
          </table:table-cell>
          <table:table-cell office:value-type="float" office:value="83265" table:style-name="ce1">
            <text:p>83265</text:p>
          </table:table-cell>
          <table:table-cell office:value-type="float" office:value="65" table:style-name="ce1">
            <text:p>65</text:p>
          </table:table-cell>
          <table:table-cell office:value-type="float" office:value="164" table:style-name="ce1">
            <text:p>164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101.6672070478555" table:formula="msoxl:=20*EXP(0.0000480873219367127*B828)" table:style-name="ce2">
            <text:p>1102</text:p>
          </table:table-cell>
          <table:table-cell office:value-type="float" office:value="83366" table:style-name="ce1">
            <text:p>83366</text:p>
          </table:table-cell>
          <table:table-cell office:value-type="float" office:value="64" table:style-name="ce1">
            <text:p>64</text:p>
          </table:table-cell>
          <table:table-cell office:value-type="float" office:value="162" table:style-name="ce1">
            <text:p>162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1107.0308203462387" table:formula="msoxl:=20*EXP(0.0000480873219367127*B829)" table:style-name="ce2">
            <text:p>1107</text:p>
          </table:table-cell>
          <table:table-cell office:value-type="float" office:value="83467" table:style-name="ce1">
            <text:p>83467</text:p>
          </table:table-cell>
          <table:table-cell office:value-type="float" office:value="63" table:style-name="ce1">
            <text:p>63</text:p>
          </table:table-cell>
          <table:table-cell office:value-type="float" office:value="163" table:style-name="ce1">
            <text:p>16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12.4205471092248" table:formula="msoxl:=20*EXP(0.0000480873219367127*B830)" table:style-name="ce2">
            <text:p>1112</text:p>
          </table:table-cell>
          <table:table-cell office:value-type="float" office:value="83568" table:style-name="ce1">
            <text:p>83568</text:p>
          </table:table-cell>
          <table:table-cell office:value-type="float" office:value="63" table:style-name="ce1">
            <text:p>63</text:p>
          </table:table-cell>
          <table:table-cell office:value-type="float" office:value="163" table:style-name="ce1">
            <text:p>163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17.8365144736872" table:formula="msoxl:=20*EXP(0.0000480873219367127*B831)" table:style-name="ce2">
            <text:p>1118</text:p>
          </table:table-cell>
          <table:table-cell office:value-type="float" office:value="83669" table:style-name="ce1">
            <text:p>83669</text:p>
          </table:table-cell>
          <table:table-cell office:value-type="float" office:value="62" table:style-name="ce1">
            <text:p>62</text:p>
          </table:table-cell>
          <table:table-cell office:value-type="float" office:value="162" table:style-name="ce1">
            <text:p>16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23.2788501954856" table:formula="msoxl:=20*EXP(0.0000480873219367127*B832)" table:style-name="ce2">
            <text:p>1123</text:p>
          </table:table-cell>
          <table:table-cell office:value-type="float" office:value="83770" table:style-name="ce1">
            <text:p>83770</text:p>
          </table:table-cell>
          <table:table-cell office:value-type="float" office:value="62" table:style-name="ce1">
            <text:p>62</text:p>
          </table:table-cell>
          <table:table-cell office:value-type="float" office:value="162" table:style-name="ce1">
            <text:p>162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28.7476826524721" table:formula="msoxl:=20*EXP(0.0000480873219367127*B833)" table:style-name="ce2">
            <text:p>1129</text:p>
          </table:table-cell>
          <table:table-cell office:value-type="float" office:value="83871" table:style-name="ce1">
            <text:p>83871</text:p>
          </table:table-cell>
          <table:table-cell office:value-type="float" office:value="62" table:style-name="ce1">
            <text:p>62</text:p>
          </table:table-cell>
          <table:table-cell office:value-type="float" office:value="164" table:style-name="ce1">
            <text:p>164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34.2431408475275" table:formula="msoxl:=20*EXP(0.0000480873219367127*B834)" table:style-name="ce2">
            <text:p>1134</text:p>
          </table:table-cell>
          <table:table-cell office:value-type="float" office:value="83972" table:style-name="ce1">
            <text:p>83972</text:p>
          </table:table-cell>
          <table:table-cell office:value-type="float" office:value="62" table:style-name="ce1">
            <text:p>62</text:p>
          </table:table-cell>
          <table:table-cell office:value-type="float" office:value="164" table:style-name="ce1">
            <text:p>16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39.7653544115965" table:formula="msoxl:=20*EXP(0.0000480873219367127*B835)" table:style-name="ce2">
            <text:p>1140</text:p>
          </table:table-cell>
          <table:table-cell office:value-type="float" office:value="84073" table:style-name="ce1">
            <text:p>84073</text:p>
          </table:table-cell>
          <table:table-cell office:value-type="float" office:value="61" table:style-name="ce1">
            <text:p>61</text:p>
          </table:table-cell>
          <table:table-cell office:value-type="float" office:value="164" table:style-name="ce1">
            <text:p>16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45.3144536067527" table:formula="msoxl:=20*EXP(0.0000480873219367127*B836)" table:style-name="ce2">
            <text:p>1145</text:p>
          </table:table-cell>
          <table:table-cell office:value-type="float" office:value="84174" table:style-name="ce1">
            <text:p>84174</text:p>
          </table:table-cell>
          <table:table-cell office:value-type="float" office:value="61" table:style-name="ce1">
            <text:p>61</text:p>
          </table:table-cell>
          <table:table-cell office:value-type="float" office:value="163" table:style-name="ce1">
            <text:p>163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50.8905693292647" table:formula="msoxl:=20*EXP(0.0000480873219367127*B837)" table:style-name="ce2">
            <text:p>1151</text:p>
          </table:table-cell>
          <table:table-cell office:value-type="float" office:value="84275" table:style-name="ce1">
            <text:p>84275</text:p>
          </table:table-cell>
          <table:table-cell office:value-type="float" office:value="60" table:style-name="ce1">
            <text:p>60</text:p>
          </table:table-cell>
          <table:table-cell office:value-type="float" office:value="164" table:style-name="ce1">
            <text:p>164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1156.4382217585312" table:formula="msoxl:=20*EXP(0.0000480873219367127*B838)" table:style-name="ce2">
            <text:p>1156</text:p>
          </table:table-cell>
          <table:table-cell office:value-type="float" office:value="84375" table:style-name="ce1">
            <text:p>84375</text:p>
          </table:table-cell>
          <table:table-cell office:value-type="float" office:value="61" table:style-name="ce1">
            <text:p>61</text:p>
          </table:table-cell>
          <table:table-cell office:value-type="float" office:value="163" table:style-name="ce1">
            <text:p>163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62.1243771309732" table:formula="msoxl:=20*EXP(0.0000480873219367127*B839)" table:style-name="ce2">
            <text:p>1162</text:p>
          </table:table-cell>
          <table:table-cell office:value-type="float" office:value="84477" table:style-name="ce1">
            <text:p>84477</text:p>
          </table:table-cell>
          <table:table-cell office:value-type="float" office:value="60" table:style-name="ce1">
            <text:p>60</text:p>
          </table:table-cell>
          <table:table-cell office:value-type="float" office:value="164" table:style-name="ce1">
            <text:p>16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67.7823342015645" table:formula="msoxl:=20*EXP(0.0000480873219367127*B840)" table:style-name="ce2">
            <text:p>1168</text:p>
          </table:table-cell>
          <table:table-cell office:value-type="float" office:value="84578" table:style-name="ce1">
            <text:p>84578</text:p>
          </table:table-cell>
          <table:table-cell office:value-type="float" office:value="60" table:style-name="ce1">
            <text:p>60</text:p>
          </table:table-cell>
          <table:table-cell office:value-type="float" office:value="164" table:style-name="ce1">
            <text:p>164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73.4114102195938" table:formula="msoxl:=20*EXP(0.0000480873219367127*B841)" table:style-name="ce2">
            <text:p>1173</text:p>
          </table:table-cell>
          <table:table-cell office:value-type="float" office:value="84678" table:style-name="ce1">
            <text:p>84678</text:p>
          </table:table-cell>
          <table:table-cell office:value-type="float" office:value="60" table:style-name="ce1">
            <text:p>60</text:p>
          </table:table-cell>
          <table:table-cell office:value-type="float" office:value="162" table:style-name="ce1">
            <text:p>16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79.1810220058237" table:formula="msoxl:=20*EXP(0.0000480873219367127*B842)" table:style-name="ce2">
            <text:p>1179</text:p>
          </table:table-cell>
          <table:table-cell office:value-type="float" office:value="84780" table:style-name="ce1">
            <text:p>84780</text:p>
          </table:table-cell>
          <table:table-cell office:value-type="float" office:value="59" table:style-name="ce1">
            <text:p>59</text:p>
          </table:table-cell>
          <table:table-cell office:value-type="float" office:value="162" table:style-name="ce1">
            <text:p>162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1184.8650432634556" table:formula="msoxl:=20*EXP(0.0000480873219367127*B843)" table:style-name="ce2">
            <text:p>1185</text:p>
          </table:table-cell>
          <table:table-cell office:value-type="float" office:value="84880" table:style-name="ce1">
            <text:p>84880</text:p>
          </table:table-cell>
          <table:table-cell office:value-type="float" office:value="59" table:style-name="ce1">
            <text:p>59</text:p>
          </table:table-cell>
          <table:table-cell office:value-type="float" office:value="163" table:style-name="ce1">
            <text:p>16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190.6909720546419" table:formula="msoxl:=20*EXP(0.0000480873219367127*B844)" table:style-name="ce2">
            <text:p>1191</text:p>
          </table:table-cell>
          <table:table-cell office:value-type="float" office:value="84982" table:style-name="ce1">
            <text:p>84982</text:p>
          </table:table-cell>
          <table:table-cell office:value-type="float" office:value="59" table:style-name="ce1">
            <text:p>59</text:p>
          </table:table-cell>
          <table:table-cell office:value-type="float" office:value="163" table:style-name="ce1">
            <text:p>16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196.4880093914358" table:formula="msoxl:=20*EXP(0.0000480873219367127*B845)" table:style-name="ce2">
            <text:p>1196</text:p>
          </table:table-cell>
          <table:table-cell office:value-type="float" office:value="85083" table:style-name="ce1">
            <text:p>85083</text:p>
          </table:table-cell>
          <table:table-cell office:value-type="float" office:value="59" table:style-name="ce1">
            <text:p>59</text:p>
          </table:table-cell>
          <table:table-cell office:value-type="float" office:value="163" table:style-name="ce1">
            <text:p>16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02.2554557401845" table:formula="msoxl:=20*EXP(0.0000480873219367127*B846)" table:style-name="ce2">
            <text:p>1202</text:p>
          </table:table-cell>
          <table:table-cell office:value-type="float" office:value="85183" table:style-name="ce1">
            <text:p>85183</text:p>
          </table:table-cell>
          <table:table-cell office:value-type="float" office:value="58" table:style-name="ce1">
            <text:p>58</text:p>
          </table:table-cell>
          <table:table-cell office:value-type="float" office:value="163" table:style-name="ce1">
            <text:p>16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08.1668924171136" table:formula="msoxl:=20*EXP(0.0000480873219367127*B847)" table:style-name="ce2">
            <text:p>1208</text:p>
          </table:table-cell>
          <table:table-cell office:value-type="float" office:value="85285" table:style-name="ce1">
            <text:p>85285</text:p>
          </table:table-cell>
          <table:table-cell office:value-type="float" office:value="58" table:style-name="ce1">
            <text:p>58</text:p>
          </table:table-cell>
          <table:table-cell office:value-type="float" office:value="163" table:style-name="ce1">
            <text:p>163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1213.9906346340488" table:formula="msoxl:=20*EXP(0.0000480873219367127*B848)" table:style-name="ce2">
            <text:p>1214</text:p>
          </table:table-cell>
          <table:table-cell office:value-type="float" office:value="85385" table:style-name="ce1">
            <text:p>85385</text:p>
          </table:table-cell>
          <table:table-cell office:value-type="float" office:value="57" table:style-name="ce1">
            <text:p>57</text:p>
          </table:table-cell>
          <table:table-cell office:value-type="float" office:value="164" table:style-name="ce1">
            <text:p>16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19.9011094765247" table:formula="msoxl:=20*EXP(0.0000480873219367127*B849)" table:style-name="ce2">
            <text:p>1220</text:p>
          </table:table-cell>
          <table:table-cell office:value-type="float" office:value="85486" table:style-name="ce1">
            <text:p>85486</text:p>
          </table:table-cell>
          <table:table-cell office:value-type="float" office:value="58" table:style-name="ce1">
            <text:p>58</text:p>
          </table:table-cell>
          <table:table-cell office:value-type="float" office:value="163" table:style-name="ce1">
            <text:p>16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25.8993090491313" table:formula="msoxl:=20*EXP(0.0000480873219367127*B850)" table:style-name="ce2">
            <text:p>1226</text:p>
          </table:table-cell>
          <table:table-cell office:value-type="float" office:value="85588" table:style-name="ce1">
            <text:p>85588</text:p>
          </table:table-cell>
          <table:table-cell office:value-type="float" office:value="57" table:style-name="ce1">
            <text:p>57</text:p>
          </table:table-cell>
          <table:table-cell office:value-type="float" office:value="164" table:style-name="ce1">
            <text:p>164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31.8085270591857" table:formula="msoxl:=20*EXP(0.0000480873219367127*B851)" table:style-name="ce2">
            <text:p>1232</text:p>
          </table:table-cell>
          <table:table-cell office:value-type="float" office:value="85688" table:style-name="ce1">
            <text:p>85688</text:p>
          </table:table-cell>
          <table:table-cell office:value-type="float" office:value="57" table:style-name="ce1">
            <text:p>57</text:p>
          </table:table-cell>
          <table:table-cell office:value-type="float" office:value="163" table:style-name="ce1">
            <text:p>163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237.8652748751706" table:formula="msoxl:=20*EXP(0.0000480873219367127*B852)" table:style-name="ce2">
            <text:p>1238</text:p>
          </table:table-cell>
          <table:table-cell office:value-type="float" office:value="85790" table:style-name="ce1">
            <text:p>85790</text:p>
          </table:table-cell>
          <table:table-cell office:value-type="float" office:value="56" table:style-name="ce1">
            <text:p>56</text:p>
          </table:table-cell>
          <table:table-cell office:value-type="float" office:value="164" table:style-name="ce1">
            <text:p>164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243.8321725822809" table:formula="msoxl:=20*EXP(0.0000480873219367127*B853)" table:style-name="ce2">
            <text:p>1244</text:p>
          </table:table-cell>
          <table:table-cell office:value-type="float" office:value="85890" table:style-name="ce1">
            <text:p>85890</text:p>
          </table:table-cell>
          <table:table-cell office:value-type="float" office:value="56" table:style-name="ce1">
            <text:p>56</text:p>
          </table:table-cell>
          <table:table-cell office:value-type="float" office:value="162" table:style-name="ce1">
            <text:p>16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249.8879349206159" table:formula="msoxl:=20*EXP(0.0000480873219367127*B854)" table:style-name="ce2">
            <text:p>1250</text:p>
          </table:table-cell>
          <table:table-cell office:value-type="float" office:value="85991" table:style-name="ce1">
            <text:p>85991</text:p>
          </table:table-cell>
          <table:table-cell office:value-type="float" office:value="56" table:style-name="ce1">
            <text:p>56</text:p>
          </table:table-cell>
          <table:table-cell office:value-type="float" office:value="162" table:style-name="ce1">
            <text:p>16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256.0335783820469" table:formula="msoxl:=20*EXP(0.0000480873219367127*B855)" table:style-name="ce2">
            <text:p>1256</text:p>
          </table:table-cell>
          <table:table-cell office:value-type="float" office:value="86093" table:style-name="ce1">
            <text:p>86093</text:p>
          </table:table-cell>
          <table:table-cell office:value-type="float" office:value="56" table:style-name="ce1">
            <text:p>56</text:p>
          </table:table-cell>
          <table:table-cell office:value-type="float" office:value="163" table:style-name="ce1">
            <text:p>16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262.0880529933145" table:formula="msoxl:=20*EXP(0.0000480873219367127*B856)" table:style-name="ce2">
            <text:p>1262</text:p>
          </table:table-cell>
          <table:table-cell office:value-type="float" office:value="86193" table:style-name="ce1">
            <text:p>86193</text:p>
          </table:table-cell>
          <table:table-cell office:value-type="float" office:value="55" table:style-name="ce1">
            <text:p>55</text:p>
          </table:table-cell>
          <table:table-cell office:value-type="float" office:value="163" table:style-name="ce1">
            <text:p>163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float" office:value="1268.2326965131167" table:formula="msoxl:=20*EXP(0.0000480873219367127*B857)" table:style-name="ce2">
            <text:p>1268</text:p>
          </table:table-cell>
          <table:table-cell office:value-type="float" office:value="86294" table:style-name="ce1">
            <text:p>86294</text:p>
          </table:table-cell>
          <table:table-cell office:value-type="float" office:value="55" table:style-name="ce1">
            <text:p>55</text:p>
          </table:table-cell>
          <table:table-cell office:value-type="float" office:value="163" table:style-name="ce1">
            <text:p>163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float" office:value="1274.4072560470177" table:formula="msoxl:=20*EXP(0.0000480873219367127*B858)" table:style-name="ce2">
            <text:p>1274</text:p>
          </table:table-cell>
          <table:table-cell office:value-type="float" office:value="86395" table:style-name="ce1">
            <text:p>86395</text:p>
          </table:table-cell>
          <table:table-cell office:value-type="float" office:value="55" table:style-name="ce1">
            <text:p>55</text:p>
          </table:table-cell>
          <table:table-cell office:value-type="float" office:value="163" table:style-name="ce1">
            <text:p>163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float" office:value="1280.6118772451075" table:formula="msoxl:=20*EXP(0.0000480873219367127*B859)" table:style-name="ce2">
            <text:p>1281</text:p>
          </table:table-cell>
          <table:table-cell office:value-type="float" office:value="86496" table:style-name="ce1">
            <text:p>86496</text:p>
          </table:table-cell>
          <table:table-cell office:value-type="float" office:value="55" table:style-name="ce1">
            <text:p>55</text:p>
          </table:table-cell>
          <table:table-cell office:value-type="float" office:value="163" table:style-name="ce1">
            <text:p>163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1286.8467064665983" table:formula="msoxl:=20*EXP(0.0000480873219367127*B860)" table:style-name="ce2">
            <text:p>1287</text:p>
          </table:table-cell>
          <table:table-cell office:value-type="float" office:value="86597" table:style-name="ce1">
            <text:p>86597</text:p>
          </table:table-cell>
          <table:table-cell office:value-type="float" office:value="54" table:style-name="ce1">
            <text:p>54</text:p>
          </table:table-cell>
          <table:table-cell office:value-type="float" office:value="163" table:style-name="ce1">
            <text:p>163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1293.1118907832674" table:formula="msoxl:=20*EXP(0.0000480873219367127*B861)" table:style-name="ce2">
            <text:p>1293</text:p>
          </table:table-cell>
          <table:table-cell office:value-type="float" office:value="86698" table:style-name="ce1">
            <text:p>86698</text:p>
          </table:table-cell>
          <table:table-cell office:value-type="float" office:value="54" table:style-name="ce1">
            <text:p>54</text:p>
          </table:table-cell>
          <table:table-cell office:value-type="float" office:value="162" table:style-name="ce1">
            <text:p>162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1299.4075779829341" table:formula="msoxl:=20*EXP(0.0000480873219367127*B862)" table:style-name="ce2">
            <text:p>1299</text:p>
          </table:table-cell>
          <table:table-cell office:value-type="float" office:value="86799" table:style-name="ce1">
            <text:p>86799</text:p>
          </table:table-cell>
          <table:table-cell office:value-type="float" office:value="53" table:style-name="ce1">
            <text:p>53</text:p>
          </table:table-cell>
          <table:table-cell office:value-type="float" office:value="164" table:style-name="ce1">
            <text:p>164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1305.7339165729381" table:formula="msoxl:=20*EXP(0.0000480873219367127*B863)" table:style-name="ce2">
            <text:p>1306</text:p>
          </table:table-cell>
          <table:table-cell office:value-type="float" office:value="86900" table:style-name="ce1">
            <text:p>86900</text:p>
          </table:table-cell>
          <table:table-cell office:value-type="float" office:value="54" table:style-name="ce1">
            <text:p>54</text:p>
          </table:table-cell>
          <table:table-cell office:value-type="float" office:value="163" table:style-name="ce1">
            <text:p>163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1312.0910557836521" table:formula="msoxl:=20*EXP(0.0000480873219367127*B864)" table:style-name="ce2">
            <text:p>1312</text:p>
          </table:table-cell>
          <table:table-cell office:value-type="float" office:value="87001" table:style-name="ce1">
            <text:p>87001</text:p>
          </table:table-cell>
          <table:table-cell office:value-type="float" office:value="53" table:style-name="ce1">
            <text:p>53</text:p>
          </table:table-cell>
          <table:table-cell office:value-type="float" office:value="164" table:style-name="ce1">
            <text:p>164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1318.4791455719915" table:formula="msoxl:=20*EXP(0.0000480873219367127*B865)" table:style-name="ce2">
            <text:p>1318</text:p>
          </table:table-cell>
          <table:table-cell office:value-type="float" office:value="87102" table:style-name="ce1">
            <text:p>87102</text:p>
          </table:table-cell>
          <table:table-cell office:value-type="float" office:value="53" table:style-name="ce1">
            <text:p>53</text:p>
          </table:table-cell>
          <table:table-cell office:value-type="float" office:value="164" table:style-name="ce1">
            <text:p>164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1324.8983366249615" table:formula="msoxl:=20*EXP(0.0000480873219367127*B866)" table:style-name="ce2">
            <text:p>1325</text:p>
          </table:table-cell>
          <table:table-cell office:value-type="float" office:value="87203" table:style-name="ce1">
            <text:p>87203</text:p>
          </table:table-cell>
          <table:table-cell office:value-type="float" office:value="52" table:style-name="ce1">
            <text:p>52</text:p>
          </table:table-cell>
          <table:table-cell office:value-type="float" office:value="162" table:style-name="ce1">
            <text:p>162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1331.3487803632024" table:formula="msoxl:=20*EXP(0.0000480873219367127*B867)" table:style-name="ce2">
            <text:p>1331</text:p>
          </table:table-cell>
          <table:table-cell office:value-type="float" office:value="87304" table:style-name="ce1">
            <text:p>87304</text:p>
          </table:table-cell>
          <table:table-cell office:value-type="float" office:value="52" table:style-name="ce1">
            <text:p>52</text:p>
          </table:table-cell>
          <table:table-cell office:value-type="float" office:value="162" table:style-name="ce1">
            <text:p>162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1337.7662977991886" table:formula="msoxl:=20*EXP(0.0000480873219367127*B868)" table:style-name="ce2">
            <text:p>1338</text:p>
          </table:table-cell>
          <table:table-cell office:value-type="float" office:value="87404" table:style-name="ce1">
            <text:p>87404</text:p>
          </table:table-cell>
          <table:table-cell office:value-type="float" office:value="52" table:style-name="ce1">
            <text:p>52</text:p>
          </table:table-cell>
          <table:table-cell office:value-type="float" office:value="162" table:style-name="ce1">
            <text:p>162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1344.3440352677198" table:formula="msoxl:=20*EXP(0.0000480873219367127*B869)" table:style-name="ce2">
            <text:p>1344</text:p>
          </table:table-cell>
          <table:table-cell office:value-type="float" office:value="87506" table:style-name="ce1">
            <text:p>87506</text:p>
          </table:table-cell>
          <table:table-cell office:value-type="float" office:value="52" table:style-name="ce1">
            <text:p>52</text:p>
          </table:table-cell>
          <table:table-cell office:value-type="float" office:value="163" table:style-name="ce1">
            <text:p>163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1350.8891529757138" table:formula="msoxl:=20*EXP(0.0000480873219367127*B870)" table:style-name="ce2">
            <text:p>1351</text:p>
          </table:table-cell>
          <table:table-cell office:value-type="float" office:value="87607" table:style-name="ce1">
            <text:p>87607</text:p>
          </table:table-cell>
          <table:table-cell office:value-type="float" office:value="52" table:style-name="ce1">
            <text:p>52</text:p>
          </table:table-cell>
          <table:table-cell office:value-type="float" office:value="163" table:style-name="ce1">
            <text:p>163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1357.4008611179931" table:formula="msoxl:=20*EXP(0.0000480873219367127*B871)" table:style-name="ce2">
            <text:p>1357</text:p>
          </table:table-cell>
          <table:table-cell office:value-type="float" office:value="87707" table:style-name="ce1">
            <text:p>87707</text:p>
          </table:table-cell>
          <table:table-cell office:value-type="float" office:value="51" table:style-name="ce1">
            <text:p>51</text:p>
          </table:table-cell>
          <table:table-cell office:value-type="float" office:value="162" table:style-name="ce1">
            <text:p>162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1364.0751408622814" table:formula="msoxl:=20*EXP(0.0000480873219367127*B872)" table:style-name="ce2">
            <text:p>1364</text:p>
          </table:table-cell>
          <table:table-cell office:value-type="float" office:value="87809" table:style-name="ce1">
            <text:p>87809</text:p>
          </table:table-cell>
          <table:table-cell office:value-type="float" office:value="51" table:style-name="ce1">
            <text:p>51</text:p>
          </table:table-cell>
          <table:table-cell office:value-type="float" office:value="163" table:style-name="ce1">
            <text:p>163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1370.650409589452" table:formula="msoxl:=20*EXP(0.0000480873219367127*B873)" table:style-name="ce2">
            <text:p>1371</text:p>
          </table:table-cell>
          <table:table-cell office:value-type="float" office:value="87909" table:style-name="ce1">
            <text:p>87909</text:p>
          </table:table-cell>
          <table:table-cell office:value-type="float" office:value="50" table:style-name="ce1">
            <text:p>50</text:p>
          </table:table-cell>
          <table:table-cell office:value-type="float" office:value="163" table:style-name="ce1">
            <text:p>163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1377.3898367750871" table:formula="msoxl:=20*EXP(0.0000480873219367127*B874)" table:style-name="ce2">
            <text:p>1377</text:p>
          </table:table-cell>
          <table:table-cell office:value-type="float" office:value="88011" table:style-name="ce1">
            <text:p>88011</text:p>
          </table:table-cell>
          <table:table-cell office:value-type="float" office:value="50" table:style-name="ce1">
            <text:p>50</text:p>
          </table:table-cell>
          <table:table-cell office:value-type="float" office:value="164" table:style-name="ce1">
            <text:p>164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384.0958423621853" table:formula="msoxl:=20*EXP(0.0000480873219367127*B875)" table:style-name="ce2">
            <text:p>1384</text:p>
          </table:table-cell>
          <table:table-cell office:value-type="float" office:value="88112" table:style-name="ce1">
            <text:p>88112</text:p>
          </table:table-cell>
          <table:table-cell office:value-type="float" office:value="50" table:style-name="ce1">
            <text:p>50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390.7676171310859" table:formula="msoxl:=20*EXP(0.0000480873219367127*B876)" table:style-name="ce2">
            <text:p>1391</text:p>
          </table:table-cell>
          <table:table-cell office:value-type="float" office:value="88212" table:style-name="ce1">
            <text:p>88212</text:p>
          </table:table-cell>
          <table:table-cell office:value-type="float" office:value="50" table:style-name="ce1">
            <text:p>50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397.6059597326857" table:formula="msoxl:=20*EXP(0.0000480873219367127*B877)" table:style-name="ce2">
            <text:p>1398</text:p>
          </table:table-cell>
          <table:table-cell office:value-type="float" office:value="88314" table:style-name="ce1">
            <text:p>88314</text:p>
          </table:table-cell>
          <table:table-cell office:value-type="float" office:value="50" table:style-name="ce1">
            <text:p>50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404.3428574919449" table:formula="msoxl:=20*EXP(0.0000480873219367127*B878)" table:style-name="ce2">
            <text:p>1404</text:p>
          </table:table-cell>
          <table:table-cell office:value-type="float" office:value="88414" table:style-name="ce1">
            <text:p>88414</text:p>
          </table:table-cell>
          <table:table-cell office:value-type="float" office:value="49" table:style-name="ce1">
            <text:p>49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411.1800874446444" table:formula="msoxl:=20*EXP(0.0000480873219367127*B879)" table:style-name="ce2">
            <text:p>1411</text:p>
          </table:table-cell>
          <table:table-cell office:value-type="float" office:value="88515" table:style-name="ce1">
            <text:p>88515</text:p>
          </table:table-cell>
          <table:table-cell office:value-type="float" office:value="49" table:style-name="ce1">
            <text:p>49</text:p>
          </table:table-cell>
          <table:table-cell office:value-type="float" office:value="163" table:style-name="ce1">
            <text:p>163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418.1187972561418" table:formula="msoxl:=20*EXP(0.0000480873219367127*B880)" table:style-name="ce2">
            <text:p>1418</text:p>
          </table:table-cell>
          <table:table-cell office:value-type="float" office:value="88617" table:style-name="ce1">
            <text:p>88617</text:p>
          </table:table-cell>
          <table:table-cell office:value-type="float" office:value="48" table:style-name="ce1">
            <text:p>48</text:p>
          </table:table-cell>
          <table:table-cell office:value-type="float" office:value="162" table:style-name="ce1">
            <text:p>162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1424.9545733066584" table:formula="msoxl:=20*EXP(0.0000480873219367127*B881)" table:style-name="ce2">
            <text:p>1425</text:p>
          </table:table-cell>
          <table:table-cell office:value-type="float" office:value="88717" table:style-name="ce1">
            <text:p>88717</text:p>
          </table:table-cell>
          <table:table-cell office:value-type="float" office:value="48" table:style-name="ce1">
            <text:p>48</text:p>
          </table:table-cell>
          <table:table-cell office:value-type="float" office:value="161" table:style-name="ce1">
            <text:p>161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1431.9610116533365" table:formula="msoxl:=20*EXP(0.0000480873219367127*B882)" table:style-name="ce2">
            <text:p>1432</text:p>
          </table:table-cell>
          <table:table-cell office:value-type="float" office:value="88819" table:style-name="ce1">
            <text:p>88819</text:p>
          </table:table-cell>
          <table:table-cell office:value-type="float" office:value="48" table:style-name="ce1">
            <text:p>48</text:p>
          </table:table-cell>
          <table:table-cell office:value-type="float" office:value="164" table:style-name="ce1">
            <text:p>164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1438.8635115057275" table:formula="msoxl:=20*EXP(0.0000480873219367127*B883)" table:style-name="ce2">
            <text:p>1439</text:p>
          </table:table-cell>
          <table:table-cell office:value-type="float" office:value="88919" table:style-name="ce1">
            <text:p>88919</text:p>
          </table:table-cell>
          <table:table-cell office:value-type="float" office:value="48" table:style-name="ce1">
            <text:p>48</text:p>
          </table:table-cell>
          <table:table-cell office:value-type="float" office:value="162" table:style-name="ce1">
            <text:p>162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1445.8688098530847" table:formula="msoxl:=20*EXP(0.0000480873219367127*B884)" table:style-name="ce2">
            <text:p>1446</text:p>
          </table:table-cell>
          <table:table-cell office:value-type="float" office:value="89020" table:style-name="ce1">
            <text:p>89020</text:p>
          </table:table-cell>
          <table:table-cell office:value-type="float" office:value="48" table:style-name="ce1">
            <text:p>48</text:p>
          </table:table-cell>
          <table:table-cell office:value-type="float" office:value="162" table:style-name="ce1">
            <text:p>162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1452.9780825719442" table:formula="msoxl:=20*EXP(0.0000480873219367127*B885)" table:style-name="ce2">
            <text:p>1453</text:p>
          </table:table-cell>
          <table:table-cell office:value-type="float" office:value="89122" table:style-name="ce1">
            <text:p>89122</text:p>
          </table:table-cell>
          <table:table-cell office:value-type="float" office:value="47" table:style-name="ce1">
            <text:p>47</text:p>
          </table:table-cell>
          <table:table-cell office:value-type="float" office:value="163" table:style-name="ce1">
            <text:p>163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1459.9818912782291" table:formula="msoxl:=20*EXP(0.0000480873219367127*B886)" table:style-name="ce2">
            <text:p>1460</text:p>
          </table:table-cell>
          <table:table-cell office:value-type="float" office:value="89222" table:style-name="ce1">
            <text:p>89222</text:p>
          </table:table-cell>
          <table:table-cell office:value-type="float" office:value="47" table:style-name="ce1">
            <text:p>47</text:p>
          </table:table-cell>
          <table:table-cell office:value-type="float" office:value="162" table:style-name="ce1">
            <text:p>162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1467.0900072658546" table:formula="msoxl:=20*EXP(0.0000480873219367127*B887)" table:style-name="ce2">
            <text:p>1467</text:p>
          </table:table-cell>
          <table:table-cell office:value-type="float" office:value="89323" table:style-name="ce1">
            <text:p>89323</text:p>
          </table:table-cell>
          <table:table-cell office:value-type="float" office:value="47" table:style-name="ce1">
            <text:p>47</text:p>
          </table:table-cell>
          <table:table-cell office:value-type="float" office:value="163" table:style-name="ce1">
            <text:p>163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1474.2327300614097" table:formula="msoxl:=20*EXP(0.0000480873219367127*B888)" table:style-name="ce2">
            <text:p>1474</text:p>
          </table:table-cell>
          <table:table-cell office:value-type="float" office:value="89424" table:style-name="ce1">
            <text:p>89424</text:p>
          </table:table-cell>
          <table:table-cell office:value-type="float" office:value="46" table:style-name="ce1">
            <text:p>46</text:p>
          </table:table-cell>
          <table:table-cell office:value-type="float" office:value="162" table:style-name="ce1">
            <text:p>162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1481.4102281527428" table:formula="msoxl:=20*EXP(0.0000480873219367127*B889)" table:style-name="ce2">
            <text:p>1481</text:p>
          </table:table-cell>
          <table:table-cell office:value-type="float" office:value="89525" table:style-name="ce1">
            <text:p>89525</text:p>
          </table:table-cell>
          <table:table-cell office:value-type="float" office:value="46" table:style-name="ce1">
            <text:p>46</text:p>
          </table:table-cell>
          <table:table-cell office:value-type="float" office:value="162" table:style-name="ce1">
            <text:p>162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1488.6226708480037" table:formula="msoxl:=20*EXP(0.0000480873219367127*B890)" table:style-name="ce2">
            <text:p>1489</text:p>
          </table:table-cell>
          <table:table-cell office:value-type="float" office:value="89626" table:style-name="ce1">
            <text:p>89626</text:p>
          </table:table-cell>
          <table:table-cell office:value-type="float" office:value="46" table:style-name="ce1">
            <text:p>46</text:p>
          </table:table-cell>
          <table:table-cell office:value-type="float" office:value="161" table:style-name="ce1">
            <text:p>161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1495.8702282796446" table:formula="msoxl:=20*EXP(0.0000480873219367127*B891)" table:style-name="ce2">
            <text:p>1496</text:p>
          </table:table-cell>
          <table:table-cell office:value-type="float" office:value="89727" table:style-name="ce1">
            <text:p>89727</text:p>
          </table:table-cell>
          <table:table-cell office:value-type="float" office:value="46" table:style-name="ce1">
            <text:p>46</text:p>
          </table:table-cell>
          <table:table-cell office:value-type="float" office:value="162" table:style-name="ce1">
            <text:p>162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1503.1530714084308" table:formula="msoxl:=20*EXP(0.0000480873219367127*B892)" table:style-name="ce2">
            <text:p>1503</text:p>
          </table:table-cell>
          <table:table-cell office:value-type="float" office:value="89828" table:style-name="ce1">
            <text:p>89828</text:p>
          </table:table-cell>
          <table:table-cell office:value-type="float" office:value="45" table:style-name="ce1">
            <text:p>45</text:p>
          </table:table-cell>
          <table:table-cell office:value-type="float" office:value="161" table:style-name="ce1">
            <text:p>161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1510.4713720274683" table:formula="msoxl:=20*EXP(0.0000480873219367127*B893)" table:style-name="ce2">
            <text:p>1510</text:p>
          </table:table-cell>
          <table:table-cell office:value-type="float" office:value="89929" table:style-name="ce1">
            <text:p>89929</text:p>
          </table:table-cell>
          <table:table-cell office:value-type="float" office:value="45" table:style-name="ce1">
            <text:p>45</text:p>
          </table:table-cell>
          <table:table-cell office:value-type="float" office:value="162" table:style-name="ce1">
            <text:p>162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float" office:value="1517.8253027662663" table:formula="msoxl:=20*EXP(0.0000480873219367127*B894)" table:style-name="ce2">
            <text:p>1518</text:p>
          </table:table-cell>
          <table:table-cell office:value-type="float" office:value="90030" table:style-name="ce1">
            <text:p>90030</text:p>
          </table:table-cell>
          <table:table-cell office:value-type="float" office:value="45" table:style-name="ce1">
            <text:p>45</text:p>
          </table:table-cell>
          <table:table-cell office:value-type="float" office:value="161" table:style-name="ce1">
            <text:p>161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float" office:value="1525.2150370947982" table:formula="msoxl:=20*EXP(0.0000480873219367127*B895)" table:style-name="ce2">
            <text:p>1525</text:p>
          </table:table-cell>
          <table:table-cell office:value-type="float" office:value="90131" table:style-name="ce1">
            <text:p>90131</text:p>
          </table:table-cell>
          <table:table-cell office:value-type="float" office:value="45" table:style-name="ce1">
            <text:p>45</text:p>
          </table:table-cell>
          <table:table-cell office:value-type="float" office:value="162" table:style-name="ce1">
            <text:p>162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float" office:value="1532.6407493276045" table:formula="msoxl:=20*EXP(0.0000480873219367127*B896)" table:style-name="ce2">
            <text:p>1533</text:p>
          </table:table-cell>
          <table:table-cell office:value-type="float" office:value="90232" table:style-name="ce1">
            <text:p>90232</text:p>
          </table:table-cell>
          <table:table-cell office:value-type="float" office:value="44" table:style-name="ce1">
            <text:p>44</text:p>
          </table:table-cell>
          <table:table-cell office:value-type="float" office:value="161" table:style-name="ce1">
            <text:p>16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540.1026146278944" table:formula="msoxl:=20*EXP(0.0000480873219367127*B897)" table:style-name="ce2">
            <text:p>1540</text:p>
          </table:table-cell>
          <table:table-cell office:value-type="float" office:value="90333" table:style-name="ce1">
            <text:p>90333</text:p>
          </table:table-cell>
          <table:table-cell office:value-type="float" office:value="44" table:style-name="ce1">
            <text:p>44</text:p>
          </table:table-cell>
          <table:table-cell office:value-type="float" office:value="162" table:style-name="ce1">
            <text:p>162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float" office:value="1547.5263908226539" table:formula="msoxl:=20*EXP(0.0000480873219367127*B898)" table:style-name="ce2">
            <text:p>1548</text:p>
          </table:table-cell>
          <table:table-cell office:value-type="float" office:value="90433" table:style-name="ce1">
            <text:p>90433</text:p>
          </table:table-cell>
          <table:table-cell office:value-type="float" office:value="44" table:style-name="ce1">
            <text:p>44</text:p>
          </table:table-cell>
          <table:table-cell office:value-type="float" office:value="161" table:style-name="ce1">
            <text:p>16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555.1355093519524" table:formula="msoxl:=20*EXP(0.0000480873219367127*B899)" table:style-name="ce2">
            <text:p>1555</text:p>
          </table:table-cell>
          <table:table-cell office:value-type="float" office:value="90535" table:style-name="ce1">
            <text:p>90535</text:p>
          </table:table-cell>
          <table:table-cell office:value-type="float" office:value="44" table:style-name="ce1">
            <text:p>44</text:p>
          </table:table-cell>
          <table:table-cell office:value-type="float" office:value="161" table:style-name="ce1">
            <text:p>16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562.7068933827989" table:formula="msoxl:=20*EXP(0.0000480873219367127*B900)" table:style-name="ce2">
            <text:p>1563</text:p>
          </table:table-cell>
          <table:table-cell office:value-type="float" office:value="90636" table:style-name="ce1">
            <text:p>90636</text:p>
          </table:table-cell>
          <table:table-cell office:value-type="float" office:value="43" table:style-name="ce1">
            <text:p>43</text:p>
          </table:table-cell>
          <table:table-cell office:value-type="float" office:value="161" table:style-name="ce1">
            <text:p>16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570.2396292695453" table:formula="msoxl:=20*EXP(0.0000480873219367127*B901)" table:style-name="ce2">
            <text:p>1570</text:p>
          </table:table-cell>
          <table:table-cell office:value-type="float" office:value="90736" table:style-name="ce1">
            <text:p>90736</text:p>
          </table:table-cell>
          <table:table-cell office:value-type="float" office:value="43" table:style-name="ce1">
            <text:p>43</text:p>
          </table:table-cell>
          <table:table-cell office:value-type="float" office:value="161" table:style-name="ce1">
            <text:p>16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577.960427783466" table:formula="msoxl:=20*EXP(0.0000480873219367127*B902)" table:style-name="ce2">
            <text:p>1578</text:p>
          </table:table-cell>
          <table:table-cell office:value-type="float" office:value="90838" table:style-name="ce1">
            <text:p>90838</text:p>
          </table:table-cell>
          <table:table-cell office:value-type="float" office:value="43" table:style-name="ce1">
            <text:p>43</text:p>
          </table:table-cell>
          <table:table-cell office:value-type="float" office:value="161" table:style-name="ce1">
            <text:p>161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1585.5666904758252" table:formula="msoxl:=20*EXP(0.0000480873219367127*B903)" table:style-name="ce2">
            <text:p>1586</text:p>
          </table:table-cell>
          <table:table-cell office:value-type="float" office:value="90938" table:style-name="ce1">
            <text:p>90938</text:p>
          </table:table-cell>
          <table:table-cell office:value-type="float" office:value="43" table:style-name="ce1">
            <text:p>43</text:p>
          </table:table-cell>
          <table:table-cell office:value-type="float" office:value="161" table:style-name="ce1">
            <text:p>161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1593.3628514689358" table:formula="msoxl:=20*EXP(0.0000480873219367127*B904)" table:style-name="ce2">
            <text:p>1593</text:p>
          </table:table-cell>
          <table:table-cell office:value-type="float" office:value="91040" table:style-name="ce1">
            <text:p>91040</text:p>
          </table:table-cell>
          <table:table-cell office:value-type="float" office:value="42" table:style-name="ce1">
            <text:p>42</text:p>
          </table:table-cell>
          <table:table-cell office:value-type="float" office:value="160" table:style-name="ce1">
            <text:p>160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1601.1203503983895" table:formula="msoxl:=20*EXP(0.0000480873219367127*B905)" table:style-name="ce2">
            <text:p>1601</text:p>
          </table:table-cell>
          <table:table-cell office:value-type="float" office:value="91141" table:style-name="ce1">
            <text:p>91141</text:p>
          </table:table-cell>
          <table:table-cell office:value-type="float" office:value="42" table:style-name="ce1">
            <text:p>42</text:p>
          </table:table-cell>
          <table:table-cell office:value-type="float" office:value="161" table:style-name="ce1">
            <text:p>161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1608.8382511598948" table:formula="msoxl:=20*EXP(0.0000480873219367127*B906)" table:style-name="ce2">
            <text:p>1609</text:p>
          </table:table-cell>
          <table:table-cell office:value-type="float" office:value="91241" table:style-name="ce1">
            <text:p>91241</text:p>
          </table:table-cell>
          <table:table-cell office:value-type="float" office:value="42" table:style-name="ce1">
            <text:p>42</text:p>
          </table:table-cell>
          <table:table-cell office:value-type="float" office:value="161" table:style-name="ce1">
            <text:p>161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1616.7488373832659" table:formula="msoxl:=20*EXP(0.0000480873219367127*B907)" table:style-name="ce2">
            <text:p>1617</text:p>
          </table:table-cell>
          <table:table-cell office:value-type="float" office:value="91343" table:style-name="ce1">
            <text:p>91343</text:p>
          </table:table-cell>
          <table:table-cell office:value-type="float" office:value="42" table:style-name="ce1">
            <text:p>42</text:p>
          </table:table-cell>
          <table:table-cell office:value-type="float" office:value="161" table:style-name="ce1">
            <text:p>161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624.5420723390882" table:formula="msoxl:=20*EXP(0.0000480873219367127*B908)" table:style-name="ce2">
            <text:p>1625</text:p>
          </table:table-cell>
          <table:table-cell office:value-type="float" office:value="91443" table:style-name="ce1">
            <text:p>91443</text:p>
          </table:table-cell>
          <table:table-cell office:value-type="float" office:value="41" table:style-name="ce1">
            <text:p>41</text:p>
          </table:table-cell>
          <table:table-cell office:value-type="float" office:value="161" table:style-name="ce1">
            <text:p>161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632.4513714515942" table:formula="msoxl:=20*EXP(0.0000480873219367127*B909)" table:style-name="ce2">
            <text:p>1632</text:p>
          </table:table-cell>
          <table:table-cell office:value-type="float" office:value="91544" table:style-name="ce1">
            <text:p>91544</text:p>
          </table:table-cell>
          <table:table-cell office:value-type="float" office:value="41" table:style-name="ce1">
            <text:p>41</text:p>
          </table:table-cell>
          <table:table-cell office:value-type="float" office:value="160" table:style-name="ce1">
            <text:p>160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640.478062338648" table:formula="msoxl:=20*EXP(0.0000480873219367127*B910)" table:style-name="ce2">
            <text:p>1640</text:p>
          </table:table-cell>
          <table:table-cell office:value-type="float" office:value="91646" table:style-name="ce1">
            <text:p>91646</text:p>
          </table:table-cell>
          <table:table-cell office:value-type="float" office:value="41" table:style-name="ce1">
            <text:p>41</text:p>
          </table:table-cell>
          <table:table-cell office:value-type="float" office:value="160" table:style-name="ce1">
            <text:p>160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648.385679578917" table:formula="msoxl:=20*EXP(0.0000480873219367127*B911)" table:style-name="ce2">
            <text:p>1648</text:p>
          </table:table-cell>
          <table:table-cell office:value-type="float" office:value="91746" table:style-name="ce1">
            <text:p>91746</text:p>
          </table:table-cell>
          <table:table-cell office:value-type="float" office:value="40" table:style-name="ce1">
            <text:p>40</text:p>
          </table:table-cell>
          <table:table-cell office:value-type="float" office:value="160" table:style-name="ce1">
            <text:p>160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656.4907187513004" table:formula="msoxl:=20*EXP(0.0000480873219367127*B912)" table:style-name="ce2">
            <text:p>1656</text:p>
          </table:table-cell>
          <table:table-cell office:value-type="float" office:value="91848" table:style-name="ce1">
            <text:p>91848</text:p>
          </table:table-cell>
          <table:table-cell office:value-type="float" office:value="40" table:style-name="ce1">
            <text:p>40</text:p>
          </table:table-cell>
          <table:table-cell office:value-type="float" office:value="161" table:style-name="ce1">
            <text:p>161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664.4755220026584" table:formula="msoxl:=20*EXP(0.0000480873219367127*B913)" table:style-name="ce2">
            <text:p>1664</text:p>
          </table:table-cell>
          <table:table-cell office:value-type="float" office:value="91948" table:style-name="ce1">
            <text:p>91948</text:p>
          </table:table-cell>
          <table:table-cell office:value-type="float" office:value="40" table:style-name="ce1">
            <text:p>40</text:p>
          </table:table-cell>
          <table:table-cell office:value-type="float" office:value="159" table:style-name="ce1">
            <text:p>159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672.579242425244" table:formula="msoxl:=20*EXP(0.0000480873219367127*B914)" table:style-name="ce2">
            <text:p>1673</text:p>
          </table:table-cell>
          <table:table-cell office:value-type="float" office:value="92049" table:style-name="ce1">
            <text:p>92049</text:p>
          </table:table-cell>
          <table:table-cell office:value-type="float" office:value="40" table:style-name="ce1">
            <text:p>40</text:p>
          </table:table-cell>
          <table:table-cell office:value-type="float" office:value="161" table:style-name="ce1">
            <text:p>161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680.8032402715717" table:formula="msoxl:=20*EXP(0.0000480873219367127*B915)" table:style-name="ce2">
            <text:p>1681</text:p>
          </table:table-cell>
          <table:table-cell office:value-type="float" office:value="92151" table:style-name="ce1">
            <text:p>92151</text:p>
          </table:table-cell>
          <table:table-cell office:value-type="float" office:value="39" table:style-name="ce1">
            <text:p>39</text:p>
          </table:table-cell>
          <table:table-cell office:value-type="float" office:value="159" table:style-name="ce1">
            <text:p>159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688.9052374792159" table:formula="msoxl:=20*EXP(0.0000480873219367127*B916)" table:style-name="ce2">
            <text:p>1689</text:p>
          </table:table-cell>
          <table:table-cell office:value-type="float" office:value="92251" table:style-name="ce1">
            <text:p>92251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697.1278972202899" table:formula="msoxl:=20*EXP(0.0000480873219367127*B917)" table:style-name="ce2">
            <text:p>1697</text:p>
          </table:table-cell>
          <table:table-cell office:value-type="float" office:value="92352" table:style-name="ce1">
            <text:p>92352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1705.3905900737698" table:formula="msoxl:=20*EXP(0.0000480873219367127*B918)" table:style-name="ce2">
            <text:p>1705</text:p>
          </table:table-cell>
          <table:table-cell office:value-type="float" office:value="92453" table:style-name="ce1">
            <text:p>92453</text:p>
          </table:table-cell>
          <table:table-cell office:value-type="float" office:value="39" table:style-name="ce1">
            <text:p>39</text:p>
          </table:table-cell>
          <table:table-cell office:value-type="float" office:value="159" table:style-name="ce1">
            <text:p>159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1713.6935109461901" table:formula="msoxl:=20*EXP(0.0000480873219367127*B919)" table:style-name="ce2">
            <text:p>1714</text:p>
          </table:table-cell>
          <table:table-cell office:value-type="float" office:value="92554" table:style-name="ce1">
            <text:p>92554</text:p>
          </table:table-cell>
          <table:table-cell office:value-type="float" office:value="38" table:style-name="ce1">
            <text:p>38</text:p>
          </table:table-cell>
          <table:table-cell office:value-type="float" office:value="159" table:style-name="ce1">
            <text:p>159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1722.0368556930075" table:formula="msoxl:=20*EXP(0.0000480873219367127*B920)" table:style-name="ce2">
            <text:p>1722</text:p>
          </table:table-cell>
          <table:table-cell office:value-type="float" office:value="92655" table:style-name="ce1">
            <text:p>92655</text:p>
          </table:table-cell>
          <table:table-cell office:value-type="float" office:value="38" table:style-name="ce1">
            <text:p>38</text:p>
          </table:table-cell>
          <table:table-cell office:value-type="float" office:value="159" table:style-name="ce1">
            <text:p>159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1730.4208211232333" table:formula="msoxl:=20*EXP(0.0000480873219367127*B921)" table:style-name="ce2">
            <text:p>1730</text:p>
          </table:table-cell>
          <table:table-cell office:value-type="float" office:value="92756" table:style-name="ce1">
            <text:p>92756</text:p>
          </table:table-cell>
          <table:table-cell office:value-type="float" office:value="38" table:style-name="ce1">
            <text:p>38</text:p>
          </table:table-cell>
          <table:table-cell office:value-type="float" office:value="159" table:style-name="ce1">
            <text:p>159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1738.8456050040631" table:formula="msoxl:=20*EXP(0.0000480873219367127*B922)" table:style-name="ce2">
            <text:p>1739</text:p>
          </table:table-cell>
          <table:table-cell office:value-type="float" office:value="92857" table:style-name="ce1">
            <text:p>92857</text:p>
          </table:table-cell>
          <table:table-cell office:value-type="float" office:value="38" table:style-name="ce1">
            <text:p>38</text:p>
          </table:table-cell>
          <table:table-cell office:value-type="float" office:value="160" table:style-name="ce1">
            <text:p>160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1747.3114060655548" table:formula="msoxl:=20*EXP(0.0000480873219367127*B923)" table:style-name="ce2">
            <text:p>1747</text:p>
          </table:table-cell>
          <table:table-cell office:value-type="float" office:value="92958" table:style-name="ce1">
            <text:p>92958</text:p>
          </table:table-cell>
          <table:table-cell office:value-type="float" office:value="38" table:style-name="ce1">
            <text:p>38</text:p>
          </table:table-cell>
          <table:table-cell office:value-type="float" office:value="159" table:style-name="ce1">
            <text:p>159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1755.818424005304" table:formula="msoxl:=20*EXP(0.0000480873219367127*B924)" table:style-name="ce2">
            <text:p>1756</text:p>
          </table:table-cell>
          <table:table-cell office:value-type="float" office:value="93059" table:style-name="ce1">
            <text:p>93059</text:p>
          </table:table-cell>
          <table:table-cell office:value-type="float" office:value="37" table:style-name="ce1">
            <text:p>37</text:p>
          </table:table-cell>
          <table:table-cell office:value-type="float" office:value="159" table:style-name="ce1">
            <text:p>159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1764.3668594931655" table:formula="msoxl:=20*EXP(0.0000480873219367127*B925)" table:style-name="ce2">
            <text:p>1764</text:p>
          </table:table-cell>
          <table:table-cell office:value-type="float" office:value="93160" table:style-name="ce1">
            <text:p>93160</text:p>
          </table:table-cell>
          <table:table-cell office:value-type="float" office:value="37" table:style-name="ce1">
            <text:p>37</text:p>
          </table:table-cell>
          <table:table-cell office:value-type="float" office:value="160" table:style-name="ce1">
            <text:p>160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1772.9569141759807" table:formula="msoxl:=20*EXP(0.0000480873219367127*B926)" table:style-name="ce2">
            <text:p>1773</text:p>
          </table:table-cell>
          <table:table-cell office:value-type="float" office:value="93261" table:style-name="ce1">
            <text:p>93261</text:p>
          </table:table-cell>
          <table:table-cell office:value-type="float" office:value="37" table:style-name="ce1">
            <text:p>37</text:p>
          </table:table-cell>
          <table:table-cell office:value-type="float" office:value="159" table:style-name="ce1">
            <text:p>159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1781.5887906823323" table:formula="msoxl:=20*EXP(0.0000480873219367127*B927)" table:style-name="ce2">
            <text:p>1782</text:p>
          </table:table-cell>
          <table:table-cell office:value-type="float" office:value="93362" table:style-name="ce1">
            <text:p>93362</text:p>
          </table:table-cell>
          <table:table-cell office:value-type="float" office:value="37" table:style-name="ce1">
            <text:p>37</text:p>
          </table:table-cell>
          <table:table-cell office:value-type="float" office:value="158" table:style-name="ce1">
            <text:p>158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1790.1766057587411" table:formula="msoxl:=20*EXP(0.0000480873219367127*B928)" table:style-name="ce2">
            <text:p>1790</text:p>
          </table:table-cell>
          <table:table-cell office:value-type="float" office:value="93462" table:style-name="ce1">
            <text:p>93462</text:p>
          </table:table-cell>
          <table:table-cell office:value-type="float" office:value="36" table:style-name="ce1">
            <text:p>36</text:p>
          </table:table-cell>
          <table:table-cell office:value-type="float" office:value="158" table:style-name="ce1">
            <text:p>158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1798.9788246174157" table:formula="msoxl:=20*EXP(0.0000480873219367127*B929)" table:style-name="ce2">
            <text:p>1799</text:p>
          </table:table-cell>
          <table:table-cell office:value-type="float" office:value="93564" table:style-name="ce1">
            <text:p>93564</text:p>
          </table:table-cell>
          <table:table-cell office:value-type="float" office:value="36" table:style-name="ce1">
            <text:p>36</text:p>
          </table:table-cell>
          <table:table-cell office:value-type="float" office:value="159" table:style-name="ce1">
            <text:p>15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1807.7373922551742" table:formula="msoxl:=20*EXP(0.0000480873219367127*B930)" table:style-name="ce2">
            <text:p>1808</text:p>
          </table:table-cell>
          <table:table-cell office:value-type="float" office:value="93665" table:style-name="ce1">
            <text:p>93665</text:p>
          </table:table-cell>
          <table:table-cell office:value-type="float" office:value="36" table:style-name="ce1">
            <text:p>36</text:p>
          </table:table-cell>
          <table:table-cell office:value-type="float" office:value="159" table:style-name="ce1">
            <text:p>15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1816.451251767867" table:formula="msoxl:=20*EXP(0.0000480873219367127*B931)" table:style-name="ce2">
            <text:p>1816</text:p>
          </table:table-cell>
          <table:table-cell office:value-type="float" office:value="93765" table:style-name="ce1">
            <text:p>93765</text:p>
          </table:table-cell>
          <table:table-cell office:value-type="float" office:value="36" table:style-name="ce1">
            <text:p>36</text:p>
          </table:table-cell>
          <table:table-cell office:value-type="float" office:value="159" table:style-name="ce1">
            <text:p>159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1825.382661893965" table:formula="msoxl:=20*EXP(0.0000480873219367127*B932)" table:style-name="ce2">
            <text:p>1825</text:p>
          </table:table-cell>
          <table:table-cell office:value-type="float" office:value="93867" table:style-name="ce1">
            <text:p>93867</text:p>
          </table:table-cell>
          <table:table-cell office:value-type="float" office:value="35" table:style-name="ce1">
            <text:p>35</text:p>
          </table:table-cell>
          <table:table-cell office:value-type="float" office:value="158" table:style-name="ce1">
            <text:p>158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1834.1815771240172" table:formula="msoxl:=20*EXP(0.0000480873219367127*B933)" table:style-name="ce2">
            <text:p>1834</text:p>
          </table:table-cell>
          <table:table-cell office:value-type="float" office:value="93967" table:style-name="ce1">
            <text:p>93967</text:p>
          </table:table-cell>
          <table:table-cell office:value-type="float" office:value="35" table:style-name="ce1">
            <text:p>35</text:p>
          </table:table-cell>
          <table:table-cell office:value-type="float" office:value="159" table:style-name="ce1">
            <text:p>159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1843.2001664723875" table:formula="msoxl:=20*EXP(0.0000480873219367127*B934)" table:style-name="ce2">
            <text:p>1843</text:p>
          </table:table-cell>
          <table:table-cell office:value-type="float" office:value="94069" table:style-name="ce1">
            <text:p>94069</text:p>
          </table:table-cell>
          <table:table-cell office:value-type="float" office:value="35" table:style-name="ce1">
            <text:p>35</text:p>
          </table:table-cell>
          <table:table-cell office:value-type="float" office:value="158" table:style-name="ce1">
            <text:p>158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1852.1740315935663" table:formula="msoxl:=20*EXP(0.0000480873219367127*B935)" table:style-name="ce2">
            <text:p>1852</text:p>
          </table:table-cell>
          <table:table-cell office:value-type="float" office:value="94170" table:style-name="ce1">
            <text:p>94170</text:p>
          </table:table-cell>
          <table:table-cell office:value-type="float" office:value="35" table:style-name="ce1">
            <text:p>35</text:p>
          </table:table-cell>
          <table:table-cell office:value-type="float" office:value="158" table:style-name="ce1">
            <text:p>158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1861.1020896032712" table:formula="msoxl:=20*EXP(0.0000480873219367127*B936)" table:style-name="ce2">
            <text:p>1861</text:p>
          </table:table-cell>
          <table:table-cell office:value-type="float" office:value="94270" table:style-name="ce1">
            <text:p>94270</text:p>
          </table:table-cell>
          <table:table-cell office:value-type="float" office:value="34" table:style-name="ce1">
            <text:p>34</text:p>
          </table:table-cell>
          <table:table-cell office:value-type="float" office:value="157" table:style-name="ce1">
            <text:p>157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1870.2530459158086" table:formula="msoxl:=20*EXP(0.0000480873219367127*B937)" table:style-name="ce2">
            <text:p>1870</text:p>
          </table:table-cell>
          <table:table-cell office:value-type="float" office:value="94372" table:style-name="ce1">
            <text:p>94372</text:p>
          </table:table-cell>
          <table:table-cell office:value-type="float" office:value="34" table:style-name="ce1">
            <text:p>34</text:p>
          </table:table-cell>
          <table:table-cell office:value-type="float" office:value="158" table:style-name="ce1">
            <text:p>158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1879.26825042788" table:formula="msoxl:=20*EXP(0.0000480873219367127*B938)" table:style-name="ce2">
            <text:p>1879</text:p>
          </table:table-cell>
          <table:table-cell office:value-type="float" office:value="94472" table:style-name="ce1">
            <text:p>94472</text:p>
          </table:table-cell>
          <table:table-cell office:value-type="float" office:value="34" table:style-name="ce1">
            <text:p>34</text:p>
          </table:table-cell>
          <table:table-cell office:value-type="float" office:value="157" table:style-name="ce1">
            <text:p>157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1888.4177178121681" table:formula="msoxl:=20*EXP(0.0000480873219367127*B939)" table:style-name="ce2">
            <text:p>1888</text:p>
          </table:table-cell>
          <table:table-cell office:value-type="float" office:value="94573" table:style-name="ce1">
            <text:p>94573</text:p>
          </table:table-cell>
          <table:table-cell office:value-type="float" office:value="34" table:style-name="ce1">
            <text:p>34</text:p>
          </table:table-cell>
          <table:table-cell office:value-type="float" office:value="159" table:style-name="ce1">
            <text:p>159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1897.7029838553674" table:formula="msoxl:=20*EXP(0.0000480873219367127*B940)" table:style-name="ce2">
            <text:p>1898</text:p>
          </table:table-cell>
          <table:table-cell office:value-type="float" office:value="94675" table:style-name="ce1">
            <text:p>94675</text:p>
          </table:table-cell>
          <table:table-cell office:value-type="float" office:value="34" table:style-name="ce1">
            <text:p>34</text:p>
          </table:table-cell>
          <table:table-cell office:value-type="float" office:value="157" table:style-name="ce1">
            <text:p>157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1906.8505056519416" table:formula="msoxl:=20*EXP(0.0000480873219367127*B941)" table:style-name="ce2">
            <text:p>1907</text:p>
          </table:table-cell>
          <table:table-cell office:value-type="float" office:value="94775" table:style-name="ce1">
            <text:p>94775</text:p>
          </table:table-cell>
          <table:table-cell office:value-type="float" office:value="33" table:style-name="ce1">
            <text:p>33</text:p>
          </table:table-cell>
          <table:table-cell office:value-type="float" office:value="158" table:style-name="ce1">
            <text:p>158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1916.2264048942452" table:formula="msoxl:=20*EXP(0.0000480873219367127*B942)" table:style-name="ce2">
            <text:p>1916</text:p>
          </table:table-cell>
          <table:table-cell office:value-type="float" office:value="94877" table:style-name="ce1">
            <text:p>94877</text:p>
          </table:table-cell>
          <table:table-cell office:value-type="float" office:value="33" table:style-name="ce1">
            <text:p>33</text:p>
          </table:table-cell>
          <table:table-cell office:value-type="float" office:value="156" table:style-name="ce1">
            <text:p>156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1925.4632153725265" table:formula="msoxl:=20*EXP(0.0000480873219367127*B943)" table:style-name="ce2">
            <text:p>1925</text:p>
          </table:table-cell>
          <table:table-cell office:value-type="float" office:value="94977" table:style-name="ce1">
            <text:p>94977</text:p>
          </table:table-cell>
          <table:table-cell office:value-type="float" office:value="33" table:style-name="ce1">
            <text:p>33</text:p>
          </table:table-cell>
          <table:table-cell office:value-type="float" office:value="157" table:style-name="ce1">
            <text:p>157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1934.837589086703" table:formula="msoxl:=20*EXP(0.0000480873219367127*B944)" table:style-name="ce2">
            <text:p>1935</text:p>
          </table:table-cell>
          <table:table-cell office:value-type="float" office:value="95078" table:style-name="ce1">
            <text:p>95078</text:p>
          </table:table-cell>
          <table:table-cell office:value-type="float" office:value="33" table:style-name="ce1">
            <text:p>33</text:p>
          </table:table-cell>
          <table:table-cell office:value-type="float" office:value="157" table:style-name="ce1">
            <text:p>157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float" office:value="1944.3510995751924" table:formula="msoxl:=20*EXP(0.0000480873219367127*B945)" table:style-name="ce2">
            <text:p>1944</text:p>
          </table:table-cell>
          <table:table-cell office:value-type="float" office:value="95180" table:style-name="ce1">
            <text:p>95180</text:p>
          </table:table-cell>
          <table:table-cell office:value-type="float" office:value="32" table:style-name="ce1">
            <text:p>32</text:p>
          </table:table-cell>
          <table:table-cell office:value-type="float" office:value="157" table:style-name="ce1">
            <text:p>157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float" office:value="1953.7234798764662" table:formula="msoxl:=20*EXP(0.0000480873219367127*B946)" table:style-name="ce2">
            <text:p>1954</text:p>
          </table:table-cell>
          <table:table-cell office:value-type="float" office:value="95280" table:style-name="ce1">
            <text:p>95280</text:p>
          </table:table-cell>
          <table:table-cell office:value-type="float" office:value="33" table:style-name="ce1">
            <text:p>33</text:p>
          </table:table-cell>
          <table:table-cell office:value-type="float" office:value="157" table:style-name="ce1">
            <text:p>157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float" office:value="1963.2354424464615" table:formula="msoxl:=20*EXP(0.0000480873219367127*B947)" table:style-name="ce2">
            <text:p>1963</text:p>
          </table:table-cell>
          <table:table-cell office:value-type="float" office:value="95381" table:style-name="ce1">
            <text:p>95381</text:p>
          </table:table-cell>
          <table:table-cell office:value-type="float" office:value="32" table:style-name="ce1">
            <text:p>32</text:p>
          </table:table-cell>
          <table:table-cell office:value-type="float" office:value="156" table:style-name="ce1">
            <text:p>156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float" office:value="1972.7937152711379" table:formula="msoxl:=20*EXP(0.0000480873219367127*B948)" table:style-name="ce2">
            <text:p>1973</text:p>
          </table:table-cell>
          <table:table-cell office:value-type="float" office:value="95482" table:style-name="ce1">
            <text:p>95482</text:p>
          </table:table-cell>
          <table:table-cell office:value-type="float" office:value="32" table:style-name="ce1">
            <text:p>32</text:p>
          </table:table-cell>
          <table:table-cell office:value-type="float" office:value="157" table:style-name="ce1">
            <text:p>157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1982.3985238181322" table:formula="msoxl:=20*EXP(0.0000480873219367127*B949)" table:style-name="ce2">
            <text:p>1982</text:p>
          </table:table-cell>
          <table:table-cell office:value-type="float" office:value="95583" table:style-name="ce1">
            <text:p>95583</text:p>
          </table:table-cell>
          <table:table-cell office:value-type="float" office:value="32" table:style-name="ce1">
            <text:p>32</text:p>
          </table:table-cell>
          <table:table-cell office:value-type="float" office:value="156" table:style-name="ce1">
            <text:p>156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1992.0500946527936" table:formula="msoxl:=20*EXP(0.0000480873219367127*B950)" table:style-name="ce2">
            <text:p>1992</text:p>
          </table:table-cell>
          <table:table-cell office:value-type="float" office:value="95684" table:style-name="ce1">
            <text:p>95684</text:p>
          </table:table-cell>
          <table:table-cell office:value-type="float" office:value="32" table:style-name="ce1">
            <text:p>32</text:p>
          </table:table-cell>
          <table:table-cell office:value-type="float" office:value="157" table:style-name="ce1">
            <text:p>157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2001.7486554435413" table:formula="msoxl:=20*EXP(0.0000480873219367127*B951)" table:style-name="ce2">
            <text:p>2002</text:p>
          </table:table-cell>
          <table:table-cell office:value-type="float" office:value="95785" table:style-name="ce1">
            <text:p>95785</text:p>
          </table:table-cell>
          <table:table-cell office:value-type="float" office:value="31" table:style-name="ce1">
            <text:p>31</text:p>
          </table:table-cell>
          <table:table-cell office:value-type="float" office:value="155" table:style-name="ce1">
            <text:p>155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2011.4944349672219" table:formula="msoxl:=20*EXP(0.0000480873219367127*B952)" table:style-name="ce2">
            <text:p>2011</text:p>
          </table:table-cell>
          <table:table-cell office:value-type="float" office:value="95886" table:style-name="ce1">
            <text:p>95886</text:p>
          </table:table-cell>
          <table:table-cell office:value-type="float" office:value="31" table:style-name="ce1">
            <text:p>31</text:p>
          </table:table-cell>
          <table:table-cell office:value-type="float" office:value="157" table:style-name="ce1">
            <text:p>157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21.2876631145195" table:formula="msoxl:=20*EXP(0.0000480873219367127*B953)" table:style-name="ce2">
            <text:p>2021</text:p>
          </table:table-cell>
          <table:table-cell office:value-type="float" office:value="95987" table:style-name="ce1">
            <text:p>95987</text:p>
          </table:table-cell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31.1285708953642" table:formula="msoxl:=20*EXP(0.0000480873219367127*B954)" table:style-name="ce2">
            <text:p>2031</text:p>
          </table:table-cell>
          <table:table-cell office:value-type="float" office:value="96088" table:style-name="ce1">
            <text:p>96088</text:p>
          </table:table-cell>
          <table:table-cell office:value-type="float" office:value="31" table:style-name="ce1">
            <text:p>31</text:p>
          </table:table-cell>
          <table:table-cell office:value-type="float" office:value="155" table:style-name="ce1">
            <text:p>155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41.0173904443959" table:formula="msoxl:=20*EXP(0.0000480873219367127*B955)" table:style-name="ce2">
            <text:p>2041</text:p>
          </table:table-cell>
          <table:table-cell office:value-type="float" office:value="96189" table:style-name="ce1">
            <text:p>96189</text:p>
          </table:table-cell>
          <table:table-cell office:value-type="float" office:value="30" table:style-name="ce1">
            <text:p>30</text:p>
          </table:table-cell>
          <table:table-cell office:value-type="float" office:value="155" table:style-name="ce1">
            <text:p>155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50.9543550264261" table:formula="msoxl:=20*EXP(0.0000480873219367127*B956)" table:style-name="ce2">
            <text:p>2051</text:p>
          </table:table-cell>
          <table:table-cell office:value-type="float" office:value="96290" table:style-name="ce1">
            <text:p>96290</text:p>
          </table:table-cell>
          <table:table-cell office:value-type="float" office:value="30" table:style-name="ce1">
            <text:p>30</text:p>
          </table:table-cell>
          <table:table-cell office:value-type="float" office:value="156" table:style-name="ce1">
            <text:p>156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60.9396990419536" table:formula="msoxl:=20*EXP(0.0000480873219367127*B957)" table:style-name="ce2">
            <text:p>2061</text:p>
          </table:table-cell>
          <table:table-cell office:value-type="float" office:value="96391" table:style-name="ce1">
            <text:p>96391</text:p>
          </table:table-cell>
          <table:table-cell office:value-type="float" office:value="30" table:style-name="ce1">
            <text:p>30</text:p>
          </table:table-cell>
          <table:table-cell office:value-type="float" office:value="156" table:style-name="ce1">
            <text:p>156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70.9736580326812" table:formula="msoxl:=20*EXP(0.0000480873219367127*B958)" table:style-name="ce2">
            <text:p>2071</text:p>
          </table:table-cell>
          <table:table-cell office:value-type="float" office:value="96492" table:style-name="ce1">
            <text:p>96492</text:p>
          </table:table-cell>
          <table:table-cell office:value-type="float" office:value="30" table:style-name="ce1">
            <text:p>30</text:p>
          </table:table-cell>
          <table:table-cell office:value-type="float" office:value="156" table:style-name="ce1">
            <text:p>156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81.0564686870807" table:formula="msoxl:=20*EXP(0.0000480873219367127*B959)" table:style-name="ce2">
            <text:p>2081</text:p>
          </table:table-cell>
          <table:table-cell office:value-type="float" office:value="96593" table:style-name="ce1">
            <text:p>96593</text:p>
          </table:table-cell>
          <table:table-cell office:value-type="float" office:value="30" table:style-name="ce1">
            <text:p>30</text:p>
          </table:table-cell>
          <table:table-cell office:value-type="float" office:value="154" table:style-name="ce1">
            <text:p>154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091.1883688459766" table:formula="msoxl:=20*EXP(0.0000480873219367127*B960)" table:style-name="ce2">
            <text:p>2091</text:p>
          </table:table-cell>
          <table:table-cell office:value-type="float" office:value="96694" table:style-name="ce1">
            <text:p>96694</text:p>
          </table:table-cell>
          <table:table-cell office:value-type="float" office:value="29" table:style-name="ce1">
            <text:p>29</text:p>
          </table:table-cell>
          <table:table-cell office:value-type="float" office:value="154" table:style-name="ce1">
            <text:p>154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2101.2685507013571" table:formula="msoxl:=20*EXP(0.0000480873219367127*B961)" table:style-name="ce2">
            <text:p>2101</text:p>
          </table:table-cell>
          <table:table-cell office:value-type="float" office:value="96794" table:style-name="ce1">
            <text:p>96794</text:p>
          </table:table-cell>
          <table:table-cell office:value-type="float" office:value="29" table:style-name="ce1">
            <text:p>29</text:p>
          </table:table-cell>
          <table:table-cell office:value-type="float" office:value="155" table:style-name="ce1">
            <text:p>155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2111.6003948359667" table:formula="msoxl:=20*EXP(0.0000480873219367127*B962)" table:style-name="ce2">
            <text:p>2112</text:p>
          </table:table-cell>
          <table:table-cell office:value-type="float" office:value="96896" table:style-name="ce1">
            <text:p>96896</text:p>
          </table:table-cell>
          <table:table-cell office:value-type="float" office:value="29" table:style-name="ce1">
            <text:p>29</text:p>
          </table:table-cell>
          <table:table-cell office:value-type="float" office:value="154" table:style-name="ce1">
            <text:p>154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2121.8810021610798" table:formula="msoxl:=20*EXP(0.0000480873219367127*B963)" table:style-name="ce2">
            <text:p>2122</text:p>
          </table:table-cell>
          <table:table-cell office:value-type="float" office:value="96997" table:style-name="ce1">
            <text:p>96997</text:p>
          </table:table-cell>
          <table:table-cell office:value-type="float" office:value="29" table:style-name="ce1">
            <text:p>29</text:p>
          </table:table-cell>
          <table:table-cell office:value-type="float" office:value="155" table:style-name="ce1">
            <text:p>155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2132.211661990083" table:formula="msoxl:=20*EXP(0.0000480873219367127*B964)" table:style-name="ce2">
            <text:p>2132</text:p>
          </table:table-cell>
          <table:table-cell office:value-type="float" office:value="97098" table:style-name="ce1">
            <text:p>97098</text:p>
          </table:table-cell>
          <table:table-cell office:value-type="float" office:value="29" table:style-name="ce1">
            <text:p>29</text:p>
          </table:table-cell>
          <table:table-cell office:value-type="float" office:value="154" table:style-name="ce1">
            <text:p>154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2142.5926180102442" table:formula="msoxl:=20*EXP(0.0000480873219367127*B965)" table:style-name="ce2">
            <text:p>2143</text:p>
          </table:table-cell>
          <table:table-cell office:value-type="float" office:value="97199" table:style-name="ce1">
            <text:p>97199</text:p>
          </table:table-cell>
          <table:table-cell office:value-type="float" office:value="28" table:style-name="ce1">
            <text:p>28</text:p>
          </table:table-cell>
          <table:table-cell office:value-type="float" office:value="154" table:style-name="ce1">
            <text:p>154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2153.024115095262" table:formula="msoxl:=20*EXP(0.0000480873219367127*B966)" table:style-name="ce2">
            <text:p>2153</text:p>
          </table:table-cell>
          <table:table-cell office:value-type="float" office:value="97300" table:style-name="ce1">
            <text:p>97300</text:p>
          </table:table-cell>
          <table:table-cell office:value-type="float" office:value="28" table:style-name="ce1">
            <text:p>28</text:p>
          </table:table-cell>
          <table:table-cell office:value-type="float" office:value="153" table:style-name="ce1">
            <text:p>153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2163.5063993110275" table:formula="msoxl:=20*EXP(0.0000480873219367127*B967)" table:style-name="ce2">
            <text:p>2164</text:p>
          </table:table-cell>
          <table:table-cell office:value-type="float" office:value="97401" table:style-name="ce1">
            <text:p>97401</text:p>
          </table:table-cell>
          <table:table-cell office:value-type="float" office:value="28" table:style-name="ce1">
            <text:p>28</text:p>
          </table:table-cell>
          <table:table-cell office:value-type="float" office:value="153" table:style-name="ce1">
            <text:p>153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2174.0397179214447" table:formula="msoxl:=20*EXP(0.0000480873219367127*B968)" table:style-name="ce2">
            <text:p>2174</text:p>
          </table:table-cell>
          <table:table-cell office:value-type="float" office:value="97502" table:style-name="ce1">
            <text:p>97502</text:p>
          </table:table-cell>
          <table:table-cell office:value-type="float" office:value="28" table:style-name="ce1">
            <text:p>28</text:p>
          </table:table-cell>
          <table:table-cell office:value-type="float" office:value="154" table:style-name="ce1">
            <text:p>154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2184.6243193942469" table:formula="msoxl:=20*EXP(0.0000480873219367127*B969)" table:style-name="ce2">
            <text:p>2185</text:p>
          </table:table-cell>
          <table:table-cell office:value-type="float" office:value="97603" table:style-name="ce1">
            <text:p>97603</text:p>
          </table:table-cell>
          <table:table-cell office:value-type="float" office:value="27" table:style-name="ce1">
            <text:p>27</text:p>
          </table:table-cell>
          <table:table-cell office:value-type="float" office:value="153" table:style-name="ce1">
            <text:p>153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2195.2604534068728" table:formula="msoxl:=20*EXP(0.0000480873219367127*B970)" table:style-name="ce2">
            <text:p>2195</text:p>
          </table:table-cell>
          <table:table-cell office:value-type="float" office:value="97704" table:style-name="ce1">
            <text:p>97704</text:p>
          </table:table-cell>
          <table:table-cell office:value-type="float" office:value="27" table:style-name="ce1">
            <text:p>27</text:p>
          </table:table-cell>
          <table:table-cell office:value-type="float" office:value="153" table:style-name="ce1">
            <text:p>153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205.9483708523412" table:formula="msoxl:=20*EXP(0.0000480873219367127*B971)" table:style-name="ce2">
            <text:p>2206</text:p>
          </table:table-cell>
          <table:table-cell office:value-type="float" office:value="97805" table:style-name="ce1">
            <text:p>97805</text:p>
          </table:table-cell>
          <table:table-cell office:value-type="float" office:value="27" table:style-name="ce1">
            <text:p>27</text:p>
          </table:table-cell>
          <table:table-cell office:value-type="float" office:value="152" table:style-name="ce1">
            <text:p>152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2216.7949210132115" table:formula="msoxl:=20*EXP(0.0000480873219367127*B972)" table:style-name="ce2">
            <text:p>2217</text:p>
          </table:table-cell>
          <table:table-cell office:value-type="float" office:value="97907" table:style-name="ce1">
            <text:p>97907</text:p>
          </table:table-cell>
          <table:table-cell office:value-type="float" office:value="27" table:style-name="ce1">
            <text:p>27</text:p>
          </table:table-cell>
          <table:table-cell office:value-type="float" office:value="154" table:style-name="ce1">
            <text:p>154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227.4805657273841" table:formula="msoxl:=20*EXP(0.0000480873219367127*B973)" table:style-name="ce2">
            <text:p>2227</text:p>
          </table:table-cell>
          <table:table-cell office:value-type="float" office:value="98007" table:style-name="ce1">
            <text:p>98007</text:p>
          </table:table-cell>
          <table:table-cell office:value-type="float" office:value="27" table:style-name="ce1">
            <text:p>27</text:p>
          </table:table-cell>
          <table:table-cell office:value-type="float" office:value="152" table:style-name="ce1">
            <text:p>152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238.3253510743498" table:formula="msoxl:=20*EXP(0.0000480873219367127*B974)" table:style-name="ce2">
            <text:p>2238</text:p>
          </table:table-cell>
          <table:table-cell office:value-type="float" office:value="98108" table:style-name="ce1">
            <text:p>98108</text:p>
          </table:table-cell>
          <table:table-cell office:value-type="float" office:value="27" table:style-name="ce1">
            <text:p>27</text:p>
          </table:table-cell>
          <table:table-cell office:value-type="float" office:value="153" table:style-name="ce1">
            <text:p>153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249.2229357009301" table:formula="msoxl:=20*EXP(0.0000480873219367127*B975)" table:style-name="ce2">
            <text:p>2249</text:p>
          </table:table-cell>
          <table:table-cell office:value-type="float" office:value="98209" table:style-name="ce1">
            <text:p>98209</text:p>
          </table:table-cell>
          <table:table-cell office:value-type="float" office:value="26" table:style-name="ce1">
            <text:p>26</text:p>
          </table:table-cell>
          <table:table-cell office:value-type="float" office:value="152" table:style-name="ce1">
            <text:p>152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260.1735766674356" table:formula="msoxl:=20*EXP(0.0000480873219367127*B976)" table:style-name="ce2">
            <text:p>2260</text:p>
          </table:table-cell>
          <table:table-cell office:value-type="float" office:value="98310" table:style-name="ce1">
            <text:p>98310</text:p>
          </table:table-cell>
          <table:table-cell office:value-type="float" office:value="26" table:style-name="ce1">
            <text:p>26</text:p>
          </table:table-cell>
          <table:table-cell office:value-type="float" office:value="153" table:style-name="ce1">
            <text:p>153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271.1775322857161" table:formula="msoxl:=20*EXP(0.0000480873219367127*B977)" table:style-name="ce2">
            <text:p>2271</text:p>
          </table:table-cell>
          <table:table-cell office:value-type="float" office:value="98411" table:style-name="ce1">
            <text:p>98411</text:p>
          </table:table-cell>
          <table:table-cell office:value-type="float" office:value="26" table:style-name="ce1">
            <text:p>26</text:p>
          </table:table-cell>
          <table:table-cell office:value-type="float" office:value="152" table:style-name="ce1">
            <text:p>152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282.2350621252399" table:formula="msoxl:=20*EXP(0.0000480873219367127*B978)" table:style-name="ce2">
            <text:p>2282</text:p>
          </table:table-cell>
          <table:table-cell office:value-type="float" office:value="98512" table:style-name="ce1">
            <text:p>98512</text:p>
          </table:table-cell>
          <table:table-cell office:value-type="float" office:value="26" table:style-name="ce1">
            <text:p>26</text:p>
          </table:table-cell>
          <table:table-cell office:value-type="float" office:value="153" table:style-name="ce1">
            <text:p>153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293.3464270192317" table:formula="msoxl:=20*EXP(0.0000480873219367127*B979)" table:style-name="ce2">
            <text:p>2293</text:p>
          </table:table-cell>
          <table:table-cell office:value-type="float" office:value="98613" table:style-name="ce1">
            <text:p>98613</text:p>
          </table:table-cell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304.5118890708086" table:formula="msoxl:=20*EXP(0.0000480873219367127*B980)" table:style-name="ce2">
            <text:p>2305</text:p>
          </table:table-cell>
          <table:table-cell office:value-type="float" office:value="98714" table:style-name="ce1">
            <text:p>98714</text:p>
          </table:table-cell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315.7317116591803" table:formula="msoxl:=20*EXP(0.0000480873219367127*B981)" table:style-name="ce2">
            <text:p>2316</text:p>
          </table:table-cell>
          <table:table-cell office:value-type="float" office:value="98815" table:style-name="ce1">
            <text:p>98815</text:p>
          </table:table-cell>
          <table:table-cell office:value-type="float" office:value="25" table:style-name="ce1">
            <text:p>25</text:p>
          </table:table-cell>
          <table:table-cell office:value-type="float" office:value="152" table:style-name="ce1">
            <text:p>152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327.0061594458462" table:formula="msoxl:=20*EXP(0.0000480873219367127*B982)" table:style-name="ce2">
            <text:p>2327</text:p>
          </table:table-cell>
          <table:table-cell office:value-type="float" office:value="98916" table:style-name="ce1">
            <text:p>98916</text:p>
          </table:table-cell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338.4479453763734" table:formula="msoxl:=20*EXP(0.0000480873219367127*B983)" table:style-name="ce2">
            <text:p>2338</text:p>
          </table:table-cell>
          <table:table-cell office:value-type="float" office:value="99018" table:style-name="ce1">
            <text:p>99018</text:p>
          </table:table-cell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2349.7199957090461" table:formula="msoxl:=20*EXP(0.0000480873219367127*B984)" table:style-name="ce2">
            <text:p>2350</text:p>
          </table:table-cell>
          <table:table-cell office:value-type="float" office:value="99118" table:style-name="ce1">
            <text:p>99118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2361.1599199764082" table:formula="msoxl:=20*EXP(0.0000480873219367127*B985)" table:style-name="ce2">
            <text:p>2361</text:p>
          </table:table-cell>
          <table:table-cell office:value-type="float" office:value="99219" table:style-name="ce1">
            <text:p>99219</text:p>
          </table:table-cell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372.7696384305013" table:formula="msoxl:=20*EXP(0.0000480873219367127*B986)" table:style-name="ce2">
            <text:p>2373</text:p>
          </table:table-cell>
          <table:table-cell office:value-type="float" office:value="99321" table:style-name="ce1">
            <text:p>99321</text:p>
          </table:table-cell>
          <table:table-cell office:value-type="float" office:value="24" table:style-name="ce1">
            <text:p>24</text:p>
          </table:table-cell>
          <table:table-cell office:value-type="float" office:value="151" table:style-name="ce1">
            <text:p>151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2384.2071300561388" table:formula="msoxl:=20*EXP(0.0000480873219367127*B987)" table:style-name="ce2">
            <text:p>2384</text:p>
          </table:table-cell>
          <table:table-cell office:value-type="float" office:value="99421" table:style-name="ce1">
            <text:p>99421</text:p>
          </table:table-cell>
          <table:table-cell office:value-type="float" office:value="24" table:style-name="ce1">
            <text:p>24</text:p>
          </table:table-cell>
          <table:table-cell office:value-type="float" office:value="151" table:style-name="ce1">
            <text:p>151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2395.8149595232035" table:formula="msoxl:=20*EXP(0.0000480873219367127*B988)" table:style-name="ce2">
            <text:p>2396</text:p>
          </table:table-cell>
          <table:table-cell office:value-type="float" office:value="99522" table:style-name="ce1">
            <text:p>99522</text:p>
          </table:table-cell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2407.4793032516495" table:formula="msoxl:=20*EXP(0.0000480873219367127*B989)" table:style-name="ce2">
            <text:p>2407</text:p>
          </table:table-cell>
          <table:table-cell office:value-type="float" office:value="99623" table:style-name="ce1">
            <text:p>99623</text:p>
          </table:table-cell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2419.2004363886767" table:formula="msoxl:=20*EXP(0.0000480873219367127*B990)" table:style-name="ce2">
            <text:p>2419</text:p>
          </table:table-cell>
          <table:table-cell office:value-type="float" office:value="99724" table:style-name="ce1">
            <text:p>99724</text:p>
          </table:table-cell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2431.0955374840623" table:formula="msoxl:=20*EXP(0.0000480873219367127*B991)" table:style-name="ce2">
            <text:p>2431</text:p>
          </table:table-cell>
          <table:table-cell office:value-type="float" office:value="99826" table:style-name="ce1">
            <text:p>99826</text:p>
          </table:table-cell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2442.8141781817285" table:formula="msoxl:=20*EXP(0.0000480873219367127*B992)" table:style-name="ce2">
            <text:p>2443</text:p>
          </table:table-cell>
          <table:table-cell office:value-type="float" office:value="99926" table:style-name="ce1">
            <text:p>99926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2454.7073438562197" table:formula="msoxl:=20*EXP(0.0000480873219367127*B993)" table:style-name="ce2">
            <text:p>2455</text:p>
          </table:table-cell>
          <table:table-cell office:value-type="float" office:value="100027" table:style-name="ce1">
            <text:p>100027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2466.7770308385634" table:formula="msoxl:=20*EXP(0.0000480873219367127*B994)" table:style-name="ce2">
            <text:p>2467</text:p>
          </table:table-cell>
          <table:table-cell office:value-type="float" office:value="100129" table:style-name="ce1">
            <text:p>100129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2478.667667491849" table:formula="msoxl:=20*EXP(0.0000480873219367127*B995)" table:style-name="ce2">
            <text:p>2479</text:p>
          </table:table-cell>
          <table:table-cell office:value-type="float" office:value="100229" table:style-name="ce1">
            <text:p>100229</text:p>
          </table:table-cell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490.7353906468834" table:formula="msoxl:=20*EXP(0.0000480873219367127*B996)" table:style-name="ce2">
            <text:p>2491</text:p>
          </table:table-cell>
          <table:table-cell office:value-type="float" office:value="100330" table:style-name="ce1">
            <text:p>100330</text:p>
          </table:table-cell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502.9822259350858" table:formula="msoxl:=20*EXP(0.0000480873219367127*B997)" table:style-name="ce2">
            <text:p>2503</text:p>
          </table:table-cell>
          <table:table-cell office:value-type="float" office:value="100432" table:style-name="ce1">
            <text:p>100432</text:p>
          </table:table-cell>
          <table:table-cell office:value-type="float" office:value="22" table:style-name="ce1">
            <text:p>22</text:p>
          </table:table-cell>
          <table:table-cell office:value-type="float" office:value="148" table:style-name="ce1">
            <text:p>148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515.0473829501543" table:formula="msoxl:=20*EXP(0.0000480873219367127*B998)" table:style-name="ce2">
            <text:p>2515</text:p>
          </table:table-cell>
          <table:table-cell office:value-type="float" office:value="100532" table:style-name="ce1">
            <text:p>100532</text:p>
          </table:table-cell>
          <table:table-cell office:value-type="float" office:value="22" table:style-name="ce1">
            <text:p>22</text:p>
          </table:table-cell>
          <table:table-cell office:value-type="float" office:value="149" table:style-name="ce1">
            <text:p>149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527.2922255877083" table:formula="msoxl:=20*EXP(0.0000480873219367127*B999)" table:style-name="ce2">
            <text:p>2527</text:p>
          </table:table-cell>
          <table:table-cell office:value-type="float" office:value="100633" table:style-name="ce1">
            <text:p>100633</text:p>
          </table:table-cell>
          <table:table-cell office:value-type="float" office:value="22" table:style-name="ce1">
            <text:p>22</text:p>
          </table:table-cell>
          <table:table-cell office:value-type="float" office:value="148" table:style-name="ce1">
            <text:p>148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539.7188092096198" table:formula="msoxl:=20*EXP(0.0000480873219367127*B1000)" table:style-name="ce2">
            <text:p>2540</text:p>
          </table:table-cell>
          <table:table-cell office:value-type="float" office:value="100735" table:style-name="ce1">
            <text:p>100735</text:p>
          </table:table-cell>
          <table:table-cell office:value-type="float" office:value="22" table:style-name="ce1">
            <text:p>22</text:p>
          </table:table-cell>
          <table:table-cell office:value-type="float" office:value="148" table:style-name="ce1">
            <text:p>148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551.9610480436531" table:formula="msoxl:=20*EXP(0.0000480873219367127*B1001)" table:style-name="ce2">
            <text:p>2552</text:p>
          </table:table-cell>
          <table:table-cell office:value-type="float" office:value="100835" table:style-name="ce1">
            <text:p>100835</text:p>
          </table:table-cell>
          <table:table-cell office:value-type="float" office:value="22" table:style-name="ce1">
            <text:p>22</text:p>
          </table:table-cell>
          <table:table-cell office:value-type="float" office:value="148" table:style-name="ce1">
            <text:p>148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564.508927169898" table:formula="msoxl:=20*EXP(0.0000480873219367127*B1002)" table:style-name="ce2">
            <text:p>2565</text:p>
          </table:table-cell>
          <table:table-cell office:value-type="float" office:value="100937" table:style-name="ce1">
            <text:p>100937</text:p>
          </table:table-cell>
          <table:table-cell office:value-type="float" office:value="21" table:style-name="ce1">
            <text:p>21</text:p>
          </table:table-cell>
          <table:table-cell office:value-type="float" office:value="148" table:style-name="ce1">
            <text:p>148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2576.8706621244046" table:formula="msoxl:=20*EXP(0.0000480873219367127*B1003)" table:style-name="ce2">
            <text:p>2577</text:p>
          </table:table-cell>
          <table:table-cell office:value-type="float" office:value="101037" table:style-name="ce1">
            <text:p>101037</text:p>
          </table:table-cell>
          <table:table-cell office:value-type="float" office:value="21" table:style-name="ce1">
            <text:p>21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2589.4164996179438" table:formula="msoxl:=20*EXP(0.0000480873219367127*B1004)" table:style-name="ce2">
            <text:p>2589</text:p>
          </table:table-cell>
          <table:table-cell office:value-type="float" office:value="101138" table:style-name="ce1">
            <text:p>101138</text:p>
          </table:table-cell>
          <table:table-cell office:value-type="float" office:value="21" table:style-name="ce1">
            <text:p>21</text:p>
          </table:table-cell>
          <table:table-cell office:value-type="float" office:value="147" table:style-name="ce1">
            <text:p>147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602.1485455359743" table:formula="msoxl:=20*EXP(0.0000480873219367127*B1005)" table:style-name="ce2">
            <text:p>2602</text:p>
          </table:table-cell>
          <table:table-cell office:value-type="float" office:value="101240" table:style-name="ce1">
            <text:p>101240</text:p>
          </table:table-cell>
          <table:table-cell office:value-type="float" office:value="21" table:style-name="ce1">
            <text:p>21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2614.6917152209644" table:formula="msoxl:=20*EXP(0.0000480873219367127*B1006)" table:style-name="ce2">
            <text:p>2615</text:p>
          </table:table-cell>
          <table:table-cell office:value-type="float" office:value="101340" table:style-name="ce1">
            <text:p>101340</text:p>
          </table:table-cell>
          <table:table-cell office:value-type="float" office:value="21" table:style-name="ce1">
            <text:p>21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2627.4216895409904" table:formula="msoxl:=20*EXP(0.0000480873219367127*B1007)" table:style-name="ce2">
            <text:p>2627</text:p>
          </table:table-cell>
          <table:table-cell office:value-type="float" office:value="101441" table:style-name="ce1">
            <text:p>101441</text:p>
          </table:table-cell>
          <table:table-cell office:value-type="float" office:value="21" table:style-name="ce1">
            <text:p>21</text:p>
          </table:table-cell>
          <table:table-cell office:value-type="float" office:value="148" table:style-name="ce1">
            <text:p>148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640.3406052898454" table:formula="msoxl:=20*EXP(0.0000480873219367127*B1008)" table:style-name="ce2">
            <text:p>2640</text:p>
          </table:table-cell>
          <table:table-cell office:value-type="float" office:value="101543" table:style-name="ce1">
            <text:p>101543</text:p>
          </table:table-cell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2653.0678726455617" table:formula="msoxl:=20*EXP(0.0000480873219367127*B1009)" table:style-name="ce2">
            <text:p>2653</text:p>
          </table:table-cell>
          <table:table-cell office:value-type="float" office:value="101643" table:style-name="ce1">
            <text:p>101643</text:p>
          </table:table-cell>
          <table:table-cell office:value-type="float" office:value="20" table:style-name="ce1">
            <text:p>20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2665.9846863913094" table:formula="msoxl:=20*EXP(0.0000480873219367127*B1010)" table:style-name="ce2">
            <text:p>2666</text:p>
          </table:table-cell>
          <table:table-cell office:value-type="float" office:value="101744" table:style-name="ce1">
            <text:p>101744</text:p>
          </table:table-cell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679.0932146828795" table:formula="msoxl:=20*EXP(0.0000480873219367127*B1011)" table:style-name="ce2">
            <text:p>2679</text:p>
          </table:table-cell>
          <table:table-cell office:value-type="float" office:value="101846" table:style-name="ce1">
            <text:p>101846</text:p>
          </table:table-cell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692.0072817338637" table:formula="msoxl:=20*EXP(0.0000480873219367127*B1012)" table:style-name="ce2">
            <text:p>2692</text:p>
          </table:table-cell>
          <table:table-cell office:value-type="float" office:value="101946" table:style-name="ce1">
            <text:p>101946</text:p>
          </table:table-cell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705.2437619709208" table:formula="msoxl:=20*EXP(0.0000480873219367127*B1013)" table:style-name="ce2">
            <text:p>2705</text:p>
          </table:table-cell>
          <table:table-cell office:value-type="float" office:value="102048" table:style-name="ce1">
            <text:p>102048</text:p>
          </table:table-cell>
          <table:table-cell office:value-type="float" office:value="20" table:style-name="ce1">
            <text:p>20</text:p>
          </table:table-cell>
          <table:table-cell office:value-type="float" office:value="146" table:style-name="ce1">
            <text:p>146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718.4146009722558" table:formula="msoxl:=20*EXP(0.0000480873219367127*B1014)" table:style-name="ce2">
            <text:p>2718</text:p>
          </table:table-cell>
          <table:table-cell office:value-type="float" office:value="102149" table:style-name="ce1">
            <text:p>102149</text:p>
          </table:table-cell>
          <table:table-cell office:value-type="float" office:value="19" table:style-name="ce1">
            <text:p>19</text:p>
          </table:table-cell>
          <table:table-cell office:value-type="float" office:value="146" table:style-name="ce1">
            <text:p>146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731.5182094010102" table:formula="msoxl:=20*EXP(0.0000480873219367127*B1015)" table:style-name="ce2">
            <text:p>2732</text:p>
          </table:table-cell>
          <table:table-cell office:value-type="float" office:value="102249" table:style-name="ce1">
            <text:p>102249</text:p>
          </table:table-cell>
          <table:table-cell office:value-type="float" office:value="19" table:style-name="ce1">
            <text:p>19</text:p>
          </table:table-cell>
          <table:table-cell office:value-type="float" office:value="145" table:style-name="ce1">
            <text:p>145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744.9489631145029" table:formula="msoxl:=20*EXP(0.0000480873219367127*B1016)" table:style-name="ce2">
            <text:p>2745</text:p>
          </table:table-cell>
          <table:table-cell office:value-type="float" office:value="102351" table:style-name="ce1">
            <text:p>102351</text:p>
          </table:table-cell>
          <table:table-cell office:value-type="float" office:value="19" table:style-name="ce1">
            <text:p>19</text:p>
          </table:table-cell>
          <table:table-cell office:value-type="float" office:value="144" table:style-name="ce1">
            <text:p>144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2758.1804754661152" table:formula="msoxl:=20*EXP(0.0000480873219367127*B1017)" table:style-name="ce2">
            <text:p>2758</text:p>
          </table:table-cell>
          <table:table-cell office:value-type="float" office:value="102451" table:style-name="ce1">
            <text:p>102451</text:p>
          </table:table-cell>
          <table:table-cell office:value-type="float" office:value="19" table:style-name="ce1">
            <text:p>19</text:p>
          </table:table-cell>
          <table:table-cell office:value-type="float" office:value="144" table:style-name="ce1">
            <text:p>144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771.6090438966794" table:formula="msoxl:=20*EXP(0.0000480873219367127*B1018)" table:style-name="ce2">
            <text:p>2772</text:p>
          </table:table-cell>
          <table:table-cell office:value-type="float" office:value="102552" table:style-name="ce1">
            <text:p>102552</text:p>
          </table:table-cell>
          <table:table-cell office:value-type="float" office:value="19" table:style-name="ce1">
            <text:p>19</text:p>
          </table:table-cell>
          <table:table-cell office:value-type="float" office:value="144" table:style-name="ce1">
            <text:p>144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785.2369224627278" table:formula="msoxl:=20*EXP(0.0000480873219367127*B1019)" table:style-name="ce2">
            <text:p>2785</text:p>
          </table:table-cell>
          <table:table-cell office:value-type="float" office:value="102654" table:style-name="ce1">
            <text:p>102654</text:p>
          </table:table-cell>
          <table:table-cell office:value-type="float" office:value="19" table:style-name="ce1">
            <text:p>19</text:p>
          </table:table-cell>
          <table:table-cell office:value-type="float" office:value="145" table:style-name="ce1">
            <text:p>145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798.6626353765" table:formula="msoxl:=20*EXP(0.0000480873219367127*B1020)" table:style-name="ce2">
            <text:p>2799</text:p>
          </table:table-cell>
          <table:table-cell office:value-type="float" office:value="102754" table:style-name="ce1">
            <text:p>102754</text:p>
          </table:table-cell>
          <table:table-cell office:value-type="float" office:value="19" table:style-name="ce1">
            <text:p>19</text:p>
          </table:table-cell>
          <table:table-cell office:value-type="float" office:value="144" table:style-name="ce1">
            <text:p>144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812.4235352502519" table:formula="msoxl:=20*EXP(0.0000480873219367127*B1021)" table:style-name="ce2">
            <text:p>2812</text:p>
          </table:table-cell>
          <table:table-cell office:value-type="float" office:value="102856" table:style-name="ce1">
            <text:p>102856</text:p>
          </table:table-cell>
          <table:table-cell office:value-type="float" office:value="18" table:style-name="ce1">
            <text:p>18</text:p>
          </table:table-cell>
          <table:table-cell office:value-type="float" office:value="144" table:style-name="ce1">
            <text:p>144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826.1161932306773" table:formula="msoxl:=20*EXP(0.0000480873219367127*B1022)" table:style-name="ce2">
            <text:p>2826</text:p>
          </table:table-cell>
          <table:table-cell office:value-type="float" office:value="102957" table:style-name="ce1">
            <text:p>102957</text:p>
          </table:table-cell>
          <table:table-cell office:value-type="float" office:value="18" table:style-name="ce1">
            <text:p>18</text:p>
          </table:table-cell>
          <table:table-cell office:value-type="float" office:value="143" table:style-name="ce1">
            <text:p>143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839.7389570125533" table:formula="msoxl:=20*EXP(0.0000480873219367127*B1023)" table:style-name="ce2">
            <text:p>2840</text:p>
          </table:table-cell>
          <table:table-cell office:value-type="float" office:value="103057" table:style-name="ce1">
            <text:p>103057</text:p>
          </table:table-cell>
          <table:table-cell office:value-type="float" office:value="18" table:style-name="ce1">
            <text:p>18</text:p>
          </table:table-cell>
          <table:table-cell office:value-type="float" office:value="144" table:style-name="ce1">
            <text:p>144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853.7018273353615" table:formula="msoxl:=20*EXP(0.0000480873219367127*B1024)" table:style-name="ce2">
            <text:p>2854</text:p>
          </table:table-cell>
          <table:table-cell office:value-type="float" office:value="103159" table:style-name="ce1">
            <text:p>103159</text:p>
          </table:table-cell>
          <table:table-cell office:value-type="float" office:value="18" table:style-name="ce1">
            <text:p>18</text:p>
          </table:table-cell>
          <table:table-cell office:value-type="float" office:value="143" table:style-name="ce1">
            <text:p>143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867.5954541700316" table:formula="msoxl:=20*EXP(0.0000480873219367127*B1025)" table:style-name="ce2">
            <text:p>2868</text:p>
          </table:table-cell>
          <table:table-cell office:value-type="float" office:value="103260" table:style-name="ce1">
            <text:p>103260</text:p>
          </table:table-cell>
          <table:table-cell office:value-type="float" office:value="18" table:style-name="ce1">
            <text:p>18</text:p>
          </table:table-cell>
          <table:table-cell office:value-type="float" office:value="143" table:style-name="ce1">
            <text:p>143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2881.4181609602615" table:formula="msoxl:=20*EXP(0.0000480873219367127*B1026)" table:style-name="ce2">
            <text:p>2881</text:p>
          </table:table-cell>
          <table:table-cell office:value-type="float" office:value="103360" table:style-name="ce1">
            <text:p>103360</text:p>
          </table:table-cell>
          <table:table-cell office:value-type="float" office:value="17" table:style-name="ce1">
            <text:p>17</text:p>
          </table:table-cell>
          <table:table-cell office:value-type="float" office:value="143" table:style-name="ce1">
            <text:p>143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2895.5859660776691" table:formula="msoxl:=20*EXP(0.0000480873219367127*B1027)" table:style-name="ce2">
            <text:p>2896</text:p>
          </table:table-cell>
          <table:table-cell office:value-type="float" office:value="103462" table:style-name="ce1">
            <text:p>103462</text:p>
          </table:table-cell>
          <table:table-cell office:value-type="float" office:value="17" table:style-name="ce1">
            <text:p>17</text:p>
          </table:table-cell>
          <table:table-cell office:value-type="float" office:value="142" table:style-name="ce1">
            <text:p>142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2909.6835114116034" table:formula="msoxl:=20*EXP(0.0000480873219367127*B1028)" table:style-name="ce2">
            <text:p>2910</text:p>
          </table:table-cell>
          <table:table-cell office:value-type="float" office:value="103563" table:style-name="ce1">
            <text:p>103563</text:p>
          </table:table-cell>
          <table:table-cell office:value-type="float" office:value="17" table:style-name="ce1">
            <text:p>17</text:p>
          </table:table-cell>
          <table:table-cell office:value-type="float" office:value="143" table:style-name="ce1">
            <text:p>143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2923.7090957987321" table:formula="msoxl:=20*EXP(0.0000480873219367127*B1029)" table:style-name="ce2">
            <text:p>2924</text:p>
          </table:table-cell>
          <table:table-cell office:value-type="float" office:value="103663" table:style-name="ce1">
            <text:p>103663</text:p>
          </table:table-cell>
          <table:table-cell office:value-type="float" office:value="17" table:style-name="ce1">
            <text:p>17</text:p>
          </table:table-cell>
          <table:table-cell office:value-type="float" office:value="142" table:style-name="ce1">
            <text:p>142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2938.0848435643616" table:formula="msoxl:=20*EXP(0.0000480873219367127*B1030)" table:style-name="ce2">
            <text:p>2938</text:p>
          </table:table-cell>
          <table:table-cell office:value-type="float" office:value="103765" table:style-name="ce1">
            <text:p>103765</text:p>
          </table:table-cell>
          <table:table-cell office:value-type="float" office:value="17" table:style-name="ce1">
            <text:p>17</text:p>
          </table:table-cell>
          <table:table-cell office:value-type="float" office:value="143" table:style-name="ce1">
            <text:p>143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2952.2473312536031" table:formula="msoxl:=20*EXP(0.0000480873219367127*B1031)" table:style-name="ce2">
            <text:p>2952</text:p>
          </table:table-cell>
          <table:table-cell office:value-type="float" office:value="103865" table:style-name="ce1">
            <text:p>103865</text:p>
          </table:table-cell>
          <table:table-cell office:value-type="float" office:value="17" table:style-name="ce1">
            <text:p>17</text:p>
          </table:table-cell>
          <table:table-cell office:value-type="float" office:value="142" table:style-name="ce1">
            <text:p>142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2966.7634002554205" table:formula="msoxl:=20*EXP(0.0000480873219367127*B1032)" table:style-name="ce2">
            <text:p>2967</text:p>
          </table:table-cell>
          <table:table-cell office:value-type="float" office:value="103967" table:style-name="ce1">
            <text:p>103967</text:p>
          </table:table-cell>
          <table:table-cell office:value-type="float" office:value="17" table:style-name="ce1">
            <text:p>17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2981.207482392902" table:formula="msoxl:=20*EXP(0.0000480873219367127*B1033)" table:style-name="ce2">
            <text:p>2981</text:p>
          </table:table-cell>
          <table:table-cell office:value-type="float" office:value="104068" table:style-name="ce1">
            <text:p>104068</text:p>
          </table:table-cell>
          <table:table-cell office:value-type="float" office:value="16" table:style-name="ce1">
            <text:p>16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2995.5778346858046" table:formula="msoxl:=20*EXP(0.0000480873219367127*B1034)" table:style-name="ce2">
            <text:p>2996</text:p>
          </table:table-cell>
          <table:table-cell office:value-type="float" office:value="104168" table:style-name="ce1">
            <text:p>104168</text:p>
          </table:table-cell>
          <table:table-cell office:value-type="float" office:value="16" table:style-name="ce1">
            <text:p>16</text:p>
          </table:table-cell>
          <table:table-cell office:value-type="float" office:value="140" table:style-name="ce1">
            <text:p>140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3010.3069578484483" table:formula="msoxl:=20*EXP(0.0000480873219367127*B1035)" table:style-name="ce2">
            <text:p>3010</text:p>
          </table:table-cell>
          <table:table-cell office:value-type="float" office:value="104270" table:style-name="ce1">
            <text:p>104270</text:p>
          </table:table-cell>
          <table:table-cell office:value-type="float" office:value="16" table:style-name="ce1">
            <text:p>16</text:p>
          </table:table-cell>
          <table:table-cell office:value-type="float" office:value="140" table:style-name="ce1">
            <text:p>140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3024.9630375865372" table:formula="msoxl:=20*EXP(0.0000480873219367127*B1036)" table:style-name="ce2">
            <text:p>3025</text:p>
          </table:table-cell>
          <table:table-cell office:value-type="float" office:value="104371" table:style-name="ce1">
            <text:p>104371</text:p>
          </table:table-cell>
          <table:table-cell office:value-type="float" office:value="16" table:style-name="ce1">
            <text:p>16</text:p>
          </table:table-cell>
          <table:table-cell office:value-type="float" office:value="140" table:style-name="ce1">
            <text:p>140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3039.5443053378995" table:formula="msoxl:=20*EXP(0.0000480873219367127*B1037)" table:style-name="ce2">
            <text:p>3040</text:p>
          </table:table-cell>
          <table:table-cell office:value-type="float" office:value="104471" table:style-name="ce1">
            <text:p>104471</text:p>
          </table:table-cell>
          <table:table-cell office:value-type="float" office:value="16" table:style-name="ce1">
            <text:p>16</text:p>
          </table:table-cell>
          <table:table-cell office:value-type="float" office:value="140" table:style-name="ce1">
            <text:p>140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054.4896096839375" table:formula="msoxl:=20*EXP(0.0000480873219367127*B1038)" table:style-name="ce2">
            <text:p>3054</text:p>
          </table:table-cell>
          <table:table-cell office:value-type="float" office:value="104573" table:style-name="ce1">
            <text:p>104573</text:p>
          </table:table-cell>
          <table:table-cell office:value-type="float" office:value="16" table:style-name="ce1">
            <text:p>16</text:p>
          </table:table-cell>
          <table:table-cell office:value-type="float" office:value="140" table:style-name="ce1">
            <text:p>140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069.3607985379463" table:formula="msoxl:=20*EXP(0.0000480873219367127*B1039)" table:style-name="ce2">
            <text:p>3069</text:p>
          </table:table-cell>
          <table:table-cell office:value-type="float" office:value="104674" table:style-name="ce1">
            <text:p>104674</text:p>
          </table:table-cell>
          <table:table-cell office:value-type="float" office:value="16" table:style-name="ce1">
            <text:p>16</text:p>
          </table:table-cell>
          <table:table-cell office:value-type="float" office:value="139" table:style-name="ce1">
            <text:p>139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3084.156077380334" table:formula="msoxl:=20*EXP(0.0000480873219367127*B1040)" table:style-name="ce2">
            <text:p>3084</text:p>
          </table:table-cell>
          <table:table-cell office:value-type="float" office:value="104774" table:style-name="ce1">
            <text:p>104774</text:p>
          </table:table-cell>
          <table:table-cell office:value-type="float" office:value="16" table:style-name="ce1">
            <text:p>16</text:p>
          </table:table-cell>
          <table:table-cell office:value-type="float" office:value="139" table:style-name="ce1">
            <text:p>139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099.320735828047" table:formula="msoxl:=20*EXP(0.0000480873219367127*B1041)" table:style-name="ce2">
            <text:p>3099</text:p>
          </table:table-cell>
          <table:table-cell office:value-type="float" office:value="104876" table:style-name="ce1">
            <text:p>104876</text:p>
          </table:table-cell>
          <table:table-cell office:value-type="float" office:value="15" table:style-name="ce1">
            <text:p>15</text:p>
          </table:table-cell>
          <table:table-cell office:value-type="float" office:value="139" table:style-name="ce1">
            <text:p>139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114.4101909813758" table:formula="msoxl:=20*EXP(0.0000480873219367127*B1042)" table:style-name="ce2">
            <text:p>3114</text:p>
          </table:table-cell>
          <table:table-cell office:value-type="float" office:value="104977" table:style-name="ce1">
            <text:p>104977</text:p>
          </table:table-cell>
          <table:table-cell office:value-type="float" office:value="15" table:style-name="ce1">
            <text:p>15</text:p>
          </table:table-cell>
          <table:table-cell office:value-type="float" office:value="140" table:style-name="ce1">
            <text:p>140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129.5731111537307" table:formula="msoxl:=20*EXP(0.0000480873219367127*B1043)" table:style-name="ce2">
            <text:p>3130</text:p>
          </table:table-cell>
          <table:table-cell office:value-type="float" office:value="105078" table:style-name="ce1">
            <text:p>105078</text:p>
          </table:table-cell>
          <table:table-cell office:value-type="float" office:value="15" table:style-name="ce1">
            <text:p>15</text:p>
          </table:table-cell>
          <table:table-cell office:value-type="float" office:value="138" table:style-name="ce1">
            <text:p>138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3144.8098540193278" table:formula="msoxl:=20*EXP(0.0000480873219367127*B1044)" table:style-name="ce2">
            <text:p>3145</text:p>
          </table:table-cell>
          <table:table-cell office:value-type="float" office:value="105179" table:style-name="ce1">
            <text:p>105179</text:p>
          </table:table-cell>
          <table:table-cell office:value-type="float" office:value="15" table:style-name="ce1">
            <text:p>15</text:p>
          </table:table-cell>
          <table:table-cell office:value-type="float" office:value="138" table:style-name="ce1">
            <text:p>138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159.9688209021642" table:formula="msoxl:=20*EXP(0.0000480873219367127*B1045)" table:style-name="ce2">
            <text:p>3160</text:p>
          </table:table-cell>
          <table:table-cell office:value-type="float" office:value="105279" table:style-name="ce1">
            <text:p>105279</text:p>
          </table:table-cell>
          <table:table-cell office:value-type="float" office:value="15" table:style-name="ce1">
            <text:p>15</text:p>
          </table:table-cell>
          <table:table-cell office:value-type="float" office:value="138" table:style-name="ce1">
            <text:p>138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175.5062472425006" table:formula="msoxl:=20*EXP(0.0000480873219367127*B1046)" table:style-name="ce2">
            <text:p>3176</text:p>
          </table:table-cell>
          <table:table-cell office:value-type="float" office:value="105381" table:style-name="ce1">
            <text:p>105381</text:p>
          </table:table-cell>
          <table:table-cell office:value-type="float" office:value="15" table:style-name="ce1">
            <text:p>15</text:p>
          </table:table-cell>
          <table:table-cell office:value-type="float" office:value="137" table:style-name="ce1">
            <text:p>137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3190.9666216893806" table:formula="msoxl:=20*EXP(0.0000480873219367127*B1047)" table:style-name="ce2">
            <text:p>3191</text:p>
          </table:table-cell>
          <table:table-cell office:value-type="float" office:value="105482" table:style-name="ce1">
            <text:p>105482</text:p>
          </table:table-cell>
          <table:table-cell office:value-type="float" office:value="15" table:style-name="ce1">
            <text:p>15</text:p>
          </table:table-cell>
          <table:table-cell office:value-type="float" office:value="138" table:style-name="ce1">
            <text:p>138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206.3480786256723" table:formula="msoxl:=20*EXP(0.0000480873219367127*B1048)" table:style-name="ce2">
            <text:p>3206</text:p>
          </table:table-cell>
          <table:table-cell office:value-type="float" office:value="105582" table:style-name="ce1">
            <text:p>105582</text:p>
          </table:table-cell>
          <table:table-cell office:value-type="float" office:value="14" table:style-name="ce1">
            <text:p>14</text:p>
          </table:table-cell>
          <table:table-cell office:value-type="float" office:value="137" table:style-name="ce1">
            <text:p>137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222.1135497162704" table:formula="msoxl:=20*EXP(0.0000480873219367127*B1049)" table:style-name="ce2">
            <text:p>3222</text:p>
          </table:table-cell>
          <table:table-cell office:value-type="float" office:value="105684" table:style-name="ce1">
            <text:p>105684</text:p>
          </table:table-cell>
          <table:table-cell office:value-type="float" office:value="14" table:style-name="ce1">
            <text:p>14</text:p>
          </table:table-cell>
          <table:table-cell office:value-type="float" office:value="137" table:style-name="ce1">
            <text:p>137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237.8008380131355" table:formula="msoxl:=20*EXP(0.0000480873219367127*B1050)" table:style-name="ce2">
            <text:p>3238</text:p>
          </table:table-cell>
          <table:table-cell office:value-type="float" office:value="105785" table:style-name="ce1">
            <text:p>105785</text:p>
          </table:table-cell>
          <table:table-cell office:value-type="float" office:value="14" table:style-name="ce1">
            <text:p>14</text:p>
          </table:table-cell>
          <table:table-cell office:value-type="float" office:value="137" table:style-name="ce1">
            <text:p>137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253.564501959183" table:formula="msoxl:=20*EXP(0.0000480873219367127*B1051)" table:style-name="ce2">
            <text:p>3254</text:p>
          </table:table-cell>
          <table:table-cell office:value-type="float" office:value="105886" table:style-name="ce1">
            <text:p>105886</text:p>
          </table:table-cell>
          <table:table-cell office:value-type="float" office:value="14" table:style-name="ce1">
            <text:p>14</text:p>
          </table:table-cell>
          <table:table-cell office:value-type="float" office:value="136" table:style-name="ce1">
            <text:p>136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269.4049133994231" table:formula="msoxl:=20*EXP(0.0000480873219367127*B1052)" table:style-name="ce2">
            <text:p>3269</text:p>
          </table:table-cell>
          <table:table-cell office:value-type="float" office:value="105987" table:style-name="ce1">
            <text:p>105987</text:p>
          </table:table-cell>
          <table:table-cell office:value-type="float" office:value="14" table:style-name="ce1">
            <text:p>14</text:p>
          </table:table-cell>
          <table:table-cell office:value-type="float" office:value="136" table:style-name="ce1">
            <text:p>136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285.3224459892317" table:formula="msoxl:=20*EXP(0.0000480873219367127*B1053)" table:style-name="ce2">
            <text:p>3285</text:p>
          </table:table-cell>
          <table:table-cell office:value-type="float" office:value="106088" table:style-name="ce1">
            <text:p>106088</text:p>
          </table:table-cell>
          <table:table-cell office:value-type="float" office:value="14" table:style-name="ce1">
            <text:p>14</text:p>
          </table:table-cell>
          <table:table-cell office:value-type="float" office:value="137" table:style-name="ce1">
            <text:p>137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301.3174752031873" table:formula="msoxl:=20*EXP(0.0000480873219367127*B1054)" table:style-name="ce2">
            <text:p>3301</text:p>
          </table:table-cell>
          <table:table-cell office:value-type="float" office:value="106189" table:style-name="ce1">
            <text:p>106189</text:p>
          </table:table-cell>
          <table:table-cell office:value-type="float" office:value="14" table:style-name="ce1">
            <text:p>14</text:p>
          </table:table-cell>
          <table:table-cell office:value-type="float" office:value="135" table:style-name="ce1">
            <text:p>135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317.3903783439046" table:formula="msoxl:=20*EXP(0.0000480873219367127*B1055)" table:style-name="ce2">
            <text:p>3317</text:p>
          </table:table-cell>
          <table:table-cell office:value-type="float" office:value="106290" table:style-name="ce1">
            <text:p>106290</text:p>
          </table:table-cell>
          <table:table-cell office:value-type="float" office:value="13" table:style-name="ce1">
            <text:p>13</text:p>
          </table:table-cell>
          <table:table-cell office:value-type="float" office:value="135" table:style-name="ce1">
            <text:p>135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333.5415345509564" table:formula="msoxl:=20*EXP(0.0000480873219367127*B1056)" table:style-name="ce2">
            <text:p>3334</text:p>
          </table:table-cell>
          <table:table-cell office:value-type="float" office:value="106391" table:style-name="ce1">
            <text:p>106391</text:p>
          </table:table-cell>
          <table:table-cell office:value-type="float" office:value="13" table:style-name="ce1">
            <text:p>13</text:p>
          </table:table-cell>
          <table:table-cell office:value-type="float" office:value="136" table:style-name="ce1">
            <text:p>136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3349.7713248097971" table:formula="msoxl:=20*EXP(0.0000480873219367127*B1057)" table:style-name="ce2">
            <text:p>3350</text:p>
          </table:table-cell>
          <table:table-cell office:value-type="float" office:value="106492" table:style-name="ce1">
            <text:p>106492</text:p>
          </table:table-cell>
          <table:table-cell office:value-type="float" office:value="13" table:style-name="ce1">
            <text:p>13</text:p>
          </table:table-cell>
          <table:table-cell office:value-type="float" office:value="135" table:style-name="ce1">
            <text:p>135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366.0801319607681" table:formula="msoxl:=20*EXP(0.0000480873219367127*B1058)" table:style-name="ce2">
            <text:p>3366</text:p>
          </table:table-cell>
          <table:table-cell office:value-type="float" office:value="106593" table:style-name="ce1">
            <text:p>106593</text:p>
          </table:table-cell>
          <table:table-cell office:value-type="float" office:value="13" table:style-name="ce1">
            <text:p>13</text:p>
          </table:table-cell>
          <table:table-cell office:value-type="float" office:value="134" table:style-name="ce1">
            <text:p>134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382.3056907748096" table:formula="msoxl:=20*EXP(0.0000480873219367127*B1059)" table:style-name="ce2">
            <text:p>3382</text:p>
          </table:table-cell>
          <table:table-cell office:value-type="float" office:value="106693" table:style-name="ce1">
            <text:p>106693</text:p>
          </table:table-cell>
          <table:table-cell office:value-type="float" office:value="13" table:style-name="ce1">
            <text:p>13</text:p>
          </table:table-cell>
          <table:table-cell office:value-type="float" office:value="134" table:style-name="ce1">
            <text:p>134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398.9363376290744" table:formula="msoxl:=20*EXP(0.0000480873219367127*B1060)" table:style-name="ce2">
            <text:p>3399</text:p>
          </table:table-cell>
          <table:table-cell office:value-type="float" office:value="106795" table:style-name="ce1">
            <text:p>106795</text:p>
          </table:table-cell>
          <table:table-cell office:value-type="float" office:value="13" table:style-name="ce1">
            <text:p>13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415.4845111829741" table:formula="msoxl:=20*EXP(0.0000480873219367127*B1061)" table:style-name="ce2">
            <text:p>3415</text:p>
          </table:table-cell>
          <table:table-cell office:value-type="float" office:value="106896" table:style-name="ce1">
            <text:p>106896</text:p>
          </table:table-cell>
          <table:table-cell office:value-type="float" office:value="13" table:style-name="ce1">
            <text:p>13</text:p>
          </table:table-cell>
          <table:table-cell office:value-type="float" office:value="134" table:style-name="ce1">
            <text:p>134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432.1132517204119" table:formula="msoxl:=20*EXP(0.0000480873219367127*B1062)" table:style-name="ce2">
            <text:p>3432</text:p>
          </table:table-cell>
          <table:table-cell office:value-type="float" office:value="106997" table:style-name="ce1">
            <text:p>106997</text:p>
          </table:table-cell>
          <table:table-cell office:value-type="float" office:value="13" table:style-name="ce1">
            <text:p>13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448.8229514924665" table:formula="msoxl:=20*EXP(0.0000480873219367127*B1063)" table:style-name="ce2">
            <text:p>3449</text:p>
          </table:table-cell>
          <table:table-cell office:value-type="float" office:value="107098" table:style-name="ce1">
            <text:p>107098</text:p>
          </table:table-cell>
          <table:table-cell office:value-type="float" office:value="12" table:style-name="ce1">
            <text:p>12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465.6140046599321" table:formula="msoxl:=20*EXP(0.0000480873219367127*B1064)" table:style-name="ce2">
            <text:p>3466</text:p>
          </table:table-cell>
          <table:table-cell office:value-type="float" office:value="107199" table:style-name="ce1">
            <text:p>107199</text:p>
          </table:table-cell>
          <table:table-cell office:value-type="float" office:value="12" table:style-name="ce1">
            <text:p>12</text:p>
          </table:table-cell>
          <table:table-cell office:value-type="float" office:value="133" table:style-name="ce1">
            <text:p>133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482.4868073026387" table:formula="msoxl:=20*EXP(0.0000480873219367127*B1065)" table:style-name="ce2">
            <text:p>3482</text:p>
          </table:table-cell>
          <table:table-cell office:value-type="float" office:value="107300" table:style-name="ce1">
            <text:p>107300</text:p>
          </table:table-cell>
          <table:table-cell office:value-type="float" office:value="12" table:style-name="ce1">
            <text:p>12</text:p>
          </table:table-cell>
          <table:table-cell office:value-type="float" office:value="133" table:style-name="ce1">
            <text:p>133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499.4417574287709" table:formula="msoxl:=20*EXP(0.0000480873219367127*B1066)" table:style-name="ce2">
            <text:p>3499</text:p>
          </table:table-cell>
          <table:table-cell office:value-type="float" office:value="107401" table:style-name="ce1">
            <text:p>107401</text:p>
          </table:table-cell>
          <table:table-cell office:value-type="float" office:value="12" table:style-name="ce1">
            <text:p>12</text:p>
          </table:table-cell>
          <table:table-cell office:value-type="float" office:value="132" table:style-name="ce1">
            <text:p>132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516.4792549842828" table:formula="msoxl:=20*EXP(0.0000480873219367127*B1067)" table:style-name="ce2">
            <text:p>3516</text:p>
          </table:table-cell>
          <table:table-cell office:value-type="float" office:value="107502" table:style-name="ce1">
            <text:p>107502</text:p>
          </table:table-cell>
          <table:table-cell office:value-type="float" office:value="12" table:style-name="ce1">
            <text:p>12</text:p>
          </table:table-cell>
          <table:table-cell office:value-type="float" office:value="132" table:style-name="ce1">
            <text:p>132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3533.5997018623048" table:formula="msoxl:=20*EXP(0.0000480873219367127*B1068)" table:style-name="ce2">
            <text:p>3534</text:p>
          </table:table-cell>
          <table:table-cell office:value-type="float" office:value="107603" table:style-name="ce1">
            <text:p>107603</text:p>
          </table:table-cell>
          <table:table-cell office:value-type="float" office:value="12" table:style-name="ce1">
            <text:p>12</text:p>
          </table:table-cell>
          <table:table-cell office:value-type="float" office:value="132" table:style-name="ce1">
            <text:p>132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550.803501912651" table:formula="msoxl:=20*EXP(0.0000480873219367127*B1069)" table:style-name="ce2">
            <text:p>3551</text:p>
          </table:table-cell>
          <table:table-cell office:value-type="float" office:value="107704" table:style-name="ce1">
            <text:p>107704</text:p>
          </table:table-cell>
          <table:table-cell office:value-type="float" office:value="12" table:style-name="ce1">
            <text:p>12</text:p>
          </table:table-cell>
          <table:table-cell office:value-type="float" office:value="132" table:style-name="ce1">
            <text:p>132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568.2626450203425" table:formula="msoxl:=20*EXP(0.0000480873219367127*B1070)" table:style-name="ce2">
            <text:p>3568</text:p>
          </table:table-cell>
          <table:table-cell office:value-type="float" office:value="107806" table:style-name="ce1">
            <text:p>107806</text:p>
          </table:table-cell>
          <table:table-cell office:value-type="float" office:value="12" table:style-name="ce1">
            <text:p>12</text:p>
          </table:table-cell>
          <table:table-cell office:value-type="float" office:value="132" table:style-name="ce1">
            <text:p>132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585.4627867700865" table:formula="msoxl:=20*EXP(0.0000480873219367127*B1071)" table:style-name="ce2">
            <text:p>3585</text:p>
          </table:table-cell>
          <table:table-cell office:value-type="float" office:value="107906" table:style-name="ce1">
            <text:p>107906</text:p>
          </table:table-cell>
          <table:table-cell office:value-type="float" office:value="12" table:style-name="ce1">
            <text:p>12</text:p>
          </table:table-cell>
          <table:table-cell office:value-type="float" office:value="132" table:style-name="ce1">
            <text:p>132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602.9190891461112" table:formula="msoxl:=20*EXP(0.0000480873219367127*B1072)" table:style-name="ce2">
            <text:p>3603</text:p>
          </table:table-cell>
          <table:table-cell office:value-type="float" office:value="108007" table:style-name="ce1">
            <text:p>108007</text:p>
          </table:table-cell>
          <table:table-cell office:value-type="float" office:value="11" table:style-name="ce1">
            <text:p>11</text:p>
          </table:table-cell>
          <table:table-cell office:value-type="float" office:value="131" table:style-name="ce1">
            <text:p>131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620.4603798516109" table:formula="msoxl:=20*EXP(0.0000480873219367127*B1073)" table:style-name="ce2">
            <text:p>3620</text:p>
          </table:table-cell>
          <table:table-cell office:value-type="float" office:value="108108" table:style-name="ce1">
            <text:p>108108</text:p>
          </table:table-cell>
          <table:table-cell office:value-type="float" office:value="11" table:style-name="ce1">
            <text:p>11</text:p>
          </table:table-cell>
          <table:table-cell office:value-type="float" office:value="130" table:style-name="ce1">
            <text:p>130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638.0870726635726" table:formula="msoxl:=20*EXP(0.0000480873219367127*B1074)" table:style-name="ce2">
            <text:p>3638</text:p>
          </table:table-cell>
          <table:table-cell office:value-type="float" office:value="108209" table:style-name="ce1">
            <text:p>108209</text:p>
          </table:table-cell>
          <table:table-cell office:value-type="float" office:value="11" table:style-name="ce1">
            <text:p>11</text:p>
          </table:table-cell>
          <table:table-cell office:value-type="float" office:value="131" table:style-name="ce1">
            <text:p>131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655.7995833735026" table:formula="msoxl:=20*EXP(0.0000480873219367127*B1075)" table:style-name="ce2">
            <text:p>3656</text:p>
          </table:table-cell>
          <table:table-cell office:value-type="float" office:value="108310" table:style-name="ce1">
            <text:p>108310</text:p>
          </table:table-cell>
          <table:table-cell office:value-type="float" office:value="11" table:style-name="ce1">
            <text:p>11</text:p>
          </table:table-cell>
          <table:table-cell office:value-type="float" office:value="130" table:style-name="ce1">
            <text:p>130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673.5983297972557" table:formula="msoxl:=20*EXP(0.0000480873219367127*B1076)" table:style-name="ce2">
            <text:p>3674</text:p>
          </table:table-cell>
          <table:table-cell office:value-type="float" office:value="108411" table:style-name="ce1">
            <text:p>108411</text:p>
          </table:table-cell>
          <table:table-cell office:value-type="float" office:value="11" table:style-name="ce1">
            <text:p>11</text:p>
          </table:table-cell>
          <table:table-cell office:value-type="float" office:value="130" table:style-name="ce1">
            <text:p>130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691.4837317848655" table:formula="msoxl:=20*EXP(0.0000480873219367127*B1077)" table:style-name="ce2">
            <text:p>3691</text:p>
          </table:table-cell>
          <table:table-cell office:value-type="float" office:value="108512" table:style-name="ce1">
            <text:p>108512</text:p>
          </table:table-cell>
          <table:table-cell office:value-type="float" office:value="11" table:style-name="ce1">
            <text:p>11</text:p>
          </table:table-cell>
          <table:table-cell office:value-type="float" office:value="129" table:style-name="ce1">
            <text:p>129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3709.4562112304748" table:formula="msoxl:=20*EXP(0.0000480873219367127*B1078)" table:style-name="ce2">
            <text:p>3709</text:p>
          </table:table-cell>
          <table:table-cell office:value-type="float" office:value="108613" table:style-name="ce1">
            <text:p>108613</text:p>
          </table:table-cell>
          <table:table-cell office:value-type="float" office:value="11" table:style-name="ce1">
            <text:p>11</text:p>
          </table:table-cell>
          <table:table-cell office:value-type="float" office:value="129" table:style-name="ce1">
            <text:p>129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727.5161920822616" table:formula="msoxl:=20*EXP(0.0000480873219367127*B1079)" table:style-name="ce2">
            <text:p>3728</text:p>
          </table:table-cell>
          <table:table-cell office:value-type="float" office:value="108714" table:style-name="ce1">
            <text:p>108714</text:p>
          </table:table-cell>
          <table:table-cell office:value-type="float" office:value="11" table:style-name="ce1">
            <text:p>11</text:p>
          </table:table-cell>
          <table:table-cell office:value-type="float" office:value="129" table:style-name="ce1">
            <text:p>129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745.6641003524642" table:formula="msoxl:=20*EXP(0.0000480873219367127*B1080)" table:style-name="ce2">
            <text:p>3746</text:p>
          </table:table-cell>
          <table:table-cell office:value-type="float" office:value="108815" table:style-name="ce1">
            <text:p>108815</text:p>
          </table:table-cell>
          <table:table-cell office:value-type="float" office:value="11" table:style-name="ce1">
            <text:p>11</text:p>
          </table:table-cell>
          <table:table-cell office:value-type="float" office:value="128" table:style-name="ce1">
            <text:p>128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764.0813643678257" table:formula="msoxl:=20*EXP(0.0000480873219367127*B1081)" table:style-name="ce2">
            <text:p>3764</text:p>
          </table:table-cell>
          <table:table-cell office:value-type="float" office:value="108917" table:style-name="ce1">
            <text:p>108917</text:p>
          </table:table-cell>
          <table:table-cell office:value-type="float" office:value="10" table:style-name="ce1">
            <text:p>10</text:p>
          </table:table-cell>
          <table:table-cell office:value-type="float" office:value="128" table:style-name="ce1">
            <text:p>128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782.2254135776138" table:formula="msoxl:=20*EXP(0.0000480873219367127*B1082)" table:style-name="ce2">
            <text:p>3782</text:p>
          </table:table-cell>
          <table:table-cell office:value-type="float" office:value="109017" table:style-name="ce1">
            <text:p>109017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800.6396809679527" table:formula="msoxl:=20*EXP(0.0000480873219367127*B1083)" table:style-name="ce2">
            <text:p>3801</text:p>
          </table:table-cell>
          <table:table-cell office:value-type="float" office:value="109118" table:style-name="ce1">
            <text:p>109118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819.3272574714251" table:formula="msoxl:=20*EXP(0.0000480873219367127*B1084)" table:style-name="ce2">
            <text:p>3819</text:p>
          </table:table-cell>
          <table:table-cell office:value-type="float" office:value="109220" table:style-name="ce1">
            <text:p>109220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837.737609161441" table:formula="msoxl:=20*EXP(0.0000480873219367127*B1085)" table:style-name="ce2">
            <text:p>3838</text:p>
          </table:table-cell>
          <table:table-cell office:value-type="float" office:value="109320" table:style-name="ce1">
            <text:p>109320</text:p>
          </table:table-cell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856.422145058054" table:formula="msoxl:=20*EXP(0.0000480873219367127*B1086)" table:style-name="ce2">
            <text:p>3856</text:p>
          </table:table-cell>
          <table:table-cell office:value-type="float" office:value="109421" table:style-name="ce1">
            <text:p>109421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3875.1976491023656" table:formula="msoxl:=20*EXP(0.0000480873219367127*B1087)" table:style-name="ce2">
            <text:p>3875</text:p>
          </table:table-cell>
          <table:table-cell office:value-type="float" office:value="109522" table:style-name="ce1">
            <text:p>109522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3894.0645641849032" table:formula="msoxl:=20*EXP(0.0000480873219367127*B1088)" table:style-name="ce2">
            <text:p>3894</text:p>
          </table:table-cell>
          <table:table-cell office:value-type="float" office:value="109623" table:style-name="ce1">
            <text:p>109623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3913.2115066896308" table:formula="msoxl:=20*EXP(0.0000480873219367127*B1089)" table:style-name="ce2">
            <text:p>3913</text:p>
          </table:table-cell>
          <table:table-cell office:value-type="float" office:value="109725" table:style-name="ce1">
            <text:p>109725</text:p>
          </table:table-cell>
          <table:table-cell office:value-type="float" office:value="10" table:style-name="ce1">
            <text:p>10</text:p>
          </table:table-cell>
          <table:table-cell office:value-type="float" office:value="126" table:style-name="ce1">
            <text:p>126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3932.0744098186115" table:formula="msoxl:=20*EXP(0.0000480873219367127*B1090)" table:style-name="ce2">
            <text:p>3932</text:p>
          </table:table-cell>
          <table:table-cell office:value-type="float" office:value="109825" table:style-name="ce1">
            <text:p>109825</text:p>
          </table:table-cell>
          <table:table-cell office:value-type="float" office:value="9" table:style-name="ce1">
            <text:p>9</text:p>
          </table:table-cell>
          <table:table-cell office:value-type="float" office:value="126" table:style-name="ce1">
            <text:p>126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3951.2182369742318" table:formula="msoxl:=20*EXP(0.0000480873219367127*B1091)" table:style-name="ce2">
            <text:p>3951</text:p>
          </table:table-cell>
          <table:table-cell office:value-type="float" office:value="109926" table:style-name="ce1">
            <text:p>109926</text:p>
          </table:table-cell>
          <table:table-cell office:value-type="float" office:value="9" table:style-name="ce1">
            <text:p>9</text:p>
          </table:table-cell>
          <table:table-cell office:value-type="float" office:value="125" table:style-name="ce1">
            <text:p>125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3970.646201549544" table:formula="msoxl:=20*EXP(0.0000480873219367127*B1092)" table:style-name="ce2">
            <text:p>3971</text:p>
          </table:table-cell>
          <table:table-cell office:value-type="float" office:value="110028" table:style-name="ce1">
            <text:p>110028</text:p>
          </table:table-cell>
          <table:table-cell office:value-type="float" office:value="9" table:style-name="ce1">
            <text:p>9</text:p>
          </table:table-cell>
          <table:table-cell office:value-type="float" office:value="124" table:style-name="ce1">
            <text:p>124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3989.7859578676625" table:formula="msoxl:=20*EXP(0.0000480873219367127*B1093)" table:style-name="ce2">
            <text:p>3990</text:p>
          </table:table-cell>
          <table:table-cell office:value-type="float" office:value="110128" table:style-name="ce1">
            <text:p>110128</text:p>
          </table:table-cell>
          <table:table-cell office:value-type="float" office:value="9" table:style-name="ce1">
            <text:p>9</text:p>
          </table:table-cell>
          <table:table-cell office:value-type="float" office:value="125" table:style-name="ce1">
            <text:p>125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009.2107613694993" table:formula="msoxl:=20*EXP(0.0000480873219367127*B1094)" table:style-name="ce2">
            <text:p>4009</text:p>
          </table:table-cell>
          <table:table-cell office:value-type="float" office:value="110229" table:style-name="ce1">
            <text:p>110229</text:p>
          </table:table-cell>
          <table:table-cell office:value-type="float" office:value="9" table:style-name="ce1">
            <text:p>9</text:p>
          </table:table-cell>
          <table:table-cell office:value-type="float" office:value="124" table:style-name="ce1">
            <text:p>124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028.7301371103185" table:formula="msoxl:=20*EXP(0.0000480873219367127*B1095)" table:style-name="ce2">
            <text:p>4029</text:p>
          </table:table-cell>
          <table:table-cell office:value-type="float" office:value="110330" table:style-name="ce1">
            <text:p>110330</text:p>
          </table:table-cell>
          <table:table-cell office:value-type="float" office:value="9" table:style-name="ce1">
            <text:p>9</text:p>
          </table:table-cell>
          <table:table-cell office:value-type="float" office:value="124" table:style-name="ce1">
            <text:p>124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048.3445455276346" table:formula="msoxl:=20*EXP(0.0000480873219367127*B1096)" table:style-name="ce2">
            <text:p>4048</text:p>
          </table:table-cell>
          <table:table-cell office:value-type="float" office:value="110431" table:style-name="ce1">
            <text:p>110431</text:p>
          </table:table-cell>
          <table:table-cell office:value-type="float" office:value="9" table:style-name="ce1">
            <text:p>9</text:p>
          </table:table-cell>
          <table:table-cell office:value-type="float" office:value="123" table:style-name="ce1">
            <text:p>123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068.0544493006801" table:formula="msoxl:=20*EXP(0.0000480873219367127*B1097)" table:style-name="ce2">
            <text:p>4068</text:p>
          </table:table-cell>
          <table:table-cell office:value-type="float" office:value="110532" table:style-name="ce1">
            <text:p>110532</text:p>
          </table:table-cell>
          <table:table-cell office:value-type="float" office:value="9" table:style-name="ce1">
            <text:p>9</text:p>
          </table:table-cell>
          <table:table-cell office:value-type="float" office:value="123" table:style-name="ce1">
            <text:p>123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087.8603133612842" table:formula="msoxl:=20*EXP(0.0000480873219367127*B1098)" table:style-name="ce2">
            <text:p>4088</text:p>
          </table:table-cell>
          <table:table-cell office:value-type="float" office:value="110633" table:style-name="ce1">
            <text:p>110633</text:p>
          </table:table-cell>
          <table:table-cell office:value-type="float" office:value="9" table:style-name="ce1">
            <text:p>9</text:p>
          </table:table-cell>
          <table:table-cell office:value-type="float" office:value="123" table:style-name="ce1">
            <text:p>12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107.7626049048758" table:formula="msoxl:=20*EXP(0.0000480873219367127*B1099)" table:style-name="ce2">
            <text:p>4108</text:p>
          </table:table-cell>
          <table:table-cell office:value-type="float" office:value="110734" table:style-name="ce1">
            <text:p>110734</text:p>
          </table:table-cell>
          <table:table-cell office:value-type="float" office:value="8" table:style-name="ce1">
            <text:p>8</text:p>
          </table:table-cell>
          <table:table-cell office:value-type="float" office:value="122" table:style-name="ce1">
            <text:p>122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127.7617934014725" table:formula="msoxl:=20*EXP(0.0000480873219367127*B1100)" table:style-name="ce2">
            <text:p>4128</text:p>
          </table:table-cell>
          <table:table-cell office:value-type="float" office:value="110835" table:style-name="ce1">
            <text:p>110835</text:p>
          </table:table-cell>
          <table:table-cell office:value-type="float" office:value="8" table:style-name="ce1">
            <text:p>8</text:p>
          </table:table-cell>
          <table:table-cell office:value-type="float" office:value="122" table:style-name="ce1">
            <text:p>122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147.8583506067807" table:formula="msoxl:=20*EXP(0.0000480873219367127*B1101)" table:style-name="ce2">
            <text:p>4148</text:p>
          </table:table-cell>
          <table:table-cell office:value-type="float" office:value="110936" table:style-name="ce1">
            <text:p>110936</text:p>
          </table:table-cell>
          <table:table-cell office:value-type="float" office:value="8" table:style-name="ce1">
            <text:p>8</text:p>
          </table:table-cell>
          <table:table-cell office:value-type="float" office:value="123" table:style-name="ce1">
            <text:p>12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168.0527505733007" table:formula="msoxl:=20*EXP(0.0000480873219367127*B1102)" table:style-name="ce2">
            <text:p>4168</text:p>
          </table:table-cell>
          <table:table-cell office:value-type="float" office:value="111037" table:style-name="ce1">
            <text:p>111037</text:p>
          </table:table-cell>
          <table:table-cell office:value-type="float" office:value="8" table:style-name="ce1">
            <text:p>8</text:p>
          </table:table-cell>
          <table:table-cell office:value-type="float" office:value="121" table:style-name="ce1">
            <text:p>121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188.3454696615308" table:formula="msoxl:=20*EXP(0.0000480873219367127*B1103)" table:style-name="ce2">
            <text:p>4188</text:p>
          </table:table-cell>
          <table:table-cell office:value-type="float" office:value="111138" table:style-name="ce1">
            <text:p>111138</text:p>
          </table:table-cell>
          <table:table-cell office:value-type="float" office:value="8" table:style-name="ce1">
            <text:p>8</text:p>
          </table:table-cell>
          <table:table-cell office:value-type="float" office:value="121" table:style-name="ce1">
            <text:p>121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208.7369865511928" table:formula="msoxl:=20*EXP(0.0000480873219367127*B1104)" table:style-name="ce2">
            <text:p>4209</text:p>
          </table:table-cell>
          <table:table-cell office:value-type="float" office:value="111239" table:style-name="ce1">
            <text:p>111239</text:p>
          </table:table-cell>
          <table:table-cell office:value-type="float" office:value="8" table:style-name="ce1">
            <text:p>8</text:p>
          </table:table-cell>
          <table:table-cell office:value-type="float" office:value="121" table:style-name="ce1">
            <text:p>121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229.0244149043428" table:formula="msoxl:=20*EXP(0.0000480873219367127*B1105)" table:style-name="ce2">
            <text:p>4229</text:p>
          </table:table-cell>
          <table:table-cell office:value-type="float" office:value="111339" table:style-name="ce1">
            <text:p>111339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249.8183401175984" table:formula="msoxl:=20*EXP(0.0000480873219367127*B1106)" table:style-name="ce2">
            <text:p>4250</text:p>
          </table:table-cell>
          <table:table-cell office:value-type="float" office:value="111441" table:style-name="ce1">
            <text:p>111441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4270.5091458518" table:formula="msoxl:=20*EXP(0.0000480873219367127*B1107)" table:style-name="ce2">
            <text:p>4271</text:p>
          </table:table-cell>
          <table:table-cell office:value-type="float" office:value="111542" table:style-name="ce1">
            <text:p>111542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291.0943353290195" table:formula="msoxl:=20*EXP(0.0000480873219367127*B1108)" table:style-name="ce2">
            <text:p>4291</text:p>
          </table:table-cell>
          <table:table-cell office:value-type="float" office:value="111642" table:style-name="ce1">
            <text:p>111642</text:p>
          </table:table-cell>
          <table:table-cell office:value-type="float" office:value="8" table:style-name="ce1">
            <text:p>8</text:p>
          </table:table-cell>
          <table:table-cell office:value-type="float" office:value="119" table:style-name="ce1">
            <text:p>11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312.1934555841281" table:formula="msoxl:=20*EXP(0.0000480873219367127*B1109)" table:style-name="ce2">
            <text:p>4312</text:p>
          </table:table-cell>
          <table:table-cell office:value-type="float" office:value="111744" table:style-name="ce1">
            <text:p>111744</text:p>
          </table:table-cell>
          <table:table-cell office:value-type="float" office:value="7" table:style-name="ce1">
            <text:p>7</text:p>
          </table:table-cell>
          <table:table-cell office:value-type="float" office:value="119" table:style-name="ce1">
            <text:p>11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332.9795764689998" table:formula="msoxl:=20*EXP(0.0000480873219367127*B1110)" table:style-name="ce2">
            <text:p>4333</text:p>
          </table:table-cell>
          <table:table-cell office:value-type="float" office:value="111844" table:style-name="ce1">
            <text:p>111844</text:p>
          </table:table-cell>
          <table:table-cell office:value-type="float" office:value="8" table:style-name="ce1">
            <text:p>8</text:p>
          </table:table-cell>
          <table:table-cell office:value-type="float" office:value="118" table:style-name="ce1">
            <text:p>118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354.2846445944342" table:formula="msoxl:=20*EXP(0.0000480873219367127*B1111)" table:style-name="ce2">
            <text:p>4354</text:p>
          </table:table-cell>
          <table:table-cell office:value-type="float" office:value="111946" table:style-name="ce1">
            <text:p>111946</text:p>
          </table:table-cell>
          <table:table-cell office:value-type="float" office:value="7" table:style-name="ce1">
            <text:p>7</text:p>
          </table:table-cell>
          <table:table-cell office:value-type="float" office:value="118" table:style-name="ce1">
            <text:p>118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375.4840584240237" table:formula="msoxl:=20*EXP(0.0000480873219367127*B1112)" table:style-name="ce2">
            <text:p>4375</text:p>
          </table:table-cell>
          <table:table-cell office:value-type="float" office:value="112047" table:style-name="ce1">
            <text:p>112047</text:p>
          </table:table-cell>
          <table:table-cell office:value-type="float" office:value="7" table:style-name="ce1">
            <text:p>7</text:p>
          </table:table-cell>
          <table:table-cell office:value-type="float" office:value="118" table:style-name="ce1">
            <text:p>118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396.5752598056415" table:formula="msoxl:=20*EXP(0.0000480873219367127*B1113)" table:style-name="ce2">
            <text:p>4397</text:p>
          </table:table-cell>
          <table:table-cell office:value-type="float" office:value="112147" table:style-name="ce1">
            <text:p>112147</text:p>
          </table:table-cell>
          <table:table-cell office:value-type="float" office:value="7" table:style-name="ce1">
            <text:p>7</text:p>
          </table:table-cell>
          <table:table-cell office:value-type="float" office:value="118" table:style-name="ce1">
            <text:p>118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418.1930250814021" table:formula="msoxl:=20*EXP(0.0000480873219367127*B1114)" table:style-name="ce2">
            <text:p>4418</text:p>
          </table:table-cell>
          <table:table-cell office:value-type="float" office:value="112249" table:style-name="ce1">
            <text:p>112249</text:p>
          </table:table-cell>
          <table:table-cell office:value-type="float" office:value="7" table:style-name="ce1">
            <text:p>7</text:p>
          </table:table-cell>
          <table:table-cell office:value-type="float" office:value="117" table:style-name="ce1">
            <text:p>117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439.4900970374611" table:formula="msoxl:=20*EXP(0.0000480873219367127*B1115)" table:style-name="ce2">
            <text:p>4439</text:p>
          </table:table-cell>
          <table:table-cell office:value-type="float" office:value="112349" table:style-name="ce1">
            <text:p>112349</text:p>
          </table:table-cell>
          <table:table-cell office:value-type="float" office:value="7" table:style-name="ce1">
            <text:p>7</text:p>
          </table:table-cell>
          <table:table-cell office:value-type="float" office:value="117" table:style-name="ce1">
            <text:p>117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461.1043449429817" table:formula="msoxl:=20*EXP(0.0000480873219367127*B1116)" table:style-name="ce2">
            <text:p>4461</text:p>
          </table:table-cell>
          <table:table-cell office:value-type="float" office:value="112450" table:style-name="ce1">
            <text:p>112450</text:p>
          </table:table-cell>
          <table:table-cell office:value-type="float" office:value="7" table:style-name="ce1">
            <text:p>7</text:p>
          </table:table-cell>
          <table:table-cell office:value-type="float" office:value="117" table:style-name="ce1">
            <text:p>117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483.0393968642584" table:formula="msoxl:=20*EXP(0.0000480873219367127*B1117)" table:style-name="ce2">
            <text:p>4483</text:p>
          </table:table-cell>
          <table:table-cell office:value-type="float" office:value="112552" table:style-name="ce1">
            <text:p>112552</text:p>
          </table:table-cell>
          <table:table-cell office:value-type="float" office:value="7" table:style-name="ce1">
            <text:p>7</text:p>
          </table:table-cell>
          <table:table-cell office:value-type="float" office:value="116" table:style-name="ce1">
            <text:p>116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504.6490486098664" table:formula="msoxl:=20*EXP(0.0000480873219367127*B1118)" table:style-name="ce2">
            <text:p>4505</text:p>
          </table:table-cell>
          <table:table-cell office:value-type="float" office:value="112652" table:style-name="ce1">
            <text:p>112652</text:p>
          </table:table-cell>
          <table:table-cell office:value-type="float" office:value="6" table:style-name="ce1">
            <text:p>6</text:p>
          </table:table-cell>
          <table:table-cell office:value-type="float" office:value="116" table:style-name="ce1">
            <text:p>116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526.7982079050071" table:formula="msoxl:=20*EXP(0.0000480873219367127*B1119)" table:style-name="ce2">
            <text:p>4527</text:p>
          </table:table-cell>
          <table:table-cell office:value-type="float" office:value="112754" table:style-name="ce1">
            <text:p>112754</text:p>
          </table:table-cell>
          <table:table-cell office:value-type="float" office:value="7" table:style-name="ce1">
            <text:p>7</text:p>
          </table:table-cell>
          <table:table-cell office:value-type="float" office:value="115" table:style-name="ce1">
            <text:p>115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548.6187908032744" table:formula="msoxl:=20*EXP(0.0000480873219367127*B1120)" table:style-name="ce2">
            <text:p>4549</text:p>
          </table:table-cell>
          <table:table-cell office:value-type="float" office:value="112854" table:style-name="ce1">
            <text:p>112854</text:p>
          </table:table-cell>
          <table:table-cell office:value-type="float" office:value="6" table:style-name="ce1">
            <text:p>6</text:p>
          </table:table-cell>
          <table:table-cell office:value-type="float" office:value="115" table:style-name="ce1">
            <text:p>115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570.7643462664382" table:formula="msoxl:=20*EXP(0.0000480873219367127*B1121)" table:style-name="ce2">
            <text:p>4571</text:p>
          </table:table-cell>
          <table:table-cell office:value-type="float" office:value="112955" table:style-name="ce1">
            <text:p>112955</text:p>
          </table:table-cell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593.2385915436025" table:formula="msoxl:=20*EXP(0.0000480873219367127*B1122)" table:style-name="ce2">
            <text:p>4593</text:p>
          </table:table-cell>
          <table:table-cell office:value-type="float" office:value="113057" table:style-name="ce1">
            <text:p>113057</text:p>
          </table:table-cell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615.3794378670091" table:formula="msoxl:=20*EXP(0.0000480873219367127*B1123)" table:style-name="ce2">
            <text:p>4615</text:p>
          </table:table-cell>
          <table:table-cell office:value-type="float" office:value="113157" table:style-name="ce1">
            <text:p>113157</text:p>
          </table:table-cell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637.850026418304" table:formula="msoxl:=20*EXP(0.0000480873219367127*B1124)" table:style-name="ce2">
            <text:p>4638</text:p>
          </table:table-cell>
          <table:table-cell office:value-type="float" office:value="113258" table:style-name="ce1">
            <text:p>113258</text:p>
          </table:table-cell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660.4300160181283" table:formula="msoxl:=20*EXP(0.0000480873219367127*B1125)" table:style-name="ce2">
            <text:p>4660</text:p>
          </table:table-cell>
          <table:table-cell office:value-type="float" office:value="113359" table:style-name="ce1">
            <text:p>113359</text:p>
          </table:table-cell>
          <table:table-cell office:value-type="float" office:value="6" table:style-name="ce1">
            <text:p>6</text:p>
          </table:table-cell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683.1199393000261" table:formula="msoxl:=20*EXP(0.0000480873219367127*B1126)" table:style-name="ce2">
            <text:p>4683</text:p>
          </table:table-cell>
          <table:table-cell office:value-type="float" office:value="113460" table:style-name="ce1">
            <text:p>113460</text:p>
          </table:table-cell>
          <table:table-cell office:value-type="float" office:value="6" table:style-name="ce1">
            <text:p>6</text:p>
          </table:table-cell>
          <table:table-cell office:value-type="float" office:value="113" table:style-name="ce1">
            <text:p>113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705.9203314907563" table:formula="msoxl:=20*EXP(0.0000480873219367127*B1127)" table:style-name="ce2">
            <text:p>4706</text:p>
          </table:table-cell>
          <table:table-cell office:value-type="float" office:value="113561" table:style-name="ce1">
            <text:p>113561</text:p>
          </table:table-cell>
          <table:table-cell office:value-type="float" office:value="6" table:style-name="ce1">
            <text:p>6</text:p>
          </table:table-cell>
          <table:table-cell office:value-type="float" office:value="112" table:style-name="ce1">
            <text:p>112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728.8317304228822" table:formula="msoxl:=20*EXP(0.0000480873219367127*B1128)" table:style-name="ce2">
            <text:p>4729</text:p>
          </table:table-cell>
          <table:table-cell office:value-type="float" office:value="113662" table:style-name="ce1">
            <text:p>113662</text:p>
          </table:table-cell>
          <table:table-cell office:value-type="float" office:value="6" table:style-name="ce1">
            <text:p>6</text:p>
          </table:table-cell>
          <table:table-cell office:value-type="float" office:value="112" table:style-name="ce1">
            <text:p>112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751.8546765474966" table:formula="msoxl:=20*EXP(0.0000480873219367127*B1129)" table:style-name="ce2">
            <text:p>4752</text:p>
          </table:table-cell>
          <table:table-cell office:value-type="float" office:value="113763" table:style-name="ce1">
            <text:p>113763</text:p>
          </table:table-cell>
          <table:table-cell office:value-type="float" office:value="6" table:style-name="ce1">
            <text:p>6</text:p>
          </table:table-cell>
          <table:table-cell office:value-type="float" office:value="111" table:style-name="ce1">
            <text:p>111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774.98971294693" table:formula="msoxl:=20*EXP(0.0000480873219367127*B1130)" table:style-name="ce2">
            <text:p>4775</text:p>
          </table:table-cell>
          <table:table-cell office:value-type="float" office:value="113864" table:style-name="ce1">
            <text:p>113864</text:p>
          </table:table-cell>
          <table:table-cell office:value-type="float" office:value="6" table:style-name="ce1">
            <text:p>6</text:p>
          </table:table-cell>
          <table:table-cell office:value-type="float" office:value="111" table:style-name="ce1">
            <text:p>111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798.2373853475992" table:formula="msoxl:=20*EXP(0.0000480873219367127*B1131)" table:style-name="ce2">
            <text:p>4798</text:p>
          </table:table-cell>
          <table:table-cell office:value-type="float" office:value="113965" table:style-name="ce1">
            <text:p>113965</text:p>
          </table:table-cell>
          <table:table-cell office:value-type="float" office:value="6" table:style-name="ce1">
            <text:p>6</text:p>
          </table:table-cell>
          <table:table-cell office:value-type="float" office:value="111" table:style-name="ce1">
            <text:p>111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821.5982421328472" table:formula="msoxl:=20*EXP(0.0000480873219367127*B1132)" table:style-name="ce2">
            <text:p>4822</text:p>
          </table:table-cell>
          <table:table-cell office:value-type="float" office:value="114066" table:style-name="ce1">
            <text:p>114066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845.0728343559094" table:formula="msoxl:=20*EXP(0.0000480873219367127*B1133)" table:style-name="ce2">
            <text:p>4845</text:p>
          </table:table-cell>
          <table:table-cell office:value-type="float" office:value="114167" table:style-name="ce1">
            <text:p>114167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868.6617157528826" table:formula="msoxl:=20*EXP(0.0000480873219367127*B1134)" table:style-name="ce2">
            <text:p>4869</text:p>
          </table:table-cell>
          <table:table-cell office:value-type="float" office:value="114268" table:style-name="ce1">
            <text:p>114268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892.1301876601756" table:formula="msoxl:=20*EXP(0.0000480873219367127*B1135)" table:style-name="ce2">
            <text:p>4892</text:p>
          </table:table-cell>
          <table:table-cell office:value-type="float" office:value="114368" table:style-name="ce1">
            <text:p>114368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916.1845745058035" table:formula="msoxl:=20*EXP(0.0000480873219367127*B1136)" table:style-name="ce2">
            <text:p>4916</text:p>
          </table:table-cell>
          <table:table-cell office:value-type="float" office:value="114470" table:style-name="ce1">
            <text:p>114470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940.1196728662107" table:formula="msoxl:=20*EXP(0.0000480873219367127*B1137)" table:style-name="ce2">
            <text:p>4940</text:p>
          </table:table-cell>
          <table:table-cell office:value-type="float" office:value="114571" table:style-name="ce1">
            <text:p>114571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4963.932594471793" table:formula="msoxl:=20*EXP(0.0000480873219367127*B1138)" table:style-name="ce2">
            <text:p>4964</text:p>
          </table:table-cell>
          <table:table-cell office:value-type="float" office:value="114671" table:style-name="ce1">
            <text:p>114671</text:p>
          </table:table-cell>
          <table:table-cell office:value-type="float" office:value="5" table:style-name="ce1">
            <text:p>5</text:p>
          </table:table-cell>
          <table:table-cell office:value-type="float" office:value="109" table:style-name="ce1">
            <text:p>10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4988.3400305625637" table:formula="msoxl:=20*EXP(0.0000480873219367127*B1139)" table:style-name="ce2">
            <text:p>4988</text:p>
          </table:table-cell>
          <table:table-cell office:value-type="float" office:value="114773" table:style-name="ce1">
            <text:p>114773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012.3853893708174" table:formula="msoxl:=20*EXP(0.0000480873219367127*B1140)" table:style-name="ce2">
            <text:p>5012</text:p>
          </table:table-cell>
          <table:table-cell office:value-type="float" office:value="114873" table:style-name="ce1">
            <text:p>114873</text:p>
          </table:table-cell>
          <table:table-cell office:value-type="float" office:value="5" table:style-name="ce1">
            <text:p>5</text:p>
          </table:table-cell>
          <table:table-cell office:value-type="float" office:value="108" table:style-name="ce1">
            <text:p>108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037.0310657020445" table:formula="msoxl:=20*EXP(0.0000480873219367127*B1141)" table:style-name="ce2">
            <text:p>5037</text:p>
          </table:table-cell>
          <table:table-cell office:value-type="float" office:value="114975" table:style-name="ce1">
            <text:p>114975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061.5545212751385" table:formula="msoxl:=20*EXP(0.0000480873219367127*B1142)" table:style-name="ce2">
            <text:p>5062</text:p>
          </table:table-cell>
          <table:table-cell office:value-type="float" office:value="115076" table:style-name="ce1">
            <text:p>115076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1">
            <text:p>107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085.9527968228958" table:formula="msoxl:=20*EXP(0.0000480873219367127*B1143)" table:style-name="ce2">
            <text:p>5086</text:p>
          </table:table-cell>
          <table:table-cell office:value-type="float" office:value="115176" table:style-name="ce1">
            <text:p>115176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110.9602008290258" table:formula="msoxl:=20*EXP(0.0000480873219367127*B1144)" table:style-name="ce2">
            <text:p>5111</text:p>
          </table:table-cell>
          <table:table-cell office:value-type="float" office:value="115278" table:style-name="ce1">
            <text:p>115278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135.5966272014584" table:formula="msoxl:=20*EXP(0.0000480873219367127*B1145)" table:style-name="ce2">
            <text:p>5136</text:p>
          </table:table-cell>
          <table:table-cell office:value-type="float" office:value="115378" table:style-name="ce1">
            <text:p>115378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160.599962318066" table:formula="msoxl:=20*EXP(0.0000480873219367127*B1146)" table:style-name="ce2">
            <text:p>5161</text:p>
          </table:table-cell>
          <table:table-cell office:value-type="float" office:value="115479" table:style-name="ce1">
            <text:p>115479</text:p>
          </table:table-cell>
          <table:table-cell office:value-type="float" office:value="4" table:style-name="ce1">
            <text:p>4</text:p>
          </table:table-cell>
          <table:table-cell office:value-type="float" office:value="105" table:style-name="ce1">
            <text:p>105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185.9744031214286" table:formula="msoxl:=20*EXP(0.0000480873219367127*B1147)" table:style-name="ce2">
            <text:p>5186</text:p>
          </table:table-cell>
          <table:table-cell office:value-type="float" office:value="115581" table:style-name="ce1">
            <text:p>115581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210.9724214059625" table:formula="msoxl:=20*EXP(0.0000480873219367127*B1148)" table:style-name="ce2">
            <text:p>5211</text:p>
          </table:table-cell>
          <table:table-cell office:value-type="float" office:value="115681" table:style-name="ce1">
            <text:p>115681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236.3427336002023" table:formula="msoxl:=20*EXP(0.0000480873219367127*B1149)" table:style-name="ce2">
            <text:p>5236</text:p>
          </table:table-cell>
          <table:table-cell office:value-type="float" office:value="115782" table:style-name="ce1">
            <text:p>115782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261.836564533136" table:formula="msoxl:=20*EXP(0.0000480873219367127*B1150)" table:style-name="ce2">
            <text:p>5262</text:p>
          </table:table-cell>
          <table:table-cell office:value-type="float" office:value="115883" table:style-name="ce1">
            <text:p>115883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287.4545155721571" table:formula="msoxl:=20*EXP(0.0000480873219367127*B1151)" table:style-name="ce2">
            <text:p>5287</text:p>
          </table:table-cell>
          <table:table-cell office:value-type="float" office:value="115984" table:style-name="ce1">
            <text:p>115984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313.4526945795451" table:formula="msoxl:=20*EXP(0.0000480873219367127*B1152)" table:style-name="ce2">
            <text:p>5313</text:p>
          </table:table-cell>
          <table:table-cell office:value-type="float" office:value="116086" table:style-name="ce1">
            <text:p>116086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339.0651980915472" table:formula="msoxl:=20*EXP(0.0000480873219367127*B1153)" table:style-name="ce2">
            <text:p>5339</text:p>
          </table:table-cell>
          <table:table-cell office:value-type="float" office:value="116186" table:style-name="ce1">
            <text:p>116186</text:p>
          </table:table-cell>
          <table:table-cell office:value-type="float" office:value="4" table:style-name="ce1">
            <text:p>4</text:p>
          </table:table-cell>
          <table:table-cell office:value-type="float" office:value="103" table:style-name="ce1">
            <text:p>10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365.0591470029985" table:formula="msoxl:=20*EXP(0.0000480873219367127*B1154)" table:style-name="ce2">
            <text:p>5365</text:p>
          </table:table-cell>
          <table:table-cell office:value-type="float" office:value="116287" table:style-name="ce1">
            <text:p>116287</text:p>
          </table:table-cell>
          <table:table-cell office:value-type="float" office:value="4" table:style-name="ce1">
            <text:p>4</text:p>
          </table:table-cell>
          <table:table-cell office:value-type="float" office:value="102" table:style-name="ce1">
            <text:p>10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391.1796509114229" table:formula="msoxl:=20*EXP(0.0000480873219367127*B1155)" table:style-name="ce2">
            <text:p>5391</text:p>
          </table:table-cell>
          <table:table-cell office:value-type="float" office:value="116388" table:style-name="ce1">
            <text:p>116388</text:p>
          </table:table-cell>
          <table:table-cell office:value-type="float" office:value="4" table:style-name="ce1">
            <text:p>4</text:p>
          </table:table-cell>
          <table:table-cell office:value-type="float" office:value="101" table:style-name="ce1">
            <text:p>101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5417.4273259666588" table:formula="msoxl:=20*EXP(0.0000480873219367127*B1156)" table:style-name="ce2">
            <text:p>5417</text:p>
          </table:table-cell>
          <table:table-cell office:value-type="float" office:value="116489" table:style-name="ce1">
            <text:p>116489</text:p>
          </table:table-cell>
          <table:table-cell office:value-type="float" office:value="4" table:style-name="ce1">
            <text:p>4</text:p>
          </table:table-cell>
          <table:table-cell office:value-type="float" office:value="102" table:style-name="ce1">
            <text:p>10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443.8027913183487" table:formula="msoxl:=20*EXP(0.0000480873219367127*B1157)" table:style-name="ce2">
            <text:p>5444</text:p>
          </table:table-cell>
          <table:table-cell office:value-type="float" office:value="116590" table:style-name="ce1">
            <text:p>116590</text:p>
          </table:table-cell>
          <table:table-cell office:value-type="float" office:value="4" table:style-name="ce1">
            <text:p>4</text:p>
          </table:table-cell>
          <table:table-cell office:value-type="float" office:value="102" table:style-name="ce1">
            <text:p>10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470.3066691305357" table:formula="msoxl:=20*EXP(0.0000480873219367127*B1158)" table:style-name="ce2">
            <text:p>5470</text:p>
          </table:table-cell>
          <table:table-cell office:value-type="float" office:value="116691" table:style-name="ce1">
            <text:p>116691</text:p>
          </table:table-cell>
          <table:table-cell office:value-type="float" office:value="4" table:style-name="ce1">
            <text:p>4</text:p>
          </table:table-cell>
          <table:table-cell office:value-type="float" office:value="101" table:style-name="ce1">
            <text:p>101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496.93958459637" table:formula="msoxl:=20*EXP(0.0000480873219367127*B1159)" table:style-name="ce2">
            <text:p>5497</text:p>
          </table:table-cell>
          <table:table-cell office:value-type="float" office:value="116792" table:style-name="ce1">
            <text:p>116792</text:p>
          </table:table-cell>
          <table:table-cell office:value-type="float" office:value="4" table:style-name="ce1">
            <text:p>4</text:p>
          </table:table-cell>
          <table:table-cell office:value-type="float" office:value="101" table:style-name="ce1">
            <text:p>101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523.7021659528182" table:formula="msoxl:=20*EXP(0.0000480873219367127*B1160)" table:style-name="ce2">
            <text:p>5524</text:p>
          </table:table-cell>
          <table:table-cell office:value-type="float" office:value="116893" table:style-name="ce1">
            <text:p>116893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550.5950444955215" table:formula="msoxl:=20*EXP(0.0000480873219367127*B1161)" table:style-name="ce2">
            <text:p>5551</text:p>
          </table:table-cell>
          <table:table-cell office:value-type="float" office:value="116994" table:style-name="ce1">
            <text:p>116994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577.3506482888606" table:formula="msoxl:=20*EXP(0.0000480873219367127*B1162)" table:style-name="ce2">
            <text:p>5577</text:p>
          </table:table-cell>
          <table:table-cell office:value-type="float" office:value="117094" table:style-name="ce1">
            <text:p>117094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604.7742337048985" table:formula="msoxl:=20*EXP(0.0000480873219367127*B1163)" table:style-name="ce2">
            <text:p>5605</text:p>
          </table:table-cell>
          <table:table-cell office:value-type="float" office:value="117196" table:style-name="ce1">
            <text:p>117196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632.0618223904976" table:formula="msoxl:=20*EXP(0.0000480873219367127*B1164)" table:style-name="ce2">
            <text:p>5632</text:p>
          </table:table-cell>
          <table:table-cell office:value-type="float" office:value="117297" table:style-name="ce1">
            <text:p>117297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659.2101215280709" table:formula="msoxl:=20*EXP(0.0000480873219367127*B1165)" table:style-name="ce2">
            <text:p>5659</text:p>
          </table:table-cell>
          <table:table-cell office:value-type="float" office:value="117397" table:style-name="ce1">
            <text:p>117397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687.0362063381799" table:formula="msoxl:=20*EXP(0.0000480873219367127*B1166)" table:style-name="ce2">
            <text:p>5687</text:p>
          </table:table-cell>
          <table:table-cell office:value-type="float" office:value="117499" table:style-name="ce1">
            <text:p>117499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714.4494991969486" table:formula="msoxl:=20*EXP(0.0000480873219367127*B1167)" table:style-name="ce2">
            <text:p>5714</text:p>
          </table:table-cell>
          <table:table-cell office:value-type="float" office:value="117599" table:style-name="ce1">
            <text:p>117599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742.2710564973286" table:formula="msoxl:=20*EXP(0.0000480873219367127*B1168)" table:style-name="ce2">
            <text:p>5742</text:p>
          </table:table-cell>
          <table:table-cell office:value-type="float" office:value="117700" table:style-name="ce1">
            <text:p>117700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770.2280667491696" table:formula="msoxl:=20*EXP(0.0000480873219367127*B1169)" table:style-name="ce2">
            <text:p>5770</text:p>
          </table:table-cell>
          <table:table-cell office:value-type="float" office:value="117801" table:style-name="ce1">
            <text:p>117801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798.3211894231699" table:formula="msoxl:=20*EXP(0.0000480873219367127*B1170)" table:style-name="ce2">
            <text:p>5798</text:p>
          </table:table-cell>
          <table:table-cell office:value-type="float" office:value="117902" table:style-name="ce1">
            <text:p>117902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5826.8312771754136" table:formula="msoxl:=20*EXP(0.0000480873219367127*B1171)" table:style-name="ce2">
            <text:p>5827</text:p>
          </table:table-cell>
          <table:table-cell office:value-type="float" office:value="118004" table:style-name="ce1">
            <text:p>118004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854.9184259897311" table:formula="msoxl:=20*EXP(0.0000480873219367127*B1172)" table:style-name="ce2">
            <text:p>5855</text:p>
          </table:table-cell>
          <table:table-cell office:value-type="float" office:value="118104" table:style-name="ce1">
            <text:p>118104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5883.4238749399137" table:formula="msoxl:=20*EXP(0.0000480873219367127*B1173)" table:style-name="ce2">
            <text:p>5883</text:p>
          </table:table-cell>
          <table:table-cell office:value-type="float" office:value="118205" table:style-name="ce1">
            <text:p>118205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912.0681064589899" table:formula="msoxl:=20*EXP(0.0000480873219367127*B1174)" table:style-name="ce2">
            <text:p>5912</text:p>
          </table:table-cell>
          <table:table-cell office:value-type="float" office:value="118306" table:style-name="ce1">
            <text:p>118306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5940.8517962283549" table:formula="msoxl:=20*EXP(0.0000480873219367127*B1175)" table:style-name="ce2">
            <text:p>5941</text:p>
          </table:table-cell>
          <table:table-cell office:value-type="float" office:value="118407" table:style-name="ce1">
            <text:p>118407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5969.4885595988862" table:formula="msoxl:=20*EXP(0.0000480873219367127*B1176)" table:style-name="ce2">
            <text:p>5969</text:p>
          </table:table-cell>
          <table:table-cell office:value-type="float" office:value="118507" table:style-name="ce1">
            <text:p>118507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5998.8402697077745" table:formula="msoxl:=20*EXP(0.0000480873219367127*B1177)" table:style-name="ce2">
            <text:p>5999</text:p>
          </table:table-cell>
          <table:table-cell office:value-type="float" office:value="118609" table:style-name="ce1">
            <text:p>118609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027.7565556535519" table:formula="msoxl:=20*EXP(0.0000480873219367127*B1178)" table:style-name="ce2">
            <text:p>6028</text:p>
          </table:table-cell>
          <table:table-cell office:value-type="float" office:value="118709" table:style-name="ce1">
            <text:p>118709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057.1034900221957" table:formula="msoxl:=20*EXP(0.0000480873219367127*B1179)" table:style-name="ce2">
            <text:p>6057</text:p>
          </table:table-cell>
          <table:table-cell office:value-type="float" office:value="118810" table:style-name="ce1">
            <text:p>118810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086.8859988525073" table:formula="msoxl:=20*EXP(0.0000480873219367127*B1180)" table:style-name="ce2">
            <text:p>6087</text:p>
          </table:table-cell>
          <table:table-cell office:value-type="float" office:value="118912" table:style-name="ce1">
            <text:p>118912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116.2266927447808" table:formula="msoxl:=20*EXP(0.0000480873219367127*B1181)" table:style-name="ce2">
            <text:p>6116</text:p>
          </table:table-cell>
          <table:table-cell office:value-type="float" office:value="119012" table:style-name="ce1">
            <text:p>119012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146.299907736885" table:formula="msoxl:=20*EXP(0.0000480873219367127*B1182)" table:style-name="ce2">
            <text:p>6146</text:p>
          </table:table-cell>
          <table:table-cell office:value-type="float" office:value="119114" table:style-name="ce1">
            <text:p>119114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175.9269952487939" table:formula="msoxl:=20*EXP(0.0000480873219367127*B1183)" table:style-name="ce2">
            <text:p>6176</text:p>
          </table:table-cell>
          <table:table-cell office:value-type="float" office:value="119214" table:style-name="ce1">
            <text:p>119214</text:p>
          </table:table-cell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205.9953171064726" table:formula="msoxl:=20*EXP(0.0000480873219367127*B1184)" table:style-name="ce2">
            <text:p>6206</text:p>
          </table:table-cell>
          <table:table-cell office:value-type="float" office:value="119315" table:style-name="ce1">
            <text:p>119315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236.2100305876284" table:formula="msoxl:=20*EXP(0.0000480873219367127*B1185)" table:style-name="ce2">
            <text:p>6236</text:p>
          </table:table-cell>
          <table:table-cell office:value-type="float" office:value="119416" table:style-name="ce1">
            <text:p>119416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6266.5718484193567" table:formula="msoxl:=20*EXP(0.0000480873219367127*B1186)" table:style-name="ce2">
            <text:p>6267</text:p>
          </table:table-cell>
          <table:table-cell office:value-type="float" office:value="119517" table:style-name="ce1">
            <text:p>119517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296.7786842945598" table:formula="msoxl:=20*EXP(0.0000480873219367127*B1187)" table:style-name="ce2">
            <text:p>6297</text:p>
          </table:table-cell>
          <table:table-cell office:value-type="float" office:value="119617" table:style-name="ce1">
            <text:p>119617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327.739665409782" table:formula="msoxl:=20*EXP(0.0000480873219367127*B1188)" table:style-name="ce2">
            <text:p>6328</text:p>
          </table:table-cell>
          <table:table-cell office:value-type="float" office:value="119719" table:style-name="ce1">
            <text:p>119719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358.547107440344" table:formula="msoxl:=20*EXP(0.0000480873219367127*B1189)" table:style-name="ce2">
            <text:p>6359</text:p>
          </table:table-cell>
          <table:table-cell office:value-type="float" office:value="119820" table:style-name="ce1">
            <text:p>11982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389.1972928248279" table:formula="msoxl:=20*EXP(0.0000480873219367127*B1190)" table:style-name="ce2">
            <text:p>6389</text:p>
          </table:table-cell>
          <table:table-cell office:value-type="float" office:value="119920" table:style-name="ce1">
            <text:p>119920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6420.6126921333553" table:formula="msoxl:=20*EXP(0.0000480873219367127*B1191)" table:style-name="ce2">
            <text:p>6421</text:p>
          </table:table-cell>
          <table:table-cell office:value-type="float" office:value="120022" table:style-name="ce1">
            <text:p>12002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451.5620530440547" table:formula="msoxl:=20*EXP(0.0000480873219367127*B1192)" table:style-name="ce2">
            <text:p>6452</text:p>
          </table:table-cell>
          <table:table-cell office:value-type="float" office:value="120122" table:style-name="ce1">
            <text:p>12012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483.2840971086098" table:formula="msoxl:=20*EXP(0.0000480873219367127*B1193)" table:style-name="ce2">
            <text:p>6483</text:p>
          </table:table-cell>
          <table:table-cell office:value-type="float" office:value="120224" table:style-name="ce1">
            <text:p>120224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514.5355537887262" table:formula="msoxl:=20*EXP(0.0000480873219367127*B1194)" table:style-name="ce2">
            <text:p>6515</text:p>
          </table:table-cell>
          <table:table-cell office:value-type="float" office:value="120324" table:style-name="ce1">
            <text:p>120324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546.2524364421752" table:formula="msoxl:=20*EXP(0.0000480873219367127*B1195)" table:style-name="ce2">
            <text:p>6546</text:p>
          </table:table-cell>
          <table:table-cell office:value-type="float" office:value="120425" table:style-name="ce1">
            <text:p>120425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578.1237369565752" table:formula="msoxl:=20*EXP(0.0000480873219367127*B1196)" table:style-name="ce2">
            <text:p>6578</text:p>
          </table:table-cell>
          <table:table-cell office:value-type="float" office:value="120526" table:style-name="ce1">
            <text:p>120526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610.1502071358009" table:formula="msoxl:=20*EXP(0.0000480873219367127*B1197)" table:style-name="ce2">
            <text:p>6610</text:p>
          </table:table-cell>
          <table:table-cell office:value-type="float" office:value="120627" table:style-name="ce1">
            <text:p>120627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642.3326024440084" table:formula="msoxl:=20*EXP(0.0000480873219367127*B1198)" table:style-name="ce2">
            <text:p>6642</text:p>
          </table:table-cell>
          <table:table-cell office:value-type="float" office:value="120728" table:style-name="ce1">
            <text:p>120728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674.6716820234287" table:formula="msoxl:=20*EXP(0.0000480873219367127*B1199)" table:style-name="ce2">
            <text:p>6675</text:p>
          </table:table-cell>
          <table:table-cell office:value-type="float" office:value="120829" table:style-name="ce1">
            <text:p>120829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707.1682087122608" table:formula="msoxl:=20*EXP(0.0000480873219367127*B1200)" table:style-name="ce2">
            <text:p>6707</text:p>
          </table:table-cell>
          <table:table-cell office:value-type="float" office:value="120930" table:style-name="ce1">
            <text:p>120930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739.4988568191829" table:formula="msoxl:=20*EXP(0.0000480873219367127*B1201)" table:style-name="ce2">
            <text:p>6739</text:p>
          </table:table-cell>
          <table:table-cell office:value-type="float" office:value="121030" table:style-name="ce1">
            <text:p>121030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772.636673359003" table:formula="msoxl:=20*EXP(0.0000480873219367127*B1202)" table:style-name="ce2">
            <text:p>6773</text:p>
          </table:table-cell>
          <table:table-cell office:value-type="float" office:value="121132" table:style-name="ce1">
            <text:p>121132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6805.2828999376034" table:formula="msoxl:=20*EXP(0.0000480873219367127*B1203)" table:style-name="ce2">
            <text:p>6805</text:p>
          </table:table-cell>
          <table:table-cell office:value-type="float" office:value="121232" table:style-name="ce1">
            <text:p>121232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838.7441736955961" table:formula="msoxl:=20*EXP(0.0000480873219367127*B1204)" table:style-name="ce2">
            <text:p>6839</text:p>
          </table:table-cell>
          <table:table-cell office:value-type="float" office:value="121334" table:style-name="ce1">
            <text:p>121334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871.7090590977277" table:formula="msoxl:=20*EXP(0.0000480873219367127*B1205)" table:style-name="ce2">
            <text:p>6872</text:p>
          </table:table-cell>
          <table:table-cell office:value-type="float" office:value="121434" table:style-name="ce1">
            <text:p>121434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6905.164888459085" table:formula="msoxl:=20*EXP(0.0000480873219367127*B1206)" table:style-name="ce2">
            <text:p>6905</text:p>
          </table:table-cell>
          <table:table-cell office:value-type="float" office:value="121535" table:style-name="ce1">
            <text:p>121535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6939.1172775183213" table:formula="msoxl:=20*EXP(0.0000480873219367127*B1207)" table:style-name="ce2">
            <text:p>6939</text:p>
          </table:table-cell>
          <table:table-cell office:value-type="float" office:value="121637" table:style-name="ce1">
            <text:p>121637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6972.5659926676826" table:formula="msoxl:=20*EXP(0.0000480873219367127*B1208)" table:style-name="ce2">
            <text:p>6973</text:p>
          </table:table-cell>
          <table:table-cell office:value-type="float" office:value="121737" table:style-name="ce1">
            <text:p>121737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7006.5128574221935" table:formula="msoxl:=20*EXP(0.0000480873219367127*B1209)" table:style-name="ce2">
            <text:p>7007</text:p>
          </table:table-cell>
          <table:table-cell office:value-type="float" office:value="121838" table:style-name="ce1">
            <text:p>121838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7040.6249970020435" table:formula="msoxl:=20*EXP(0.0000480873219367127*B1210)" table:style-name="ce2">
            <text:p>7041</text:p>
          </table:table-cell>
          <table:table-cell office:value-type="float" office:value="121939" table:style-name="ce1">
            <text:p>121939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074.9032160697152" table:formula="msoxl:=20*EXP(0.0000480873219367127*B1211)" table:style-name="ce2">
            <text:p>7075</text:p>
          </table:table-cell>
          <table:table-cell office:value-type="float" office:value="122040" table:style-name="ce1">
            <text:p>122040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109.348323205264" table:formula="msoxl:=20*EXP(0.0000480873219367127*B1212)" table:style-name="ce2">
            <text:p>7109</text:p>
          </table:table-cell>
          <table:table-cell office:value-type="float" office:value="122141" table:style-name="ce1">
            <text:p>122141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143.961130925456" table:formula="msoxl:=20*EXP(0.0000480873219367127*B1213)" table:style-name="ce2">
            <text:p>7144</text:p>
          </table:table-cell>
          <table:table-cell office:value-type="float" office:value="122242" table:style-name="ce1">
            <text:p>122242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178.3972575032012" table:formula="msoxl:=20*EXP(0.0000480873219367127*B1214)" table:style-name="ce2">
            <text:p>7178</text:p>
          </table:table-cell>
          <table:table-cell office:value-type="float" office:value="122342" table:style-name="ce1">
            <text:p>122342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213.6931179852363" table:formula="msoxl:=20*EXP(0.0000480873219367127*B1215)" table:style-name="ce2">
            <text:p>7214</text:p>
          </table:table-cell>
          <table:table-cell office:value-type="float" office:value="122444" table:style-name="ce1">
            <text:p>122444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248.8139422146887" table:formula="msoxl:=20*EXP(0.0000480873219367127*B1216)" table:style-name="ce2">
            <text:p>7249</text:p>
          </table:table-cell>
          <table:table-cell office:value-type="float" office:value="122545" table:style-name="ce1">
            <text:p>122545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7283.7554921304763" table:formula="msoxl:=20*EXP(0.0000480873219367127*B1217)" table:style-name="ce2">
            <text:p>7284</text:p>
          </table:table-cell>
          <table:table-cell office:value-type="float" office:value="122645" table:style-name="ce1">
            <text:p>122645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319.5693943726146" table:formula="msoxl:=20*EXP(0.0000480873219367127*B1218)" table:style-name="ce2">
            <text:p>7320</text:p>
          </table:table-cell>
          <table:table-cell office:value-type="float" office:value="122747" table:style-name="ce1">
            <text:p>122747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354.8520076931309" table:formula="msoxl:=20*EXP(0.0000480873219367127*B1219)" table:style-name="ce2">
            <text:p>7355</text:p>
          </table:table-cell>
          <table:table-cell office:value-type="float" office:value="122847" table:style-name="ce1">
            <text:p>122847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390.6600827485854" table:formula="msoxl:=20*EXP(0.0000480873219367127*B1220)" table:style-name="ce2">
            <text:p>7391</text:p>
          </table:table-cell>
          <table:table-cell office:value-type="float" office:value="122948" table:style-name="ce1">
            <text:p>122948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426.6424941792429" table:formula="msoxl:=20*EXP(0.0000480873219367127*B1221)" table:style-name="ce2">
            <text:p>7427</text:p>
          </table:table-cell>
          <table:table-cell office:value-type="float" office:value="123049" table:style-name="ce1">
            <text:p>12304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462.8000907649357" table:formula="msoxl:=20*EXP(0.0000480873219367127*B1222)" table:style-name="ce2">
            <text:p>7463</text:p>
          </table:table-cell>
          <table:table-cell office:value-type="float" office:value="123150" table:style-name="ce1">
            <text:p>123150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499.1337254178761" table:formula="msoxl:=20*EXP(0.0000480873219367127*B1223)" table:style-name="ce2">
            <text:p>7499</text:p>
          </table:table-cell>
          <table:table-cell office:value-type="float" office:value="123251" table:style-name="ce1">
            <text:p>123251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535.6442552028147" table:formula="msoxl:=20*EXP(0.0000480873219367127*B1224)" table:style-name="ce2">
            <text:p>7536</text:p>
          </table:table-cell>
          <table:table-cell office:value-type="float" office:value="123352" table:style-name="ce1">
            <text:p>123352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572.3325413572147" table:formula="msoxl:=20*EXP(0.0000480873219367127*B1225)" table:style-name="ce2">
            <text:p>7572</text:p>
          </table:table-cell>
          <table:table-cell office:value-type="float" office:value="123453" table:style-name="ce1">
            <text:p>123453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7609.1994493116099" table:formula="msoxl:=20*EXP(0.0000480873219367127*B1226)" table:style-name="ce2">
            <text:p>7609</text:p>
          </table:table-cell>
          <table:table-cell office:value-type="float" office:value="123554" table:style-name="ce1">
            <text:p>123554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646.2458487099766" table:formula="msoxl:=20*EXP(0.0000480873219367127*B1227)" table:style-name="ce2">
            <text:p>7646</text:p>
          </table:table-cell>
          <table:table-cell office:value-type="float" office:value="123655" table:style-name="ce1">
            <text:p>123655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683.1031446925863" table:formula="msoxl:=20*EXP(0.0000480873219367127*B1228)" table:style-name="ce2">
            <text:p>7683</text:p>
          </table:table-cell>
          <table:table-cell office:value-type="float" office:value="123755" table:style-name="ce1">
            <text:p>123755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720.8806216050907" table:formula="msoxl:=20*EXP(0.0000480873219367127*B1229)" table:style-name="ce2">
            <text:p>7721</text:p>
          </table:table-cell>
          <table:table-cell office:value-type="float" office:value="123857" table:style-name="ce1">
            <text:p>123857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7758.0976805314531" table:formula="msoxl:=20*EXP(0.0000480873219367127*B1230)" table:style-name="ce2">
            <text:p>7758</text:p>
          </table:table-cell>
          <table:table-cell office:value-type="float" office:value="123957" table:style-name="ce1">
            <text:p>123957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795.8690107691564" table:formula="msoxl:=20*EXP(0.0000480873219367127*B1231)" table:style-name="ce2">
            <text:p>7796</text:p>
          </table:table-cell>
          <table:table-cell office:value-type="float" office:value="124058" table:style-name="ce1">
            <text:p>124058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7833.8242357510007" table:formula="msoxl:=20*EXP(0.0000480873219367127*B1232)" table:style-name="ce2">
            <text:p>7834</text:p>
          </table:table-cell>
          <table:table-cell office:value-type="float" office:value="124159" table:style-name="ce1">
            <text:p>124159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871.9642507929884" table:formula="msoxl:=20*EXP(0.0000480873219367127*B1233)" table:style-name="ce2">
            <text:p>7872</text:p>
          </table:table-cell>
          <table:table-cell office:value-type="float" office:value="124260" table:style-name="ce1">
            <text:p>12426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910.6703493758087" table:formula="msoxl:=20*EXP(0.0000480873219367127*B1234)" table:style-name="ce2">
            <text:p>7911</text:p>
          </table:table-cell>
          <table:table-cell office:value-type="float" office:value="124362" table:style-name="ce1">
            <text:p>124362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7948.802254137534" table:formula="msoxl:=20*EXP(0.0000480873219367127*B1235)" table:style-name="ce2">
            <text:p>7949</text:p>
          </table:table-cell>
          <table:table-cell office:value-type="float" office:value="124462" table:style-name="ce1">
            <text:p>124462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7987.5020549519422" table:formula="msoxl:=20*EXP(0.0000480873219367127*B1236)" table:style-name="ce2">
            <text:p>7988</text:p>
          </table:table-cell>
          <table:table-cell office:value-type="float" office:value="124563" table:style-name="ce1">
            <text:p>124563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026.3902708929481" table:formula="msoxl:=20*EXP(0.0000480873219367127*B1237)" table:style-name="ce2">
            <text:p>8026</text:p>
          </table:table-cell>
          <table:table-cell office:value-type="float" office:value="124664" table:style-name="ce1">
            <text:p>12466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065.4678192846668" table:formula="msoxl:=20*EXP(0.0000480873219367127*B1238)" table:style-name="ce2">
            <text:p>8065</text:p>
          </table:table-cell>
          <table:table-cell office:value-type="float" office:value="124765" table:style-name="ce1">
            <text:p>124765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8104.3458962567383" table:formula="msoxl:=20*EXP(0.0000480873219367127*B1239)" table:style-name="ce2">
            <text:p>8104</text:p>
          </table:table-cell>
          <table:table-cell office:value-type="float" office:value="124865" table:style-name="ce1">
            <text:p>124865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144.1946050689166" table:formula="msoxl:=20*EXP(0.0000480873219367127*B1240)" table:style-name="ce2">
            <text:p>8144</text:p>
          </table:table-cell>
          <table:table-cell office:value-type="float" office:value="124967" table:style-name="ce1">
            <text:p>124967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183.4521697664532" table:formula="msoxl:=20*EXP(0.0000480873219367127*B1241)" table:style-name="ce2">
            <text:p>8183</text:p>
          </table:table-cell>
          <table:table-cell office:value-type="float" office:value="125067" table:style-name="ce1">
            <text:p>125067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8223.294394899096" table:formula="msoxl:=20*EXP(0.0000480873219367127*B1242)" table:style-name="ce2">
            <text:p>8223</text:p>
          </table:table-cell>
          <table:table-cell office:value-type="float" office:value="125168" table:style-name="ce1">
            <text:p>125168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263.7279681959244" table:formula="msoxl:=20*EXP(0.0000480873219367127*B1243)" table:style-name="ce2">
            <text:p>8264</text:p>
          </table:table-cell>
          <table:table-cell office:value-type="float" office:value="125270" table:style-name="ce1">
            <text:p>125270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303.5617210819837" table:formula="msoxl:=20*EXP(0.0000480873219367127*B1244)" table:style-name="ce2">
            <text:p>8304</text:p>
          </table:table-cell>
          <table:table-cell office:value-type="float" office:value="125370" table:style-name="ce1">
            <text:p>12537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344.3899652565287" table:formula="msoxl:=20*EXP(0.0000480873219367127*B1245)" table:style-name="ce2">
            <text:p>8344</text:p>
          </table:table-cell>
          <table:table-cell office:value-type="float" office:value="125472" table:style-name="ce1">
            <text:p>125472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8384.6125341915322" table:formula="msoxl:=20*EXP(0.0000480873219367127*B1246)" table:style-name="ce2">
            <text:p>8385</text:p>
          </table:table-cell>
          <table:table-cell office:value-type="float" office:value="125572" table:style-name="ce1">
            <text:p>125572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425.4341353088948" table:formula="msoxl:=20*EXP(0.0000480873219367127*B1247)" table:style-name="ce2">
            <text:p>8425</text:p>
          </table:table-cell>
          <table:table-cell office:value-type="float" office:value="125673" table:style-name="ce1">
            <text:p>125673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466.4544818197901" table:formula="msoxl:=20*EXP(0.0000480873219367127*B1248)" table:style-name="ce2">
            <text:p>8466</text:p>
          </table:table-cell>
          <table:table-cell office:value-type="float" office:value="125774" table:style-name="ce1">
            <text:p>125774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507.6745413426106" table:formula="msoxl:=20*EXP(0.0000480873219367127*B1249)" table:style-name="ce2">
            <text:p>8508</text:p>
          </table:table-cell>
          <table:table-cell office:value-type="float" office:value="125875" table:style-name="ce1">
            <text:p>125875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548.6841929936672" table:formula="msoxl:=20*EXP(0.0000480873219367127*B1250)" table:style-name="ce2">
            <text:p>8549</text:p>
          </table:table-cell>
          <table:table-cell office:value-type="float" office:value="125975" table:style-name="ce1">
            <text:p>125975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590.717693475337" table:formula="msoxl:=20*EXP(0.0000480873219367127*B1251)" table:style-name="ce2">
            <text:p>8591</text:p>
          </table:table-cell>
          <table:table-cell office:value-type="float" office:value="126077" table:style-name="ce1">
            <text:p>126077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632.5427449687486" table:formula="msoxl:=20*EXP(0.0000480873219367127*B1252)" table:style-name="ce2">
            <text:p>8633</text:p>
          </table:table-cell>
          <table:table-cell office:value-type="float" office:value="126178" table:style-name="ce1">
            <text:p>126178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674.1543004077521" table:formula="msoxl:=20*EXP(0.0000480873219367127*B1253)" table:style-name="ce2">
            <text:p>8674</text:p>
          </table:table-cell>
          <table:table-cell office:value-type="float" office:value="126278" table:style-name="ce1">
            <text:p>126278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8716.8047318347344" table:formula="msoxl:=20*EXP(0.0000480873219367127*B1254)" table:style-name="ce2">
            <text:p>8717</text:p>
          </table:table-cell>
          <table:table-cell office:value-type="float" office:value="126380" table:style-name="ce1">
            <text:p>12638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758.8224563992753" table:formula="msoxl:=20*EXP(0.0000480873219367127*B1255)" table:style-name="ce2">
            <text:p>8759</text:p>
          </table:table-cell>
          <table:table-cell office:value-type="float" office:value="126480" table:style-name="ce1">
            <text:p>12648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8801.8891973886784" table:formula="msoxl:=20*EXP(0.0000480873219367127*B1256)" table:style-name="ce2">
            <text:p>8802</text:p>
          </table:table-cell>
          <table:table-cell office:value-type="float" office:value="126582" table:style-name="ce1">
            <text:p>126582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844.3170556832192" table:formula="msoxl:=20*EXP(0.0000480873219367127*B1257)" table:style-name="ce2">
            <text:p>8844</text:p>
          </table:table-cell>
          <table:table-cell office:value-type="float" office:value="126682" table:style-name="ce1">
            <text:p>126682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887.3767893954519" table:formula="msoxl:=20*EXP(0.0000480873219367127*B1258)" table:style-name="ce2">
            <text:p>8887</text:p>
          </table:table-cell>
          <table:table-cell office:value-type="float" office:value="126783" table:style-name="ce1">
            <text:p>126783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930.6461651473983" table:formula="msoxl:=20*EXP(0.0000480873219367127*B1259)" table:style-name="ce2">
            <text:p>8931</text:p>
          </table:table-cell>
          <table:table-cell office:value-type="float" office:value="126884" table:style-name="ce1">
            <text:p>126884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8974.1262036091921" table:formula="msoxl:=20*EXP(0.0000480873219367127*B1260)" table:style-name="ce2">
            <text:p>8974</text:p>
          </table:table-cell>
          <table:table-cell office:value-type="float" office:value="126985" table:style-name="ce1">
            <text:p>126985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017.8179304202677" table:formula="msoxl:=20*EXP(0.0000480873219367127*B1261)" table:style-name="ce2">
            <text:p>9018</text:p>
          </table:table-cell>
          <table:table-cell office:value-type="float" office:value="127086" table:style-name="ce1">
            <text:p>127086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061.7223762134854" table:formula="msoxl:=20*EXP(0.0000480873219367127*B1262)" table:style-name="ce2">
            <text:p>9062</text:p>
          </table:table-cell>
          <table:table-cell office:value-type="float" office:value="127187" table:style-name="ce1">
            <text:p>127187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105.8405766395153" table:formula="msoxl:=20*EXP(0.0000480873219367127*B1263)" table:style-name="ce2">
            <text:p>9106</text:p>
          </table:table-cell>
          <table:table-cell office:value-type="float" office:value="127288" table:style-name="ce1">
            <text:p>127288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150.1735723911988" table:formula="msoxl:=20*EXP(0.0000480873219367127*B1264)" table:style-name="ce2">
            <text:p>9150</text:p>
          </table:table-cell>
          <table:table-cell office:value-type="float" office:value="127389" table:style-name="ce1">
            <text:p>127389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194.7224092281467" table:formula="msoxl:=20*EXP(0.0000480873219367127*B1265)" table:style-name="ce2">
            <text:p>9195</text:p>
          </table:table-cell>
          <table:table-cell office:value-type="float" office:value="127490" table:style-name="ce1">
            <text:p>12749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239.0438464432518" table:formula="msoxl:=20*EXP(0.0000480873219367127*B1266)" table:style-name="ce2">
            <text:p>9239</text:p>
          </table:table-cell>
          <table:table-cell office:value-type="float" office:value="127590" table:style-name="ce1">
            <text:p>12759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284.4718146781597" table:formula="msoxl:=20*EXP(0.0000480873219367127*B1267)" table:style-name="ce2">
            <text:p>9284</text:p>
          </table:table-cell>
          <table:table-cell office:value-type="float" office:value="127692" table:style-name="ce1">
            <text:p>127692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329.2258720923001" table:formula="msoxl:=20*EXP(0.0000480873219367127*B1268)" table:style-name="ce2">
            <text:p>9329</text:p>
          </table:table-cell>
          <table:table-cell office:value-type="float" office:value="127792" table:style-name="ce1">
            <text:p>127792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374.6464488609072" table:formula="msoxl:=20*EXP(0.0000480873219367127*B1269)" table:style-name="ce2">
            <text:p>9375</text:p>
          </table:table-cell>
          <table:table-cell office:value-type="float" office:value="127893" table:style-name="ce1">
            <text:p>127893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420.7411690690351" table:formula="msoxl:=20*EXP(0.0000480873219367127*B1270)" table:style-name="ce2">
            <text:p>9421</text:p>
          </table:table-cell>
          <table:table-cell office:value-type="float" office:value="127995" table:style-name="ce1">
            <text:p>127995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466.1520873829486" table:formula="msoxl:=20*EXP(0.0000480873219367127*B1271)" table:style-name="ce2">
            <text:p>9466</text:p>
          </table:table-cell>
          <table:table-cell office:value-type="float" office:value="128095" table:style-name="ce1">
            <text:p>128095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512.2393076393" table:formula="msoxl:=20*EXP(0.0000480873219367127*B1272)" table:style-name="ce2">
            <text:p>9512</text:p>
          </table:table-cell>
          <table:table-cell office:value-type="float" office:value="128196" table:style-name="ce1">
            <text:p>128196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558.5509096561873" table:formula="msoxl:=20*EXP(0.0000480873219367127*B1273)" table:style-name="ce2">
            <text:p>9559</text:p>
          </table:table-cell>
          <table:table-cell office:value-type="float" office:value="128297" table:style-name="ce1">
            <text:p>128297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605.0879858660683" table:formula="msoxl:=20*EXP(0.0000480873219367127*B1274)" table:style-name="ce2">
            <text:p>9605</text:p>
          </table:table-cell>
          <table:table-cell office:value-type="float" office:value="128398" table:style-name="ce1">
            <text:p>128398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651.8516340200185" table:formula="msoxl:=20*EXP(0.0000480873219367127*B1275)" table:style-name="ce2">
            <text:p>9652</text:p>
          </table:table-cell>
          <table:table-cell office:value-type="float" office:value="128499" table:style-name="ce1">
            <text:p>128499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698.8429572136938" table:formula="msoxl:=20*EXP(0.0000480873219367127*B1276)" table:style-name="ce2">
            <text:p>9699</text:p>
          </table:table-cell>
          <table:table-cell office:value-type="float" office:value="128600" table:style-name="ce1">
            <text:p>12860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745.5944131092838" table:formula="msoxl:=20*EXP(0.0000480873219367127*B1277)" table:style-name="ce2">
            <text:p>9746</text:p>
          </table:table-cell>
          <table:table-cell office:value-type="float" office:value="128700" table:style-name="ce1">
            <text:p>12870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9793.5130679817303" table:formula="msoxl:=20*EXP(0.0000480873219367127*B1278)" table:style-name="ce2">
            <text:p>9794</text:p>
          </table:table-cell>
          <table:table-cell office:value-type="float" office:value="128802" table:style-name="ce1">
            <text:p>128802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841.1940887049277" table:formula="msoxl:=20*EXP(0.0000480873219367127*B1279)" table:style-name="ce2">
            <text:p>9841</text:p>
          </table:table-cell>
          <table:table-cell office:value-type="float" office:value="128903" table:style-name="ce1">
            <text:p>128903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888.6317215677136" table:formula="msoxl:=20*EXP(0.0000480873219367127*B1280)" table:style-name="ce2">
            <text:p>9889</text:p>
          </table:table-cell>
          <table:table-cell office:value-type="float" office:value="129003" table:style-name="ce1">
            <text:p>129003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937.2536845327486" table:formula="msoxl:=20*EXP(0.0000480873219367127*B1281)" table:style-name="ce2">
            <text:p>9937</text:p>
          </table:table-cell>
          <table:table-cell office:value-type="float" office:value="129105" table:style-name="ce1">
            <text:p>129105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9985.1543546853954" table:formula="msoxl:=20*EXP(0.0000480873219367127*B1282)" table:style-name="ce2">
            <text:p>9985</text:p>
          </table:table-cell>
          <table:table-cell office:value-type="float" office:value="129205" table:style-name="ce1">
            <text:p>129205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033.768406497569" table:formula="msoxl:=20*EXP(0.0000480873219367127*B1283)" table:style-name="ce2">
            <text:p>10034</text:p>
          </table:table-cell>
          <table:table-cell office:value-type="float" office:value="129306" table:style-name="ce1">
            <text:p>129306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082.61914228575" table:formula="msoxl:=20*EXP(0.0000480873219367127*B1284)" table:style-name="ce2">
            <text:p>10083</text:p>
          </table:table-cell>
          <table:table-cell office:value-type="float" office:value="129407" table:style-name="ce1">
            <text:p>129407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131.707714377328" table:formula="msoxl:=20*EXP(0.0000480873219367127*B1285)" table:style-name="ce2">
            <text:p>10132</text:p>
          </table:table-cell>
          <table:table-cell office:value-type="float" office:value="129508" table:style-name="ce1">
            <text:p>129508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181.035280709992" table:formula="msoxl:=20*EXP(0.0000480873219367127*B1286)" table:style-name="ce2">
            <text:p>10181</text:p>
          </table:table-cell>
          <table:table-cell office:value-type="float" office:value="129609" table:style-name="ce1">
            <text:p>129609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230.603004858969" table:formula="msoxl:=20*EXP(0.0000480873219367127*B1287)" table:style-name="ce2">
            <text:p>10231</text:p>
          </table:table-cell>
          <table:table-cell office:value-type="float" office:value="129710" table:style-name="ce1">
            <text:p>12971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280.412056064535" table:formula="msoxl:=20*EXP(0.0000480873219367127*B1288)" table:style-name="ce2">
            <text:p>10280</text:p>
          </table:table-cell>
          <table:table-cell office:value-type="float" office:value="129811" table:style-name="ce1">
            <text:p>129811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0330.463609259565" table:formula="msoxl:=20*EXP(0.0000480873219367127*B1289)" table:style-name="ce2">
            <text:p>10330</text:p>
          </table:table-cell>
          <table:table-cell office:value-type="float" office:value="129912" table:style-name="ce1">
            <text:p>129912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380.758845097223" table:formula="msoxl:=20*EXP(0.0000480873219367127*B1290)" table:style-name="ce2">
            <text:p>10381</text:p>
          </table:table-cell>
          <table:table-cell office:value-type="float" office:value="130013" table:style-name="ce1">
            <text:p>130013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430.797348808479" table:formula="msoxl:=20*EXP(0.0000480873219367127*B1291)" table:style-name="ce2">
            <text:p>10431</text:p>
          </table:table-cell>
          <table:table-cell office:value-type="float" office:value="130113" table:style-name="ce1">
            <text:p>130113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482.08511608202" table:formula="msoxl:=20*EXP(0.0000480873219367127*B1292)" table:style-name="ce2">
            <text:p>10482</text:p>
          </table:table-cell>
          <table:table-cell office:value-type="float" office:value="130215" table:style-name="ce1">
            <text:p>130215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532.612044104291" table:formula="msoxl:=20*EXP(0.0000480873219367127*B1293)" table:style-name="ce2">
            <text:p>10533</text:p>
          </table:table-cell>
          <table:table-cell office:value-type="float" office:value="130315" table:style-name="ce1">
            <text:p>130315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583.891466478904" table:formula="msoxl:=20*EXP(0.0000480873219367127*B1294)" table:style-name="ce2">
            <text:p>10584</text:p>
          </table:table-cell>
          <table:table-cell office:value-type="float" office:value="130416" table:style-name="ce1">
            <text:p>130416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0635.420549540549" table:formula="msoxl:=20*EXP(0.0000480873219367127*B1295)" table:style-name="ce2">
            <text:p>10635</text:p>
          </table:table-cell>
          <table:table-cell office:value-type="float" office:value="130517" table:style-name="ce1">
            <text:p>130517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687.200508795464" table:formula="msoxl:=20*EXP(0.0000480873219367127*B1296)" table:style-name="ce2">
            <text:p>10687</text:p>
          </table:table-cell>
          <table:table-cell office:value-type="float" office:value="130618" table:style-name="ce1">
            <text:p>130618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739.74899901836" table:formula="msoxl:=20*EXP(0.0000480873219367127*B1297)" table:style-name="ce2">
            <text:p>10740</text:p>
          </table:table-cell>
          <table:table-cell office:value-type="float" office:value="130720" table:style-name="ce1">
            <text:p>13072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791.517947528231" table:formula="msoxl:=20*EXP(0.0000480873219367127*B1298)" table:style-name="ce2">
            <text:p>10792</text:p>
          </table:table-cell>
          <table:table-cell office:value-type="float" office:value="130820" table:style-name="ce1">
            <text:p>13082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844.057887723256" table:formula="msoxl:=20*EXP(0.0000480873219367127*B1299)" table:style-name="ce2">
            <text:p>10844</text:p>
          </table:table-cell>
          <table:table-cell office:value-type="float" office:value="130921" table:style-name="ce1">
            <text:p>130921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896.853625603926" table:formula="msoxl:=20*EXP(0.0000480873219367127*B1300)" table:style-name="ce2">
            <text:p>10897</text:p>
          </table:table-cell>
          <table:table-cell office:value-type="float" office:value="131022" table:style-name="ce1">
            <text:p>131022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0949.90640655531" table:formula="msoxl:=20*EXP(0.0000480873219367127*B1301)" table:style-name="ce2">
            <text:p>10950</text:p>
          </table:table-cell>
          <table:table-cell office:value-type="float" office:value="131123" table:style-name="ce1">
            <text:p>131123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002.688379486026" table:formula="msoxl:=20*EXP(0.0000480873219367127*B1302)" table:style-name="ce2">
            <text:p>11003</text:p>
          </table:table-cell>
          <table:table-cell office:value-type="float" office:value="131223" table:style-name="ce1">
            <text:p>131223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1056.788109556514" table:formula="msoxl:=20*EXP(0.0000480873219367127*B1303)" table:style-name="ce2">
            <text:p>11057</text:p>
          </table:table-cell>
          <table:table-cell office:value-type="float" office:value="131325" table:style-name="ce1">
            <text:p>131325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110.085285717756" table:formula="msoxl:=20*EXP(0.0000480873219367127*B1304)" table:style-name="ce2">
            <text:p>11110</text:p>
          </table:table-cell>
          <table:table-cell office:value-type="float" office:value="131425" table:style-name="ce1">
            <text:p>131425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164.176213362174" table:formula="msoxl:=20*EXP(0.0000480873219367127*B1305)" table:style-name="ce2">
            <text:p>11164</text:p>
          </table:table-cell>
          <table:table-cell office:value-type="float" office:value="131526" table:style-name="ce1">
            <text:p>13152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219.069971939236" table:formula="msoxl:=20*EXP(0.0000480873219367127*B1306)" table:style-name="ce2">
            <text:p>11219</text:p>
          </table:table-cell>
          <table:table-cell office:value-type="float" office:value="131628" table:style-name="ce1">
            <text:p>13162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273.14939742294" table:formula="msoxl:=20*EXP(0.0000480873219367127*B1307)" table:style-name="ce2">
            <text:p>11273</text:p>
          </table:table-cell>
          <table:table-cell office:value-type="float" office:value="131728" table:style-name="ce1">
            <text:p>13172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1328.578972305913" table:formula="msoxl:=20*EXP(0.0000480873219367127*B1308)" table:style-name="ce2">
            <text:p>11329</text:p>
          </table:table-cell>
          <table:table-cell office:value-type="float" office:value="131830" table:style-name="ce1">
            <text:p>13183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1383.186265415003" table:formula="msoxl:=20*EXP(0.0000480873219367127*B1309)" table:style-name="ce2">
            <text:p>11383</text:p>
          </table:table-cell>
          <table:table-cell office:value-type="float" office:value="131930" table:style-name="ce1">
            <text:p>13193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438.606821496325" table:formula="msoxl:=20*EXP(0.0000480873219367127*B1310)" table:style-name="ce2">
            <text:p>11439</text:p>
          </table:table-cell>
          <table:table-cell office:value-type="float" office:value="132031" table:style-name="ce1">
            <text:p>132031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1494.297199924815" table:formula="msoxl:=20*EXP(0.0000480873219367127*B1311)" table:style-name="ce2">
            <text:p>11494</text:p>
          </table:table-cell>
          <table:table-cell office:value-type="float" office:value="132132" table:style-name="ce1">
            <text:p>132132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550.25871436646" table:formula="msoxl:=20*EXP(0.0000480873219367127*B1312)" table:style-name="ce2">
            <text:p>11550</text:p>
          </table:table-cell>
          <table:table-cell office:value-type="float" office:value="132233" table:style-name="ce1">
            <text:p>132233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1605.934573151846" table:formula="msoxl:=20*EXP(0.0000480873219367127*B1313)" table:style-name="ce2">
            <text:p>11606</text:p>
          </table:table-cell>
          <table:table-cell office:value-type="float" office:value="132333" table:style-name="ce1">
            <text:p>132333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1663.000437963015" table:formula="msoxl:=20*EXP(0.0000480873219367127*B1314)" table:style-name="ce2">
            <text:p>11663</text:p>
          </table:table-cell>
          <table:table-cell office:value-type="float" office:value="132435" table:style-name="ce1">
            <text:p>132435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719.783306553372" table:formula="msoxl:=20*EXP(0.0000480873219367127*B1315)" table:style-name="ce2">
            <text:p>11720</text:p>
          </table:table-cell>
          <table:table-cell office:value-type="float" office:value="132536" table:style-name="ce1">
            <text:p>132536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776.842630090519" table:formula="msoxl:=20*EXP(0.0000480873219367127*B1316)" table:style-name="ce2">
            <text:p>11777</text:p>
          </table:table-cell>
          <table:table-cell office:value-type="float" office:value="132637" table:style-name="ce1">
            <text:p>132637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1834.179754532106" table:formula="msoxl:=20*EXP(0.0000480873219367127*B1317)" table:style-name="ce2">
            <text:p>11834</text:p>
          </table:table-cell>
          <table:table-cell office:value-type="float" office:value="132738" table:style-name="ce1">
            <text:p>132738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891.2242015136" table:formula="msoxl:=20*EXP(0.0000480873219367127*B1318)" table:style-name="ce2">
            <text:p>11891</text:p>
          </table:table-cell>
          <table:table-cell office:value-type="float" office:value="132838" table:style-name="ce1">
            <text:p>132838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1949.692822756098" table:formula="msoxl:=20*EXP(0.0000480873219367127*B1319)" table:style-name="ce2">
            <text:p>11950</text:p>
          </table:table-cell>
          <table:table-cell office:value-type="float" office:value="132940" table:style-name="ce1">
            <text:p>13294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007.294078847532" table:formula="msoxl:=20*EXP(0.0000480873219367127*B1320)" table:style-name="ce2">
            <text:p>12007</text:p>
          </table:table-cell>
          <table:table-cell office:value-type="float" office:value="133040" table:style-name="ce1">
            <text:p>13304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065.75318681307" table:formula="msoxl:=20*EXP(0.0000480873219367127*B1321)" table:style-name="ce2">
            <text:p>12066</text:p>
          </table:table-cell>
          <table:table-cell office:value-type="float" office:value="133141" table:style-name="ce1">
            <text:p>133141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2124.496910719701" table:formula="msoxl:=20*EXP(0.0000480873219367127*B1322)" table:style-name="ce2">
            <text:p>12124</text:p>
          </table:table-cell>
          <table:table-cell office:value-type="float" office:value="133242" table:style-name="ce1">
            <text:p>13324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183.526636257966" table:formula="msoxl:=20*EXP(0.0000480873219367127*B1323)" table:style-name="ce2">
            <text:p>12184</text:p>
          </table:table-cell>
          <table:table-cell office:value-type="float" office:value="133343" table:style-name="ce1">
            <text:p>13334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242.843755864858" table:formula="msoxl:=20*EXP(0.0000480873219367127*B1324)" table:style-name="ce2">
            <text:p>12243</text:p>
          </table:table-cell>
          <table:table-cell office:value-type="float" office:value="133444" table:style-name="ce1">
            <text:p>133444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table:number-columns-repeated="16379"/>
        </table:table-row>
        <table:table-row table:style-name="ro1">
          <table:table-cell office:value-type="float" office:value="12302.449668756599" table:formula="msoxl:=20*EXP(0.0000480873219367127*B1325)" table:style-name="ce2">
            <text:p>12302</text:p>
          </table:table-cell>
          <table:table-cell office:value-type="float" office:value="133545" table:style-name="ce1">
            <text:p>133545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2362.345780961723" table:formula="msoxl:=20*EXP(0.0000480873219367127*B1326)" table:style-name="ce2">
            <text:p>12362</text:p>
          </table:table-cell>
          <table:table-cell office:value-type="float" office:value="133646" table:style-name="ce1">
            <text:p>133646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2422.533505354153" table:formula="msoxl:=20*EXP(0.0000480873219367127*B1327)" table:style-name="ce2">
            <text:p>12423</text:p>
          </table:table-cell>
          <table:table-cell office:value-type="float" office:value="133747" table:style-name="ce1">
            <text:p>133747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2483.014261686629" table:formula="msoxl:=20*EXP(0.0000480873219367127*B1328)" table:style-name="ce2">
            <text:p>12483</text:p>
          </table:table-cell>
          <table:table-cell office:value-type="float" office:value="133848" table:style-name="ce1">
            <text:p>13384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2543.18629388406" table:formula="msoxl:=20*EXP(0.0000480873219367127*B1329)" table:style-name="ce2">
            <text:p>12543</text:p>
          </table:table-cell>
          <table:table-cell office:value-type="float" office:value="133948" table:style-name="ce1">
            <text:p>133948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604.860583777428" table:formula="msoxl:=20*EXP(0.0000480873219367127*B1330)" table:style-name="ce2">
            <text:p>12605</text:p>
          </table:table-cell>
          <table:table-cell office:value-type="float" office:value="134050" table:style-name="ce1">
            <text:p>13405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2665.619953348865" table:formula="msoxl:=20*EXP(0.0000480873219367127*B1331)" table:style-name="ce2">
            <text:p>12666</text:p>
          </table:table-cell>
          <table:table-cell office:value-type="float" office:value="134150" table:style-name="ce1">
            <text:p>13415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727.284208379295" table:formula="msoxl:=20*EXP(0.0000480873219367127*B1332)" table:style-name="ce2">
            <text:p>12727</text:p>
          </table:table-cell>
          <table:table-cell office:value-type="float" office:value="134251" table:style-name="ce1">
            <text:p>134251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2789.863699541411" table:formula="msoxl:=20*EXP(0.0000480873219367127*B1333)" table:style-name="ce2">
            <text:p>12790</text:p>
          </table:table-cell>
          <table:table-cell office:value-type="float" office:value="134353" table:style-name="ce1">
            <text:p>134353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2851.514841981552" table:formula="msoxl:=20*EXP(0.0000480873219367127*B1334)" table:style-name="ce2">
            <text:p>12852</text:p>
          </table:table-cell>
          <table:table-cell office:value-type="float" office:value="134453" table:style-name="ce1">
            <text:p>134453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2914.084150997789" table:formula="msoxl:=20*EXP(0.0000480873219367127*B1335)" table:style-name="ce2">
            <text:p>12914</text:p>
          </table:table-cell>
          <table:table-cell office:value-type="float" office:value="134554" table:style-name="ce1">
            <text:p>13455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2976.958087015493" table:formula="msoxl:=20*EXP(0.0000480873219367127*B1336)" table:style-name="ce2">
            <text:p>12977</text:p>
          </table:table-cell>
          <table:table-cell office:value-type="float" office:value="134655" table:style-name="ce1">
            <text:p>134655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3040.138133151755" table:formula="msoxl:=20*EXP(0.0000480873219367127*B1337)" table:style-name="ce2">
            <text:p>13040</text:p>
          </table:table-cell>
          <table:table-cell office:value-type="float" office:value="134756" table:style-name="ce1">
            <text:p>134756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3103.625779744365" table:formula="msoxl:=20*EXP(0.0000480873219367127*B1338)" table:style-name="ce2">
            <text:p>13104</text:p>
          </table:table-cell>
          <table:table-cell office:value-type="float" office:value="134857" table:style-name="ce1">
            <text:p>134857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3167.422524387082" table:formula="msoxl:=20*EXP(0.0000480873219367127*B1339)" table:style-name="ce2">
            <text:p>13167</text:p>
          </table:table-cell>
          <table:table-cell office:value-type="float" office:value="134958" table:style-name="ce1">
            <text:p>134958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office:value-type="float" office:value="13230.893618426153" table:formula="msoxl:=20*EXP(0.0000480873219367127*B1340)" table:style-name="ce2">
            <text:p>13231</text:p>
          </table:table-cell>
          <table:table-cell office:value-type="float" office:value="135058" table:style-name="ce1">
            <text:p>135058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office:value-type="float" office:value="13295.949334689349" table:formula="msoxl:=20*EXP(0.0000480873219367127*B1341)" table:style-name="ce2">
            <text:p>13296</text:p>
          </table:table-cell>
          <table:table-cell office:value-type="float" office:value="135160" table:style-name="ce1">
            <text:p>13516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3360.68243213469" table:formula="msoxl:=20*EXP(0.0000480873219367127*B1342)" table:style-name="ce2">
            <text:p>13361</text:p>
          </table:table-cell>
          <table:table-cell office:value-type="float" office:value="135261" table:style-name="ce1">
            <text:p>13526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3425.085099361761" table:formula="msoxl:=20*EXP(0.0000480873219367127*B1343)" table:style-name="ce2">
            <text:p>13425</text:p>
          </table:table-cell>
          <table:table-cell office:value-type="float" office:value="135361" table:style-name="ce1">
            <text:p>13536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3491.095646511567" table:formula="msoxl:=20*EXP(0.0000480873219367127*B1344)" table:style-name="ce2">
            <text:p>13491</text:p>
          </table:table-cell>
          <table:table-cell office:value-type="float" office:value="135463" table:style-name="ce1">
            <text:p>13546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3556.126946212331" table:formula="msoxl:=20*EXP(0.0000480873219367127*B1345)" table:style-name="ce2">
            <text:p>13556</text:p>
          </table:table-cell>
          <table:table-cell office:value-type="float" office:value="135563" table:style-name="ce1">
            <text:p>135563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3622.126752958065" table:formula="msoxl:=20*EXP(0.0000480873219367127*B1346)" table:style-name="ce2">
            <text:p>13622</text:p>
          </table:table-cell>
          <table:table-cell office:value-type="float" office:value="135664" table:style-name="ce1">
            <text:p>135664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3688.447888539682" table:formula="msoxl:=20*EXP(0.0000480873219367127*B1347)" table:style-name="ce2">
            <text:p>13688</text:p>
          </table:table-cell>
          <table:table-cell office:value-type="float" office:value="135765" table:style-name="ce1">
            <text:p>135765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3755.091917389316" table:formula="msoxl:=20*EXP(0.0000480873219367127*B1348)" table:style-name="ce2">
            <text:p>13755</text:p>
          </table:table-cell>
          <table:table-cell office:value-type="float" office:value="135866" table:style-name="ce1">
            <text:p>135866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3822.060411555813" table:formula="msoxl:=20*EXP(0.0000480873219367127*B1349)" table:style-name="ce2">
            <text:p>13822</text:p>
          </table:table-cell>
          <table:table-cell office:value-type="float" office:value="135967" table:style-name="ce1">
            <text:p>135967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office:value-type="float" office:value="13889.354950741686" table:formula="msoxl:=20*EXP(0.0000480873219367127*B1350)" table:style-name="ce2">
            <text:p>13889</text:p>
          </table:table-cell>
          <table:table-cell office:value-type="float" office:value="136068" table:style-name="ce1">
            <text:p>136068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3956.977122340497" table:formula="msoxl:=20*EXP(0.0000480873219367127*B1351)" table:style-name="ce2">
            <text:p>13957</text:p>
          </table:table-cell>
          <table:table-cell office:value-type="float" office:value="136169" table:style-name="ce1">
            <text:p>136169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4024.928521474194" table:formula="msoxl:=20*EXP(0.0000480873219367127*B1352)" table:style-name="ce2">
            <text:p>14025</text:p>
          </table:table-cell>
          <table:table-cell office:value-type="float" office:value="136270" table:style-name="ce1">
            <text:p>13627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4093.210751030821" table:formula="msoxl:=20*EXP(0.0000480873219367127*B1353)" table:style-name="ce2">
            <text:p>14093</text:p>
          </table:table-cell>
          <table:table-cell office:value-type="float" office:value="136371" table:style-name="ce1">
            <text:p>136371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97" table:style-name="ce1">
            <text:p>97</text:p>
          </table:table-cell>
          <table:table-cell table:number-columns-repeated="16379"/>
        </table:table-row>
        <table:table-row table:style-name="ro1">
          <table:table-cell office:value-type="float" office:value="14161.14443381761" table:formula="msoxl:=20*EXP(0.0000480873219367127*B1354)" table:style-name="ce2">
            <text:p>14161</text:p>
          </table:table-cell>
          <table:table-cell office:value-type="float" office:value="136471" table:style-name="ce1">
            <text:p>136471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4230.774152022386" table:formula="msoxl:=20*EXP(0.0000480873219367127*B1355)" table:style-name="ce2">
            <text:p>14231</text:p>
          </table:table-cell>
          <table:table-cell office:value-type="float" office:value="136573" table:style-name="ce1">
            <text:p>136573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4299.37093341822" table:formula="msoxl:=20*EXP(0.0000480873219367127*B1356)" table:style-name="ce2">
            <text:p>14299</text:p>
          </table:table-cell>
          <table:table-cell office:value-type="float" office:value="136673" table:style-name="ce1">
            <text:p>136673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4368.989322353042" table:formula="msoxl:=20*EXP(0.0000480873219367127*B1357)" table:style-name="ce2">
            <text:p>14369</text:p>
          </table:table-cell>
          <table:table-cell office:value-type="float" office:value="136774" table:style-name="ce1">
            <text:p>136774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4438.94665767233" table:formula="msoxl:=20*EXP(0.0000480873219367127*B1358)" table:style-name="ce2">
            <text:p>14439</text:p>
          </table:table-cell>
          <table:table-cell office:value-type="float" office:value="136875" table:style-name="ce1">
            <text:p>136875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4509.244589581609" table:formula="msoxl:=20*EXP(0.0000480873219367127*B1359)" table:style-name="ce2">
            <text:p>14509</text:p>
          </table:table-cell>
          <table:table-cell office:value-type="float" office:value="136976" table:style-name="ce1">
            <text:p>13697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14580.585900791197" table:formula="msoxl:=20*EXP(0.0000480873219367127*B1360)" table:style-name="ce2">
            <text:p>14581</text:p>
          </table:table-cell>
          <table:table-cell office:value-type="float" office:value="137078" table:style-name="ce1">
            <text:p>13707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4650.86888420271" table:formula="msoxl:=20*EXP(0.0000480873219367127*B1361)" table:style-name="ce2">
            <text:p>14651</text:p>
          </table:table-cell>
          <table:table-cell office:value-type="float" office:value="137178" table:style-name="ce1">
            <text:p>13717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4722.198587653507" table:formula="msoxl:=20*EXP(0.0000480873219367127*B1362)" table:style-name="ce2">
            <text:p>14722</text:p>
          </table:table-cell>
          <table:table-cell office:value-type="float" office:value="137279" table:style-name="ce1">
            <text:p>137279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4793.87556925104" table:formula="msoxl:=20*EXP(0.0000480873219367127*B1363)" table:style-name="ce2">
            <text:p>14794</text:p>
          </table:table-cell>
          <table:table-cell office:value-type="float" office:value="137380" table:style-name="ce1">
            <text:p>13738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14865.901519765173" table:formula="msoxl:=20*EXP(0.0000480873219367127*B1364)" table:style-name="ce2">
            <text:p>14866</text:p>
          </table:table-cell>
          <table:table-cell office:value-type="float" office:value="137481" table:style-name="ce1">
            <text:p>13748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4937.559813678736" table:formula="msoxl:=20*EXP(0.0000480873219367127*B1365)" table:style-name="ce2">
            <text:p>14938</text:p>
          </table:table-cell>
          <table:table-cell office:value-type="float" office:value="137581" table:style-name="ce1">
            <text:p>13758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5011.007131821316" table:formula="msoxl:=20*EXP(0.0000480873219367127*B1366)" table:style-name="ce2">
            <text:p>15011</text:p>
          </table:table-cell>
          <table:table-cell office:value-type="float" office:value="137683" table:style-name="ce1">
            <text:p>13768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5083.364880159717" table:formula="msoxl:=20*EXP(0.0000480873219367127*B1367)" table:style-name="ce2">
            <text:p>15083</text:p>
          </table:table-cell>
          <table:table-cell office:value-type="float" office:value="137783" table:style-name="ce1">
            <text:p>13778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5157.529115338162" table:formula="msoxl:=20*EXP(0.0000480873219367127*B1368)" table:style-name="ce2">
            <text:p>15158</text:p>
          </table:table-cell>
          <table:table-cell office:value-type="float" office:value="137885" table:style-name="ce1">
            <text:p>13788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5231.325561500442" table:formula="msoxl:=20*EXP(0.0000480873219367127*B1369)" table:style-name="ce2">
            <text:p>15231</text:p>
          </table:table-cell>
          <table:table-cell office:value-type="float" office:value="137986" table:style-name="ce1">
            <text:p>137986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15304.745313563792" table:formula="msoxl:=20*EXP(0.0000480873219367127*B1370)" table:style-name="ce2">
            <text:p>15305</text:p>
          </table:table-cell>
          <table:table-cell office:value-type="float" office:value="138086" table:style-name="ce1">
            <text:p>138086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5379.998066500517" table:formula="msoxl:=20*EXP(0.0000480873219367127*B1371)" table:style-name="ce2">
            <text:p>15380</text:p>
          </table:table-cell>
          <table:table-cell office:value-type="float" office:value="138188" table:style-name="ce1">
            <text:p>138188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5454.134466528069" table:formula="msoxl:=20*EXP(0.0000480873219367127*B1372)" table:style-name="ce2">
            <text:p>15454</text:p>
          </table:table-cell>
          <table:table-cell office:value-type="float" office:value="138288" table:style-name="ce1">
            <text:p>138288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5529.374975285509" table:formula="msoxl:=20*EXP(0.0000480873219367127*B1373)" table:style-name="ce2">
            <text:p>15529</text:p>
          </table:table-cell>
          <table:table-cell office:value-type="float" office:value="138389" table:style-name="ce1">
            <text:p>138389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5604.981802465412" table:formula="msoxl:=20*EXP(0.0000480873219367127*B1374)" table:style-name="ce2">
            <text:p>15605</text:p>
          </table:table-cell>
          <table:table-cell office:value-type="float" office:value="138490" table:style-name="ce1">
            <text:p>13849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5680.956731537703" table:formula="msoxl:=20*EXP(0.0000480873219367127*B1375)" table:style-name="ce2">
            <text:p>15681</text:p>
          </table:table-cell>
          <table:table-cell office:value-type="float" office:value="138591" table:style-name="ce1">
            <text:p>138591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5756.543846440934" table:formula="msoxl:=20*EXP(0.0000480873219367127*B1376)" table:style-name="ce2">
            <text:p>15757</text:p>
          </table:table-cell>
          <table:table-cell office:value-type="float" office:value="138691" table:style-name="ce1">
            <text:p>13869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5834.018072696892" table:formula="msoxl:=20*EXP(0.0000480873219367127*B1377)" table:style-name="ce2">
            <text:p>15834</text:p>
          </table:table-cell>
          <table:table-cell office:value-type="float" office:value="138793" table:style-name="ce1">
            <text:p>138793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5911.108095308289" table:formula="msoxl:=20*EXP(0.0000480873219367127*B1378)" table:style-name="ce2">
            <text:p>15911</text:p>
          </table:table-cell>
          <table:table-cell office:value-type="float" office:value="138894" table:style-name="ce1">
            <text:p>138894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5988.573440946297" table:formula="msoxl:=20*EXP(0.0000480873219367127*B1379)" table:style-name="ce2">
            <text:p>15989</text:p>
          </table:table-cell>
          <table:table-cell office:value-type="float" office:value="138995" table:style-name="ce1">
            <text:p>138995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6066.415936920956" table:formula="msoxl:=20*EXP(0.0000480873219367127*B1380)" table:style-name="ce2">
            <text:p>16066</text:p>
          </table:table-cell>
          <table:table-cell office:value-type="float" office:value="139096" table:style-name="ce1">
            <text:p>139096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6143.861085727767" table:formula="msoxl:=20*EXP(0.0000480873219367127*B1381)" table:style-name="ce2">
            <text:p>16144</text:p>
          </table:table-cell>
          <table:table-cell office:value-type="float" office:value="139196" table:style-name="ce1">
            <text:p>13919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6223.239733646355" table:formula="msoxl:=20*EXP(0.0000480873219367127*B1382)" table:style-name="ce2">
            <text:p>16223</text:p>
          </table:table-cell>
          <table:table-cell office:value-type="float" office:value="139298" table:style-name="ce1">
            <text:p>139298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6301.440822192406" table:formula="msoxl:=20*EXP(0.0000480873219367127*B1383)" table:style-name="ce2">
            <text:p>16301</text:p>
          </table:table-cell>
          <table:table-cell office:value-type="float" office:value="139398" table:style-name="ce1">
            <text:p>139398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16380.806554618095" table:formula="msoxl:=20*EXP(0.0000480873219367127*B1384)" table:style-name="ce2">
            <text:p>16381</text:p>
          </table:table-cell>
          <table:table-cell office:value-type="float" office:value="139499" table:style-name="ce1">
            <text:p>139499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6460.558689666253" table:formula="msoxl:=20*EXP(0.0000480873219367127*B1385)" table:style-name="ce2">
            <text:p>16461</text:p>
          </table:table-cell>
          <table:table-cell office:value-type="float" office:value="139600" table:style-name="ce1">
            <text:p>13960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6540.699108589401" table:formula="msoxl:=20*EXP(0.0000480873219367127*B1386)" table:style-name="ce2">
            <text:p>16541</text:p>
          </table:table-cell>
          <table:table-cell office:value-type="float" office:value="139701" table:style-name="ce1">
            <text:p>13970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16621.229701799246" table:formula="msoxl:=20*EXP(0.0000480873219367127*B1387)" table:style-name="ce2">
            <text:p>16621</text:p>
          </table:table-cell>
          <table:table-cell office:value-type="float" office:value="139802" table:style-name="ce1">
            <text:p>13980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6702.152368911164" table:formula="msoxl:=20*EXP(0.0000480873219367127*B1388)" table:style-name="ce2">
            <text:p>16702</text:p>
          </table:table-cell>
          <table:table-cell office:value-type="float" office:value="139903" table:style-name="ce1">
            <text:p>139903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6783.469018789114" table:formula="msoxl:=20*EXP(0.0000480873219367127*B1389)" table:style-name="ce2">
            <text:p>16783</text:p>
          </table:table-cell>
          <table:table-cell office:value-type="float" office:value="140004" table:style-name="ce1">
            <text:p>140004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16865.181569590553" table:formula="msoxl:=20*EXP(0.0000480873219367127*B1390)" table:style-name="ce2">
            <text:p>16865</text:p>
          </table:table-cell>
          <table:table-cell office:value-type="float" office:value="140105" table:style-name="ce1">
            <text:p>140105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16947.291948811802" table:formula="msoxl:=20*EXP(0.0000480873219367127*B1391)" table:style-name="ce2">
            <text:p>16947</text:p>
          </table:table-cell>
          <table:table-cell office:value-type="float" office:value="140206" table:style-name="ce1">
            <text:p>140206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17028.983195447083" table:formula="msoxl:=20*EXP(0.0000480873219367127*B1392)" table:style-name="ce2">
            <text:p>17029</text:p>
          </table:table-cell>
          <table:table-cell office:value-type="float" office:value="140306" table:style-name="ce1">
            <text:p>140306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7112.71394946591" table:formula="msoxl:=20*EXP(0.0000480873219367127*B1393)" table:style-name="ce2">
            <text:p>17113</text:p>
          </table:table-cell>
          <table:table-cell office:value-type="float" office:value="140408" table:style-name="ce1">
            <text:p>140408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17195.202581872036" table:formula="msoxl:=20*EXP(0.0000480873219367127*B1394)" table:style-name="ce2">
            <text:p>17195</text:p>
          </table:table-cell>
          <table:table-cell office:value-type="float" office:value="140508" table:style-name="ce1">
            <text:p>140508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7278.919712278122" table:formula="msoxl:=20*EXP(0.0000480873219367127*B1395)" table:style-name="ce2">
            <text:p>17279</text:p>
          </table:table-cell>
          <table:table-cell office:value-type="float" office:value="140609" table:style-name="ce1">
            <text:p>140609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17363.879393049105" table:formula="msoxl:=20*EXP(0.0000480873219367127*B1396)" table:style-name="ce2">
            <text:p>17364</text:p>
          </table:table-cell>
          <table:table-cell office:value-type="float" office:value="140711" table:style-name="ce1">
            <text:p>14071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7447.578721433099" table:formula="msoxl:=20*EXP(0.0000480873219367127*B1397)" table:style-name="ce2">
            <text:p>17448</text:p>
          </table:table-cell>
          <table:table-cell office:value-type="float" office:value="140811" table:style-name="ce1">
            <text:p>14081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17532.524578635872" table:formula="msoxl:=20*EXP(0.0000480873219367127*B1398)" table:style-name="ce2">
            <text:p>17533</text:p>
          </table:table-cell>
          <table:table-cell office:value-type="float" office:value="140912" table:style-name="ce1">
            <text:p>140912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7617.884006040644" table:formula="msoxl:=20*EXP(0.0000480873219367127*B1399)" table:style-name="ce2">
            <text:p>17618</text:p>
          </table:table-cell>
          <table:table-cell office:value-type="float" office:value="141013" table:style-name="ce1">
            <text:p>14101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17703.659017168902" table:formula="msoxl:=20*EXP(0.0000480873219367127*B1400)" table:style-name="ce2">
            <text:p>17704</text:p>
          </table:table-cell>
          <table:table-cell office:value-type="float" office:value="141114" table:style-name="ce1">
            <text:p>14111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17789.851635345294" table:formula="msoxl:=20*EXP(0.0000480873219367127*B1401)" table:style-name="ce2">
            <text:p>17790</text:p>
          </table:table-cell>
          <table:table-cell office:value-type="float" office:value="141215" table:style-name="ce1">
            <text:p>141215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17876.463893745276" table:formula="msoxl:=20*EXP(0.0000480873219367127*B1402)" table:style-name="ce2">
            <text:p>17876</text:p>
          </table:table-cell>
          <table:table-cell office:value-type="float" office:value="141316" table:style-name="ce1">
            <text:p>14131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17962.634039708522" table:formula="msoxl:=20*EXP(0.0000480873219367127*B1403)" table:style-name="ce2">
            <text:p>17963</text:p>
          </table:table-cell>
          <table:table-cell office:value-type="float" office:value="141416" table:style-name="ce1">
            <text:p>14141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18050.95551345987" table:formula="msoxl:=20*EXP(0.0000480873219367127*B1404)" table:style-name="ce2">
            <text:p>18051</text:p>
          </table:table-cell>
          <table:table-cell office:value-type="float" office:value="141518" table:style-name="ce1">
            <text:p>141518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18138.838990812306" table:formula="msoxl:=20*EXP(0.0000480873219367127*B1405)" table:style-name="ce2">
            <text:p>18139</text:p>
          </table:table-cell>
          <table:table-cell office:value-type="float" office:value="141619" table:style-name="ce1">
            <text:p>141619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18226.273866788481" table:formula="msoxl:=20*EXP(0.0000480873219367127*B1406)" table:style-name="ce2">
            <text:p>18226</text:p>
          </table:table-cell>
          <table:table-cell office:value-type="float" office:value="141719" table:style-name="ce1">
            <text:p>14171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18315.891645859847" table:formula="msoxl:=20*EXP(0.0000480873219367127*B1407)" table:style-name="ce2">
            <text:p>18316</text:p>
          </table:table-cell>
          <table:table-cell office:value-type="float" office:value="141821" table:style-name="ce1">
            <text:p>14182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18404.17997099796" table:formula="msoxl:=20*EXP(0.0000480873219367127*B1408)" table:style-name="ce2">
            <text:p>18404</text:p>
          </table:table-cell>
          <table:table-cell office:value-type="float" office:value="141921" table:style-name="ce1">
            <text:p>14192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18493.783168594087" table:formula="msoxl:=20*EXP(0.0000480873219367127*B1409)" table:style-name="ce2">
            <text:p>18494</text:p>
          </table:table-cell>
          <table:table-cell office:value-type="float" office:value="142022" table:style-name="ce1">
            <text:p>142022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18583.822611273252" table:formula="msoxl:=20*EXP(0.0000480873219367127*B1410)" table:style-name="ce2">
            <text:p>18584</text:p>
          </table:table-cell>
          <table:table-cell office:value-type="float" office:value="142123" table:style-name="ce1">
            <text:p>14212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18674.300422952627" table:formula="msoxl:=20*EXP(0.0000480873219367127*B1411)" table:style-name="ce2">
            <text:p>18674</text:p>
          </table:table-cell>
          <table:table-cell office:value-type="float" office:value="142224" table:style-name="ce1">
            <text:p>14222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18765.218737890013" table:formula="msoxl:=20*EXP(0.0000480873219367127*B1412)" table:style-name="ce2">
            <text:p>18765</text:p>
          </table:table-cell>
          <table:table-cell office:value-type="float" office:value="142325" table:style-name="ce1">
            <text:p>14232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18856.579700734066" table:formula="msoxl:=20*EXP(0.0000480873219367127*B1413)" table:style-name="ce2">
            <text:p>18857</text:p>
          </table:table-cell>
          <table:table-cell office:value-type="float" office:value="142426" table:style-name="ce1">
            <text:p>142426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18948.385466575022" table:formula="msoxl:=20*EXP(0.0000480873219367127*B1414)" table:style-name="ce2">
            <text:p>18948</text:p>
          </table:table-cell>
          <table:table-cell office:value-type="float" office:value="142527" table:style-name="ce1">
            <text:p>14252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19040.638200995389" table:formula="msoxl:=20*EXP(0.0000480873219367127*B1415)" table:style-name="ce2">
            <text:p>19041</text:p>
          </table:table-cell>
          <table:table-cell office:value-type="float" office:value="142628" table:style-name="ce1">
            <text:p>142628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19133.340080121161" table:formula="msoxl:=20*EXP(0.0000480873219367127*B1416)" table:style-name="ce2">
            <text:p>19133</text:p>
          </table:table-cell>
          <table:table-cell office:value-type="float" office:value="142729" table:style-name="ce1">
            <text:p>142729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19225.568762329673" table:formula="msoxl:=20*EXP(0.0000480873219367127*B1417)" table:style-name="ce2">
            <text:p>19226</text:p>
          </table:table-cell>
          <table:table-cell office:value-type="float" office:value="142829" table:style-name="ce1">
            <text:p>14282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9320.100030018108" table:formula="msoxl:=20*EXP(0.0000480873219367127*B1418)" table:style-name="ce2">
            <text:p>19320</text:p>
          </table:table-cell>
          <table:table-cell office:value-type="float" office:value="142931" table:style-name="ce1">
            <text:p>14293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19413.228953585225" table:formula="msoxl:=20*EXP(0.0000480873219367127*B1419)" table:style-name="ce2">
            <text:p>19413</text:p>
          </table:table-cell>
          <table:table-cell office:value-type="float" office:value="143031" table:style-name="ce1">
            <text:p>14303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9508.682938098998" table:formula="msoxl:=20*EXP(0.0000480873219367127*B1420)" table:style-name="ce2">
            <text:p>19509</text:p>
          </table:table-cell>
          <table:table-cell office:value-type="float" office:value="143133" table:style-name="ce1">
            <text:p>14313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19602.720890253222" table:formula="msoxl:=20*EXP(0.0000480873219367127*B1421)" table:style-name="ce2">
            <text:p>19603</text:p>
          </table:table-cell>
          <table:table-cell office:value-type="float" office:value="143233" table:style-name="ce1">
            <text:p>14323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9698.159343697997" table:formula="msoxl:=20*EXP(0.0000480873219367127*B1422)" table:style-name="ce2">
            <text:p>19698</text:p>
          </table:table-cell>
          <table:table-cell office:value-type="float" office:value="143334" table:style-name="ce1">
            <text:p>14333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9794.062451944857" table:formula="msoxl:=20*EXP(0.0000480873219367127*B1423)" table:style-name="ce2">
            <text:p>19794</text:p>
          </table:table-cell>
          <table:table-cell office:value-type="float" office:value="143435" table:style-name="ce1">
            <text:p>14343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9890.432477227514" table:formula="msoxl:=20*EXP(0.0000480873219367127*B1424)" table:style-name="ce2">
            <text:p>19890</text:p>
          </table:table-cell>
          <table:table-cell office:value-type="float" office:value="143536" table:style-name="ce1">
            <text:p>14353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9986.310581533951" table:formula="msoxl:=20*EXP(0.0000480873219367127*B1425)" table:style-name="ce2">
            <text:p>19986</text:p>
          </table:table-cell>
          <table:table-cell office:value-type="float" office:value="143636" table:style-name="ce1">
            <text:p>14363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0084.582382958564" table:formula="msoxl:=20*EXP(0.0000480873219367127*B1426)" table:style-name="ce2">
            <text:p>20085</text:p>
          </table:table-cell>
          <table:table-cell office:value-type="float" office:value="143738" table:style-name="ce1">
            <text:p>14373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20181.396350521576" table:formula="msoxl:=20*EXP(0.0000480873219367127*B1427)" table:style-name="ce2">
            <text:p>20181</text:p>
          </table:table-cell>
          <table:table-cell office:value-type="float" office:value="143838" table:style-name="ce1">
            <text:p>14383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20279.652162397528" table:formula="msoxl:=20*EXP(0.0000480873219367127*B1428)" table:style-name="ce2">
            <text:p>20280</text:p>
          </table:table-cell>
          <table:table-cell office:value-type="float" office:value="143939" table:style-name="ce1">
            <text:p>1439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number-rows-repeated="10471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e Earlam</meta:initial-creator>
    <dc:creator>Joe Earlam</dc:creator>
    <meta:creation-date>2019-01-23T20:23:10Z</meta:creation-date>
    <dc:date>2019-01-29T17:11:34Z</dc:date>
    <meta:editing-cycles>2</meta:editing-cycles>
    <meta:editing-duration>PT5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true" chart:maximum="20000" chart:minimum="20" chart:tick-marks-major-inner="false" chart:tick-marks-major-outer="true" chart:tick-marks-minor-inner="false" chart:tick-marks-minor-outer="tru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8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ff0000" svg:stroke-opacity="100%" draw:stroke-linejoin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25in" svg:stroke-color="#00b050" svg:stroke-opacity="100%" draw:stroke-linejoin="round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25in" svg:stroke-color="#00b0f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580.8750393700787pt" svg:width="1084.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grid chart:class="minor" chart:style-name="GMi0"/>
          </chart:axis>
          <chart:axis chart:dimension="y" chart:name="primary-y" chart:style-name="Axs1">
            <chart:grid chart:class="major" chart:style-name="GMa1"/>
          </chart:axis>
          <chart:series chart:label-cell-address="Sheet2.$C$1" chart:values-cell-range-address="Sheet2.$C$2:.$C$1428" chart:class="chart:scatter" chart:attached-axis="primary-y" chart:style-name="G0S0">
            <chart:domain table:cell-range-address="Sheet2.$A$2:.$A$1428"/>
            <chart:data-point chart:repeated="1427"/>
          </chart:series>
          <chart:series chart:label-cell-address="Sheet2.$D$1" chart:values-cell-range-address="Sheet2.$D$2:.$D$1428" chart:class="chart:scatter" chart:attached-axis="primary-y" chart:style-name="G0S1">
            <chart:domain table:cell-range-address="Sheet2.$A$2:.$A$1428"/>
            <chart:data-point chart:repeated="1427"/>
          </chart:series>
          <chart:series chart:label-cell-address="Sheet2.$E$1" chart:values-cell-range-address="Sheet2.$E$2:.$E$1428" chart:class="chart:scatter" chart:attached-axis="primary-y" chart:style-name="G0S2">
            <chart:domain table:cell-range-address="Sheet2.$A$2:.$A$1428"/>
            <chart:data-point chart:repeated="142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regression-type="logarithmic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T000">
      <style:graphic-properties draw:fill="none" draw:stroke="solid" svg:stroke-width="0.01042in" svg:stroke-color="#0000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6.3750393700788pt" svg:width="713.25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2.$H$5:.$H$20" chart:class="chart:scatter" chart:attached-axis="primary-y" chart:style-name="G0S0">
            <chart:domain table:cell-range-address="Sheet2.$G$5:.$G$20"/>
            <chart:regression-curve chart:style-name="T000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